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 svg:font-family="'Andale Sans UI'" style:font-family-generic="system" style:font-pitch="variable"/>
    <style:font-face style:name="Andale Sans UI1" svg:font-family="'Andale Sans UI'" style:font-family-generic="swiss" style:font-pitch="variable"/>
    <style:font-face style:name="Andale Sans UI2" svg:font-family="'Andale Sans UI', 'Arial Unicode MS'" style:font-family-generic="swiss" style:font-pitch="variable"/>
    <style:font-face style:name="Andale Sans UI3" svg:font-family="'Andale Sans UI', 'Arial Unicode MS'" style:font-pitch="variable"/>
    <style:font-face style:name="Andale Sans UI4" svg:font-family="'Andale Sans UI'" style:font-pitch="variable"/>
    <style:font-face style:name="Andale Sans UI5" svg:font-family="'Andale Sans UI'" style:font-pitch="variable" style:font-charset="x-symbol"/>
    <style:font-face style:name="Andale Sans UI6" svg:font-family="'Andale Sans UI'" style:font-family-generic="system" style:font-pitch="variable" style:font-charset="x-symbol"/>
    <style:font-face style:name="Arial" svg:font-family="Arial" style:font-family-generic="swiss" style:font-pitch="variable"/>
    <style:font-face style:name="Arial Black" svg:font-family="'Arial Black'" style:font-adornments="Regular" style:font-family-generic="swiss" style:font-pitch="variable"/>
    <style:font-face style:name="Arial1" svg:font-family="Arial" style:font-family-generic="swiss"/>
    <style:font-face style:name="Arial2" svg:font-family="Arial" style:font-family-generic="roman" style:font-pitch="variable"/>
    <style:font-face style:name="Arial3" svg:font-family="Arial" style:font-pitch="variable"/>
    <style:font-face style:name="Arial4" svg:font-family="Arial" style:font-family-generic="system" style:font-pitch="variable"/>
    <style:font-face style:name="F" svg:font-family="" style:font-family-generic="roman"/>
    <style:font-face style:name="F1" svg:font-family="" style:font-family-generic="swiss"/>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ahoma3" svg:font-family="Tahoma" style:font-family-generic="system" style:font-pitch="variable" style:font-charset="x-symbol"/>
    <style:font-face style:name="Tahoma4" svg:font-family="Tahoma" style:font-pitch="variable" style:font-charset="x-symbol"/>
    <style:font-face style:name="Tahoma5" svg:font-family="Tahoma"/>
    <style:font-face style:name="Tahoma6" svg:font-family="Tahoma" style:font-family-generic="swiss"/>
    <style:font-face style:name="Tahoma7"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arial" svg:font-family="arial, helvetica"/>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draw:auto-grow-height="true" fo:min-height="3.506cm" loext:decorative="false"/>
      <style:paragraph-properties style:writing-mode="lr-tb"/>
    </style:style>
    <style:style style:name="pr2" style:family="presentation" style:parent-style-name="Default-outline1">
      <style:graphic-properties fo:min-height="12.18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title">
      <style:graphic-properties fo:min-height="3.506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outline1">
      <style:graphic-properties fo:min-height="15.193cm" loext:decorative="false"/>
      <style:paragraph-properties style:writing-mode="lr-tb"/>
    </style:style>
    <style:style style:name="pr7" style:family="presentation" style:parent-style-name="Default-outline1">
      <style:graphic-properties fo:min-height="19.887cm" loext:decorative="false"/>
      <style:paragraph-properties style:writing-mode="lr-tb"/>
    </style:style>
    <style:style style:name="pr8" style:family="presentation" style:parent-style-name="Default-outline1">
      <style:graphic-properties fo:min-height="17.803cm" loext:decorative="false"/>
      <style:paragraph-properties style:writing-mode="lr-tb"/>
    </style:style>
    <style:style style:name="pr9" style:family="presentation" style:parent-style-name="Default-outline1">
      <style:graphic-properties fo:min-height="17.693cm" loext:decorative="false"/>
      <style:paragraph-properties style:writing-mode="lr-tb"/>
    </style:style>
    <style:style style:name="pr10" style:family="presentation" style:parent-style-name="Default-outline1">
      <style:graphic-properties fo:min-height="18.373cm" loext:decorative="false"/>
      <style:paragraph-properties style:writing-mode="lr-tb"/>
    </style:style>
    <style:style style:name="pr11" style:family="presentation" style:parent-style-name="Default-outline1">
      <style:graphic-properties fo:min-height="20.761cm" loext:decorative="false"/>
      <style:paragraph-properties style:writing-mode="lr-tb"/>
    </style:style>
    <style:style style:name="pr12" style:family="presentation" style:parent-style-name="Default-outline1">
      <style:graphic-properties fo:min-height="17.722cm" loext:decorative="false"/>
      <style:paragraph-properties style:writing-mode="lr-tb"/>
    </style:style>
    <style:style style:name="pr13" style:family="presentation" style:parent-style-name="Default-outline1">
      <style:graphic-properties fo:min-height="12.504cm" loext:decorative="false"/>
      <style:paragraph-properties style:writing-mode="lr-tb"/>
    </style:style>
    <style:style style:name="pr14" style:family="presentation" style:parent-style-name="Default-outline1">
      <style:graphic-properties fo:min-height="15.427cm" loext:decorative="false"/>
      <style:paragraph-properties style:writing-mode="lr-tb"/>
    </style:style>
    <style:style style:name="pr15" style:family="presentation" style:parent-style-name="Default-outline1">
      <style:graphic-properties fo:min-height="14.997cm" loext:decorative="false"/>
      <style:paragraph-properties style:writing-mode="lr-tb"/>
    </style:style>
    <style:style style:name="pr16" style:family="presentation" style:parent-style-name="Default-outline1">
      <style:graphic-properties fo:min-height="19.873cm" loext:decorative="false"/>
      <style:paragraph-properties style:writing-mode="lr-tb"/>
    </style:style>
    <style:style style:name="pr17" style:family="presentation" style:parent-style-name="Default-outline1">
      <style:graphic-properties fo:min-height="13.661cm" loext:decorative="false"/>
      <style:paragraph-properties style:writing-mode="lr-tb"/>
    </style:style>
    <style:style style:name="pr18" style:family="presentation" style:parent-style-name="Default-outline1" style:list-style-name="L2">
      <style:graphic-properties fo:min-height="17.193cm" loext:decorative="false"/>
      <style:paragraph-properties style:writing-mode="lr-tb"/>
    </style:style>
    <style:style style:name="pr19" style:family="presentation" style:parent-style-name="Default-title">
      <style:graphic-properties fo:min-height="5.209cm" loext:decorative="false"/>
      <style:paragraph-properties style:writing-mode="lr-tb"/>
    </style:style>
    <style:style style:name="pr20" style:family="presentation" style:parent-style-name="Default-outline1">
      <style:graphic-properties fo:min-height="15.693cm" loext:decorative="false"/>
      <style:paragraph-properties style:writing-mode="lr-tb"/>
    </style:style>
    <style:style style:name="pr21" style:family="presentation" style:parent-style-name="Default-outline1">
      <style:graphic-properties fo:min-height="13.927cm" loext:decorative="false"/>
      <style:paragraph-properties style:writing-mode="lr-tb"/>
    </style:style>
    <style:style style:name="pr22" style:family="presentation" style:parent-style-name="Default-outline1">
      <style:graphic-properties fo:min-height="14.366cm" loext:decorative="false"/>
      <style:paragraph-properties style:writing-mode="lr-tb"/>
    </style:style>
    <style:style style:name="pr23" style:family="presentation" style:parent-style-name="Default-outline1">
      <style:graphic-properties fo:min-height="17.466cm" loext:decorative="false"/>
      <style:paragraph-properties style:writing-mode="lr-tb"/>
    </style:style>
    <style:style style:name="pr24" style:family="presentation" style:parent-style-name="Default-outline1">
      <style:graphic-properties fo:min-height="15.432cm" loext:decorative="false"/>
      <style:paragraph-properties style:writing-mode="lr-tb"/>
    </style:style>
    <style:style style:name="pr25" style:family="presentation" style:parent-style-name="Default-outline1">
      <style:graphic-properties fo:min-height="15.232cm" loext:decorative="false"/>
      <style:paragraph-properties style:writing-mode="lr-tb"/>
    </style:style>
    <style:style style:name="pr26" style:family="presentation" style:parent-style-name="Default-outline1">
      <style:graphic-properties fo:min-height="18.971cm" loext:decorative="false"/>
      <style:paragraph-properties style:writing-mode="lr-tb"/>
    </style:style>
    <style:style style:name="pr27" style:family="presentation" style:parent-style-name="Default-outline1">
      <style:graphic-properties fo:min-height="21cm" loext:decorative="false"/>
      <style:paragraph-properties style:writing-mode="lr-tb"/>
    </style:style>
    <style:style style:name="pr28" style:family="presentation" style:parent-style-name="Default-outline1">
      <style:graphic-properties fo:min-height="43.414cm" loext:decorative="false"/>
      <style:paragraph-properties style:writing-mode="lr-tb"/>
    </style:style>
    <style:style style:name="pr29" style:family="presentation" style:parent-style-name="Default-outline1">
      <style:graphic-properties fo:min-height="15.28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margin-top="0cm" fo:margin-bottom="0.5cm"/>
    </style:style>
    <style:style style:name="P4" style:family="paragraph">
      <loext:graphic-properties draw:fill-color="#ffffff"/>
      <style:text-properties fo:font-size="20pt"/>
    </style:style>
    <style:style style:name="P5" style:family="paragraph">
      <style:text-properties fo:color="#2a6099" loext:opacity="100%" fo:font-weight="bold" style:font-weight-asian="bold" style:font-weight-complex="bold"/>
    </style:style>
    <style:style style:name="P6" style:family="paragraph">
      <style:text-properties fo:color="#2a6099" loext:opacity="100%" fo:font-weight="bold" style:font-weight-asian="bold" style:font-weight-complex="bold"/>
    </style:style>
    <style:style style:name="P7" style:family="paragraph">
      <style:paragraph-properties fo:margin-top="0cm" fo:margin-bottom="0.5cm" fo:text-align="center"/>
    </style:style>
    <style:style style:name="P8" style:family="paragraph">
      <style:text-properties style:font-name="Arial" fo:font-size="32pt" fo:font-weight="bold" style:font-size-asian="32pt" style:font-weight-asian="bold" style:font-size-complex="32pt" style:font-weight-complex="bold"/>
    </style:style>
    <style:style style:name="P9" style:family="paragraph">
      <style:text-properties fo:color="#c9211e" loext:opacity="100%" fo:font-weight="bold" style:font-weight-asian="bold" style:font-weight-complex="bold"/>
    </style:style>
    <style:style style:name="P10" style:family="paragraph">
      <style:text-properties fo:color="#c9211e" loext:opacity="100%" fo:font-weight="bold" style:font-weight-asian="bold" style:font-weight-complex="bold"/>
    </style:style>
    <style:style style:name="P11" style:family="paragraph">
      <style:paragraph-properties fo:margin-left="0cm" fo:margin-right="0cm" fo:text-indent="-0.635cm"/>
      <style:text-properties style:font-name="Arial" fo:font-size="32pt" fo:font-weight="bold" style:font-size-asian="32pt" style:font-weight-asian="bold" style:font-size-complex="32pt" style:font-weight-complex="bold"/>
    </style:style>
    <style:style style:name="P12" style:family="paragraph">
      <style:paragraph-properties fo:margin-top="0cm" fo:margin-bottom="0.4cm"/>
    </style:style>
    <style:style style:name="P13" style:family="paragraph">
      <style:paragraph-properties fo:margin-top="0cm" fo:margin-bottom="0.5cm" fo:text-align="center"/>
      <style:text-properties fo:font-weight="bold" style:font-weight-asian="bold" style:font-weight-complex="bold"/>
    </style:style>
    <style:style style:name="P14" style:family="paragraph">
      <style:text-properties fo:font-weight="bold"/>
    </style:style>
    <style:style style:name="P15" style:family="paragraph">
      <style:paragraph-properties fo:margin-top="0cm" fo:margin-bottom="0.374cm" style:text-autospace="none"/>
    </style:style>
    <style:style style:name="P16" style:family="paragraph">
      <style:text-properties fo:color="#c9211e" loext:opacity="100%"/>
    </style:style>
    <style:style style:name="P17" style:family="paragraph">
      <style:text-properties fo:color="#c9211e" loext:opacity="100%" style:font-name="Arial" fo:font-size="32pt" fo:font-weight="bold" style:font-size-asian="32pt" style:font-weight-asian="bold" style:font-size-complex="32pt" style:font-weight-complex="bold"/>
    </style:style>
    <style:style style:name="P18" style:family="paragraph">
      <style:text-properties fo:color="#c9211e" loext:opacity="100%" style:font-name="Arial" fo:font-size="32pt" fo:font-weight="bold" style:font-size-asian="32pt" style:font-weight-asian="bold" style:font-size-complex="32pt" style:font-weight-complex="bold"/>
    </style:style>
    <style:style style:name="P19" style:family="paragraph">
      <style:paragraph-properties fo:margin-top="0cm" fo:margin-bottom="0.5cm"/>
      <style:text-properties fo:font-weight="bold" style:font-weight-asian="bold" style:font-weight-complex="bold"/>
    </style:style>
    <style:style style:name="P20" style:family="paragraph">
      <style:text-properties style:font-name="Arial" fo:font-size="32pt" style:font-size-asian="32pt" style:font-size-complex="32pt"/>
    </style:style>
    <style:style style:name="P21" style:family="paragraph">
      <style:paragraph-properties fo:margin-left="1.27cm" fo:margin-right="0cm" fo:text-indent="-0.635cm"/>
      <style:text-properties fo:color="#c9211e" loext:opacity="100%" style:font-name="Arial" fo:font-size="32pt" fo:font-weight="bold" style:font-size-asian="32pt" style:font-weight-asian="bold" style:font-size-complex="32pt" style:font-weight-complex="bold"/>
    </style:style>
    <style:style style:name="P22" style:family="paragraph">
      <style:paragraph-properties fo:margin-left="1.905cm" fo:margin-right="0cm" fo:text-indent="-0.635cm"/>
      <style:text-properties style:font-name="Arial" fo:font-size="32pt" fo:font-weight="bold" style:font-size-asian="32pt" style:font-weight-asian="bold" style:font-size-complex="32pt" style:font-weight-complex="bold"/>
    </style:style>
    <style:style style:name="P23" style:family="paragraph">
      <style:text-properties fo:color="#c9211e" loext:opacity="100%" fo:font-weight="normal" style:font-weight-asian="normal" style:font-weight-complex="normal"/>
    </style:style>
    <style:style style:name="P24" style:family="paragraph">
      <style:text-properties fo:color="#c9211e" loext:opacity="100%" fo:font-weight="normal" style:font-weight-asian="normal" style:font-weight-complex="normal"/>
    </style:style>
    <style:style style:name="P25" style:family="paragraph">
      <style:paragraph-properties fo:margin-left="0cm" fo:margin-right="0cm" fo:text-indent="0cm"/>
      <style:text-properties style:font-name="Arial" fo:font-size="32pt" fo:font-weight="bold" style:font-size-asian="32pt" style:font-weight-asian="bold" style:font-size-complex="32pt" style:font-weight-complex="bold"/>
    </style:style>
    <style:style style:name="P26" style:family="paragraph">
      <style:paragraph-properties fo:margin-top="0cm" fo:margin-bottom="0.4cm"/>
      <style:text-properties fo:font-weight="bold" style:font-weight-asian="bold" style:font-weight-complex="bold"/>
    </style:style>
    <style:style style:name="P27" style:family="paragraph">
      <style:paragraph-properties fo:margin-top="0cm" fo:margin-bottom="0.374cm" style:text-autospace="none"/>
      <style:text-properties fo:font-weight="bold" style:font-weight-asian="bold" style:font-weight-complex="bold"/>
    </style:style>
    <style:style style:name="P28" style:family="paragraph">
      <style:paragraph-properties style:text-autospace="none"/>
      <style:text-properties fo:font-weight="bold" style:font-weight-asian="bold" style:font-weight-complex="bold"/>
    </style:style>
    <style:style style:name="P29" style:family="paragraph">
      <style:paragraph-properties fo:margin-top="0cm" fo:margin-bottom="0.5cm"/>
      <style:text-properties fo:color="#c9211e" loext:opacity="100%" fo:font-weight="bold" style:font-weight-asian="bold" style:font-weight-complex="bold"/>
    </style:style>
    <style:style style:name="P30" style:family="paragraph">
      <style:text-properties fo:font-weight="normal" style:font-weight-asian="normal" style:font-weight-complex="normal"/>
    </style:style>
    <style:style style:name="P31" style:family="paragraph">
      <style:paragraph-properties fo:margin-top="0cm" fo:margin-bottom="0.3cm"/>
    </style:style>
    <style:style style:name="P32" style:family="paragraph">
      <style:paragraph-properties fo:margin-top="0cm" fo:margin-bottom="0.1cm"/>
    </style:style>
    <style:style style:name="P33" style:family="paragraph">
      <style:paragraph-properties fo:margin-left="1.27cm" fo:margin-right="0cm" fo:text-indent="-0.635cm"/>
      <style:text-properties fo:font-size="32pt" fo:font-weight="bold" style:font-size-asian="32pt" style:font-weight-asian="bold" style:font-size-complex="32pt" style:font-weight-complex="bold"/>
    </style:style>
    <style:style style:name="P34" style:family="paragraph">
      <style:paragraph-properties fo:margin-left="1.27cm" fo:margin-right="0cm" fo:text-indent="-0.635cm"/>
      <style:text-properties style:font-name="Arial" fo:font-size="28pt" fo:font-weight="bold" style:font-size-asian="28pt" style:font-weight-asian="bold" style:font-size-complex="28pt" style:font-weight-complex="bold"/>
    </style:style>
    <style:style style:name="P35" style:family="paragraph">
      <style:text-properties style:font-name="F" fo:font-size="12pt"/>
    </style:style>
    <style:style style:name="P36" style:family="paragraph">
      <style:paragraph-properties fo:margin-left="0cm" fo:margin-right="0cm" fo:text-indent="0cm"/>
      <style:text-properties style:font-name="Arial" fo:font-size="32pt" style:font-size-asian="32pt" style:font-size-complex="32pt"/>
    </style:style>
    <style:style style:name="P37" style:family="paragraph">
      <style:paragraph-properties fo:margin-left="1.905cm" fo:margin-right="0cm" fo:text-indent="-0.635cm"/>
      <style:text-properties style:font-name="Arial" fo:font-size="32pt" style:font-size-asian="32pt" style:font-size-complex="32pt"/>
    </style:style>
    <style:style style:name="P38" style:family="paragraph">
      <style:paragraph-properties fo:margin-left="0cm" fo:margin-right="0cm" fo:margin-top="0cm" fo:margin-bottom="0.374cm" fo:text-indent="-0.635cm" style:text-autospace="none"/>
    </style:style>
    <style:style style:name="P39" style:family="paragraph">
      <style:paragraph-properties fo:margin-left="2.54cm" fo:margin-right="0cm" fo:margin-top="0cm" fo:margin-bottom="0.374cm" fo:text-indent="-0.635cm" style:text-autospace="none"/>
    </style:style>
    <style:style style:name="P40" style:family="paragraph">
      <style:paragraph-properties fo:margin-left="1.905cm" fo:margin-right="0cm" fo:margin-top="0cm" fo:margin-bottom="0.374cm" fo:text-indent="-0.635cm" style:text-autospace="none"/>
    </style:style>
    <style:style style:name="P41" style:family="paragraph">
      <style:paragraph-properties fo:margin-left="0cm" fo:margin-right="0cm" fo:margin-top="0cm" fo:margin-bottom="0.374cm" fo:text-indent="-0.635cm" style:text-autospace="none"/>
      <style:text-properties fo:font-weight="bold" style:font-weight-asian="bold" style:font-weight-complex="bold"/>
    </style:style>
    <style:style style:name="P42" style:family="paragraph">
      <style:paragraph-properties style:text-autospace="none"/>
    </style:style>
    <style:style style:name="P43" style:family="paragraph">
      <style:text-properties fo:color="#c9211e" loext:opacity="100%"/>
    </style:style>
    <style:style style:name="P44" style:family="paragraph">
      <style:paragraph-properties fo:margin-top="0cm" fo:margin-bottom="0.5cm" style:text-autospace="none"/>
    </style:style>
    <style:style style:name="P45" style:family="paragraph">
      <style:paragraph-properties fo:margin-left="1.905cm" fo:margin-right="0cm" fo:text-indent="-0.635cm"/>
    </style:style>
    <style:style style:name="P46" style:family="paragraph">
      <style:paragraph-properties fo:margin-left="0cm" fo:margin-right="0cm" fo:text-indent="0cm"/>
      <style:text-properties fo:color="#000000" loext:opacity="100%" style:font-name="Arial" fo:font-size="32pt" style:font-size-asian="32pt" style:font-size-complex="32pt"/>
    </style:style>
    <style:style style:name="P47" style:family="paragraph">
      <style:paragraph-properties fo:margin-left="2.54cm" fo:margin-right="0cm" fo:text-indent="-0.635cm"/>
      <style:text-properties fo:color="#000000" loext:opacity="100%" style:font-name="F" fo:font-size="12pt"/>
    </style:style>
    <style:style style:name="P48" style:family="paragraph">
      <style:paragraph-properties fo:margin-left="2.54cm" fo:margin-right="0cm" fo:text-indent="-0.635cm"/>
      <style:text-properties fo:color="#000000" loext:opacity="100%" style:font-name="Arial" fo:font-size="32pt" style:font-size-asian="32pt" style:font-size-complex="32pt"/>
    </style:style>
    <style:style style:name="P49" style:family="paragraph">
      <style:paragraph-properties fo:margin-left="0cm" fo:margin-right="0cm" fo:text-indent="0cm"/>
    </style:style>
    <style:style style:name="P50" style:family="paragraph">
      <style:paragraph-properties fo:margin-left="2.54cm" fo:margin-right="0cm" fo:text-indent="0cm"/>
    </style:style>
    <style:style style:name="P51" style:family="paragraph">
      <style:paragraph-properties fo:margin-left="2.54cm" fo:margin-right="0cm" fo:text-indent="-0.635cm"/>
    </style:style>
    <style:style style:name="P52" style:family="paragraph">
      <style:paragraph-properties fo:margin-left="3.175cm" fo:margin-right="0cm" fo:text-indent="-0.635cm"/>
      <style:text-properties style:font-name="Arial" fo:font-size="32pt" style:font-size-asian="32pt" style:font-size-complex="32pt"/>
    </style:style>
    <style:style style:name="P53" style:family="paragraph">
      <style:paragraph-properties fo:margin-left="1.27cm" fo:margin-right="0cm" fo:text-indent="-0.635cm"/>
    </style:style>
    <style:style style:name="P54" style:family="paragraph">
      <style:paragraph-properties fo:margin-left="0cm" fo:margin-right="0cm" fo:text-indent="0cm"/>
      <style:text-properties fo:color="#000000" loext:opacity="100%" style:font-name="Arial" fo:font-size="32pt" fo:font-weight="bold" style:font-size-asian="32pt" style:font-weight-asian="bold" style:font-size-complex="32pt" style:font-weight-complex="bold"/>
    </style:style>
    <style:style style:name="P55" style:family="paragraph">
      <style:paragraph-properties fo:margin-left="1.905cm" fo:margin-right="0cm" fo:text-indent="-0.635cm"/>
      <style:text-properties fo:color="#000000" loext:opacity="100%"/>
    </style:style>
    <style:style style:name="P56" style:family="paragraph">
      <style:paragraph-properties fo:margin-left="0.635cm" fo:margin-right="0cm" fo:text-indent="-0.635cm"/>
      <style:text-properties fo:color="#c9211e" loext:opacity="100%"/>
    </style:style>
    <style:style style:name="P57" style:family="paragraph">
      <style:paragraph-properties fo:margin-left="1.27cm" fo:margin-right="0cm" fo:text-indent="-0.635cm"/>
      <style:text-properties fo:color="#000000" loext:opacity="100%"/>
    </style:style>
    <style:style style:name="P58" style:family="paragraph">
      <style:paragraph-properties fo:margin-left="1.27cm" fo:margin-right="0cm" fo:text-indent="-0.635cm"/>
      <style:text-properties fo:font-weight="bold" style:font-weight-complex="bold"/>
    </style:style>
    <style:style style:name="P59" style:family="paragraph">
      <style:paragraph-properties fo:margin-left="1.905cm" fo:margin-right="0cm" fo:text-indent="-0.635cm"/>
      <style:text-properties fo:color="#000000" loext:opacity="100%" fo:font-weight="bold" style:font-weight-complex="bold"/>
    </style:style>
    <style:style style:name="P60" style:family="paragraph">
      <style:paragraph-properties fo:margin-left="1.905cm" fo:margin-right="0cm" fo:text-indent="-0.635cm"/>
      <style:text-properties fo:color="#000000" loext:opacity="100%" style:font-name="F" fo:font-size="12pt"/>
    </style:style>
    <style:style style:name="P61" style:family="paragraph">
      <style:paragraph-properties fo:margin-left="3.175cm" fo:margin-right="0cm" fo:text-indent="-0.635cm"/>
    </style:style>
    <style:style style:name="P62" style:family="paragraph">
      <style:paragraph-properties fo:margin-left="2.54cm" fo:margin-right="0cm" fo:text-indent="-0.635cm"/>
      <style:text-properties style:font-name="F" fo:font-size="12pt"/>
    </style:style>
    <style:style style:name="P63" style:family="paragraph">
      <style:paragraph-properties fo:margin-left="0.635cm" fo:margin-right="0cm" fo:text-indent="-0.635cm"/>
    </style:style>
    <style:style style:name="P64" style:family="paragraph">
      <style:paragraph-properties fo:margin-left="1.27cm" fo:margin-right="0cm" fo:text-indent="-0.635cm"/>
      <style:text-properties fo:color="#bf0041" loext:opacity="100%"/>
    </style:style>
    <style:style style:name="P65" style:family="paragraph">
      <style:paragraph-properties fo:text-align="center"/>
    </style:style>
    <style:style style:name="P66" style:family="paragraph">
      <style:paragraph-properties fo:margin-left="3.175cm" fo:margin-right="0cm" fo:text-indent="-0.635cm"/>
      <style:text-properties fo:color="#000000" loext:opacity="100%"/>
    </style:style>
    <style:style style:name="P67" style:family="paragraph">
      <style:paragraph-properties fo:margin-left="3.81cm" fo:margin-right="0cm" fo:text-indent="-0.635cm"/>
    </style:style>
    <style:style style:name="P68" style:family="paragraph">
      <style:paragraph-properties fo:margin-left="3.81cm" fo:margin-right="0cm" fo:text-indent="-0.635cm"/>
      <style:text-properties fo:color="#000000" loext:opacity="100%"/>
    </style:style>
    <style:style style:name="P69" style:family="paragraph">
      <style:paragraph-properties fo:margin-left="4.445cm" fo:margin-right="0cm" fo:text-indent="-0.635cm"/>
      <style:text-properties fo:color="#000000" loext:opacity="100%"/>
    </style:style>
    <style:style style:name="T1" style:family="text">
      <style:text-properties fo:font-weight="bold" style:font-weight-asian="bold" style:font-weight-complex="bold"/>
    </style:style>
    <style:style style:name="T2" style:family="text">
      <style:text-properties fo:color="#000000" loext:opacity="100%" fo:font-weight="bold" style:font-weight-asian="bold" style:font-weight-complex="bold"/>
    </style:style>
    <style:style style:name="T3" style:family="text">
      <style:text-properties fo:color="#2a6099" loext:opacity="100%" fo:font-weight="bold" style:font-weight-asian="bold" style:font-weight-complex="bold"/>
    </style:style>
    <style:style style:name="T4" style:family="text">
      <style:text-properties fo:color="#c9211e" loext:opacity="100%" fo:font-weight="bold" style:font-weight-asian="bold" style:font-weight-complex="bold"/>
    </style:style>
    <style:style style:name="T5" style:family="text">
      <style:text-properties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6" style:family="text">
      <style:text-properties fo:color="#2a6099" loext:opacity="100%"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7" style:family="text">
      <style:text-properties fo:color="#c9211e" loext:opacity="100%"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8" style:family="text">
      <style:text-properties fo:color="#000000" loext:opacity="100%"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9" style:family="text">
      <style:text-properties fo:color="#c9211e"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10" style:family="text">
      <style:text-properties fo:color="#800080"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11" style:family="text">
      <style:text-properties fo:color="#00a933"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12" style:family="text">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3" style:family="text">
      <style:text-properties fo:color="#c9211e" loext:opacity="100%"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14"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15" style:family="text">
      <style:text-properties style:use-window-font-color="true" loext:opacity="0%" style:text-outline="false" style:text-line-through-style="none" style:text-line-through-type="none" style:font-name="Arial2"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16" style:family="text">
      <style:text-properties fo:language="zxx" fo:country="none" fo:font-weight="bold" style:language-asian="zxx" style:country-asian="none" style:font-weight-asian="bold" style:language-complex="zxx" style:country-complex="none" style:font-weight-complex="bold"/>
    </style:style>
    <style:style style:name="T17" style:family="text">
      <style:text-properties fo:color="#00a933" loext:opacity="100%" fo:language="zxx" fo:country="none" fo:font-weight="bold" style:language-asian="zxx" style:country-asian="none" style:font-weight-asian="bold" style:language-complex="zxx" style:country-complex="none" style:font-weight-complex="bold"/>
    </style:style>
    <style:style style:name="T18" style:family="text">
      <style:text-properties fo:color="#bf0041" loext:opacity="100%"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19" style:family="text">
      <style:text-properties fo:color="#000000"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color="#800080" loext:opacity="100%" fo:font-weight="bold" style:font-weight-asian="bold" style:font-weight-complex="bold"/>
    </style:style>
    <style:style style:name="T22" style:family="text">
      <style:text-properties fo:color="#2a6099" loext:opacity="100%" fo:language="zxx" fo:country="none" fo:font-weight="bold" style:language-asian="zxx" style:country-asian="none" style:font-weight-asian="bold" style:language-complex="zxx" style:country-complex="none" style:font-weight-complex="bold"/>
    </style:style>
    <style:style style:name="T23" style:family="text">
      <style:text-properties fo:color="#c9211e" loext:opacity="100%" fo:language="zxx" fo:country="none" fo:font-weight="bold" style:language-asian="zxx" style:country-asian="none" style:font-weight-asian="bold" style:language-complex="zxx" style:country-complex="none" style:font-weight-complex="bold"/>
    </style:style>
    <style:style style:name="T24" style:family="text">
      <style:text-properties fo:color="#000000" loext:opacity="100%" fo:language="zxx" fo:country="none" fo:font-weight="bold" style:language-asian="zxx" style:country-asian="none" style:font-weight-asian="bold" style:language-complex="zxx" style:country-complex="none" style:font-weight-complex="bold"/>
    </style:style>
    <style:style style:name="T25" style:family="text">
      <style:text-properties style:text-line-through-style="solid" style:text-line-through-type="single" fo:font-weight="bold" style:font-weight-asian="bold" style:font-weight-complex="bold"/>
    </style:style>
    <style:style style:name="T26" style:family="text">
      <style:text-properties fo:color="#2a6099"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27" style:family="text">
      <style:text-properties fo:color="#c9211e" loext:opacity="100%" style:font-name="Arial" fo:font-size="32pt" fo:font-weight="bold" style:font-size-asian="32pt" style:font-weight-asian="bold" style:font-size-complex="32pt" style:font-weight-complex="bold"/>
    </style:style>
    <style:style style:name="T28" style:family="text">
      <style:text-properties style:font-name="Arial" fo:font-size="32pt" fo:font-weight="bold" style:font-size-asian="32pt" style:font-weight-asian="bold" style:font-size-complex="32pt" style:font-weight-complex="bold"/>
    </style:style>
    <style:style style:name="T29" style:family="text">
      <style:text-properties fo:color="#c9211e" loext:opacity="100%" fo:font-weight="normal" style:font-weight-asian="normal" style:font-weight-complex="normal"/>
    </style:style>
    <style:style style:name="T30" style:family="text">
      <style:text-properties fo:color="#2a6099" loext:opacity="100%" style:font-name="Arial" fo:font-size="32pt" fo:font-weight="bold" style:font-size-asian="32pt" style:font-weight-asian="bold" style:font-size-complex="32pt" style:font-weight-complex="bold"/>
    </style:style>
    <style:style style:name="T31" style:family="text">
      <style:text-properties fo:color="#158466" loext:opacity="100%" style:font-name="Arial" fo:font-size="32pt" fo:font-weight="bold" style:font-size-asian="32pt" style:font-weight-asian="bold" style:font-size-complex="32pt" style:font-weight-complex="bold"/>
    </style:style>
    <style:style style:name="T32" style:family="text">
      <style:text-properties fo:color="#000000" loext:opacity="100%" style:font-name="Arial"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T33" style:family="text">
      <style:text-properties fo:color="#2a6099" loext:opacity="100%" style:font-name="Arial" fo:font-size="32pt" fo:language="zxx" fo:country="none" fo:font-weight="bold" fo:background-color="#ffff00" style:font-size-asian="32pt" style:language-asian="zxx" style:country-asian="none" style:font-weight-asian="bold" style:font-size-complex="32pt" style:language-complex="zxx" style:country-complex="none" style:font-weight-complex="bold"/>
    </style:style>
    <style:style style:name="T34" style:family="text">
      <style:text-properties fo:color="#000000" loext:opacity="100%" fo:language="zxx" fo:country="none" fo:font-style="italic" fo:font-weight="bold" style:language-asian="zxx" style:country-asian="none" style:font-weight-asian="bold" style:language-complex="zxx" style:country-complex="none" style:font-style-complex="italic" style:font-weight-complex="bold"/>
    </style:style>
    <style:style style:name="T35" style:family="text">
      <style:text-properties fo:color="#000000" loext:opacity="100%"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36" style:family="text">
      <style:text-properties fo:color="#000000" loext:opacity="100%"/>
    </style:style>
    <style:style style:name="T37" style:family="text">
      <style:text-properties fo:font-weight="bold" fo:background-color="#ffff00" style:font-weight-asian="bold" style:font-weight-complex="bold"/>
    </style:style>
    <style:style style:name="T38" style:family="text">
      <style:text-properties style:use-window-font-color="true" loext:opacity="0%" style:text-outline="false" style:text-line-through-style="none" style:text-line-through-type="none" style:font-name="Arial2"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2" style:font-size-complex="28pt" style:language-complex="zxx" style:country-complex="none" style:font-style-complex="normal" style:font-weight-complex="bold" style:text-emphasize="none" style:font-relief="none"/>
    </style:style>
    <style:style style:name="T39" style:family="text">
      <style:text-properties fo:font-weight="bold" fo:background-color="#81d41a" style:font-weight-asian="bold" style:font-weight-complex="bold"/>
    </style:style>
    <style:style style:name="T40" style:family="text">
      <style:text-properties fo:color="#2a6099" loext:opacity="100%" fo:font-weight="bold" fo:background-color="#81d41a" style:font-weight-asian="bold" style:font-weight-complex="bold"/>
    </style:style>
    <style:style style:name="T41" style:family="text">
      <style:text-properties style:use-window-font-color="true" loext:opacity="0%" style:text-outline="false" style:text-line-through-style="none" style:text-line-through-type="none" style:font-name="Arial2" fo:font-size="28pt" fo:language="zxx" fo:country="none" fo:font-style="normal" fo:text-shadow="none" style:text-underline-style="none" fo:font-weight="bold" style:letter-kerning="true" fo:background-color="#ffff00" style:font-name-asian="Andale Sans UI" style:font-size-asian="28pt" style:language-asian="zxx" style:country-asian="none" style:font-style-asian="normal" style:font-weight-asian="bold" style:font-name-complex="Tahoma2" style:font-size-complex="28pt" style:language-complex="zxx" style:country-complex="none" style:font-style-complex="normal" style:font-weight-complex="bold" style:text-emphasize="none" style:font-relief="none"/>
    </style:style>
    <style:style style:name="T42" style:family="text">
      <style:text-properties fo:color="#c9211e" loext:opacity="100%" style:text-outline="false" style:text-line-through-style="none" style:text-line-through-type="none" style:font-name="Arial2" fo:font-size="24pt" fo:language="zxx" fo:country="none" fo:font-style="normal" fo:text-shadow="none" style:text-underline-style="none" fo:font-weight="bold" style:letter-kerning="true" style:font-name-asian="Andale Sans UI" style:font-size-asian="24pt" style:language-asian="zxx" style:country-asian="none" style:font-style-asian="normal" style:font-weight-asian="bold" style:font-name-complex="Tahoma2" style:font-size-complex="24pt" style:language-complex="zxx" style:country-complex="none" style:font-style-complex="normal" style:font-weight-complex="bold" style:text-emphasize="none" style:font-relief="none"/>
    </style:style>
    <style:style style:name="T43" style:family="text">
      <style:text-properties fo:color="#c9211e" loext:opacity="100%" fo:font-weight="bold" fo:background-color="#ffff00" style:font-weight-asian="bold" style:font-weight-complex="bold"/>
    </style:style>
    <style:style style:name="T44" style:family="text">
      <style:text-properties fo:color="#c9211e" loext:opacity="100%" style:font-name="Arial" fo:font-size="32pt" fo:language="zxx" fo:country="none" style:text-underline-style="solid" style:text-underline-width="auto" style:text-underline-color="font-color" fo:font-weight="bold" fo:background-color="#ffff00" style:font-size-asian="32pt" style:language-asian="zxx" style:country-asian="none" style:font-weight-asian="bold" style:font-size-complex="32pt" style:language-complex="zxx" style:country-complex="none" style:font-weight-complex="bold"/>
    </style:style>
    <style:style style:name="T45" style:family="text">
      <style:text-properties fo:color="#800080" loext:opacity="100%" style:font-name="Arial"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46" style:family="text">
      <style:text-properties fo:font-weight="bold" fo:background-color="#c9211e" style:font-weight-asian="bold" style:font-weight-complex="bold"/>
    </style:style>
    <style:style style:name="T47" style:family="text">
      <style:text-properties fo:font-weight="normal" style:font-weight-asian="normal" style:font-weight-complex="normal"/>
    </style:style>
    <style:style style:name="T48" style:family="text">
      <style:text-properties fo:color="#c5000b" loext:opacity="100%" style:text-underline-style="none" fo:font-weight="bold" style:font-weight-asian="bold" style:font-weight-complex="bold"/>
    </style:style>
    <style:style style:name="T49" style:family="text">
      <style:text-properties fo:color="#800080" loext:opacity="100%" style:text-underline-style="solid" style:text-underline-width="auto" style:text-underline-color="font-color" fo:font-weight="bold" style:font-weight-asian="bold"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color="#c5000b" loext:opacity="100%" fo:font-weight="bold" style:font-weight-asian="bold" style:font-weight-complex="bold"/>
    </style:style>
    <style:style style:name="T52" style:family="text">
      <style:text-properties fo:color="#c5000b" loext:opacity="100%" style:text-underline-style="solid" style:text-underline-width="auto" style:text-underline-color="font-color" fo:font-weight="bold" style:font-weight-asian="bold" style:font-weight-complex="bold"/>
    </style:style>
    <style:style style:name="T53" style:family="text">
      <style:text-properties fo:color="#000000" loext:opacity="100%" style:text-outline="false" style:text-line-through-style="none" style:text-line-through-type="none" style:font-name="Arial2"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54" style:family="text">
      <style:text-properties fo:color="#800080" loext:opacity="100%" style:text-outline="false" style:text-line-through-style="none" style:text-line-through-type="none" style:font-name="Arial2"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55" style:family="text">
      <style:text-properties fo:color="#c5000b" loext:opacity="100%" style:text-outline="false" style:text-line-through-style="none" style:text-line-through-type="none" style:font-name="Arial2" fo:font-size="32pt" fo:language="zxx" fo:country="none" fo:font-style="normal" fo:text-shadow="none" style:text-underline-style="none" fo:font-weight="bold" style:letter-kerning="true" style:font-name-asian="Andale Sans UI" style:font-size-asian="32pt" style:language-asian="zxx" style:country-asian="none" style:font-style-asian="normal" style:font-weight-asian="bold" style:font-name-complex="Tahoma2" style:font-size-complex="32pt" style:language-complex="zxx" style:country-complex="none" style:font-style-complex="normal" style:font-weight-complex="bold" style:text-emphasize="none" style:font-relief="none"/>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color="#000000" loext:opacity="100%" style:text-underline-style="solid" style:text-underline-width="auto" style:text-underline-color="font-color" fo:font-weight="bold" style:font-weight-asian="bold" style:font-weight-complex="bold"/>
    </style:style>
    <style:style style:name="T58" style:family="text">
      <style:text-properties style:text-underline-style="none" fo:font-weight="bold" style:font-weight-asian="bold" style:font-weight-complex="bold"/>
    </style:style>
    <style:style style:name="T59" style:family="text">
      <style:text-properties fo:color="#c9211e" loext:opacity="100%" style:text-underline-style="solid" style:text-underline-width="auto" style:text-underline-color="font-color" fo:font-weight="bold" style:font-weight-asian="bold" style:font-weight-complex="bold"/>
    </style:style>
    <style:style style:name="T60" style:family="text">
      <style:text-properties fo:color="#158466" loext:opacity="100%" fo:font-weight="bold" style:font-weight-asian="bold" style:font-weight-complex="bold"/>
    </style:style>
    <style:style style:name="T61" style:family="text">
      <style:text-properties fo:color="#158466" loext:opacity="100%" style:text-underline-style="solid" style:text-underline-width="auto" style:text-underline-color="font-color" fo:font-weight="bold" style:font-weight-asian="bold" style:font-weight-complex="bold"/>
    </style:style>
    <style:style style:name="T6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63" style:family="text">
      <style:text-properties style:text-outline="false" style:text-line-through-style="none" style:text-line-through-type="none" style:font-name="Arial2"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2" style:font-size-complex="28pt" style:language-complex="zxx" style:country-complex="none" style:font-style-complex="normal" style:font-weight-complex="bold" style:text-emphasize="none" style:font-relief="none"/>
    </style:style>
    <style:style style:name="T64" style:family="text">
      <style:text-properties fo:color="#2a6099" loext:opacity="100%" style:text-outline="false" style:text-line-through-style="none" style:text-line-through-type="none" style:font-name="Arial2"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2" style:font-size-complex="28pt" style:language-complex="zxx" style:country-complex="none" style:font-style-complex="normal" style:font-weight-complex="bold" style:text-emphasize="none" style:font-relief="none"/>
    </style:style>
    <style:style style:name="T65" style:family="text">
      <style:text-properties fo:color="#000000" loext:opacity="100%" style:text-outline="false" style:text-line-through-style="none" style:text-line-through-type="none" style:font-name="Arial2" fo:font-size="28pt" fo:language="zxx" fo:country="none" fo:font-style="normal" fo:text-shadow="none" style:text-underline-style="none" fo:font-weight="bold" style:letter-kerning="true" style:font-name-asian="Andale Sans UI" style:font-size-asian="28pt" style:language-asian="zxx" style:country-asian="none" style:font-style-asian="normal" style:font-weight-asian="bold" style:font-name-complex="Tahoma2" style:font-size-complex="28pt" style:language-complex="zxx" style:country-complex="none" style:font-style-complex="normal" style:font-weight-complex="bold" style:text-emphasize="none" style:font-relief="none"/>
    </style:style>
    <style:style style:name="T66" style:family="text">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67" style:family="text">
      <style:text-properties fo:color="#c9211e" loext:opacity="100%"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68" style:family="text">
      <style:text-properties fo:color="#468a1a" loext:opacity="100%"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T69" style:family="text">
      <style:text-properties style:font-name="Arial"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70" style:family="text">
      <style:text-properties fo:color="#468a1a" loext:opacity="100%" style:font-name="Arial"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71" style:family="text">
      <style:text-properties fo:color="#c9211e" loext:opacity="100%" style:font-name="Arial"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72" style:family="text">
      <style:text-properties style:font-name="Arial" fo:font-size="32pt" fo:language="zxx" fo:country="none" style:font-size-asian="32pt" style:language-asian="zxx" style:country-asian="none" style:font-size-complex="32pt" style:language-complex="zxx" style:country-complex="none"/>
    </style:style>
    <style:style style:name="T73" style:family="text">
      <style:text-properties style:text-position="super 58%" style:font-name="Arial" fo:font-size="32pt" fo:language="zxx" fo:country="none" style:font-size-asian="32pt" style:language-asian="zxx" style:country-asian="none" style:font-size-complex="32pt" style:language-complex="zxx" style:country-complex="none"/>
    </style:style>
    <style:style style:name="T74" style:family="text">
      <style:text-properties style:font-name="Arial" fo:font-size="32pt" fo:language="zxx" fo:country="none" fo:font-weight="bold" style:font-size-asian="32pt" style:language-asian="zxx" style:country-asian="none" style:font-size-complex="32pt" style:language-complex="zxx" style:country-complex="none" style:font-weight-complex="bold"/>
    </style:style>
    <style:style style:name="T75" style:family="text">
      <style:text-properties fo:color="#2a6099" loext:opacity="100%" style:font-name="Arial" fo:font-size="32pt" fo:language="zxx" fo:country="none" style:font-size-asian="32pt" style:language-asian="zxx" style:country-asian="none" style:font-size-complex="32pt" style:language-complex="zxx" style:country-complex="none"/>
    </style:style>
    <style:style style:name="T76" style:family="text">
      <style:text-properties fo:color="#bf0041" loext:opacity="100%" style:font-name="Arial" fo:font-size="32pt" fo:language="zxx" fo:country="none" style:font-size-asian="32pt" style:language-asian="zxx" style:country-asian="none" style:font-size-complex="32pt" style:language-complex="zxx" style:country-complex="none"/>
    </style:style>
    <style:style style:name="T77" style:family="text">
      <style:text-properties fo:color="#c9211e" loext:opacity="100%" style:font-name="Arial" fo:font-size="32pt" fo:language="zxx" fo:country="none" style:font-size-asian="32pt" style:language-asian="zxx" style:country-asian="none" style:font-size-complex="32pt" style:language-complex="zxx" style:country-complex="none"/>
    </style:style>
    <style:style style:name="T78" style:family="text">
      <style:text-properties fo:color="#c9211e" loext:opacity="100%"/>
    </style:style>
    <style:style style:name="T79" style:family="text">
      <style:text-properties fo:font-weight="bold" fo:background-color="#ff8000" style:font-weight-asian="bold" style:font-weight-complex="bold"/>
    </style:style>
    <style:style style:name="T80" style:family="text">
      <style:text-properties fo:color="#2a6099" loext:opacity="100%" fo:language="zxx" fo:country="none" fo:font-weight="bold" fo:background-color="#ff8000" style:language-asian="zxx" style:country-asian="none" style:font-weight-asian="bold" style:language-complex="zxx" style:country-complex="none" style:font-weight-complex="bold"/>
    </style:style>
    <style:style style:name="T81" style:family="text">
      <style:text-properties fo:language="zxx" fo:country="none" fo:font-weight="bold" style:language-asian="zxx" style:country-asian="none" style:language-complex="zxx" style:country-complex="none" style:font-weight-complex="bold"/>
    </style:style>
    <style:style style:name="T82" style:family="text">
      <style:text-properties fo:language="zxx" fo:country="none" style:language-asian="zxx" style:country-asian="none" style:language-complex="zxx" style:country-complex="none"/>
    </style:style>
    <style:style style:name="T83" style:family="text">
      <style:text-properties fo:color="#2a6099" loext:opacity="100%" fo:language="zxx" fo:country="none" style:language-asian="zxx" style:country-asian="none" style:language-complex="zxx" style:country-complex="none"/>
    </style:style>
    <style:style style:name="T84" style:family="text">
      <style:text-properties fo:color="#2a6099" loext:opacity="100%" fo:language="zxx" fo:country="none" style:text-underline-style="solid" style:text-underline-width="auto" style:text-underline-color="font-color" style:language-asian="zxx" style:country-asian="none" style:language-complex="zxx" style:country-complex="none"/>
    </style:style>
    <style:style style:name="T85" style:family="text">
      <style:text-properties fo:color="#000000" loext:opacity="100%" style:font-name="Arial" fo:font-size="32pt" fo:language="zxx" fo:country="none" style:font-size-asian="32pt" style:language-asian="zxx" style:country-asian="none" style:font-size-complex="32pt" style:language-complex="zxx" style:country-complex="none"/>
    </style:style>
    <style:style style:name="T86" style:family="text">
      <style:text-properties fo:color="#000000" loext:opacity="100%" style:font-name="Arial" fo:font-size="32pt" fo:language="zxx" fo:country="none" fo:font-weight="bold" style:font-size-asian="32pt" style:language-asian="zxx" style:country-asian="none" style:font-size-complex="32pt" style:language-complex="zxx" style:country-complex="none" style:font-weight-complex="bold"/>
    </style:style>
    <style:style style:name="T87" style:family="text">
      <style:text-properties fo:color="#000000" loext:opacity="100%" fo:language="zxx" fo:country="none" fo:font-weight="bold" style:language-asian="zxx" style:country-asian="none" style:language-complex="zxx" style:country-complex="none" style:font-weight-complex="bold"/>
    </style:style>
    <style:style style:name="T88" style:family="text">
      <style:text-properties fo:color="#000000" loext:opacity="100%" fo:language="zxx" fo:country="none" style:language-asian="zxx" style:country-asian="none" style:language-complex="zxx" style:country-complex="none"/>
    </style:style>
    <style:style style:name="T89" style:family="text">
      <style:text-properties fo:color="#c9211e" loext:opacity="100%" fo:language="zxx" fo:country="none" style:language-asian="zxx" style:country-asian="none" style:language-complex="zxx" style:country-complex="none"/>
    </style:style>
    <style:style style:name="T90" style:family="text">
      <style:text-properties fo:color="#800080" loext:opacity="100%" fo:language="zxx" fo:country="none" style:text-underline-style="solid" style:text-underline-width="auto" style:text-underline-color="font-color" style:language-asian="zxx" style:country-asian="none" style:language-complex="zxx" style:country-complex="none"/>
    </style:style>
    <style:style style:name="T91" style:family="text">
      <style:text-properties fo:font-weight="bold" style:font-weight-complex="bold"/>
    </style:style>
    <style:style style:name="T92" style:family="text">
      <style:text-properties fo:color="#2a6099" loext:opacity="100%"/>
    </style:style>
    <style:style style:name="T93" style:family="text">
      <style:text-properties fo:color="#000000" loext:opacity="100%" fo:language="zxx" fo:country="none" style:text-underline-style="solid" style:text-underline-width="auto" style:text-underline-color="font-color" style:language-asian="zxx" style:country-asian="none" style:language-complex="zxx" style:country-complex="none"/>
    </style:style>
    <style:style style:name="T94" style:family="text">
      <style:text-properties fo:color="#00a933" loext:opacity="100%" fo:language="zxx" fo:country="none" style:language-asian="zxx" style:country-asian="none" style:language-complex="zxx" style:country-complex="none"/>
    </style:style>
    <style:style style:name="T95" style:family="text">
      <style:text-properties fo:color="#c9211e" loext:opacity="100%" style:text-underline-style="solid" style:text-underline-width="auto" style:text-underline-color="font-color"/>
    </style:style>
    <style:style style:name="T96" style:family="text">
      <style:text-properties fo:color="#2a6099" loext:opacity="100%" style:text-underline-style="solid" style:text-underline-width="auto" style:text-underline-color="font-color"/>
    </style:style>
    <style:style style:name="T9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98" style:family="text">
      <style:text-properties fo:color="#0a0a0a" loext:opacity="100%" style:font-name="arial" fo:font-size="10.5pt" fo:font-style="italic" style:font-name-asian="arial" style:font-name-complex="arial" style:font-style-complex="italic"/>
    </style:style>
    <style:style style:name="T99" style:family="text">
      <style:text-properties fo:color="#000000" loext:opacity="100%" fo:font-weight="bold" style:font-weight-complex="bold"/>
    </style:style>
    <style:style style:name="T100" style:family="text">
      <style:text-properties fo:color="#800080" loext:opacity="100%" style:text-underline-style="solid" style:text-underline-width="auto" style:text-underline-color="font-color"/>
    </style:style>
    <style:style style:name="T101" style:family="text">
      <style:text-properties fo:color="#c9211e" loext:opacity="100%" fo:font-weight="bold" style:font-weight-complex="bold"/>
    </style:style>
    <style:style style:name="T102" style:family="text">
      <style:text-properties fo:color="#2a6099" loext:opacity="100%" fo:font-weight="bold" style:font-weight-complex="bold"/>
    </style:style>
    <style:style style:name="T103" style:family="text">
      <style:text-properties fo:color="#000000" loext:opacity="100%" style:font-name="F" fo:font-size="12pt" fo:language="zxx" fo:country="none" style:language-asian="zxx" style:country-asian="none" style:language-complex="zxx" style:country-complex="none"/>
    </style:style>
    <style:style style:name="T104" style:family="text">
      <style:text-properties fo:color="#00a933" loext:opacity="100%"/>
    </style:style>
    <style:style style:name="T105" style:family="text">
      <style:text-properties style:text-underline-style="solid" style:text-underline-width="auto" style:text-underline-color="font-color"/>
    </style:style>
    <style:style style:name="T106" style:family="text">
      <style:text-properties fo:color="#2a6099" loext:opacity="100%" fo:language="zxx" fo:country="none" fo:font-weight="bold" style:language-asian="zxx" style:country-asian="none" style:language-complex="zxx" style:country-complex="none" style:font-weight-complex="bold"/>
    </style:style>
    <style:style style:name="T107" style:family="text">
      <style:text-properties fo:color="#c9211e" loext:opacity="100%" fo:language="zxx" fo:country="none" style:text-underline-style="solid" style:text-underline-width="auto" style:text-underline-color="font-color" style:language-asian="zxx" style:country-asian="none" style:language-complex="zxx" style:country-complex="none"/>
    </style:style>
    <style:style style:name="T108" style:family="text">
      <style:text-properties fo:color="#bf0041" loext:opacity="100%" style:font-name="Arial"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T109" style:family="text">
      <style:text-properties fo:color="#bf0041" loext:opacity="100%" style:font-name="Arial" fo:font-size="32pt" fo:language="zxx" fo:country="none" style:text-underline-style="none" fo:font-weight="bold" style:font-size-asian="32pt" style:language-asian="zxx" style:country-asian="none" style:font-weight-asian="bold" style:font-size-complex="32pt" style:language-complex="zxx" style:country-complex="none" style:font-weight-complex="bold"/>
    </style:style>
    <style:style style:name="T110" style:family="text">
      <style:text-properties fo:color="#800080" loext:opacity="100%" style:font-name="Arial" fo:font-size="32pt" fo:language="zxx" fo:country="none" style:font-size-asian="32pt" style:language-asian="zxx" style:country-asian="none" style:font-size-complex="32pt" style:language-complex="zxx" style:country-complex="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draw:frame presentation:style-name="pr1" draw:text-style-name="P1" draw:layer="layout" svg:width="25.199cm" svg:height="3.506cm" svg:x="1.4cm" svg:y="0.837cm" presentation:class="title">
          <draw:text-box>
            <text:p><text:span text:style-name="T1">Eschatology 101 series</text:span></text:p>
          </draw:text-box>
        </draw:frame>
        <draw:frame presentation:style-name="pr2" draw:text-style-name="P1" draw:layer="layout" svg:width="12.297cm" svg:height="12.18cm" svg:x="1.4cm" svg:y="4.914cm" presentation:class="outline">
          <draw:text-box>
            <text:list text:style-name="L2">
              <text:list-item>
                <text:p><text:span text:style-name="T1">Matthew 24</text:span></text:p>
              </text:list-item>
            </text:list>
          </draw:text-box>
        </draw:frame>
        <draw:frame presentation:style-name="pr2" draw:text-style-name="P1" draw:layer="layout" svg:width="12.297cm" svg:height="12.18cm" svg:x="14.313cm" svg:y="4.914cm" presentation:class="outline">
          <draw:text-box>
            <text:list text:style-name="L2">
              <text:list-item>
                <text:p><text:span text:style-name="T1">Future or past?</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Matthew 23 recap - context</text:p>
          </draw:text-box>
        </draw:frame>
        <draw:frame presentation:style-name="pr2" draw:layer="layout" svg:width="25.199cm" svg:height="12.18cm" svg:x="1.4cm" svg:y="4.914cm" presentation:class="outline" presentation:user-transformed="true">
          <draw:text-box>
            <text:list text:style-name="L2">
              <text:list-item>
                <text:p text:style-name="P3"><text:span text:style-name="T2">In Matthew 23, Jesus just got finished confronting the scribes and pharisees</text:span><text:span text:style-name="T3"> </text:span></text:p>
              </text:list-item>
              <text:list-item>
                <text:p text:style-name="P3"><text:span text:style-name="T2">29.</text:span><text:span text:style-name="T3"> “Woe to </text:span><text:span text:style-name="T4">you</text:span><text:span text:style-name="T3">, scribes and Pharisees, hypocrites!... </text:span><text:span text:style-name="T3"><text:line-break/></text:span><text:span text:style-name="T2">34. </text:span><text:span text:style-name="T3">“Therefore, indeed, I send </text:span><text:span text:style-name="T4">you</text:span><text:span text:style-name="T3"> prophets, wise men, and scribes: some of them </text:span><text:span text:style-name="T4">you</text:span><text:span text:style-name="T3"> will kill and crucify, and some of them </text:span><text:span text:style-name="T4">you</text:span><text:span text:style-name="T3"> will scourge in </text:span><text:span text:style-name="T4">your</text:span><text:span text:style-name="T3"> synagogues and persecute from city to city,</text:span></text:p>
              </text:list-item>
            </text:list>
          </draw:text-box>
        </draw:frame>
        <presentation:notes draw:style-name="dp1">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6" draw:layer="layout" svg:width="25.199cm" svg:height="12.18cm" svg:x="1.4cm" svg:y="4.914cm" presentation:class="outline" presentation:user-transformed="true">
          <draw:text-box>
            <text:list text:style-name="L2">
              <text:list-item>
                <text:p text:style-name="P5"><text:span text:style-name="T2">35. </text:span><text:span text:style-name="T3">“that on </text:span><text:span text:style-name="T4">you</text:span><text:span text:style-name="T3"> may come all the righteous blood shed on the earth, from the blood of righteous Abel to the blood of Zechariah, son of Berechiah, whom </text:span><text:span text:style-name="T4">you murdered</text:span><text:span text:style-name="T3"> between the temple and the altar.</text:span><text:span text:style-name="T3"><text:line-break/></text:span><text:span text:style-name="T2">36. </text:span><text:span text:style-name="T3">“Assuredly, I say to </text:span><text:span text:style-name="T4">you</text:span><text:span text:style-name="T3">, all these things will come upon </text:span><text:span text:style-name="T4">this generation</text:span><text:span text:style-name="T3">.</text:span><text:span text:style-name="T3"><text:line-break/></text:span><text:span text:style-name="T2">38.</text:span><text:span text:style-name="T3"> “See! </text:span><text:span text:style-name="T4">Your house</text:span><text:span text:style-name="T3"> is left to you </text:span><text:span text:style-name="T4">desolate</text:span><text:span text:style-name="T3">;</text:span></text:p>
              </text:list-item>
            </text:list>
          </draw:text-box>
        </draw:frame>
        <presentation:notes draw:style-name="dp1">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5.232cm" svg:x="1.4cm" svg:y="4.914cm" presentation:class="outline" presentation:user-transformed="true">
          <draw:text-box>
            <text:list text:style-name="L2">
              <text:list-item>
                <text:p text:style-name="P3"><text:span text:style-name="T2">Matthew 24 seems to start with Jesus' disciples trying to get Jesus to change His mind about destroying the temple. </text:span><text:span text:style-name="T2"><text:line-break/></text:span><text:span text:style-name="T2">They pointed out how beautiful it was.</text:span></text:p>
              </text:list-item>
              <text:list-item>
                <text:p text:style-name="P3"><text:span text:style-name="T2">v1 starts with Jesus </text:span><text:span text:style-name="T4">going away</text:span><text:span text:style-name="T2"> from the temple after saying</text:span></text:p>
                <text:list>
                  <text:list-item>
                    <text:p><text:span text:style-name="T2">It was their (the wicked's) house/temple</text:span></text:p>
                  </text:list-item>
                  <text:list-item>
                    <text:p><text:span text:style-name="T2">Whereas He formerly said it was His Father's house</text:span></text:p>
                  </text:list-item>
                </text:list>
              </text:list-item>
              <text:list-item>
                <text:p><text:span text:style-name="T2">This explains why Jesus disciples point Jesus to the temple.</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 text:style-name="P7"><text:span text:style-name="T2">v1-3 the questions</text:span></text:p>
          </draw:text-box>
        </draw:frame>
        <draw:frame presentation:style-name="pr6" draw:text-style-name="P8" draw:layer="layout" svg:width="27cm" svg:height="15.193cm" svg:x="0.5cm" svg:y="4.914cm" presentation:class="outline" presentation:user-transformed="true">
          <draw:text-box>
            <text:p text:style-name="P8"><text:span text:style-name="T5">1. </text:span><text:span text:style-name="T6">Jesus left the temple and </text:span><text:span text:style-name="T7">was going away</text:span><text:span text:style-name="T6">, when </text:span><text:span text:style-name="T7">his disciples</text:span><text:span text:style-name="T6"> came to point out to him the buildings of the temple.</text:span><text:span text:style-name="T5"><text:line-break/></text:span><text:span text:style-name="T5">2. </text:span><text:span text:style-name="T6">But he answered them, “</text:span><text:span text:style-name="T7">You</text:span><text:span text:style-name="T6"> see all these, do you not? Truly, I say to </text:span><text:span text:style-name="T7">you</text:span><text:span text:style-name="T6">, there will </text:span><text:span text:style-name="T7">not be left here one stone upon another</text:span><text:span text:style-name="T6"> that will not be </text:span><text:span text:style-name="T7">thrown down</text:span><text:span text:style-name="T6">.”</text:span><text:span text:style-name="T6"><text:line-break/></text:span><text:span text:style-name="T8">3.</text:span><text:span text:style-name="T6"> As he sat on the Mount of Olives, the disciples came to him privately, saying, “</text:span><text:span text:style-name="T7">Tell us, when will these things be</text:span><text:span text:style-name="T6">, and </text:span><text:span text:style-name="T7">what will be the sign of your coming</text:span><text:span text:style-name="T6"> and of the </text:span><text:span text:style-name="T7">end of the age</text:span><text:span text:style-name="T6">?"</text:span></text:p>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7"><text:span text:style-name="T2">v1-3 the questions</text:span></text:p>
          </draw:text-box>
        </draw:frame>
        <draw:frame presentation:style-name="pr2" draw:text-style-name="P10" draw:layer="layout" svg:width="25.199cm" svg:height="12.18cm" svg:x="1.4cm" svg:y="4.914cm" presentation:class="outline">
          <draw:text-box>
            <text:list text:style-name="L2">
              <text:list-item>
                <text:p text:style-name="P9"><text:span text:style-name="T4">How many?</text:span></text:p>
              </text:list-item>
            </text:list>
          </draw:text-box>
        </draw:frame>
        <presentation:notes draw:style-name="dp1">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301cm" svg:y="0.494cm" presentation:class="title" presentation:user-transformed="true">
          <draw:text-box>
            <text:p text:style-name="P1"><text:span text:style-name="T1">see synoptic accounts</text:span></text:p>
          </draw:text-box>
        </draw:frame>
        <draw:frame presentation:style-name="pr7" draw:text-style-name="P11" draw:layer="layout" svg:width="27cm" svg:height="19.887cm" svg:x="0.5cm" svg:y="3.5cm" presentation:class="outline" presentation:user-transformed="true">
          <draw:text-box>
            <text:p text:style-name="P11"><text:span text:style-name="T5">Luke 27:7</text:span><text:span text:style-name="T5"><text:line-break/></text:span><text:span text:style-name="T5">7. </text:span><text:span text:style-name="T6">They asked Him questions, saying, “Teacher, </text:span><text:span text:style-name="T9">when therefore will these things happen</text:span><text:span text:style-name="T6">? And </text:span><text:span text:style-name="T10">what will be the [fn]sign when these things are about to take place</text:span><text:span text:style-name="T6">?”</text:span></text:p>
            <text:p text:style-name="P11"><text:span text:style-name="T5">Mark 13:4</text:span><text:span text:style-name="T5"><text:line-break/></text:span><text:span text:style-name="T5">4. </text:span><text:span text:style-name="T6">“Tell us, </text:span><text:span text:style-name="T9">when will these things come about</text:span><text:span text:style-name="T6">, and </text:span><text:span text:style-name="T10">what will be the [fn]sign when all these things are going to be fulfilled</text:span><text:span text:style-name="T6">?”</text:span></text:p>
            <text:p text:style-name="P11"><text:span text:style-name="T5">Matthew 24:3</text:span><text:span text:style-name="T5"><text:line-break/></text:span><text:span text:style-name="T5">3. “Tell us, </text:span><text:span text:style-name="T9">when will these things happen</text:span><text:span text:style-name="T5">, and </text:span><text:span text:style-name="T10">what will be the sign of Your coming</text:span><text:span text:style-name="T5">, </text:span><text:span text:style-name="T11">and of the [fn]end of the age</text:span><text:span text:style-name="T5">?”</text:span></text:p>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 text:style-name="P7"><text:span text:style-name="T2">v1-3 the questions</text:span></text:p>
          </draw:text-box>
        </draw:frame>
        <draw:frame presentation:style-name="pr2" draw:text-style-name="P10" draw:layer="layout" svg:width="25.199cm" svg:height="12.18cm" svg:x="1.4cm" svg:y="4.914cm" presentation:class="outline">
          <draw:text-box>
            <text:list text:style-name="L2">
              <text:list-item>
                <text:p text:style-name="P9"><text:span text:style-name="T2">How many?</text:span></text:p>
                <text:list>
                  <text:list-item>
                    <text:p text:style-name="P1"><text:span text:style-name="T4">2 or 3?</text:span></text:p>
                  </text:list-item>
                </text:list>
              </text:list-item>
            </text:list>
          </draw:text-box>
        </draw:frame>
        <presentation:notes draw:style-name="dp1">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There are at least 2</text:span></text:p>
              </text:list-item>
              <text:list-item>
                <text:p text:style-name="P1"><text:span text:style-name="T1">1.) </text:span><text:span text:style-name="T4">When</text:span><text:span text:style-name="T1"> will the temple destruction </text:span><text:span text:style-name="T4">happen</text:span><text:span text:style-name="T1">?</text:span></text:p>
              </text:list-item>
              <text:list-item>
                <text:p text:style-name="P1"><text:span text:style-name="T1">2) </text:span><text:span text:style-name="T4">What</text:span><text:span text:style-name="T1"> do we look out for(</text:span><text:span text:style-name="T4">sign</text:span><text:span text:style-name="T1">s) so we can avoid being there for the destruction?</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A 3rd question?</text:span></text:p>
          </draw:text-box>
        </draw:frame>
        <draw:frame presentation:style-name="pr2" draw:layer="layout" svg:width="25.199cm" svg:height="12.18cm" svg:x="1.4cm" svg:y="4.914cm" presentation:class="outline">
          <draw:text-box>
            <text:list text:style-name="L2">
              <text:list-item>
                <text:p text:style-name="P3"><text:span text:style-name="T4">The end of the age?</text:span></text:p>
              </text:list-item>
              <text:list-item>
                <text:p text:style-name="P3"><text:span text:style-name="T1">Matthew is known for combing passages </text:span></text:p>
                <text:list>
                  <text:list-item>
                    <text:p><text:span text:style-name="T1">and adding Hebraisms, which are phrases that added clarify primarily to Jewish audiences</text:span></text:p>
                  </text:list-item>
                  <text:list-item>
                    <text:p><text:span text:style-name="T1">so it is not surprising to see something extra in Matthew</text:span></text:p>
                  </text:list-item>
                </text:list>
              </text:list-item>
              <text:list-item>
                <text:p text:style-name="P12"><text:span text:style-name="T1">We will talk more about Hebraisms later</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 text:style-name="P7"><text:span text:style-name="T2">v1-3 the questions</text:span></text:p>
          </draw:text-box>
        </draw:frame>
        <draw:frame presentation:style-name="pr2" draw:text-style-name="P10" draw:layer="layout" svg:width="25.199cm" svg:height="12.18cm" svg:x="1.4cm" svg:y="4.914cm" presentation:class="outline">
          <draw:text-box>
            <text:list text:style-name="L2">
              <text:list-item>
                <text:p text:style-name="P9"><text:span text:style-name="T2">How many?</text:span></text:p>
                <text:list>
                  <text:list-item>
                    <text:p text:style-name="P1"><text:span text:style-name="T2">2 or 3?</text:span></text:p>
                  </text:list-item>
                </text:list>
              </text:list-item>
              <text:list-item>
                <text:p text:style-name="P1"><text:span text:style-name="T4">Context</text:span></text:p>
                <text:list>
                  <text:list-item>
                    <text:p text:style-name="P1"><text:span text:style-name="T4">What did they know?</text:span></text:p>
                  </text:list-item>
                </text:list>
              </text:list-item>
            </text:list>
          </draw:text-box>
        </draw:frame>
        <presentation:notes draw:style-name="dp1">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3.23cm" svg:x="1.4cm" svg:y="4.914cm" presentation:class="outline" presentation:user-transformed="true">
          <draw:text-box>
            <text:list text:style-name="L2">
              <text:list-item>
                <text:p text:style-name="P1"><text:span text:style-name="T1">Matthew says "</text:span><text:span text:style-name="T12">what will be the </text:span><text:span text:style-name="T13">sign of Your coming</text:span><text:span text:style-name="T14">"</text:span></text:p>
              </text:list-item>
              <text:list-item>
                <text:p text:style-name="P1"><text:span text:style-name="T14">Coming here is the</text:span><text:span text:style-name="T14"><text:line-break/></text:span><text:span text:style-name="T14">Greek: parousia</text:span></text:p>
              </text:list-item>
              <text:list-item>
                <text:p text:style-name="P1"><text:span text:style-name="T14">Which was used for the arrival of royal dignitaries, such as an arriving king</text:span></text:p>
              </text:list-item>
              <text:list-item>
                <text:p text:style-name="P1"><text:span text:style-name="T14">They would have naturally expected an earthly kingship of Jesus.</text:span></text:p>
                <text:list>
                  <text:list-item>
                    <text:p><text:span text:style-name="T14">That kind of coming</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3.265cm" svg:x="1.4cm" svg:y="4.914cm" presentation:class="outline" presentation:user-transformed="true">
          <draw:text-box>
            <text:list text:style-name="L2">
              <text:list-item>
                <text:p text:style-name="P3"><text:span text:style-name="T14">Why would they ask about His coming?</text:span></text:p>
                <text:list>
                  <text:list-item>
                    <text:p><text:span text:style-name="T14">We think 2nd coming</text:span></text:p>
                  </text:list-item>
                </text:list>
              </text:list-item>
              <text:list-item>
                <text:p text:style-name="P3"><text:span text:style-name="T14">but the disciples couldn't fathom that Jesus would be leaving</text:span></text:p>
                <text:list>
                  <text:list-item>
                    <text:p><text:span text:style-name="T14">They were expecting Him to ramp things up</text:span></text:p>
                  </text:list-item>
                </text:list>
              </text:list-item>
              <text:list-item>
                <text:p text:style-name="P12"><text:span text:style-name="T14">They were likely thinking Jesus would come in a military conquest against Rome</text:span></text:p>
              </text:list-item>
              <text:list-item>
                <text:p text:style-name="P12"><text:span text:style-name="T14">That's why 1st century Jews accepted Jesus for the Triumphal entry into Jerusalem</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Another thought</text:span></text:p>
          </draw:text-box>
        </draw:frame>
        <draw:frame presentation:style-name="pr2" draw:text-style-name="P1" draw:layer="layout" svg:width="25.199cm" svg:height="13.401cm" svg:x="1.4cm" svg:y="4.914cm" presentation:class="outline" presentation:user-transformed="true">
          <draw:text-box>
            <text:list text:style-name="L2">
              <text:list-item>
                <text:p text:style-name="P1"><text:span text:style-name="T1">Would be why God would ever abandon such great stones that Jesus said would be thrown down</text:span></text:p>
              </text:list-item>
              <text:list-item>
                <text:p text:style-name="P1"><text:span text:style-name="T1">If we think that Jesus is answering their question by telling them when the last day (the eschaton) is</text:span></text:p>
                <text:list>
                  <text:list-item>
                    <text:p><text:span text:style-name="T1">It's possible for Jesus to answer a question no one asked.</text:span></text:p>
                  </text:list-item>
                  <text:list-item>
                    <text:p><text:span text:style-name="T1">As we read, we'll have to decide if that's the cas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 draw:layer="layout" svg:width="25.199cm" svg:height="3.506cm" svg:x="1.4cm" svg:y="0.837cm" presentation:class="title">
          <draw:text-box>
            <text:p text:style-name="P13"><text:span text:style-name="T2">v1-3 the questions</text:span></text:p>
          </draw:text-box>
        </draw:frame>
        <draw:frame presentation:style-name="pr2" draw:text-style-name="P10" draw:layer="layout" svg:width="25.199cm" svg:height="12.18cm" svg:x="1.4cm" svg:y="4.914cm" presentation:class="outline">
          <draw:text-box>
            <text:list text:style-name="L2">
              <text:list-item>
                <text:p text:style-name="P9"><text:span text:style-name="T2">How many?</text:span></text:p>
                <text:list>
                  <text:list-item>
                    <text:p text:style-name="P1"><text:span text:style-name="T2">2 or 3?</text:span></text:p>
                  </text:list-item>
                </text:list>
              </text:list-item>
              <text:list-item>
                <text:p text:style-name="P1"><text:span text:style-name="T2">Context</text:span></text:p>
                <text:list>
                  <text:list-item>
                    <text:p text:style-name="P1"><text:span text:style-name="T2">What did they know?</text:span></text:p>
                  </text:list-item>
                  <text:list-item>
                    <text:p text:style-name="P1"><text:span text:style-name="T4">End of the age or world?</text:span></text:p>
                  </text:list-item>
                </text:list>
              </text:list-item>
            </text:list>
          </draw:text-box>
        </draw:frame>
        <presentation:notes draw:style-name="dp1">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4" draw:layer="layout" svg:width="25.199cm" svg:height="3.506cm" svg:x="1.4cm" svg:y="0.837cm" presentation:class="title" presentation:placeholder="true" presentation:user-transformed="true">
          <draw:text-box/>
        </draw:frame>
        <draw:frame presentation:style-name="pr8" draw:text-style-name="P1" draw:layer="layout" svg:width="27cm" svg:height="17.803cm" svg:x="0.5cm" svg:y="4.5cm" presentation:class="outline" presentation:user-transformed="true">
          <draw:text-box>
            <text:list text:style-name="L2">
              <text:list-item>
                <text:p text:style-name="P1"><text:span text:style-name="T1">Age is Greek: aeon</text:span></text:p>
              </text:list-item>
              <text:list-item>
                <text:p text:style-name="P1"><text:span text:style-name="T1">Can mean</text:span></text:p>
                <text:list>
                  <text:list-item>
                    <text:p text:style-name="P1"><text:span text:style-name="T1">A period of time (an age)</text:span></text:p>
                  </text:list-item>
                  <text:list-item>
                    <text:p text:style-name="P1"><text:span text:style-name="T1">The worlds, universe</text:span></text:p>
                  </text:list-item>
                </text:list>
              </text:list-item>
              <text:list-item>
                <text:p text:style-name="P1"><text:span text:style-name="T1">Jesus disciples expected Jesus to be ramping things up, so end of the world seems unlikely</text:span></text:p>
              </text:list-item>
              <text:list-item>
                <text:p text:style-name="P1"><text:span text:style-name="T1">End of the age could be</text:span></text:p>
                <text:list>
                  <text:list-item>
                    <text:p text:style-name="P1"><text:span text:style-name="T1">End of the Jewish temple age</text:span></text:p>
                    <text:list>
                      <text:list-item>
                        <text:p text:style-name="P1"><text:span text:style-name="T1">Jewish society revolved around the temple</text:span></text:p>
                      </text:list-item>
                    </text:list>
                  </text:list-item>
                  <text:list-item>
                    <text:p text:style-name="P1"><text:span text:style-name="T1">The start of whatever Jesus was bringing about</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4-5</text:span></text:p>
          </draw:text-box>
        </draw:frame>
        <draw:frame presentation:style-name="pr2" draw:text-style-name="P16" draw:layer="layout" svg:width="25.199cm" svg:height="12.18cm" svg:x="1.4cm" svg:y="4.914cm" presentation:class="outline" presentation:user-transformed="true">
          <draw:text-box>
            <text:list text:style-name="L2">
              <text:list-item>
                <text:p text:style-name="P15"><text:span text:style-name="T8">4. </text:span><text:span text:style-name="T6">And Jesus answered and said to them, “</text:span><text:span text:style-name="T7">See to it that no one deceives you</text:span><text:span text:style-name="T6">. </text:span><text:span text:style-name="T6"><text:line-break/></text:span><text:span text:style-name="T8">5. </text:span><text:span text:style-name="T6">For many will come in my name, saying, ‘I am the Christ,’ and they will lead many astray.</text:span></text:p>
              </text:list-item>
            </text:list>
          </draw:text-box>
        </draw:frame>
        <presentation:notes draw:style-name="dp1">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4-5</text:span></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4">Don't let anyone deceive you</text:span></text:p>
              </text:list-item>
            </text:list>
          </draw:text-box>
        </draw:frame>
        <presentation:notes draw:style-name="dp1">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4-5</text:span></text:p>
          </draw:text-box>
        </draw:frame>
        <draw:frame presentation:style-name="pr2" draw:text-style-name="P10" draw:layer="layout" svg:width="25.199cm" svg:height="12.18cm" svg:x="1.4cm" svg:y="4.914cm" presentation:class="outline" presentation:user-transformed="true">
          <draw:text-box>
            <text:list text:style-name="L2">
              <text:list-item>
                <text:p text:style-name="P1"><text:span text:style-name="T1">Jesus was right there with His disciples.</text:span></text:p>
                <text:list>
                  <text:list-item>
                    <text:p text:style-name="P1"><text:span text:style-name="T1">Yet He told them not to believe others who say they are Him</text:span></text:p>
                  </text:list-item>
                  <text:list-item>
                    <text:p text:style-name="P1"><text:span text:style-name="T1">Did anyone try that before the temple destruction that the disciples asked Jesus about?</text:span></text:p>
                  </text:list-item>
                </text:list>
              </text:list-item>
            </text:list>
          </draw:text-box>
        </draw:frame>
        <presentation:notes draw:style-name="dp1">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4-5</text:span></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Don't let anyone deceive you</text:span></text:p>
              </text:list-item>
              <text:list-item>
                <text:p text:style-name="P9"><text:span text:style-name="T4">Examples of deceivers before AD 70</text:span></text:p>
              </text:list-item>
            </text:list>
          </draw:text-box>
        </draw:frame>
        <presentation:notes draw:style-name="dp1">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Just a few – there are a lot more</text:span></text:p>
          </draw:text-box>
        </draw:frame>
        <draw:frame presentation:style-name="pr2" draw:text-style-name="P1" draw:layer="layout" svg:width="25.199cm" svg:height="12.395cm" svg:x="1.4cm" svg:y="4.914cm" presentation:class="outline" presentation:user-transformed="true">
          <draw:text-box>
            <text:list text:style-name="L2">
              <text:list-item>
                <text:p text:style-name="P1"><text:span text:style-name="T15">False Messiahs mentioned in </text:span><text:span text:style-name="T15"><text:line-break/></text:span><text:span text:style-name="T15">Acts 5:36-37 (Theudas, Judas of Galilee)</text:span><text:span text:style-name="T15"><text:line-break/></text:span><text:span text:style-name="T1">Acts 8:9-10 (Simon, the Power of God)</text:span><text:span text:style-name="T1"><text:line-break/></text:span><text:span text:style-name="T1">Acts 20:29-30 (savage wolves)</text:span></text:p>
              </text:list-item>
              <text:list-item>
                <text:p text:style-name="P1"><text:span text:style-name="T1">Emperor Claudius ("the word of God")</text:span></text:p>
              </text:list-item>
              <text:list-item>
                <text:p text:style-name="P1"><text:span text:style-name="T1">Josephus wrote: </text:span><text:span text:style-name="T1"><text:line-break/></text:span><text:span text:style-name="T16">“</text:span><text:span text:style-name="T17">Deceivers and impostors under the pretense of divine inspiration were fostering revolutionary changes</text:span><text:span text:style-name="T16">” (Jos., J.W. 2:13:4)</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6</text:span></text:p>
          </draw:text-box>
        </draw:frame>
        <draw:frame presentation:style-name="pr2" draw:text-style-name="P17" draw:layer="layout" svg:width="25.199cm" svg:height="12.18cm" svg:x="1.4cm" svg:y="4.914cm" presentation:class="outline" presentation:user-transformed="true">
          <draw:text-box>
            <text:p text:style-name="P8"><text:span text:style-name="T5">6. "</text:span><text:span text:style-name="T6">And you will hear of </text:span><text:span text:style-name="T18">wars and rumors of wars</text:span><text:span text:style-name="T6">. See that you are not alarmed, for this must take place, but the </text:span><text:span text:style-name="T7">end is not yet</text:span><text:span text:style-name="T6">.</text:span><text:span text:style-name="T5">"</text:span></text:p>
          </draw:text-box>
        </draw:frame>
        <presentation:notes draw:style-name="dp1">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6</text:span></text:p>
          </draw:text-box>
        </draw:frame>
        <draw:frame presentation:style-name="pr2" draw:text-style-name="P17" draw:layer="layout" svg:width="25.199cm" svg:height="12.18cm" svg:x="1.4cm" svg:y="4.914cm" presentation:class="outline" presentation:user-transformed="true">
          <draw:text-box>
            <text:list text:style-name="L3">
              <text:list-item>
                <text:p text:style-name="P18"><text:span text:style-name="T7">Who?</text:span></text:p>
              </text:list-item>
            </text:list>
          </draw:text-box>
        </draw:frame>
        <presentation:notes draw:style-name="dp1">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Who will hear wars and rumors of wars?</text:span></text:p>
          </draw:text-box>
        </draw:frame>
        <draw:frame presentation:style-name="pr2" draw:text-style-name="P8" draw:layer="layout" svg:width="25.199cm" svg:height="12.891cm" svg:x="1.4cm" svg:y="4.914cm" presentation:class="outline" presentation:user-transformed="true">
          <draw:text-box>
            <text:list text:style-name="L3">
              <text:list-item>
                <text:p text:style-name="P8"><text:span text:style-name="T9">you</text:span><text:span text:style-name="T6"> will hear of wars and rumors of wars</text:span></text:p>
              </text:list-item>
              <text:list-item>
                <text:p text:style-name="P8"><text:span text:style-name="T8">Recall that Jesus is speaking to </text:span><text:span text:style-name="T19">His disciples</text:span></text:p>
                <text:list>
                  <text:list-item>
                    <text:p text:style-name="P8"><text:span text:style-name="T8">None of Jesus' disciples are physically alive on earth today</text:span></text:p>
                  </text:list-item>
                  <text:list-item>
                    <text:p text:style-name="P8"><text:span text:style-name="T8">That should make us ask if this sign is for us today</text:span></text:p>
                    <text:list>
                      <text:list-item>
                        <text:p text:style-name="P8"><text:span text:style-name="T8">Would this "sign" Jesus spoke of be more sensical to His disiples in front of Him, or us today?...</text:span></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6</text:span></text:p>
          </draw:text-box>
        </draw:frame>
        <draw:frame presentation:style-name="pr2" draw:text-style-name="P17" draw:layer="layout" svg:width="25.199cm" svg:height="12.18cm" svg:x="1.4cm" svg:y="4.914cm" presentation:class="outline" presentation:user-transformed="true">
          <draw:text-box>
            <text:list text:style-name="L3">
              <text:list-item>
                <text:p text:style-name="P18"><text:span text:style-name="T8">Who?</text:span></text:p>
              </text:list-item>
              <text:list-item>
                <text:p text:style-name="P18"><text:span text:style-name="T7">Was this a surprise?</text:span></text:p>
              </text:list-item>
            </text:list>
          </draw:text-box>
        </draw:frame>
        <presentation:notes draw:style-name="dp1">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text-style-name="P1" draw:layer="layout" svg:width="25.199cm" svg:height="12.63cm" svg:x="1.4cm" svg:y="4.914cm" presentation:class="outline" presentation:user-transformed="true">
          <draw:text-box>
            <text:list text:style-name="L2">
              <text:list-item>
                <text:p text:style-name="P19"><text:span text:style-name="T1">The sign is </text:span><text:span text:style-name="T20">useless</text:span><text:span text:style-name="T1"> </text:span><text:span text:style-name="T20">today</text:span><text:span text:style-name="T1"> since </text:span><text:span text:style-name="T20">wars</text:span><text:span text:style-name="T1"> happen </text:span><text:span text:style-name="T20">all the time</text:span><text:span text:style-name="T1">, so it couldn't be a reliable sign to us about anything</text:span></text:p>
              </text:list-item>
              <text:list-item>
                <text:p text:style-name="P1"><text:span text:style-name="T1">When Jesus gave this speech, the </text:span><text:span text:style-name="T21">Pax Romana</text:span><text:span text:style-name="T1">, the </text:span><text:span text:style-name="T21">peace of Rome</text:span><text:span text:style-name="T1"> was in place</text:span></text:p>
                <text:list>
                  <text:list-item>
                    <text:p text:style-name="P1"><text:span text:style-name="T20">War</text:span><text:span text:style-name="T1"> was </text:span><text:span text:style-name="T20">unheard of</text:span><text:span text:style-name="T1"> at this time</text:span></text:p>
                  </text:list-item>
                </text:list>
              </text:list-item>
              <text:list-item>
                <text:p text:style-name="P1"><text:span text:style-name="T1">For Jesus to give this as a sign makes it an actual sign for the AD 70 temple destruction for the audience right in front of Him</text:span></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6</text:span></text:p>
          </draw:text-box>
        </draw:frame>
        <draw:frame presentation:style-name="pr2" draw:text-style-name="P17" draw:layer="layout" svg:width="25.199cm" svg:height="12.18cm" svg:x="1.4cm" svg:y="4.914cm" presentation:class="outline" presentation:user-transformed="true">
          <draw:text-box>
            <text:list text:style-name="L3">
              <text:list-item>
                <text:p text:style-name="P18"><text:span text:style-name="T8">Who?</text:span></text:p>
              </text:list-item>
              <text:list-item>
                <text:p text:style-name="P18"><text:span text:style-name="T8">Was this a surprise?</text:span></text:p>
                <text:list>
                  <text:list-item>
                    <text:p text:style-name="P18"><text:span text:style-name="T7">Yes, but it wasn't the ultimate sign</text:span></text:p>
                  </text:list-item>
                </text:list>
              </text:list-item>
            </text:list>
          </draw:text-box>
        </draw:frame>
        <presentation:notes draw:style-name="dp1">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Jesus said what the folks in front of Him would hear</text:span></text:p>
              </text:list-item>
              <text:list-item>
                <text:p text:style-name="P1"><text:span text:style-name="T22">but the </text:span><text:span text:style-name="T23">end is not yet</text:span></text:p>
                <text:list>
                  <text:list-item>
                    <text:p text:style-name="P1"><text:span text:style-name="T24">Just because they heard wars, does not mean it is time for them to flee the city. </text:span></text:p>
                  </text:list-item>
                  <text:list-item>
                    <text:p text:style-name="P1"><text:span text:style-name="T24">It is only one of the things which much take place before they need to leave.</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7-8</text:span></text:p>
          </draw:text-box>
        </draw:frame>
        <draw:frame presentation:style-name="pr2" draw:text-style-name="P17" draw:layer="layout" svg:width="25.199cm" svg:height="12.18cm" svg:x="1.4cm" svg:y="4.914cm" presentation:class="outline" presentation:user-transformed="true">
          <draw:text-box>
            <text:p text:style-name="P20"><text:span text:style-name="T8">7. </text:span><text:span text:style-name="T6">For </text:span><text:span text:style-name="T18">nation will rise against nation</text:span><text:span text:style-name="T6">, and kingdom against kingdom, and there will be </text:span><text:span text:style-name="T18">famines</text:span><text:span text:style-name="T6"> and </text:span><text:span text:style-name="T18">earthquakes in various places</text:span><text:span text:style-name="T6">.</text:span><text:span text:style-name="T6"><text:line-break/></text:span><text:span text:style-name="T8">8.</text:span><text:span text:style-name="T6"> All these are but the beginning of the birth pains.</text:span></text:p>
            <text:p text:style-name="P20"><text:span text:style-name="T6"/></text:p>
          </draw:text-box>
        </draw:frame>
        <presentation:notes draw:style-name="dp1">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4">A sign?</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 text:style-name="P1"><text:span text:style-name="T1">Jesus said war, famines, and earthquakes are not the sign for His disciples to flee Jerusalem</text:span></text:p>
              </text:list-item>
              <text:list-item>
                <text:p text:style-name="P1"><text:span text:style-name="T1">But that </text:span><text:span text:style-name="T20">after</text:span><text:span text:style-name="T1"> they happen, </text:span><text:span text:style-name="T20">the time</text:span><text:span text:style-name="T1"> of the temple destruction is </text:span><text:span text:style-name="T20">getting closer</text:span></text:p>
              </text:list-item>
              <text:list-item>
                <text:p text:style-name="P1"><text:span text:style-name="T1">A </text:span><text:span text:style-name="T20">birthpain</text:span><text:span text:style-name="T1"> analogy meant the </text:span><text:span text:style-name="T20">intensity</text:span><text:span text:style-name="T1"> of the signs would </text:span><text:span text:style-name="T20">increase</text:span><text:span text:style-name="T1"> like a crescendo, not decrease</text:span></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A sign?</text:span></text:p>
                <text:list>
                  <text:list-item>
                    <text:p><text:span text:style-name="T4">No, it's not time to flee Jerusalem yet</text:span></text:p>
                  </text:list-item>
                </text:list>
              </text:list-item>
              <text:list-item>
                <text:p><text:span text:style-name="T4">What famines?</text:span></text:p>
              </text:list-item>
            </text:list>
          </draw:text-box>
        </draw:frame>
        <presentation:notes draw:style-name="dp1">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What famines?</text:span></text:p>
          </draw:text-box>
        </draw:frame>
        <draw:frame presentation:style-name="pr2" draw:text-style-name="P10" draw:layer="layout" svg:width="25.199cm" svg:height="14.461cm" svg:x="1.4cm" svg:y="4.914cm" presentation:class="outline" presentation:user-transformed="true">
          <draw:text-box>
            <text:list text:style-name="L2">
              <text:list-item>
                <text:p text:style-name="P1"><text:span text:style-name="T1">Acts 11:28 – Agabus foretold a great famine in the days of Claudius (AD 50's)</text:span></text:p>
              </text:list-item>
              <text:list-item>
                <text:p text:style-name="P1"><text:span text:style-name="T1">Josephus</text:span></text:p>
                <text:list>
                  <text:list-item>
                    <text:p text:style-name="P1"><text:span text:style-name="T5">(Ant. 20:2:5 §51),(Ant. 20:2:6; 20:4:2; J.W. 6:3:3)</text:span></text:p>
                  </text:list-item>
                  <text:list-item>
                    <text:p text:style-name="P1"><text:span text:style-name="T5">"the great famine", and several other famines</text:span></text:p>
                  </text:list-item>
                </text:list>
              </text:list-item>
              <text:list-item>
                <text:p text:style-name="P1"><text:span text:style-name="T5">Seutonius, Tacitus, Lucius Cassius Dio, Eusebius, and Orosius are other ancient historians who wrote of pre-AD 70 famines</text:span></text:p>
              </text:list-item>
            </text:list>
          </draw:text-box>
        </draw:frame>
        <presentation:notes draw:style-name="dp1">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A sign?</text:span></text:p>
                <text:list>
                  <text:list-item>
                    <text:p><text:span text:style-name="T2">No, it's not time to flee Jerusalem yet</text:span></text:p>
                  </text:list-item>
                </text:list>
              </text:list-item>
              <text:list-item>
                <text:p><text:span text:style-name="T2">What famines?</text:span></text:p>
              </text:list-item>
              <text:list-item>
                <text:p><text:span text:style-name="T4">Nation against nation?</text:span></text:p>
              </text:list-item>
            </text:list>
          </draw:text-box>
        </draw:frame>
        <presentation:notes draw:style-name="dp1">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Some of the wars</text:span></text:p>
          </draw:text-box>
        </draw:frame>
        <draw:frame presentation:style-name="pr9" draw:text-style-name="P1" draw:layer="layout" svg:width="27cm" svg:height="17.693cm" svg:x="0.5cm" svg:y="3.5cm" presentation:class="outline" presentation:user-transformed="true">
          <draw:text-box>
            <text:list text:style-name="L2">
              <text:list-item>
                <text:p text:style-name="P1"><text:span text:style-name="T1">There was a time before AD 70 where Rome went through a turbulent time of </text:span><text:span text:style-name="T21">4 emperors</text:span><text:span text:style-name="T1"> who died violent deaths in the space of 18 months</text:span></text:p>
              </text:list-item>
              <text:list-item>
                <text:p text:style-name="P1"><text:span text:style-name="T1">In Alexandria, there was a</text:span><text:span text:style-name="T2"> Jewish uprising</text:span><text:span text:style-name="T1"> resuling in </text:span><text:span text:style-name="T21">50,000 Jews slain</text:span></text:p>
              </text:list-item>
              <text:list-item>
                <text:p text:style-name="P1"><text:span text:style-name="T1">In Ceserea, </text:span><text:span text:style-name="T21">20,000 Jews</text:span><text:span text:style-name="T1"> were </text:span><text:span text:style-name="T21">slain</text:span><text:span text:style-name="T1"> by the Syrians</text:span></text:p>
              </text:list-item>
              <text:list-item>
                <text:p text:style-name="P1"><text:span text:style-name="T1">Rome enlisted Syria, Arabia, Egypt, and other tributary nations to fight Israel in the Jewish War</text:span></text:p>
              </text:list-item>
              <text:list-item>
                <text:p text:style-name="P1"><text:span text:style-name="T1">Britain, Germany, and Gaul revolted</text:span></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A sign?</text:span></text:p>
                <text:list>
                  <text:list-item>
                    <text:p><text:span text:style-name="T2">No, it's not time to flee Jerusalem yet</text:span></text:p>
                  </text:list-item>
                </text:list>
              </text:list-item>
              <text:list-item>
                <text:p><text:span text:style-name="T2">What famines?</text:span></text:p>
              </text:list-item>
              <text:list-item>
                <text:p><text:span text:style-name="T2">Nation against nation?</text:span></text:p>
              </text:list-item>
              <text:list-item>
                <text:p><text:span text:style-name="T4">Earthquakes?</text:span></text:p>
              </text:list-item>
            </text:list>
          </draw:text-box>
        </draw:frame>
        <presentation:notes draw:style-name="dp1">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0" draw:text-style-name="P1" draw:layer="layout" svg:width="26.099cm" svg:height="18.373cm" svg:x="0.5cm" svg:y="4cm" presentation:class="outline" presentation:user-transformed="true">
          <draw:text-box>
            <text:list text:style-name="L2">
              <text:list-item>
                <text:p text:style-name="P1"><text:span text:style-name="T1">Josephus records one from AD 67</text:span><text:span text:style-name="T1"><text:line-break/></text:span><text:span text:style-name="T1">(J.W. 4:4:5)</text:span></text:p>
              </text:list-item>
              <text:list-item>
                <text:p text:style-name="P1"><text:span text:style-name="T1">Tacitus mentions earthquakes in Crete, Rome, Apamea, Phrygia, Campania, Laodicea(of Revelation fame), and Pompeii during th time before Jerusalmem's destruction.</text:span><text:span text:style-name="T1"><text:line-break/></text:span><text:span text:style-name="T1">Tacitus records severe earthquakes during Caligula's reign in AD 37-41</text:span><text:span text:style-name="T25"><text:line-break/></text:span><text:span text:style-name="T1">and Claudius from AD 41-54.</text:span></text:p>
              </text:list-item>
              <text:list-item>
                <text:p text:style-name="P1"><text:span text:style-name="T1">Seneca is another ancient writer who said others occurred in Asia, Achaia, Syria, and Macdedonia.</text:span></text:p>
              </text:list-item>
            </text:list>
          </draw:text-box>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9-10</text:span></text:p>
          </draw:text-box>
        </draw:frame>
        <draw:frame presentation:style-name="pr2" draw:text-style-name="P8" draw:layer="layout" svg:width="25.199cm" svg:height="12.18cm" svg:x="1.4cm" svg:y="4.914cm" presentation:class="outline">
          <draw:text-box>
            <text:p text:style-name="P8"><text:span text:style-name="T5">9. </text:span><text:span text:style-name="T6">“Then they will deliver </text:span><text:span text:style-name="T9">you</text:span><text:span text:style-name="T6"> up to tribulation and </text:span><text:span text:style-name="T7">put </text:span><text:span text:style-name="T9">you</text:span><text:span text:style-name="T7"> to death</text:span><text:span text:style-name="T6">, and </text:span><text:span text:style-name="T26">you</text:span><text:span text:style-name="T6"> will be hated by all nations for my name’s sake.</text:span><text:span text:style-name="T5"><text:line-break/></text:span><text:span text:style-name="T5">10. </text:span><text:span text:style-name="T6">And then many will fall away and </text:span><text:span text:style-name="T7">betray one another and hate one another</text:span><text:span text:style-name="T6">.</text:span></text:p>
          </draw:text-box>
        </draw:frame>
        <presentation:notes draw:style-name="dp2">
          <draw:page-thumbnail draw:style-name="gr1" draw:layer="layout" svg:width="14.848cm" svg:height="11.136cm" svg:x="3.075cm" svg:y="2.257cm" draw:page-number="38" presentation:class="page"/>
          <draw:frame presentation:style-name="pr5"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8" draw:layer="layout" svg:width="25.199cm" svg:height="15.701cm" svg:x="1.4cm" svg:y="4.914cm" presentation:class="outline" presentation:user-transformed="true">
          <draw:text-box>
            <text:list text:style-name="L2">
              <text:list-item>
                <text:p text:style-name="P8"><text:span text:style-name="T27">Put you to death</text:span></text:p>
                <text:list>
                  <text:list-item>
                    <text:p><text:span text:style-name="T28">3 of the 4 disciples Jesus was talking to were martyred</text:span></text:p>
                  </text:list-item>
                </text:list>
              </text:list-item>
              <text:list-item>
                <text:p text:style-name="P8"><text:span text:style-name="T28">Nearly ever chapter of Acts deals with pre-70 AD persecutions of the Church.</text:span></text:p>
              </text:list-item>
            </text:list>
            <text:p text:style-name="P21"><text:span text:style-name="T28">betray one another and hate one another</text:span></text:p>
            <text:p text:style-name="P22"><text:span text:style-name="T28">Josephus wrote about many inner-warring factions amongst the Jews. You also don't have to go further than the writings of Paul to see betrayals even amongst those named as Christians.</text:span></text:p>
          </draw:text-box>
        </draw:frame>
        <presentation:notes draw:style-name="dp2">
          <draw:page-thumbnail draw:style-name="gr1" draw:layer="layout" svg:width="14.848cm" svg:height="11.136cm" svg:x="3.075cm" svg:y="2.257cm" draw:page-number="39" presentation:class="page"/>
          <draw:frame presentation:style-name="pr5"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11</text:span></text:p>
          </draw:text-box>
        </draw:frame>
        <draw:frame presentation:style-name="pr2" draw:text-style-name="P8" draw:layer="layout" svg:width="25.199cm" svg:height="12.18cm" svg:x="1.4cm" svg:y="4.914cm" presentation:class="outline">
          <draw:text-box>
            <text:p text:style-name="P8"><text:span text:style-name="T5">11. </text:span><text:span text:style-name="T6">And many false prophets will arise and lead many astray.</text:span></text:p>
          </draw:text-box>
        </draw:frame>
        <presentation:notes draw:style-name="dp2">
          <draw:page-thumbnail draw:style-name="gr1" draw:layer="layout" svg:width="14.848cm" svg:height="11.136cm" svg:x="3.075cm" svg:y="2.257cm" draw:page-number="40" presentation:class="page"/>
          <draw:frame presentation:style-name="pr5"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text-style-name="P10" draw:layer="layout" svg:width="25.199cm" svg:height="12.18cm" svg:x="1.4cm" svg:y="4.914cm" presentation:class="outline">
          <draw:text-box>
            <text:list text:style-name="L2">
              <text:list-item>
                <text:p text:style-name="P9"><text:span text:style-name="T4">Any false prophets before AD 70?</text:span></text:p>
              </text:list-item>
            </text:list>
          </draw:text-box>
        </draw:frame>
        <presentation:notes draw:style-name="dp2">
          <draw:page-thumbnail draw:style-name="gr1" draw:layer="layout" svg:width="14.848cm" svg:height="11.136cm" svg:x="3.075cm" svg:y="2.257cm" draw:page-number="41" presentation:class="page"/>
          <draw:frame presentation:style-name="pr5"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4" draw:text-style-name="P24" draw:layer="layout" svg:width="25.199cm" svg:height="3.506cm" svg:x="1.301cm" svg:y="0cm" presentation:class="title" presentation:user-transformed="true">
          <draw:text-box>
            <text:p text:style-name="P23"><text:span text:style-name="T29">False prophets – lead many astray</text:span></text:p>
          </draw:text-box>
        </draw:frame>
        <draw:frame presentation:style-name="pr11" draw:text-style-name="P25" draw:layer="layout" svg:width="27cm" svg:height="20.761cm" svg:x="0.5cm" svg:y="3cm" presentation:class="outline" presentation:user-transformed="true">
          <draw:text-box>
            <text:list text:style-name="L3">
              <text:list-item>
                <text:p text:style-name="P25"><text:span text:style-name="T28">Josephus recorded many of these</text:span></text:p>
              </text:list-item>
              <text:list-item>
                <text:p text:style-name="P25"><text:span text:style-name="T28">John writes of apostasy in the first century: “</text:span><text:span text:style-name="T30">They went out from us, but they were not of us; for if they had been of us, they would have continued with us; but they went out that they might be made manifest, that none of them were of us</text:span><text:span text:style-name="T28">” (1 John 2:19; cp. 2 and 3 John).</text:span></text:p>
              </text:list-item>
            </text:list>
            <text:p text:style-name="P25"><text:span text:style-name="T28">Hebrews writes of apostacy as well: </text:span><text:span text:style-name="T28"><text:line-break/></text:span><text:span text:style-name="T28">(cf. Heb 2:1–4; 6:1–6; 10:26–31).</text:span></text:p>
            <text:p text:style-name="P25"><text:span text:style-name="T28">Tacitus alludes to apostasy during the Neronic persecution: “</text:span><text:span text:style-name="T31">First, Nero had self-acknowledged Christians arrested. Then, on their information, large numbers of others were condemned.</text:span><text:span text:style-name="T28">”</text:span></text:p>
          </draw:text-box>
        </draw:frame>
        <presentation:notes draw:style-name="dp2">
          <draw:page-thumbnail draw:style-name="gr1" draw:layer="layout" svg:width="14.848cm" svg:height="11.136cm" svg:x="3.075cm" svg:y="2.257cm" draw:page-number="42" presentation:class="page"/>
          <draw:frame presentation:style-name="pr5"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12</text:span></text:p>
          </draw:text-box>
        </draw:frame>
        <draw:frame presentation:style-name="pr2" draw:text-style-name="P8" draw:layer="layout" svg:width="25.199cm" svg:height="12.18cm" svg:x="1.4cm" svg:y="4.914cm" presentation:class="outline">
          <draw:text-box>
            <text:p text:style-name="P8"><text:span text:style-name="T5">12. </text:span><text:span text:style-name="T6">And because </text:span><text:span text:style-name="T7">lawlessness will be increased</text:span><text:span text:style-name="T6">, the love of many will grow cold.</text:span></text:p>
          </draw:text-box>
        </draw:frame>
        <presentation:notes draw:style-name="dp2">
          <draw:page-thumbnail draw:style-name="gr1" draw:layer="layout" svg:width="14.848cm" svg:height="11.136cm" svg:x="3.075cm" svg:y="2.257cm" draw:page-number="43" presentation:class="page"/>
          <draw:frame presentation:style-name="pr5"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What lawlessness​?</text:span></text:p>
              </text:list-item>
            </text:list>
          </draw:text-box>
        </draw:frame>
        <presentation:notes draw:style-name="dp2">
          <draw:page-thumbnail draw:style-name="gr1" draw:layer="layout" svg:width="14.848cm" svg:height="11.136cm" svg:x="3.075cm" svg:y="2.257cm" draw:page-number="44" presentation:class="page"/>
          <draw:frame presentation:style-name="pr5"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 text:style-name="P1"><text:span text:style-name="T7">lawlessness will be increased</text:span></text:p>
                <text:list>
                  <text:list-item>
                    <text:p><text:span text:style-name="T1">Leading up to the AD 70 destruction of Jerusalem, there was severe violence amongst the Jews</text:span></text:p>
                  </text:list-item>
                  <text:list-item>
                    <text:p><text:span text:style-name="T1">Josephus recorded how there was blood shed by the inner-warring factions both day and night</text:span></text:p>
                  </text:list-item>
                </text:list>
              </text:list-item>
              <text:list-item>
                <text:p text:style-name="P1"><text:span text:style-name="T7">the love of many will grow cold</text:span></text:p>
                <text:list>
                  <text:list-item>
                    <text:p><text:span text:style-name="T1">When there is crime, people are afraid to help others out</text:span></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13</text:span></text:p>
          </draw:text-box>
        </draw:frame>
        <draw:frame presentation:style-name="pr2" draw:text-style-name="P8" draw:layer="layout" svg:width="25.199cm" svg:height="12.18cm" svg:x="1.4cm" svg:y="4.914cm" presentation:class="outline">
          <draw:text-box>
            <text:p text:style-name="P8"><text:span text:style-name="T5">13. </text:span><text:span text:style-name="T6">But the one who </text:span><text:span text:style-name="T7">endures to the end will be saved</text:span><text:span text:style-name="T6">.</text:span></text:p>
          </draw:text-box>
        </draw:frame>
        <presentation:notes draw:style-name="dp2">
          <draw:page-thumbnail draw:style-name="gr1" draw:layer="layout" svg:width="14.848cm" svg:height="11.136cm" svg:x="3.075cm" svg:y="2.257cm" draw:page-number="46" presentation:class="page"/>
          <draw:frame presentation:style-name="pr5"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The parallel Luke passage</text:span></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Luke 21:12-17</text:span></text:p>
          </draw:text-box>
        </draw:frame>
        <draw:frame presentation:style-name="pr2" draw:text-style-name="P8" draw:layer="layout" svg:width="25.199cm" svg:height="12.18cm" svg:x="1.4cm" svg:y="4.914cm" presentation:class="outline">
          <draw:text-box>
            <text:p text:style-name="P8"><text:span text:style-name="T8">Luke 21:12-17 </text:span><text:span text:style-name="T32">(also speaks of the persecution)</text:span><text:span text:style-name="T8"><text:line-break/></text:span><text:span text:style-name="T8">16. </text:span><text:span text:style-name="T6">"But </text:span><text:span text:style-name="T7">you</text:span><text:span text:style-name="T6"> will be betrayed even by parents and brothers and relatives and friends, and they will </text:span><text:span text:style-name="T7">put</text:span><text:span text:style-name="T6"> [some] of you to </text:span><text:span text:style-name="T7">death</text:span><text:span text:style-name="T6">,</text:span><text:span text:style-name="T8"><text:line-break/></text:span><text:span text:style-name="T8">17. </text:span><text:span text:style-name="T6">and </text:span><text:span text:style-name="T7">you</text:span><text:span text:style-name="T6"> will be </text:span><text:span text:style-name="T7">hated</text:span><text:span text:style-name="T6"> by all because of My name.</text:span><text:span text:style-name="T8"><text:line-break/></text:span><text:span text:style-name="T8">18. </text:span><text:span text:style-name="T6">"</text:span><text:span text:style-name="T33">Yet</text:span><text:span text:style-name="T6"> </text:span><text:span text:style-name="T7">not a hair of your head</text:span><text:span text:style-name="T6"> will perish.</text:span><text:span text:style-name="T8"><text:line-break/></text:span><text:span text:style-name="T8">19. </text:span><text:span text:style-name="T6">"By your </text:span><text:span text:style-name="T7">perseverance</text:span><text:span text:style-name="T6"> you will gain your lives.</text:span></text:p>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Is Jesus speaking gibberish?</text:span><text:span text:style-name="T4"><text:line-break/></text:span><text:span text:style-name="T4">or making a point?</text:span></text:p>
              </text:list-item>
            </text:list>
          </draw:text-box>
        </draw:frame>
        <presentation:notes draw:style-name="dp2">
          <draw:page-thumbnail draw:style-name="gr1" draw:layer="layout" svg:width="14.848cm" svg:height="11.136cm" svg:x="3.075cm" svg:y="2.257cm" draw:page-number="49" presentation:class="page"/>
          <draw:frame presentation:style-name="pr5"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12" draw:text-style-name="P1" draw:layer="layout" svg:width="25.199cm" svg:height="17.722cm" svg:x="1.4cm" svg:y="4cm" presentation:class="outline" presentation:user-transformed="true">
          <draw:text-box>
            <text:list text:style-name="L2">
              <text:list-item>
                <text:p text:style-name="P1"><text:span text:style-name="T1">You will be</text:span></text:p>
                <text:list>
                  <text:list-item>
                    <text:p text:style-name="P1"><text:span text:style-name="T1">Betrayed, killed, hated</text:span></text:p>
                  </text:list-item>
                </text:list>
              </text:list-item>
              <text:list-item>
                <text:p text:style-name="P1"><text:span text:style-name="T1">Yet</text:span></text:p>
                <text:list>
                  <text:list-item>
                    <text:p text:style-name="P1"><text:span text:style-name="T1">Not a hair of your head will perish</text:span></text:p>
                  </text:list-item>
                  <text:list-item>
                    <text:p text:style-name="P1"><text:span text:style-name="T1">By preserving, you gain your lives</text:span></text:p>
                  </text:list-item>
                </text:list>
              </text:list-item>
              <text:list-item>
                <text:p text:style-name="P1"><text:span text:style-name="T1">In John 12:25, Matt 16:25-26, Luke 17:33</text:span></text:p>
                <text:list>
                  <text:list-item>
                    <text:p text:style-name="P1"><text:span text:style-name="T1">Jesus says that whoever saves his life will lose it, but whoever loses his life for His sake shall save it</text:span></text:p>
                  </text:list-item>
                  <text:list-item>
                    <text:p text:style-name="P1"><text:span text:style-name="T1">So even if the worst happens to you, if you are in Christ, it will be as if not a hair of your head was lost</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5"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text-style-name="P1" draw:layer="layout" svg:width="25.199cm" svg:height="12.18cm" svg:x="1.4cm" svg:y="4.914cm" presentation:class="outline">
          <draw:text-box>
            <text:list text:style-name="L2">
              <text:list-item>
                <text:p text:style-name="P1"><text:span text:style-name="T1">Jesus was </text:span><text:span text:style-name="T20">not</text:span><text:span text:style-name="T1"> giving a lesson on dermatolgoy, where going through persecution will guarantee you will never face baldness</text:span></text:p>
                <text:list>
                  <text:list-item>
                    <text:p><text:span text:style-name="T1">You might die, but at least you'll have all your hair?</text:span></text:p>
                  </text:list-item>
                  <text:list-item>
                    <text:p><text:span text:style-name="T1">Hair restoration commercial?</text:span></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5"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The end?</text:span></text:p>
              </text:list-item>
            </text:list>
          </draw:text-box>
        </draw:frame>
        <presentation:notes draw:style-name="dp1">
          <draw:page-thumbnail draw:style-name="gr1" draw:layer="layout" svg:width="14.848cm" svg:height="11.136cm" svg:x="3.075cm" svg:y="2.257cm" draw:page-number="52" presentation:class="page"/>
          <draw:frame presentation:style-name="pr5"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5.002cm" svg:x="1.4cm" svg:y="4.914cm" presentation:class="outline" presentation:user-transformed="true">
          <draw:text-box>
            <text:list text:style-name="L2">
              <text:list-item>
                <text:p text:style-name="P1"><text:span text:style-name="T1">What is "the end" in "</text:span><text:span text:style-name="T3">he who endures to </text:span><text:span text:style-name="T4">the end</text:span><text:span text:style-name="T1">"?</text:span></text:p>
              </text:list-item>
              <text:list-item>
                <text:p text:style-name="P1"><text:span text:style-name="T1">Definitely the end as in martyrdom.</text:span><text:span text:style-name="T1"><text:line-break/></text:span><text:span text:style-name="T1">The end of their physical bodies in this life.</text:span></text:p>
              </text:list-item>
              <text:list-item>
                <text:p text:style-name="P1"><text:span text:style-name="T1">Many of Jesus disciples were martyred </text:span><text:span text:style-name="T20">before</text:span><text:span text:style-name="T1"> the AD 70 fall of Jerusalem.</text:span></text:p>
                <text:list>
                  <text:list-item>
                    <text:p text:style-name="P1"><text:span text:style-name="T1">We could believe "</text:span><text:span text:style-name="T4">the end</text:span><text:span text:style-name="T1">" means when Jesus comes back, but there is nothing in the text so far which necessitates that is what it means here.</text:span></text:p>
                  </text:list-item>
                  <text:list-item>
                    <text:p text:style-name="P1"><text:span text:style-name="T1">Maybe something else will change that...</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5"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14</text:span></text:p>
          </draw:text-box>
        </draw:frame>
        <draw:frame presentation:style-name="pr2" draw:text-style-name="P8" draw:layer="layout" svg:width="25.199cm" svg:height="12.18cm" svg:x="1.4cm" svg:y="4.914cm" presentation:class="outline">
          <draw:text-box>
            <text:p text:style-name="P8"><text:span text:style-name="T5">14. </text:span><text:span text:style-name="T6">And this </text:span><text:span text:style-name="T7">gospel</text:span><text:span text:style-name="T6"> of the </text:span><text:span text:style-name="T7">kingdom</text:span><text:span text:style-name="T6"> will be </text:span><text:span text:style-name="T7">proclaimed</text:span><text:span text:style-name="T6"> throughout the </text:span><text:span text:style-name="T7">whole </text:span><text:span text:style-name="T9">world</text:span><text:span text:style-name="T6"> as a testimony to all nations, and </text:span><text:span text:style-name="T7">then</text:span><text:span text:style-name="T6"> the </text:span><text:span text:style-name="T7">end</text:span><text:span text:style-name="T6"> will </text:span><text:span text:style-name="T7">come</text:span><text:span text:style-name="T6">.</text:span></text:p>
          </draw:text-box>
        </draw:frame>
        <presentation:notes draw:style-name="dp2">
          <draw:page-thumbnail draw:style-name="gr1" draw:layer="layout" svg:width="14.848cm" svg:height="11.136cm" svg:x="3.075cm" svg:y="2.257cm" draw:page-number="54" presentation:class="page"/>
          <draw:frame presentation:style-name="pr5"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Gospel of the kingdom</text:span></text:p>
              </text:list-item>
            </text:list>
          </draw:text-box>
        </draw:frame>
        <presentation:notes draw:style-name="dp2">
          <draw:page-thumbnail draw:style-name="gr1" draw:layer="layout" svg:width="14.848cm" svg:height="11.136cm" svg:x="3.075cm" svg:y="2.257cm" draw:page-number="55" presentation:class="page"/>
          <draw:frame presentation:style-name="pr5"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4.371cm" svg:x="1.301cm" svg:y="4.82cm" presentation:class="outline" presentation:user-transformed="true">
          <draw:text-box>
            <text:list text:style-name="L2">
              <text:list-item>
                <text:p text:style-name="P1"><text:span text:style-name="T1">What does a </text:span><text:span text:style-name="T4">kingdom</text:span><text:span text:style-name="T1"> have?</text:span></text:p>
                <text:list>
                  <text:list-item>
                    <text:p text:style-name="P1"><text:span text:style-name="T1">A king and his subjects</text:span></text:p>
                  </text:list-item>
                </text:list>
              </text:list-item>
              <text:list-item>
                <text:p text:style-name="P1"><text:span text:style-name="T1">Is Jesus a king?</text:span></text:p>
                <text:list>
                  <text:list-item>
                    <text:p text:style-name="P1"><text:span text:style-name="T1">Jesus told Pilate He was in John 18:36-37</text:span></text:p>
                  </text:list-item>
                </text:list>
              </text:list-item>
              <text:list-item>
                <text:p text:style-name="P1"><text:span text:style-name="T1">Who are His subjects?</text:span></text:p>
                <text:list>
                  <text:list-item>
                    <text:p text:style-name="P1"><text:span text:style-name="T24">Colossians 1:13 </text:span><text:span text:style-name="T34">(NKJV)</text:span><text:span text:style-name="T24"><text:line-break/></text:span><text:span text:style-name="T24">13. </text:span><text:span text:style-name="T22">He has delivered us from the power of darkness and </text:span><text:span text:style-name="T23">conveyed us</text:span><text:span text:style-name="T22"> </text:span><text:span text:style-name="T23">into the kingdom</text:span><text:span text:style-name="T22"> of the Son of His love,</text:span></text:p>
                  </text:list-item>
                </text:list>
              </text:list-item>
              <text:list-item>
                <text:p><text:span text:style-name="T35">See the kingdom series for futher study...</text:span></text:p>
              </text:list-item>
            </text:list>
          </draw:text-box>
        </draw:frame>
        <presentation:notes draw:style-name="dp2">
          <draw:page-thumbnail draw:style-name="gr1" draw:layer="layout" svg:width="14.848cm" svg:height="11.136cm" svg:x="3.075cm" svg:y="2.257cm" draw:page-number="56" presentation:class="page"/>
          <draw:frame presentation:style-name="pr5"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Gospel of the kingdom</text:span></text:p>
              </text:list-item>
              <text:list-item>
                <text:p text:style-name="P9">Proclaimed throughout the whole world?</text:p>
                <text:list>
                  <text:list-item>
                    <text:p><text:span text:style-name="T4">Option 1 – 21st century definition – whole planet</text:span></text:p>
                  </text:list-item>
                </text:list>
              </text:list-item>
            </text:list>
          </draw:text-box>
        </draw:frame>
        <presentation:notes draw:style-name="dp1">
          <draw:page-thumbnail draw:style-name="gr1" draw:layer="layout" svg:width="14.848cm" svg:height="11.136cm" svg:x="3.075cm" svg:y="2.257cm" draw:page-number="57" presentation:class="page"/>
          <draw:frame presentation:style-name="pr5"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Was the gospel of the kingdom...</text:span></text:p>
              </text:list-item>
              <text:list-item>
                <text:p text:style-name="P1"><text:span text:style-name="T1">Spread to the native Americans in North America and the Aborigenes in Australia by AD 70?</text:span></text:p>
                <text:list>
                  <text:list-item>
                    <text:p text:style-name="P1"><text:span text:style-name="T1">That is a clear no</text:span></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5"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Gospel of the kingdom</text:span></text:p>
              </text:list-item>
              <text:list-item>
                <text:p text:style-name="P9"><text:span text:style-name="T36">Proclaimed throughout the whole world?</text:span></text:p>
                <text:list>
                  <text:list-item>
                    <text:p><text:span text:style-name="T2">Option 1 – 21st century definition – whole planet</text:span></text:p>
                  </text:list-item>
                  <text:list-item>
                    <text:p><text:span text:style-name="T4">The word-concept fallacy</text:span></text:p>
                  </text:list-item>
                </text:list>
              </text:list-item>
            </text:list>
          </draw:text-box>
        </draw:frame>
        <presentation:notes draw:style-name="dp1">
          <draw:page-thumbnail draw:style-name="gr1" draw:layer="layout" svg:width="14.848cm" svg:height="11.136cm" svg:x="3.075cm" svg:y="2.257cm" draw:page-number="59" presentation:class="page"/>
          <draw:frame presentation:style-name="pr5"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The word-concept fallacy</text:span></text:p>
          </draw:text-box>
        </draw:frame>
        <draw:frame presentation:style-name="pr2" draw:text-style-name="P1" draw:layer="layout" svg:width="25.199cm" svg:height="12.18cm" svg:x="1.4cm" svg:y="4.914cm" presentation:class="outline">
          <draw:text-box>
            <text:list text:style-name="L2">
              <text:list-item>
                <text:p text:style-name="P1"><text:span text:style-name="T1">Happens when we believe a word can only have one meaning and never another</text:span></text:p>
                <text:list>
                  <text:list-item>
                    <text:p><text:span text:style-name="T1">ie.) </text:span><text:span text:style-name="T4">gay</text:span><text:span text:style-name="T1">, the KJV word for </text:span><text:span text:style-name="T4">donkey</text:span><text:span text:style-name="T1">, "do not </text:span><text:span text:style-name="T4">suffer</text:span><text:span text:style-name="T1"> the little children"</text:span></text:p>
                  </text:list-item>
                </text:list>
              </text:list-item>
              <text:list-item>
                <text:p><text:span text:style-name="T1">What is the only way to know how a word was used in a certain time period?</text:span></text:p>
                <text:list>
                  <text:list-item>
                    <text:p><text:span text:style-name="T1">See how people in that time period used it.</text:span></text:p>
                  </text:list-item>
                  <text:list-item>
                    <text:p><text:span text:style-name="T1">Do we have examples?...</text:spa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5"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Gospel of the kingdom</text:span></text:p>
              </text:list-item>
              <text:list-item>
                <text:p text:style-name="P9"><text:span text:style-name="T36">Proclaimed throughout the whole world?</text:span></text:p>
                <text:list>
                  <text:list-item>
                    <text:p><text:span text:style-name="T2">Option 1 – 21st century definition – whole planet</text:span></text:p>
                  </text:list-item>
                  <text:list-item>
                    <text:p><text:span text:style-name="T2">The word-concept fallacy</text:span></text:p>
                  </text:list-item>
                  <text:list-item>
                    <text:p><text:span text:style-name="T4">Option 2 – the Roman Empire</text:span></text:p>
                    <text:list>
                      <text:list-item>
                        <text:p><text:span text:style-name="T4">How is "world" used in Matthew?</text:span></text:p>
                      </text:list-item>
                    </text:list>
                  </text:list-item>
                </text:list>
              </text:list-item>
            </text:list>
          </draw:text-box>
        </draw:frame>
        <presentation:notes draw:style-name="dp1">
          <draw:page-thumbnail draw:style-name="gr1" draw:layer="layout" svg:width="14.848cm" svg:height="11.136cm" svg:x="3.075cm" svg:y="2.257cm" draw:page-number="61" presentation:class="page"/>
          <draw:frame presentation:style-name="pr5"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Can it exegetically be shown...</text:span></text:p>
          </draw:text-box>
        </draw:frame>
        <draw:frame presentation:style-name="pr2" draw:text-style-name="P1" draw:layer="layout" svg:width="25.199cm" svg:height="12.18cm" svg:x="1.4cm" svg:y="4.914cm" presentation:class="outline">
          <draw:text-box>
            <text:list text:style-name="L2">
              <text:list-item>
                <text:p text:style-name="P1"><text:span text:style-name="T1">That the whole world is the Roman Empire in Matthew 24?</text:span></text:p>
              </text:list-item>
              <text:list-item>
                <text:p text:style-name="P1"><text:span text:style-name="T1">v14's "world" is Greek: </text:span><text:span text:style-name="T37">oikoumenē</text:span></text:p>
              </text:list-item>
              <text:list-item>
                <text:p text:style-name="P1"><text:span text:style-name="T1">Anywhere else we see "world" in our English translation of Matthew...</text:span></text:p>
                <text:list>
                  <text:list-item>
                    <text:p><text:span text:style-name="T38">Do we see </text:span><text:span text:style-name="T37">oikoumenē</text:span><text:span text:style-name="T1">?</text:span></text:p>
                  </text:list-item>
                  <text:list-item>
                    <text:p><text:span text:style-name="T1">No.</text:span></text:p>
                  </text:list-item>
                  <text:list-item>
                    <text:p><text:span text:style-name="T1">Then what other Greek word was used?</text:span></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5"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4.231cm" svg:x="1.301cm" svg:y="5cm" presentation:class="outline" presentation:user-transformed="true">
          <draw:text-box>
            <text:list text:style-name="L2">
              <text:list-item>
                <text:p text:style-name="P1"><text:span text:style-name="T1">Greek: </text:span><text:span text:style-name="T39">kosmos</text:span></text:p>
                <text:list>
                  <text:list-item>
                    <text:p text:style-name="P1"><text:span text:style-name="T1">Which can mean the entire Earth, or the universe</text:span></text:p>
                  </text:list-item>
                </text:list>
              </text:list-item>
              <text:list-item>
                <text:p text:style-name="P1"><text:span text:style-name="T1">Matt 4:8</text:span><text:span text:style-name="T1"><text:line-break/></text:span><text:span text:style-name="T1">Satan showed Jesus <text:s/></text:span><text:span text:style-name="T3">all the kingdoms of the</text:span><text:span text:style-name="T1"> </text:span><text:span text:style-name="T39">world</text:span></text:p>
              </text:list-item>
              <text:list-item>
                <text:p text:style-name="P1"><text:span text:style-name="T1">Matthew 5:14</text:span><text:span text:style-name="T1"><text:line-break/></text:span><text:span text:style-name="T3">You are the light of the </text:span><text:span text:style-name="T40">world</text:span></text:p>
              </text:list-item>
              <text:list-item>
                <text:p text:style-name="P1"><text:span text:style-name="T3">Matthew 13:35</text:span><text:span text:style-name="T3"><text:line-break/></text:span><text:span text:style-name="T3">kept secret from the foundation </text:span><text:span text:style-name="T40">of the world</text:span></text:p>
              </text:list-item>
            </text:list>
          </draw:text-box>
        </draw:frame>
        <presentation:notes draw:style-name="dp2">
          <draw:page-thumbnail draw:style-name="gr1" draw:layer="layout" svg:width="14.848cm" svg:height="11.136cm" svg:x="3.075cm" svg:y="2.257cm" draw:page-number="63" presentation:class="page"/>
          <draw:frame presentation:style-name="pr5"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4.161cm" svg:x="1.4cm" svg:y="4.914cm" presentation:class="outline" presentation:user-transformed="true">
          <draw:text-box>
            <text:list text:style-name="L2">
              <text:list-item>
                <text:p text:style-name="P1"><text:span text:style-name="T1">Matthew 13:38 (parable of the soils)</text:span><text:span text:style-name="T1"><text:line-break/></text:span><text:span text:style-name="T3">The field is the </text:span><text:span text:style-name="T40">world</text:span></text:p>
              </text:list-item>
              <text:list-item>
                <text:p text:style-name="P1"><text:span text:style-name="T1">Matthew 16:26</text:span><text:span text:style-name="T1"><text:line-break/></text:span><text:span text:style-name="T3">what profit is it to a man if he gains the </text:span><text:span text:style-name="T40">whole</text:span><text:span text:style-name="T3"> world and loses his soul?</text:span></text:p>
              </text:list-item>
              <text:list-item>
                <text:p text:style-name="P1"><text:span text:style-name="T1">Matthew 18:7</text:span><text:span text:style-name="T1"><text:line-break/></text:span><text:span text:style-name="T3">Woe to the </text:span><text:span text:style-name="T40">world</text:span><text:span text:style-name="T3"> because of offenses!</text:span></text:p>
              </text:list-item>
              <text:list-item>
                <text:p text:style-name="P1"><text:span text:style-name="T2">Matthew 25:34</text:span><text:span text:style-name="T3"><text:line-break/></text:span><text:span text:style-name="T3">inherit the kingdom preparred for you from the foundation </text:span><text:span text:style-name="T40">of the world</text:span></text:p>
              </text:list-item>
            </text:list>
          </draw:text-box>
        </draw:frame>
        <presentation:notes draw:style-name="dp2">
          <draw:page-thumbnail draw:style-name="gr1" draw:layer="layout" svg:width="14.848cm" svg:height="11.136cm" svg:x="3.075cm" svg:y="2.257cm" draw:page-number="64" presentation:class="page"/>
          <draw:frame presentation:style-name="pr5"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Matthew 26:13</text:span><text:span text:style-name="T1"><text:line-break/></text:span><text:span text:style-name="T3">wherever this gospel is preached in the whole </text:span><text:span text:style-name="T40">world</text:span><text:span text:style-name="T3">, what this woman has done</text:span><text:span text:style-name="T1">...</text:span></text:p>
                <text:list>
                  <text:list-item>
                    <text:p><text:span text:style-name="T1">Here, Jesus said the gospel will go to the kosmos, which would include all of earth</text:span></text:p>
                  </text:list-item>
                  <text:list-item>
                    <text:p><text:span text:style-name="T38">Wheras in Matthew 24:14, </text:span><text:span text:style-name="T37">oikoumenē</text:span><text:span text:style-name="T1"> is used</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5"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presentation:user-transformed="true">
          <draw:text-box>
            <text:p>In every case of Matthew</text:p>
          </draw:text-box>
        </draw:frame>
        <draw:frame presentation:style-name="pr13" draw:text-style-name="P1" draw:layer="layout" svg:width="25.599cm" svg:height="12.504cm" svg:x="1cm" svg:y="4.914cm" presentation:class="outline" presentation:user-transformed="true">
          <draw:text-box>
            <text:list text:style-name="L2">
              <text:list-item>
                <text:p text:style-name="P1"><text:span text:style-name="T1">Except Matthew 24:14</text:span></text:p>
                <text:list>
                  <text:list-item>
                    <text:p text:style-name="P1"><text:span text:style-name="T1">Whenever we see the English word "World"...</text:span></text:p>
                  </text:list-item>
                  <text:list-item>
                    <text:p text:style-name="P1"><text:span text:style-name="T1">It is the Greek: </text:span><text:span text:style-name="T39">kosmos</text:span></text:p>
                  </text:list-item>
                  <text:list-item>
                    <text:p text:style-name="P19"><text:span text:style-name="T38">Not Greek: </text:span><text:span text:style-name="T37">oikoumenē</text:span></text:p>
                  </text:list-item>
                </text:list>
              </text:list-item>
              <text:list-item>
                <text:p text:style-name="P1"><text:span text:style-name="T15">In Matthew, </text:span><text:span text:style-name="T37">oikoumenē</text:span><text:span text:style-name="T1"> is only used in 24:14</text:span></text:p>
              </text:list-item>
              <text:list-item>
                <text:p text:style-name="P1"><text:span text:style-name="T1">What does that mean?</text:span></text:p>
                <text:list>
                  <text:list-item>
                    <text:p text:style-name="P26"><text:span text:style-name="T41">oikoumenē</text:span><text:span text:style-name="T38"> does not by necessity mean </text:span><text:span text:style-name="T39">kosmos</text:span></text:p>
                  </text:list-item>
                  <text:list-item>
                    <text:p text:style-name="P1"><text:span text:style-name="T1">Do other books use it? </text:span></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5"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Gospel of the kingdom</text:span></text:p>
              </text:list-item>
              <text:list-item>
                <text:p text:style-name="P9"><text:span text:style-name="T36">Proclaimed throughout the whole world?</text:span></text:p>
                <text:list>
                  <text:list-item>
                    <text:p><text:span text:style-name="T2">Option 1 – 21st century definition – whole planet</text:span></text:p>
                  </text:list-item>
                  <text:list-item>
                    <text:p><text:span text:style-name="T2">The word-concept fallacy</text:span></text:p>
                  </text:list-item>
                  <text:list-item>
                    <text:p><text:span text:style-name="T2">Option 2 – the Roman Empire</text:span></text:p>
                    <text:list>
                      <text:list-item>
                        <text:p><text:span text:style-name="T2">How is "world" used in Matthew?</text:span></text:p>
                      </text:list-item>
                      <text:list-item>
                        <text:p><text:span text:style-name="T42">How is "</text:span><text:span text:style-name="T43">oikoumenē</text:span><text:span text:style-name="T4">" used in other bible books?</text:span></text:p>
                      </text:list-item>
                    </text:list>
                  </text:list-item>
                </text:list>
              </text:list-item>
            </text:list>
          </draw:text-box>
        </draw:frame>
        <presentation:notes draw:style-name="dp1">
          <draw:page-thumbnail draw:style-name="gr1" draw:layer="layout" svg:width="14.848cm" svg:height="11.136cm" svg:x="3.075cm" svg:y="2.257cm" draw:page-number="67" presentation:class="page"/>
          <draw:frame presentation:style-name="pr5"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Caesar does taxes</text:span></text:p>
          </draw:text-box>
        </draw:frame>
        <draw:frame presentation:style-name="pr2" draw:text-style-name="P8" draw:layer="layout" svg:width="25.199cm" svg:height="17.063cm" svg:x="1.4cm" svg:y="4.914cm" presentation:class="outline" presentation:user-transformed="true">
          <draw:text-box>
            <text:list text:style-name="L3">
              <text:list-item>
                <text:p text:style-name="P8"><text:span text:style-name="T5">Luke 2:1</text:span><text:span text:style-name="T5"><text:line-break/></text:span><text:span text:style-name="T5">1. "</text:span><text:span text:style-name="T6">Now it happened that in those days a decree went out from Caesar Augustus for a census to be taken of </text:span><text:span text:style-name="T7">all [fn]the inhabited </text:span><text:span text:style-name="T9">earth</text:span><text:span text:style-name="T10">[</text:span><text:span text:style-name="T44">oikoumenē</text:span><text:span text:style-name="T10">]</text:span><text:span text:style-name="T6">.</text:span><text:span text:style-name="T5">"</text:span></text:p>
                <text:list>
                  <text:list-item>
                    <text:p text:style-name="P8"><text:span text:style-name="T5">We can be sure that Caesar wished he could tax the Eskimos and Incas</text:span></text:p>
                  </text:list-item>
                  <text:list-item>
                    <text:p text:style-name="P8"><text:span text:style-name="T5">What did Caesar tax then?</text:span><text:span text:style-name="T5"><text:line-break/></text:span><text:span text:style-name="T45">The Roman Empire</text:span></text:p>
                    <text:list>
                      <text:list-item>
                        <text:p text:style-name="P8"><text:span text:style-name="T45">Not the entire planet</text:span></text:p>
                      </text:list-item>
                    </text:list>
                  </text:list-item>
                </text:list>
              </text:list-item>
            </text:list>
            <text:p text:style-name="P8"><text:span text:style-name="T5"/></text:p>
            <text:p text:style-name="P8"><text:span text:style-name="T5"/></text:p>
          </draw:text-box>
        </draw:frame>
        <presentation:notes draw:style-name="dp2">
          <draw:page-thumbnail draw:style-name="gr1" draw:layer="layout" svg:width="14.848cm" svg:height="11.136cm" svg:x="3.075cm" svg:y="2.257cm" draw:page-number="68" presentation:class="page"/>
          <draw:frame presentation:style-name="pr5"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A famine</text:span></text:p>
          </draw:text-box>
        </draw:frame>
        <draw:frame presentation:style-name="pr2" draw:text-style-name="P1" draw:layer="layout" svg:width="25.199cm" svg:height="15.101cm" svg:x="1.4cm" svg:y="4.914cm" presentation:class="outline" presentation:user-transformed="true">
          <draw:text-box>
            <text:list text:style-name="L2">
              <text:list-item>
                <text:p text:style-name="P27"><text:span text:style-name="T5">Acts 11:28 </text:span><text:span text:style-name="T5"><text:line-break/></text:span><text:span text:style-name="T5">28. "</text:span><text:span text:style-name="T6">And one of them named Agabus stood up and indicated [fn]by the Spirit that there was going to be </text:span><text:span text:style-name="T7">a great famine all over the [fn]</text:span><text:span text:style-name="T9">world</text:span><text:span text:style-name="T10">[</text:span><text:span text:style-name="T44">oikoumenē</text:span><text:span text:style-name="T10">]</text:span><text:span text:style-name="T6">. [fn]And this took place in the reign of Claudius.</text:span><text:span text:style-name="T5">"</text:span></text:p>
                <text:list>
                  <text:list-item>
                    <text:p text:style-name="P28"><text:span text:style-name="T5">A prophet said there would be a famine</text:span></text:p>
                  </text:list-item>
                  <text:list-item>
                    <text:p text:style-name="P28"><text:span text:style-name="T5">We don't have records indicating there was a world-wide famine, </text:span></text:p>
                  </text:list-item>
                  <text:list-item>
                    <text:p text:style-name="P28"><text:span text:style-name="T5">but there are records of famine </text:span><text:span text:style-name="T45">in the Roman Empire in that time period</text:span><text:span text:style-name="T5">.</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5"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Faith proclaimed</text:span></text:p>
          </draw:text-box>
        </draw:frame>
        <draw:frame presentation:style-name="pr2" draw:text-style-name="P1" draw:layer="layout" svg:width="25.199cm" svg:height="12.18cm" svg:x="1.4cm" svg:y="4.914cm" presentation:class="outline">
          <draw:text-box>
            <text:list text:style-name="L2">
              <text:list-item>
                <text:p text:style-name="P27"><text:span text:style-name="T5">Romans 1:8 </text:span><text:span text:style-name="T5"><text:line-break/></text:span><text:span text:style-name="T5">8. "</text:span><text:span text:style-name="T6">First, I thank my God through Jesus Christ [fn]for you all, because </text:span><text:span text:style-name="T7">your faith is being proclaimed throughout the </text:span><text:span text:style-name="T9">whole world</text:span><text:span text:style-name="T10">[</text:span><text:span text:style-name="T44">oikoumenē</text:span><text:span text:style-name="T10">]</text:span><text:span text:style-name="T6">.</text:span><text:span text:style-name="T5">"</text:span></text:p>
                <text:list>
                  <text:list-item>
                    <text:p text:style-name="P28"><text:span text:style-name="T5">Their faith was proclaimed </text:span><text:span text:style-name="T45">in the Roman Empire</text:span></text:p>
                  </text:list-item>
                  <text:list-item>
                    <text:p text:style-name="P28"><text:span text:style-name="T5">Not the Aztecs in South America</text:span></text:p>
                  </text:list-item>
                </text:list>
              </text:list-item>
            </text:list>
          </draw:text-box>
        </draw:frame>
        <presentation:notes draw:style-name="dp2">
          <draw:page-thumbnail draw:style-name="gr1" draw:layer="layout" svg:width="14.848cm" svg:height="11.136cm" svg:x="3.075cm" svg:y="2.257cm" draw:page-number="70" presentation:class="page"/>
          <draw:frame presentation:style-name="pr5"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Reread v14</text:span></text:p>
          </draw:text-box>
        </draw:frame>
        <draw:frame presentation:style-name="pr2" draw:text-style-name="P8" draw:layer="layout" svg:width="25.199cm" svg:height="12.18cm" svg:x="1.4cm" svg:y="4.914cm" presentation:class="outline">
          <draw:text-box>
            <text:p text:style-name="P8"><text:span text:style-name="T5">14. </text:span><text:span text:style-name="T6">And this </text:span><text:span text:style-name="T7">gospel</text:span><text:span text:style-name="T6"> of the </text:span><text:span text:style-name="T7">kingdom</text:span><text:span text:style-name="T6"> will be </text:span><text:span text:style-name="T7">proclaimed</text:span><text:span text:style-name="T6"> throughout the </text:span><text:span text:style-name="T7">whole </text:span><text:span text:style-name="T9">world</text:span><text:span text:style-name="T6"> as a testimony to all nations, and </text:span><text:span text:style-name="T7">then</text:span><text:span text:style-name="T6"> the </text:span><text:span text:style-name="T7">end</text:span><text:span text:style-name="T6"> will </text:span><text:span text:style-name="T7">come</text:span><text:span text:style-name="T6">.</text:span></text:p>
          </draw:text-box>
        </draw:frame>
        <presentation:notes draw:style-name="dp1">
          <draw:page-thumbnail draw:style-name="gr1" draw:layer="layout" svg:width="14.848cm" svg:height="11.136cm" svg:x="3.075cm" svg:y="2.257cm" draw:page-number="71" presentation:class="page"/>
          <draw:frame presentation:style-name="pr5"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14</text:span></text:p>
          </draw:text-box>
        </draw:frame>
        <draw:frame presentation:style-name="pr2" draw:text-style-name="P10" draw:layer="layout" svg:width="25.199cm" svg:height="12.18cm" svg:x="1.4cm" svg:y="4.914cm" presentation:class="outline">
          <draw:text-box>
            <text:list text:style-name="L2">
              <text:list-item>
                <text:p text:style-name="P9"><text:span text:style-name="T4">Then the end will come</text:span></text:p>
              </text:list-item>
            </text:list>
          </draw:text-box>
        </draw:frame>
        <presentation:notes draw:style-name="dp2">
          <draw:page-thumbnail draw:style-name="gr1" draw:layer="layout" svg:width="14.848cm" svg:height="11.136cm" svg:x="3.075cm" svg:y="2.257cm" draw:page-number="72" presentation:class="page"/>
          <draw:frame presentation:style-name="pr5"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304cm" svg:x="1.4cm" svg:y="4.914cm" presentation:class="outline" presentation:user-transformed="true">
          <draw:text-box>
            <text:list text:style-name="L2">
              <text:list-item>
                <text:p text:style-name="P1"><text:span text:style-name="T1">The end of what?</text:span></text:p>
                <text:list>
                  <text:list-item>
                    <text:p text:style-name="P1"><text:span text:style-name="T1">Jesus started off with the end of the temple</text:span></text:p>
                  </text:list-item>
                  <text:list-item>
                    <text:p text:style-name="P1"><text:span text:style-name="T1">Is He implying another end?</text:span></text:p>
                  </text:list-item>
                </text:list>
              </text:list-item>
              <text:list-item>
                <text:p text:style-name="P1"><text:span text:style-name="T1">Depending on if you think </text:span><text:span text:style-name="T4">the end</text:span></text:p>
                <text:list>
                  <text:list-item>
                    <text:p text:style-name="P1"><text:span text:style-name="T1">The premillenial rapture</text:span></text:p>
                  </text:list-item>
                  <text:list-item>
                    <text:p text:style-name="P1"><text:span text:style-name="T1">The last day (eschaton)</text:span></text:p>
                  </text:list-item>
                  <text:list-item>
                    <text:p text:style-name="P1"><text:span text:style-name="T1">The end of the Jewish temple age</text:span></text:p>
                  </text:list-item>
                </text:list>
              </text:list-item>
              <text:list-item>
                <text:p text:style-name="P1"><text:span text:style-name="T1">Will </text:span><text:span text:style-name="T46">color</text:span><text:span text:style-name="T1"> what "</text:span><text:span text:style-name="T4">the end</text:span><text:span text:style-name="T1">" means</text:span></text:p>
              </text:list-item>
            </text:list>
          </draw:text-box>
        </draw:frame>
        <presentation:notes draw:style-name="dp2">
          <draw:page-thumbnail draw:style-name="gr1" draw:layer="layout" svg:width="14.848cm" svg:height="11.136cm" svg:x="3.075cm" svg:y="2.257cm" draw:page-number="73" presentation:class="page"/>
          <draw:frame presentation:style-name="pr5"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15</text:span></text:p>
          </draw:text-box>
        </draw:frame>
        <draw:frame presentation:style-name="pr2" draw:text-style-name="P17" draw:layer="layout" svg:width="25.199cm" svg:height="12.18cm" svg:x="1.4cm" svg:y="4.914cm" presentation:class="outline" presentation:user-transformed="true">
          <draw:text-box>
            <text:p text:style-name="P20"><text:span text:style-name="T8">15. </text:span><text:span text:style-name="T6">Therefore when you see the </text:span><text:span text:style-name="T18">ABOMINATION OF DESOLATION</text:span><text:span text:style-name="T6"> which was </text:span><text:span text:style-name="T7">spoken of through Daniel the prophet</text:span><text:span text:style-name="T6">, standing in the holy place </text:span><text:span text:style-name="T7">(let the reader understand)</text:span></text:p>
          </draw:text-box>
        </draw:frame>
        <presentation:notes draw:style-name="dp1">
          <draw:page-thumbnail draw:style-name="gr1" draw:layer="layout" svg:width="14.848cm" svg:height="11.136cm" svg:x="3.075cm" svg:y="2.257cm" draw:page-number="74" presentation:class="page"/>
          <draw:frame presentation:style-name="pr5"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15</text:span></text:p>
          </draw:text-box>
        </draw:frame>
        <draw:frame presentation:style-name="pr2" draw:text-style-name="P10" draw:layer="layout" svg:width="25.199cm" svg:height="12.18cm" svg:x="1.4cm" svg:y="4.914cm" presentation:class="outline">
          <draw:text-box>
            <text:list text:style-name="L2">
              <text:list-item>
                <text:p text:style-name="P9"><text:span text:style-name="T4">Who sees it?</text:span></text:p>
              </text:list-item>
            </text:list>
          </draw:text-box>
        </draw:frame>
        <presentation:notes draw:style-name="dp2">
          <draw:page-thumbnail draw:style-name="gr1" draw:layer="layout" svg:width="14.848cm" svg:height="11.136cm" svg:x="3.075cm" svg:y="2.257cm" draw:page-number="75" presentation:class="page"/>
          <draw:frame presentation:style-name="pr5"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 text:style-name="P1"><text:span text:style-name="T4">You</text:span></text:p>
                <text:list>
                  <text:list-item>
                    <text:p><text:span text:style-name="T1">the people in front of Jesus</text:span></text:p>
                  </text:list-item>
                </text:list>
              </text:list-item>
            </text:list>
          </draw:text-box>
        </draw:frame>
        <presentation:notes draw:style-name="dp2">
          <draw:page-thumbnail draw:style-name="gr1" draw:layer="layout" svg:width="14.848cm" svg:height="11.136cm" svg:x="3.075cm" svg:y="2.257cm" draw:page-number="76" presentation:class="page"/>
          <draw:frame presentation:style-name="pr5"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Who sees it?</text:span></text:p>
              </text:list-item>
              <text:list-item>
                <text:p text:style-name="P9"><text:span text:style-name="T4">Abomination of desolation</text:span></text:p>
                <text:list>
                  <text:list-item>
                    <text:p><text:span text:style-name="T4">Spoken of by Daniel the prophet – where?</text:span></text:p>
                    <text:list>
                      <text:list-item>
                        <text:p><text:span text:style-name="T4">Daniel 11:31?</text:span></text:p>
                      </text:list-item>
                    </text:list>
                  </text:list-item>
                </text:list>
              </text:list-item>
            </text:list>
          </draw:text-box>
        </draw:frame>
        <presentation:notes draw:style-name="dp1">
          <draw:page-thumbnail draw:style-name="gr1" draw:layer="layout" svg:width="14.848cm" svg:height="11.136cm" svg:x="3.075cm" svg:y="2.257cm" draw:page-number="77" presentation:class="page"/>
          <draw:frame presentation:style-name="pr5"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What did it talk about?</text:span></text:p>
          </draw:text-box>
        </draw:frame>
        <draw:frame presentation:style-name="pr2" draw:layer="layout" svg:width="25.199cm" svg:height="12.18cm" svg:x="1.4cm" svg:y="4.914cm" presentation:class="outline" presentation:user-transformed="true">
          <draw:text-box>
            <text:list text:style-name="L2">
              <text:list-item>
                <text:p text:style-name="P3"><text:span text:style-name="T1">Daniel 11:31.</text:span><text:span text:style-name="T3"> “And forces[fn] shall be mustered by him, and </text:span><text:span text:style-name="T4">they shall defile the sanctuary</text:span><text:span text:style-name="T3"> fortress; then they shall take away the daily sacrifices, </text:span><text:span text:style-name="T4">and place</text:span><text:span text:style-name="T3"> there </text:span><text:span text:style-name="T4">the abomination of desolation</text:span><text:span text:style-name="T3">.</text:span></text:p>
              </text:list-item>
              <text:list-item>
                <text:p text:style-name="P3"><text:span text:style-name="T2">In Daniel 11, v21-35 speak of Antiochus Epiphanes. That part is not disputed amongst Christians</text:span></text:p>
              </text:list-item>
            </text:list>
          </draw:text-box>
        </draw:frame>
        <presentation:notes draw:style-name="dp2">
          <draw:page-thumbnail draw:style-name="gr1" draw:layer="layout" svg:width="14.848cm" svg:height="11.136cm" svg:x="3.075cm" svg:y="2.257cm" draw:page-number="78" presentation:class="page"/>
          <draw:frame presentation:style-name="pr5"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29"><text:span text:style-name="T4">Who sees it?</text:span></text:p>
              </text:list-item>
              <text:list-item>
                <text:p text:style-name="P9"><text:span text:style-name="T4">Abomination of desolation</text:span></text:p>
                <text:list>
                  <text:list-item>
                    <text:p><text:span text:style-name="T4">Spoken of by Daniel the prophet – where?</text:span></text:p>
                    <text:list>
                      <text:list-item>
                        <text:p><text:span text:style-name="T4">Daniel 11:31?</text:span></text:p>
                        <text:list>
                          <text:list-item>
                            <text:p><text:span text:style-name="T4">Problems with tying it to Matthew 24:15</text:span></text:p>
                          </text:list-item>
                        </text:list>
                      </text:list-item>
                    </text:list>
                  </text:list-item>
                </text:list>
              </text:list-item>
            </text:list>
          </draw:text-box>
        </draw:frame>
        <presentation:notes draw:style-name="dp1">
          <draw:page-thumbnail draw:style-name="gr1" draw:layer="layout" svg:width="14.848cm" svg:height="11.136cm" svg:x="3.075cm" svg:y="2.257cm" draw:page-number="79" presentation:class="page"/>
          <draw:frame presentation:style-name="pr5"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4" draw:text-style-name="P30" draw:layer="layout" svg:width="25.199cm" svg:height="3.506cm" svg:x="1.4cm" svg:y="0.837cm" presentation:class="title">
          <draw:text-box>
            <text:p text:style-name="P30"><text:span text:style-name="T47">Problems linking to Matthew 24:15</text:span></text:p>
          </draw:text-box>
        </draw:frame>
        <draw:frame presentation:style-name="pr14" draw:text-style-name="P1" draw:layer="layout" svg:width="25.199cm" svg:height="15.427cm" svg:x="1.4cm" svg:y="4.914cm" presentation:class="outline" presentation:user-transformed="true">
          <draw:text-box>
            <text:list text:style-name="L2">
              <text:list-item>
                <text:p><text:span text:style-name="T1">When Jesus gave the Olivet Discourse in Matthew 24:15,</text:span><text:span text:style-name="T1"><text:line-break/></text:span><text:span text:style-name="T1">Daniel 11:31 was in their past.</text:span><text:span text:style-name="T1"><text:line-break/></text:span><text:span text:style-name="T1">There is </text:span><text:span text:style-name="T4">no mention</text:span><text:span text:style-name="T1"> that </text:span><text:span text:style-name="T4">it will happen again</text:span></text:p>
              </text:list-item>
              <text:list-item>
                <text:p><text:span text:style-name="T1">Whereas Daniel 9 </text:span><text:span text:style-name="T4">was</text:span><text:span text:style-name="T1"> </text:span><text:span text:style-name="T4">still in their future</text:span><text:span text:style-name="T1"> when Jesus gave the Olivet Discourse</text:span></text:p>
              </text:list-item>
              <text:list-item>
                <text:p><text:span text:style-name="T1">It could be that a </text:span><text:span text:style-name="T4">profaning</text:span><text:span text:style-name="T1"> of the Jewish </text:span><text:span text:style-name="T4">temple</text:span><text:span text:style-name="T1"> in Daniel 11:31 would repeat in </text:span><text:span text:style-name="T4">AD 70</text:span><text:span text:style-name="T1">, of which Josephus' records corroborate.</text:span></text:p>
              </text:list-item>
              <text:list-item>
                <text:p><text:span text:style-name="T1">But Daniel 11 has </text:span><text:span text:style-name="T4">no destruction</text:span><text:span text:style-name="T1"> of the </text:span><text:span text:style-name="T4">temple</text:span><text:span text:style-name="T1">.</text:span></text:p>
              </text:list-item>
            </text:list>
          </draw:text-box>
        </draw:frame>
        <presentation:notes draw:style-name="dp1">
          <draw:page-thumbnail draw:style-name="gr1" draw:layer="layout" svg:width="14.848cm" svg:height="11.136cm" svg:x="3.075cm" svg:y="2.257cm" draw:page-number="80" presentation:class="page"/>
          <draw:frame presentation:style-name="pr5" draw:text-style-name="P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15" draw:text-style-name="P1" draw:layer="layout" svg:width="25.199cm" svg:height="14.997cm" svg:x="1.4cm" svg:y="4.914cm" presentation:class="outline" presentation:user-transformed="true">
          <draw:text-box>
            <text:list text:style-name="L2">
              <text:list-item>
                <text:p><text:span text:style-name="T1">Jesus' Matthew 24 prophecy of the AD 70 destruction of Jerusalem and its temple matches to Daniel 9, not Daniel 11.</text:span></text:p>
              </text:list-item>
              <text:list-item>
                <text:p><text:span text:style-name="T1">Sure, </text:span><text:span text:style-name="T4">Daniel 11</text:span><text:span text:style-name="T1"> mentioned a </text:span><text:span text:style-name="T4">past</text:span><text:span text:style-name="T1"> profaning of the temple, but </text:span><text:span text:style-name="T4">not</text:span><text:span text:style-name="T1"> a </text:span><text:span text:style-name="T4">destruction</text:span><text:span text:style-name="T1"> of it.</text:span><text:span text:style-name="T1"><text:line-break/></text:span><text:span text:style-name="T1">Plus, it was in the past.</text:span></text:p>
                <text:list>
                  <text:list-item>
                    <text:p><text:span text:style-name="T1">Daniel 9 was in </text:span><text:span text:style-name="T4">the future</text:span><text:span text:style-name="T1"> when Jesus gave the prophecy in Matthew 24</text:span></text:p>
                  </text:list-item>
                </text:list>
              </text:list-item>
              <text:list-item>
                <text:p><text:span text:style-name="T1">With all that said, there is no exegetical reason from Daniel 11 to believe that a future Jewish temple will be rebuilt again</text:span></text:p>
              </text:list-item>
            </text:list>
          </draw:text-box>
        </draw:frame>
        <presentation:notes draw:style-name="dp1">
          <draw:page-thumbnail draw:style-name="gr1" draw:layer="layout" svg:width="14.848cm" svg:height="11.136cm" svg:x="3.075cm" svg:y="2.257cm" draw:page-number="81" presentation:class="page"/>
          <draw:frame presentation:style-name="pr5" draw:text-style-name="P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Who sees it?</text:span></text:p>
              </text:list-item>
              <text:list-item>
                <text:p text:style-name="P9"><text:span text:style-name="T4">Abomination of desolation</text:span></text:p>
                <text:list>
                  <text:list-item>
                    <text:p><text:span text:style-name="T4">Spoken of by Daniel the prophet – where?</text:span></text:p>
                    <text:list>
                      <text:list-item>
                        <text:p><text:span text:style-name="T4">Daniel 11:31?</text:span></text:p>
                        <text:list>
                          <text:list-item>
                            <text:p><text:span text:style-name="T4">Problems with tying it to Matthew 24:15</text:span></text:p>
                          </text:list-item>
                        </text:list>
                      </text:list-item>
                      <text:list-item>
                        <text:p text:style-name="P31"><text:span text:style-name="T48">Daniel 12:11</text:span></text:p>
                        <text:list>
                          <text:list-item>
                            <text:p><text:span text:style-name="T48">Abomination of desolation reference used</text:span></text:p>
                          </text:list-item>
                        </text:list>
                      </text:list-item>
                    </text:list>
                  </text:list-item>
                </text:list>
              </text:list-item>
            </text:list>
          </draw:text-box>
        </draw:frame>
        <presentation:notes draw:style-name="dp1">
          <draw:page-thumbnail draw:style-name="gr1" draw:layer="layout" svg:width="14.848cm" svg:height="11.136cm" svg:x="3.075cm" svg:y="2.257cm" draw:page-number="82" presentation:class="page"/>
          <draw:frame presentation:style-name="pr5" draw:text-style-name="P2"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draw:frame presentation:style-name="pr4" draw:text-style-name="P1" draw:layer="layout" svg:width="25.199cm" svg:height="3.506cm" svg:x="1.4cm" svg:y="0.837cm" presentation:class="title">
          <draw:text-box>
            <text:p><text:span text:style-name="T1">Daniel 12:11</text:span></text:p>
          </draw:text-box>
        </draw:frame>
        <draw:frame presentation:style-name="pr16" draw:text-style-name="P1" draw:layer="layout" svg:width="27cm" svg:height="19.873cm" svg:x="0.5cm" svg:y="3.5cm" presentation:class="outline" presentation:user-transformed="true">
          <draw:text-box>
            <text:list text:style-name="L2">
              <text:list-item>
                <text:p><text:span text:style-name="T1">Daniel 12:11</text:span><text:span text:style-name="T1"><text:line-break/></text:span><text:span text:style-name="T1">11. </text:span><text:span text:style-name="T3">“But from the time that the regular sacrifice is abolished and the [fn]</text:span><text:span text:style-name="T4">abomination of desolation</text:span><text:span text:style-name="T3"> is set up, there will be 1,290 days.</text:span></text:p>
              </text:list-item>
              <text:list-item>
                <text:p><text:span text:style-name="T1">Commentators are puzzled of what the 1,290 days about about, though many have tried theories</text:span></text:p>
              </text:list-item>
              <text:list-item>
                <text:p><text:span text:style-name="T15">We quote the verse here because of the </text:span><text:span text:style-name="T4">abomination of desolation </text:span><text:span text:style-name="T2">phrase.</text:span></text:p>
              </text:list-item>
              <text:list-item>
                <text:p><text:span text:style-name="T2">Again, we see no temple destruction here.</text:span></text:p>
              </text:list-item>
              <text:list-item>
                <text:p><text:span text:style-name="T2">Only in Daniel 9, which is why only Daniel 9 legitimately links to Matthew 12:15</text:span></text:p>
              </text:list-item>
            </text:list>
          </draw:text-box>
        </draw:frame>
        <presentation:notes draw:style-name="dp1">
          <draw:page-thumbnail draw:style-name="gr1" draw:layer="layout" svg:width="14.848cm" svg:height="11.136cm" svg:x="3.075cm" svg:y="2.257cm" draw:page-number="83" presentation:class="page"/>
          <draw:frame presentation:style-name="pr5" draw:text-style-name="P2"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Standing? Who or what is standing?</text:span></text:p>
                <text:list>
                  <text:list-item>
                    <text:p><text:span text:style-name="T4">Option 1: Antichrist </text:span></text:p>
                    <text:list>
                      <text:list-item>
                        <text:p><text:span text:style-name="T4">2 Thessalonians 2:4</text:span></text:p>
                      </text:list-item>
                    </text:list>
                  </text:list-item>
                </text:list>
              </text:list-item>
            </text:list>
          </draw:text-box>
        </draw:frame>
        <presentation:notes draw:style-name="dp1">
          <draw:page-thumbnail draw:style-name="gr1" draw:layer="layout" svg:width="14.848cm" svg:height="11.136cm" svg:x="3.075cm" svg:y="2.257cm" draw:page-number="84" presentation:class="page"/>
          <draw:frame presentation:style-name="pr5" draw:text-style-name="P4"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presentation:user-transformed="true">
          <draw:text-box>
            <text:p text:style-name="P7"><text:span text:style-name="T1">2 Thessalonians 2:4</text:span></text:p>
          </draw:text-box>
        </draw:frame>
        <draw:frame presentation:style-name="pr17" draw:text-style-name="P1" draw:layer="layout" svg:width="25.199cm" svg:height="13.661cm" svg:x="1.4cm" svg:y="4.914cm" presentation:class="outline" presentation:user-transformed="true">
          <draw:text-box>
            <text:list text:style-name="L2">
              <text:list-item>
                <text:p><text:span text:style-name="T1">There is no bible passage about a tryrannical </text:span><text:span text:style-name="T49">world-ruler</text:span><text:span text:style-name="T1"> who sets up an </text:span><text:span text:style-name="T49">image</text:span><text:span text:style-name="T1"> of himself in a </text:span><text:span text:style-name="T49">Jewish temple</text:span><text:span text:style-name="T1"> in the future</text:span></text:p>
              </text:list-item>
              <text:list-item>
                <text:p><text:span text:style-name="T1">Here is a verse which alleges it: </text:span></text:p>
              </text:list-item>
              <text:list-item>
                <text:p><text:span text:style-name="T1">2 Thessalonians 2:4 </text:span><text:span text:style-name="T50">(man of sin passage)</text:span><text:span text:style-name="T1"><text:line-break/></text:span><text:span text:style-name="T1">4. </text:span><text:span text:style-name="T3">who opposes and exalts himself against every so-called god or object of worship, so that </text:span><text:span text:style-name="T4">he takes his seat in the temple of God</text:span><text:span text:style-name="T3">, </text:span><text:span text:style-name="T4">proclaiming</text:span><text:span text:style-name="T3"> himself </text:span><text:span text:style-name="T4">to be God</text:span><text:span text:style-name="T3">.</text:span></text:p>
              </text:list-item>
            </text:list>
          </draw:text-box>
        </draw:frame>
        <presentation:notes draw:style-name="dp1">
          <draw:page-thumbnail draw:style-name="gr1" draw:layer="layout" svg:width="14.848cm" svg:height="11.136cm" svg:x="3.075cm" svg:y="2.257cm" draw:page-number="85" presentation:class="page"/>
          <draw:frame presentation:style-name="pr5" draw:text-style-name="P2"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Standing? Who or what is standing?</text:span></text:p>
                <text:list>
                  <text:list-item>
                    <text:p><text:span text:style-name="T4">Option 1: Antichrist </text:span></text:p>
                    <text:list>
                      <text:list-item>
                        <text:p><text:span text:style-name="T4">2 Thessalonians 2:4</text:span></text:p>
                        <text:list>
                          <text:list-item>
                            <text:p text:style-name="P32"><text:span text:style-name="T51">He sits in the </text:span><text:span text:style-name="T52">Jewish temple</text:span><text:span text:style-name="T51">?</text:span></text:p>
                          </text:list-item>
                        </text:list>
                      </text:list-item>
                    </text:list>
                  </text:list-item>
                </text:list>
              </text:list-item>
            </text:list>
          </draw:text-box>
        </draw:frame>
        <presentation:notes draw:style-name="dp1">
          <draw:page-thumbnail draw:style-name="gr1"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4" draw:text-style-name="P1" draw:layer="layout" svg:width="25.199cm" svg:height="3.506cm" svg:x="1.4cm" svg:y="0.237cm" presentation:class="title" presentation:user-transformed="true">
          <draw:text-box>
            <text:p><text:span text:style-name="T1">In the Jewish temple?</text:span></text:p>
          </draw:text-box>
        </draw:frame>
        <draw:frame presentation:style-name="pr18" draw:text-style-name="P3" draw:layer="layout" svg:width="27cm" svg:height="17.193cm" svg:x="0.5cm" svg:y="3.5cm" presentation:class="outline" presentation:user-transformed="true">
          <draw:text-box>
            <text:list text:style-name="L2">
              <text:list-item>
                <text:p text:style-name="P3"><text:span text:style-name="T4">he takes his seat in the temple of God</text:span></text:p>
              </text:list-item>
              <text:list-item>
                <text:p text:style-name="P3"><text:span text:style-name="T53">Paul never refers to the </text:span><text:span text:style-name="T54">Jewish temple</text:span><text:span text:style-name="T53"> as the </text:span><text:span text:style-name="T55">temple of God</text:span><text:span text:style-name="T53">. Here are the only two other places he uses "</text:span><text:span text:style-name="T4">temple of God"</text:span><text:span text:style-name="T2"> </text:span></text:p>
              </text:list-item>
              <text:list-item>
                <text:p text:style-name="P3"><text:span text:style-name="T2">1 Corinthians 3:16-17</text:span><text:span text:style-name="T2"><text:line-break/></text:span><text:span text:style-name="T2">16. </text:span><text:span text:style-name="T3">Do you not know that </text:span><text:span text:style-name="T4">you</text:span><text:span text:style-name="T3"> are the </text:span><text:span text:style-name="T4">temple of God</text:span><text:span text:style-name="T3"> and that the Spirit of God dwells in you?</text:span></text:p>
              </text:list-item>
              <text:list-item>
                <text:p text:style-name="P3"><text:span text:style-name="T2">2 Corinthians 6:16</text:span><text:span text:style-name="T2"><text:line-break/></text:span><text:span text:style-name="T2">16a. </text:span><text:span text:style-name="T3">And what agreement has the </text:span><text:span text:style-name="T4">temple of God</text:span><text:span text:style-name="T3"> with idols? For </text:span><text:span text:style-name="T4">you</text:span><text:span text:style-name="T3">[fn] are the </text:span><text:span text:style-name="T4">temple of </text:span><text:span text:style-name="T3">the living </text:span><text:span text:style-name="T4">God</text:span><text:span text:style-name="T3">. As God has said:</text:span><text:span text:style-name="T2">...</text:span></text:p>
              </text:list-item>
              <text:list-item>
                <text:p text:style-name="P3"><text:span text:style-name="T2">Paul only calls the Church the temple of God</text:span></text:p>
              </text:list-item>
            </text:list>
          </draw:text-box>
        </draw:frame>
        <presentation:notes draw:style-name="dp1">
          <draw:page-thumbnail draw:style-name="gr1" draw:layer="layout" svg:width="14.848cm" svg:height="11.136cm" svg:x="3.075cm" svg:y="2.257cm" draw:page-number="87" presentation:class="page"/>
          <draw:frame presentation:style-name="pr5" draw:text-style-name="P2"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19" draw:layer="layout" svg:width="25.199cm" svg:height="5.209cm" svg:x="1.4cm" svg:y="-0.014cm" presentation:class="title" presentation:user-transformed="true">
          <draw:text-box>
            <text:p>Is Paul the only one who says the temple of God is not the Jewish temple?</text:p>
          </draw:text-box>
        </draw:frame>
        <draw:frame presentation:style-name="pr20" draw:text-style-name="P1" draw:layer="layout" svg:width="25.199cm" svg:height="15.693cm" svg:x="1.301cm" svg:y="5.32cm" presentation:class="outline" presentation:user-transformed="true">
          <draw:text-box>
            <text:list text:style-name="L2">
              <text:list-item>
                <text:p><text:span text:style-name="T1">1 Peter 2:5</text:span><text:span text:style-name="T1"><text:line-break/></text:span><text:span text:style-name="T1">5. </text:span><text:span text:style-name="T4">you</text:span><text:span text:style-name="T3"> also, as </text:span><text:span text:style-name="T4">living stones</text:span><text:span text:style-name="T3">, [fn]are being built up as a </text:span><text:span text:style-name="T4">spiritual house</text:span><text:span text:style-name="T3"> for a holy priesthood, to offer up spiritual sacrifices acceptable to God through Jesus Christ.</text:span></text:p>
              </text:list-item>
              <text:list-item>
                <text:p><text:span text:style-name="T1">1 Corinthians 3:9 </text:span><text:span text:style-name="T56">(God's people a building)</text:span><text:span text:style-name="T1"><text:line-break/></text:span><text:span text:style-name="T1">Eph 2:21 </text:span><text:span text:style-name="T56">(we grow into a holy temple in the Lord)</text:span><text:span text:style-name="T1"><text:line-break/></text:span><text:span text:style-name="T1">Rev 3:12 </text:span><text:span text:style-name="T56">(he who overcomes, I will make him a pillar in the temple of My god)</text:span><text:span text:style-name="T1"><text:line-break/></text:span><text:span text:style-name="T1">Rev 11:19</text:span><text:span text:style-name="T56"> (temple of God in heaven)</text:span><text:span text:style-name="T1"><text:line-break/></text:span><text:span text:style-name="T1"/></text:p>
              </text:list-item>
            </text:list>
          </draw:text-box>
        </draw:frame>
        <presentation:notes draw:style-name="dp1">
          <draw:page-thumbnail draw:style-name="gr1" draw:layer="layout" svg:width="14.848cm" svg:height="11.136cm" svg:x="3.075cm" svg:y="2.257cm" draw:page-number="88" presentation:class="page"/>
          <draw:frame presentation:style-name="pr5" draw:text-style-name="P2"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presentation:user-transformed="true">
          <draw:text-box>
            <text:p>Therefore</text:p>
          </draw:text-box>
        </draw:frame>
        <draw:frame presentation:style-name="pr2" draw:text-style-name="P1" draw:layer="layout" svg:width="25.199cm" svg:height="12.18cm" svg:x="1.4cm" svg:y="4.914cm" presentation:class="outline">
          <draw:text-box>
            <text:list text:style-name="L2">
              <text:list-item>
                <text:p text:style-name="P1"><text:span text:style-name="T1">There is no exegetical reason to believe 2 Thessalonians 2:4 is speaking of a physical temple</text:span></text:p>
              </text:list-item>
              <text:list-item>
                <text:p text:style-name="P1"><text:span text:style-name="T1">There was a physical temple standing when Paul wrote His epistles</text:span></text:p>
              </text:list-item>
              <text:list-item>
                <text:p text:style-name="P1"><text:span text:style-name="T1">He never calls that the temple of God</text:span></text:p>
              </text:list-item>
            </text:list>
          </draw:text-box>
        </draw:frame>
        <presentation:notes draw:style-name="dp2">
          <draw:page-thumbnail draw:style-name="gr1" draw:layer="layout" svg:width="14.848cm" svg:height="11.136cm" svg:x="3.075cm" svg:y="2.257cm" draw:page-number="89" presentation:class="page"/>
          <draw:frame presentation:style-name="pr5" draw:text-style-name="P2"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Standing? Who or what is standing?</text:span></text:p>
                <text:list>
                  <text:list-item>
                    <text:p><text:span text:style-name="T4">Option 1: Antichrist </text:span></text:p>
                    <text:list>
                      <text:list-item>
                        <text:p><text:span text:style-name="T4">2 Thessalonians 2:4</text:span></text:p>
                        <text:list>
                          <text:list-item>
                            <text:p text:style-name="P32"><text:span text:style-name="T51">He sits in the </text:span><text:span text:style-name="T52">Jewish temple</text:span><text:span text:style-name="T51">?</text:span></text:p>
                          </text:list-item>
                        </text:list>
                      </text:list-item>
                      <text:list-item>
                        <text:p><text:span text:style-name="T51">Doesn't Antichrist set up an </text:span><text:span text:style-name="T52">image</text:span><text:span text:style-name="T51">?</text:span></text:p>
                      </text:list-item>
                    </text:list>
                  </text:list-item>
                </text:list>
              </text:list-item>
            </text:list>
          </draw:text-box>
        </draw:frame>
        <presentation:notes draw:style-name="dp1">
          <draw:page-thumbnail draw:style-name="gr1"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draw:frame presentation:style-name="pr4" draw:text-style-name="P1" draw:layer="layout" svg:width="25.199cm" svg:height="3.506cm" svg:x="1.4cm" svg:y="0.837cm" presentation:class="title">
          <draw:text-box>
            <text:p><text:span text:style-name="T1">Antichrist sets up an </text:span><text:span text:style-name="T4">image</text:span><text:span text:style-name="T1">?</text:span></text:p>
          </draw:text-box>
        </draw:frame>
        <draw:frame presentation:style-name="pr2" draw:text-style-name="P1" draw:layer="layout" svg:width="25.199cm" svg:height="12.18cm" svg:x="1.4cm" svg:y="4.914cm" presentation:class="outline">
          <draw:text-box>
            <text:list text:style-name="L2">
              <text:list-item>
                <text:p><text:span text:style-name="T1">2 Thessalonians 2:4 <text:s/>has </text:span><text:span text:style-name="T4">no image</text:span><text:span text:style-name="T1"> mentioned in it</text:span></text:p>
                <text:list>
                  <text:list-item>
                    <text:p><text:span text:style-name="T1">So </text:span><text:span text:style-name="T4">even if </text:span><text:span text:style-name="T1">Paul did mean the Jewish temple, there is</text:span><text:span text:style-name="T4"> no image</text:span></text:p>
                  </text:list-item>
                  <text:list-item>
                    <text:p><text:span text:style-name="T4">No New Testament</text:span><text:span text:style-name="T1"> scripture speaks of a </text:span><text:span text:style-name="T4">rebuilt</text:span><text:span text:style-name="T1">, earthly, Jewish </text:span><text:span text:style-name="T4">temple</text:span></text:p>
                  </text:list-item>
                </text:list>
              </text:list-item>
            </text:list>
          </draw:text-box>
        </draw:frame>
        <presentation:notes draw:style-name="dp1">
          <draw:page-thumbnail draw:style-name="gr1" draw:layer="layout" svg:width="14.848cm" svg:height="11.136cm" svg:x="3.075cm" svg:y="2.257cm" draw:page-number="91" presentation:class="page"/>
          <draw:frame presentation:style-name="pr5" draw:text-style-name="P4"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51">Doesn't Antichrist set up an </text:span><text:span text:style-name="T52">image</text:span><text:span text:style-name="T51">?</text:span></text:p>
                        <text:list>
                          <text:list-item>
                            <text:p><text:span text:style-name="T51">Revelation 13:14</text:span></text:p>
                          </text:list-item>
                        </text:list>
                      </text:list-item>
                    </text:list>
                  </text:list-item>
                </text:list>
              </text:list-item>
            </text:list>
          </draw:text-box>
        </draw:frame>
        <presentation:notes draw:style-name="dp1">
          <draw:page-thumbnail draw:style-name="gr1" draw:layer="layout" svg:width="14.848cm" svg:height="11.136cm" svg:x="3.075cm" svg:y="2.257cm" draw:page-number="92" presentation:class="page"/>
          <draw:frame presentation:style-name="pr5" draw:text-style-name="P4"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draw:frame presentation:style-name="pr4" draw:text-style-name="P1" draw:layer="layout" svg:width="25.199cm" svg:height="3.506cm" svg:x="1.4cm" svg:y="0.837cm" presentation:class="title">
          <draw:text-box>
            <text:p><text:span text:style-name="T1">Revelation 13:14</text:span></text:p>
          </draw:text-box>
        </draw:frame>
        <draw:frame presentation:style-name="pr21" draw:text-style-name="P1" draw:layer="layout" svg:width="25.199cm" svg:height="13.927cm" svg:x="1.4cm" svg:y="4.914cm" presentation:class="outline" presentation:user-transformed="true">
          <draw:text-box>
            <text:list text:style-name="L2">
              <text:list-item>
                <text:p><text:span text:style-name="T1">14. </text:span><text:span text:style-name="T3">And he deceives those who dwell on the earth because of the signs which were given to him to do [fn]in the presence of the beast, telling those who dwell on the earth to make </text:span><text:span text:style-name="T4">an image to the beast</text:span><text:span text:style-name="T3"> who *had the wound of the sword and has come to life.</text:span><text:span text:style-name="T3"><text:line-break/></text:span><text:span text:style-name="T2">15. </text:span><text:span text:style-name="T3">He was granted power to give breath to </text:span><text:span text:style-name="T4">the image of the beast</text:span><text:span text:style-name="T3">, that </text:span><text:span text:style-name="T4">the image</text:span><text:span text:style-name="T3"> of the beast should both speak and cause as many as would not worship </text:span><text:span text:style-name="T4">the image</text:span><text:span text:style-name="T3"> of the beast to be killed.</text:span></text:p>
              </text:list-item>
            </text:list>
          </draw:text-box>
        </draw:frame>
        <presentation:notes draw:style-name="dp1">
          <draw:page-thumbnail draw:style-name="gr1" draw:layer="layout" svg:width="14.848cm" svg:height="11.136cm" svg:x="3.075cm" svg:y="2.257cm" draw:page-number="93" presentation:class="page"/>
          <draw:frame presentation:style-name="pr5" draw:text-style-name="P2"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draw:frame presentation:style-name="pr4" draw:text-style-name="P1" draw:layer="layout" svg:width="25.199cm" svg:height="3.506cm" svg:x="1.4cm" svg:y="0.837cm" presentation:class="title">
          <draw:text-box>
            <text:p><text:span text:style-name="T1">The image</text:span></text:p>
          </draw:text-box>
        </draw:frame>
        <draw:frame presentation:style-name="pr22" draw:text-style-name="P1" draw:layer="layout" svg:width="25.199cm" svg:height="14.366cm" svg:x="1.4cm" svg:y="4.914cm" presentation:class="outline" presentation:user-transformed="true">
          <draw:text-box>
            <text:list text:style-name="L2">
              <text:list-item>
                <text:p><text:span text:style-name="T1">But wait...</text:span></text:p>
                <text:list>
                  <text:list-item>
                    <text:p><text:span text:style-name="T1">There is </text:span><text:span text:style-name="T20">an image</text:span></text:p>
                  </text:list-item>
                  <text:list-item>
                    <text:p><text:span text:style-name="T1">But </text:span><text:span text:style-name="T20">no temple</text:span></text:p>
                  </text:list-item>
                  <text:list-item>
                    <text:p><text:span text:style-name="T1">And </text:span><text:span text:style-name="T20">no location</text:span></text:p>
                  </text:list-item>
                </text:list>
              </text:list-item>
              <text:list-item>
                <text:p><text:span text:style-name="T58">The image can be anywhere, if it is indeed a literal image. Keep in mind that Revelation is apocalyptic with lots of symbols.</text:span></text:p>
              </text:list-item>
              <text:list-item>
                <text:p><text:span text:style-name="T58">There is no indication if the image is in a building at all, or if it is in Antarctica, Europe, or wherever.</text:span></text:p>
              </text:list-item>
            </text:list>
          </draw:text-box>
        </draw:frame>
        <presentation:notes draw:style-name="dp1">
          <draw:page-thumbnail draw:style-name="gr1" draw:layer="layout" svg:width="14.848cm" svg:height="11.136cm" svg:x="3.075cm" svg:y="2.257cm" draw:page-number="94" presentation:class="page"/>
          <draw:frame presentation:style-name="pr5" draw:text-style-name="P2"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2">Doesn't Antichrist set up an </text:span><text:span text:style-name="T57">image</text:span><text:span text:style-name="T2">?</text:span></text:p>
                        <text:list>
                          <text:list-item>
                            <text:p><text:span text:style-name="T2">Revelation 13:14</text:span></text:p>
                          </text:list-item>
                        </text:list>
                      </text:list-item>
                      <text:list-item>
                        <text:p><text:span text:style-name="T51">Doesn't Matthew say he stands?</text:span></text:p>
                      </text:list-item>
                    </text:list>
                  </text:list-item>
                </text:list>
              </text:list-item>
            </text:list>
          </draw:text-box>
        </draw:frame>
        <presentation:notes draw:style-name="dp1">
          <draw:page-thumbnail draw:style-name="gr1" draw:layer="layout" svg:width="14.848cm" svg:height="11.136cm" svg:x="3.075cm" svg:y="2.257cm" draw:page-number="95" presentation:class="page"/>
          <draw:frame presentation:style-name="pr5" draw:text-style-name="P4"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draw:frame presentation:style-name="pr4" draw:text-style-name="P1" draw:layer="layout" svg:width="25.199cm" svg:height="3.506cm" svg:x="1.4cm" svg:y="0.837cm" presentation:class="title">
          <draw:text-box>
            <text:p><text:span text:style-name="T1">Standing in the temple?</text:span></text:p>
          </draw:text-box>
        </draw:frame>
        <draw:frame presentation:style-name="pr14" draw:text-style-name="P1" draw:layer="layout" svg:width="25.199cm" svg:height="15.427cm" svg:x="1.4cm" svg:y="4.914cm" presentation:class="outline" presentation:user-transformed="true">
          <draw:text-box>
            <text:p><text:span text:style-name="T1">Matthew 24:15</text:span><text:span text:style-name="T1"><text:line-break/></text:span><text:span text:style-name="T1">15.</text:span><text:span text:style-name="T3"> “Therefore when you see the ‘abomination of desolation,’[fn] </text:span><text:span text:style-name="T4">spoken</text:span><text:span text:style-name="T3"> of </text:span><text:span text:style-name="T4">by Daniel</text:span><text:span text:style-name="T3"> the prophet, </text:span><text:span text:style-name="T59">standing</text:span><text:span text:style-name="T4"> in the holy place</text:span><text:span text:style-name="T3">” (whoever reads, let him understand),</text:span></text:p>
            <text:list text:style-name="L2">
              <text:list-item>
                <text:p><text:span text:style-name="T15">If this is Antichrist </text:span><text:span text:style-name="T59">standing</text:span><text:span text:style-name="T1"> in the temple,</text:span><text:span text:style-name="T1"><text:line-break/></text:span><text:span text:style-name="T1">keep in mind that 2 Thessalonians 2:4</text:span><text:span text:style-name="T1"><text:line-break/></text:span><text:span text:style-name="T1">has him </text:span><text:span text:style-name="T59">sitting</text:span><text:span text:style-name="T1">. ..."</text:span><text:span text:style-name="T3">so that he </text:span><text:span text:style-name="T59">sits</text:span><text:span text:style-name="T3"> as God</text:span><text:span text:style-name="T1">"...</text:span></text:p>
              </text:list-item>
              <text:list-item>
                <text:p><text:span text:style-name="T1">There is </text:span><text:span text:style-name="T49">no image</text:span><text:span text:style-name="T1"> in Matthew 24</text:span></text:p>
              </text:list-item>
              <text:list-item>
                <text:p><text:span text:style-name="T1">From Revelation, the </text:span><text:span text:style-name="T49">image</text:span><text:span text:style-name="T1">'s </text:span><text:span text:style-name="T20">location</text:span><text:span text:style-name="T1"> is </text:span><text:span text:style-name="T20">not given</text:span></text:p>
              </text:list-item>
            </text:list>
          </draw:text-box>
        </draw:frame>
        <presentation:notes draw:style-name="dp1">
          <draw:page-thumbnail draw:style-name="gr1" draw:layer="layout" svg:width="14.848cm" svg:height="11.136cm" svg:x="3.075cm" svg:y="2.257cm" draw:page-number="96" presentation:class="page"/>
          <draw:frame presentation:style-name="pr5" draw:text-style-name="P2"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2">Doesn't Antichrist set up an </text:span><text:span text:style-name="T57">image</text:span><text:span text:style-name="T2">?</text:span></text:p>
                        <text:list>
                          <text:list-item>
                            <text:p><text:span text:style-name="T2">Revelation 13:14</text:span></text:p>
                          </text:list-item>
                        </text:list>
                      </text:list-item>
                      <text:list-item>
                        <text:p><text:span text:style-name="T2">Doesn't Matthew say he stands?</text:span></text:p>
                      </text:list-item>
                      <text:list-item>
                        <text:p><text:span text:style-name="T51">Is the abomination a "he"?</text:span></text:p>
                      </text:list-item>
                    </text:list>
                  </text:list-item>
                </text:list>
              </text:list-item>
            </text:list>
          </draw:text-box>
        </draw:frame>
        <presentation:notes draw:style-name="dp1">
          <draw:page-thumbnail draw:style-name="gr1" draw:layer="layout" svg:width="14.848cm" svg:height="11.136cm" svg:x="3.075cm" svg:y="2.257cm" draw:page-number="97" presentation:class="page"/>
          <draw:frame presentation:style-name="pr5" draw:text-style-name="P4"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presentation:user-transformed="true">
          <draw:text-box>
            <text:list text:style-name="L2">
              <text:list-item>
                <text:p text:style-name="P1"><text:span text:style-name="T1">Matthew 24 does not give an indication that there is a "he" or specific individual involved</text:span></text:p>
              </text:list-item>
              <text:list-item>
                <text:p text:style-name="P1"><text:span text:style-name="T1">If there is, we need an exegetical reason for it</text:span></text:p>
              </text:list-item>
            </text:list>
          </draw:text-box>
        </draw:frame>
        <presentation:notes draw:style-name="dp2">
          <draw:page-thumbnail draw:style-name="gr1" draw:layer="layout" svg:width="14.848cm" svg:height="11.136cm" svg:x="3.075cm" svg:y="2.257cm" draw:page-number="98" presentation:class="page"/>
          <draw:frame presentation:style-name="pr5" draw:text-style-name="P2"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563cm" svg:x="1.4cm" svg:y="4.914cm" presentation:class="outline" presentation:user-transformed="tru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2">Doesn't Antichrist set up an </text:span><text:span text:style-name="T57">image</text:span><text:span text:style-name="T2">?</text:span></text:p>
                        <text:list>
                          <text:list-item>
                            <text:p><text:span text:style-name="T2">Revelation 13:14</text:span></text:p>
                          </text:list-item>
                        </text:list>
                      </text:list-item>
                      <text:list-item>
                        <text:p><text:span text:style-name="T2">Doesn't Matthew say he stands?</text:span></text:p>
                      </text:list-item>
                      <text:list-item>
                        <text:p><text:span text:style-name="T2">Is the abomination a "he"?</text:span></text:p>
                      </text:list-item>
                    </text:list>
                  </text:list-item>
                  <text:list-item>
                    <text:p><text:span text:style-name="T51">Option 2: a temple desecration</text:span></text:p>
                    <text:list>
                      <text:list-item>
                        <text:p><text:span text:style-name="T51">Holy of holies</text:span></text:p>
                      </text:list-item>
                    </text:list>
                  </text:list-item>
                </text:list>
              </text:list-item>
            </text:list>
          </draw:text-box>
        </draw:frame>
        <presentation:notes draw:style-name="dp1">
          <draw:page-thumbnail draw:style-name="gr1" draw:layer="layout" svg:width="14.848cm" svg:height="11.136cm" svg:x="3.075cm" svg:y="2.257cm" draw:page-number="99" presentation:class="page"/>
          <draw:frame presentation:style-name="pr5" draw:text-style-name="P4"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draw:text-box>
            <text:p>Holy of Holies?</text:p>
          </draw:text-box>
        </draw:frame>
        <draw:frame presentation:style-name="pr2" draw:layer="layout" svg:width="25.199cm" svg:height="12.18cm" svg:x="1.4cm" svg:y="4.914cm" presentation:class="outline" presentation:user-transformed="true">
          <draw:text-box>
            <text:list text:style-name="L2">
              <text:list-item>
                <text:p>Only the High Priest was allowed to go there, and only once a year</text:p>
                <text:list>
                  <text:list-item>
                    <text:p text:style-name="P12">If someone desecrated the holy of holies, it may have been hard to notice</text:p>
                  </text:list-item>
                </text:list>
              </text:list-item>
            </text:list>
          </draw:text-box>
        </draw:frame>
        <presentation:notes draw:style-name="dp2">
          <draw:page-thumbnail draw:style-name="gr1" draw:layer="layout" svg:width="14.848cm" svg:height="11.136cm" svg:x="3.075cm" svg:y="2.257cm" draw:page-number="100" presentation:class="page"/>
          <draw:frame presentation:style-name="pr5" draw:text-style-name="P2" draw:layer="layout" svg:width="16.799cm" svg:height="13.364cm" svg:x="2.1cm" svg:y="14.107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3.807cm" svg:x="1.4cm" svg:y="4.914cm" presentation:class="outline" presentation:user-transformed="tru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2">Doesn't Antichrist set up an </text:span><text:span text:style-name="T57">image</text:span><text:span text:style-name="T2">?</text:span></text:p>
                        <text:list>
                          <text:list-item>
                            <text:p><text:span text:style-name="T2">Revelation 13:14</text:span></text:p>
                          </text:list-item>
                        </text:list>
                      </text:list-item>
                      <text:list-item>
                        <text:p><text:span text:style-name="T2">Doesn't Matthew say he stands?</text:span></text:p>
                      </text:list-item>
                      <text:list-item>
                        <text:p><text:span text:style-name="T2">Is the abomination a "he"?</text:span></text:p>
                      </text:list-item>
                    </text:list>
                  </text:list-item>
                  <text:list-item>
                    <text:p><text:span text:style-name="T2">Option 2: a temple desecration</text:span></text:p>
                    <text:list>
                      <text:list-item>
                        <text:p><text:span text:style-name="T2">Holy of holies</text:span></text:p>
                      </text:list-item>
                      <text:list-item>
                        <text:p><text:span text:style-name="T51">Zealot Temple Siege of 68 AD</text:span></text:p>
                      </text:list-item>
                    </text:list>
                  </text:list-item>
                </text:list>
              </text:list-item>
            </text:list>
          </draw:text-box>
        </draw:frame>
        <presentation:notes draw:style-name="dp1">
          <draw:page-thumbnail draw:style-name="gr1" draw:layer="layout" svg:width="14.848cm" svg:height="11.136cm" svg:x="3.075cm" svg:y="2.257cm" draw:page-number="101" presentation:class="page"/>
          <draw:frame presentation:style-name="pr5" draw:text-style-name="P4"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 text:style-name="P7"><text:span text:style-name="T1">Zealot temple desecration</text:span></text:p>
          </draw:text-box>
        </draw:frame>
        <draw:frame presentation:style-name="pr2" draw:text-style-name="P1" draw:layer="layout" svg:width="25.199cm" svg:height="16.095cm" svg:x="1.4cm" svg:y="4.914cm" presentation:class="outline" presentation:user-transformed="true">
          <draw:text-box>
            <text:list text:style-name="L2">
              <text:list-item>
                <text:p text:style-name="P19"><text:span text:style-name="T1">The Zealot Temple Siege in 68 AD desecreated the temple</text:span></text:p>
              </text:list-item>
              <text:list-item>
                <text:p text:style-name="P26"><text:span text:style-name="T1">Josephus wrote of the following happening in the Jewish temple in 68 AD : </text:span><text:span text:style-name="T1"><text:line-break/></text:span><text:span text:style-name="T1">"</text:span><text:span text:style-name="T60">Round about the altar lay dead bodies heaped one upon another; as at the steps going up to it ran a </text:span><text:span text:style-name="T61">great quantity</text:span><text:span text:style-name="T60"> of their </text:span><text:span text:style-name="T61">blood</text:span><text:span text:style-name="T60">, whither also the </text:span><text:span text:style-name="T61">dead bodies</text:span><text:span text:style-name="T60"> that were slain </text:span><text:span text:style-name="T61">above and on the altar</text:span><text:span text:style-name="T60"> fell down.</text:span><text:span text:style-name="T1">"</text:span><text:span text:style-name="T1"><text:line-break/></text:span><text:span text:style-name="T62">(The Wars of the Jews – Book 4, Chapter 5)</text:span></text:p>
              </text:list-item>
              <text:list-item>
                <text:p text:style-name="P26"><text:span text:style-name="T1">That seems hard to miss.</text:span></text:p>
              </text:list-item>
              <text:list-item>
                <text:p text:style-name="P26"><text:span text:style-name="T1">Dead bodies and human blood on the altar</text:span></text:p>
              </text:list-item>
            </text:list>
          </draw:text-box>
        </draw:frame>
        <presentation:notes draw:style-name="dp2">
          <draw:page-thumbnail draw:style-name="gr1" draw:layer="layout" svg:width="14.848cm" svg:height="11.136cm" svg:x="3.075cm" svg:y="2.257cm" draw:page-number="102" presentation:class="page"/>
          <draw:frame presentation:style-name="pr5" draw:text-style-name="P2"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3" draw:text-style-name="P10" draw:layer="layout" svg:width="25.199cm" svg:height="17.466cm" svg:x="1.4cm" svg:y="4cm" presentation:class="outline" presentation:user-transformed="true">
          <draw:text-box>
            <text:list text:style-name="L2">
              <text:list-item>
                <text:p text:style-name="P9"><text:span text:style-name="T2">Standing? Who or what is standing?</text:span></text:p>
                <text:list>
                  <text:list-item>
                    <text:p><text:span text:style-name="T2">Option 1: Antichrist </text:span></text:p>
                    <text:list>
                      <text:list-item>
                        <text:p><text:span text:style-name="T2">2 Thessalonians 2:4</text:span></text:p>
                        <text:list>
                          <text:list-item>
                            <text:p text:style-name="P32"><text:span text:style-name="T2">He sits in the </text:span><text:span text:style-name="T57">Jewish temple</text:span><text:span text:style-name="T2">?</text:span></text:p>
                          </text:list-item>
                        </text:list>
                      </text:list-item>
                      <text:list-item>
                        <text:p><text:span text:style-name="T2">Doesn't Antichrist set up an </text:span><text:span text:style-name="T57">image</text:span><text:span text:style-name="T2">?</text:span></text:p>
                        <text:list>
                          <text:list-item>
                            <text:p><text:span text:style-name="T2">Revelation 13:14</text:span></text:p>
                          </text:list-item>
                        </text:list>
                      </text:list-item>
                      <text:list-item>
                        <text:p><text:span text:style-name="T2">Doesn't Matthew say he stands?</text:span></text:p>
                      </text:list-item>
                      <text:list-item>
                        <text:p><text:span text:style-name="T2">Is the abomination a "he"?</text:span></text:p>
                      </text:list-item>
                    </text:list>
                  </text:list-item>
                  <text:list-item>
                    <text:p><text:span text:style-name="T2">Option 2: a temple desecration</text:span></text:p>
                    <text:list>
                      <text:list-item>
                        <text:p><text:span text:style-name="T2">Holy of holies</text:span></text:p>
                      </text:list-item>
                      <text:list-item>
                        <text:p><text:span text:style-name="T2">Zealot Temple Siege of 68 AD</text:span></text:p>
                      </text:list-item>
                    </text:list>
                  </text:list-item>
                  <text:list-item>
                    <text:p><text:span text:style-name="T4">Option 3: a Roman army</text:span></text:p>
                  </text:list-item>
                </text:list>
              </text:list-item>
            </text:list>
          </draw:text-box>
        </draw:frame>
        <presentation:notes draw:style-name="dp1">
          <draw:page-thumbnail draw:style-name="gr1" draw:layer="layout" svg:width="14.848cm" svg:height="11.136cm" svg:x="3.075cm" svg:y="2.257cm" draw:page-number="103" presentation:class="page"/>
          <draw:frame presentation:style-name="pr5" draw:text-style-name="P4"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The holy place as</text:span></text:p>
          </draw:text-box>
        </draw:frame>
        <draw:frame presentation:style-name="pr2" draw:text-style-name="P1" draw:layer="layout" svg:width="25.199cm" svg:height="12.18cm" svg:x="1.4cm" svg:y="4.914cm" presentation:class="outline" presentation:user-transformed="true">
          <draw:text-box>
            <text:list text:style-name="L2">
              <text:list-item>
                <text:p text:style-name="P19"><text:span text:style-name="T1">Could it be seen as the City of Jerusalem?</text:span></text:p>
              </text:list-item>
              <text:list-item>
                <text:p text:style-name="P26"><text:span text:style-name="T1">Roman general Vespasian besieged Jerusalem in 68 AD and left in the summer of 69 AD so that he could be crowned as emperor of Rome</text:span></text:p>
                <text:list>
                  <text:list-item>
                    <text:p><text:span text:style-name="T1">If Jesus' disciples saw an army around Jerusalem, which then left that would be a difficult sign to miss</text:span></text:p>
                  </text:list-item>
                  <text:list-item>
                    <text:p><text:span text:style-name="T1">And the perfect opportunity to flee Jerusalem</text:span></text:p>
                  </text:list-item>
                </text:list>
              </text:list-item>
            </text:list>
          </draw:text-box>
        </draw:frame>
        <presentation:notes draw:style-name="dp2">
          <draw:page-thumbnail draw:style-name="gr1" draw:layer="layout" svg:width="14.848cm" svg:height="11.136cm" svg:x="3.075cm" svg:y="2.257cm" draw:page-number="104" presentation:class="page"/>
          <draw:frame presentation:style-name="pr5" draw:text-style-name="P2"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text:span text:style-name="T1">Luke 21:20 – parallel passage</text:span></text:p>
          </draw:text-box>
        </draw:frame>
        <draw:frame presentation:style-name="pr24" draw:text-style-name="P1" draw:layer="layout" svg:width="25.199cm" svg:height="15.432cm" svg:x="1.4cm" svg:y="4.914cm" presentation:class="outline" presentation:user-transformed="true">
          <draw:text-box>
            <text:list text:style-name="L2">
              <text:list-item>
                <text:p><text:span text:style-name="T1">Luke 21:20</text:span><text:span text:style-name="T1"><text:line-break/></text:span><text:span text:style-name="T1">20. </text:span><text:span text:style-name="T3">“But when you see Jerusalem surrounded by armies, then know that its </text:span><text:span text:style-name="T4">desolation</text:span><text:span text:style-name="T3"> is near.</text:span></text:p>
              </text:list-item>
              <text:list-item>
                <text:p><text:span text:style-name="T1">Both the Matthew + Luke verses tell the Jews to "</text:span><text:span text:style-name="T3">flee to the mountains</text:span><text:span text:style-name="T2">"</text:span><text:span text:style-name="T1"> </text:span></text:p>
              </text:list-item>
              <text:list-item>
                <text:p><text:span text:style-name="T1">When?</text:span></text:p>
                <text:list>
                  <text:list-item>
                    <text:p text:style-name="P3"><text:span text:style-name="T63">"</text:span><text:span text:style-name="T64">when you see</text:span><text:span text:style-name="T38">"</text:span><text:span text:style-name="T38"><text:line-break/></text:span><text:span text:style-name="T38">Luke (</text:span><text:span text:style-name="T64">Jerusalem surrounded by armies</text:span><text:span text:style-name="T65">)</text:span><text:span text:style-name="T64"><text:line-break/></text:span><text:span text:style-name="T65">Matthew (</text:span><text:span text:style-name="T3">the ‘abomination of desolation</text:span><text:span text:style-name="T2">)</text:span></text:p>
                  </text:list-item>
                </text:list>
              </text:list-item>
              <text:list-item>
                <text:p><text:span text:style-name="T2">Why are the phrases different?</text:span></text:p>
              </text:list-item>
            </text:list>
          </draw:text-box>
        </draw:frame>
        <presentation:notes draw:style-name="dp1">
          <draw:page-thumbnail draw:style-name="gr1" draw:layer="layout" svg:width="14.848cm" svg:height="11.136cm" svg:x="3.075cm" svg:y="2.257cm" draw:page-number="105" presentation:class="page"/>
          <draw:frame presentation:style-name="pr5" draw:text-style-name="P2"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Hebraisms</text:p>
          </draw:text-box>
        </draw:frame>
        <draw:frame presentation:style-name="pr25" draw:text-style-name="P1" draw:layer="layout" svg:width="25.199cm" svg:height="15.232cm" svg:x="1.4cm" svg:y="4.914cm" presentation:class="outline" presentation:user-transformed="true">
          <draw:text-box>
            <text:list text:style-name="L2">
              <text:list-item>
                <text:p><text:span text:style-name="T1">Are </text:span><text:span text:style-name="T4">phrases</text:span><text:span text:style-name="T1"> that </text:span><text:span text:style-name="T4">meant something to Hebrews</text:span><text:span text:style-name="T1">, but were </text:span><text:span text:style-name="T4">gibberish</text:span><text:span text:style-name="T1"> </text:span><text:span text:style-name="T4">to others</text:span><text:span text:style-name="T1"> not steeped in Hebrew idioms</text:span></text:p>
                <text:list>
                  <text:list-item>
                    <text:p><text:span text:style-name="T1">Church history tells us that </text:span><text:span text:style-name="T60">Luke</text:span><text:span text:style-name="T1"> was a </text:span><text:span text:style-name="T60">Gentile</text:span><text:span text:style-name="T1">.</text:span></text:p>
                  </text:list-item>
                  <text:list-item>
                    <text:p><text:span text:style-name="T60">Matthew</text:span><text:span text:style-name="T1"> was a </text:span><text:span text:style-name="T60">Jew</text:span><text:span text:style-name="T1"> and one of the 12 disciples that Jesus hand-picked</text:span></text:p>
                  </text:list-item>
                </text:list>
              </text:list-item>
              <text:list-item>
                <text:p><text:span text:style-name="T1">It would follow that </text:span><text:span text:style-name="T60">Luke</text:span><text:span text:style-name="T1"> removed the "</text:span><text:span text:style-name="T3">abomination of desolation</text:span><text:span text:style-name="T1">" </text:span><text:span text:style-name="T4">Hebraism</text:span><text:span text:style-name="T1"> and replaced it with "</text:span><text:span text:style-name="T3">when you see Jerusalem surrounded by armies</text:span><text:span text:style-name="T1">" instead.</text:span></text:p>
              </text:list-item>
              <text:list-item>
                <text:p><text:span text:style-name="T20">Both</text:span><text:span text:style-name="T1"> tell the Jews to </text:span><text:span text:style-name="T20">flee</text:span><text:span text:style-name="T58"> after they see it</text:span></text:p>
              </text:list-item>
            </text:list>
          </draw:text-box>
        </draw:frame>
        <presentation:notes draw:style-name="dp1">
          <draw:page-thumbnail draw:style-name="gr1" draw:layer="layout" svg:width="14.848cm" svg:height="11.136cm" svg:x="3.075cm" svg:y="2.257cm" draw:page-number="106" presentation:class="page"/>
          <draw:frame presentation:style-name="pr5" draw:text-style-name="P2" draw:layer="layout" svg:width="16.799cm" svg:height="13.364cm" svg:x="2.1cm" svg:y="14.107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6" draw:text-style-name="P33" draw:layer="layout" svg:width="26.099cm" svg:height="18.971cm" svg:x="0.5cm" svg:y="3.5cm" presentation:class="outline" presentation:user-transformed="true">
          <draw:text-box>
            <text:p text:style-name="P33"><text:span text:style-name="T66">Eusebius (Church historian - ~260-339 AD wrote:</text:span><text:span text:style-name="T66"><text:line-break/></text:span><text:span text:style-name="T67">The people of the church in Jerusalem had been commanded by a revelation</text:span><text:span text:style-name="T68">, vouchsafed to</text:span><text:span text:style-name="T66"> </text:span><text:span text:style-name="T68">approved men there before the war, to</text:span><text:span text:style-name="T66"> </text:span><text:span text:style-name="T67">leave the city</text:span><text:span text:style-name="T66"> </text:span><text:span text:style-name="T68">and to</text:span><text:span text:style-name="T66"> </text:span><text:span text:style-name="T67">dwell in a certain town</text:span><text:span text:style-name="T66"> </text:span><text:span text:style-name="T68">of Perea</text:span><text:span text:style-name="T66"> </text:span><text:span text:style-name="T67">called</text:span><text:span text:style-name="T66"> </text:span><text:span text:style-name="T67">Pella</text:span><text:span text:style-name="T66">. </text:span><text:span text:style-name="T68">And when those that believed in Christ had come thither from Jerusalem, then, as if the royal city of the Jews and the whole land of Judea were entirely destitute of holy men, the judgment of God at length overtook those who had committed such outrages against Christ and his apostles, and totally destroyed that generation of impious men.”</text:span><text:span text:style-name="T66"> (Eccl. Hist. 3:5:3; cp. Matt 24:16; Epiphanius, De pond. 15)</text:span></text:p>
          </draw:text-box>
        </draw:frame>
        <presentation:notes draw:style-name="dp2">
          <draw:page-thumbnail draw:style-name="gr1" draw:layer="layout" svg:width="14.848cm" svg:height="11.136cm" svg:x="3.075cm" svg:y="2.257cm" draw:page-number="107" presentation:class="page"/>
          <draw:frame presentation:style-name="pr5" draw:text-style-name="P2" draw:layer="layout" svg:width="16.799cm" svg:height="13.364cm" svg:x="2.1cm" svg:y="14.107cm" presentation:class="notes" presentation:placeholder="true">
            <draw:text-box/>
          </draw:frame>
        </presentation:notes>
      </draw:page>
      <draw:page draw:name="page108" draw:style-name="dp1" draw:master-page-name="Default" presentation:presentation-page-layout-name="AL2T1">
        <draw:frame presentation:style-name="pr27" draw:text-style-name="P34" draw:layer="layout" svg:width="27.5cm" svg:height="21cm" svg:x="0.5cm" svg:y="0.5cm" presentation:class="outline" presentation:user-transformed="true">
          <draw:text-box>
            <text:p text:style-name="P34"><text:span text:style-name="T69">Ephipanius of Salamis, Cyprus (a bishop) in the 3rd century wrote this:</text:span><text:span text:style-name="T69"><text:line-break/></text:span><text:span text:style-name="T69">"</text:span><text:span text:style-name="T70">“So Aquila, while he was in Jerusalem, also saw the disciples of the disciples of the apostles flourishing in the faith and working great signs, healings, and other miracles. For they were such as had </text:span><text:span text:style-name="T71">come back from the city of Pella to Jerusalem</text:span><text:span text:style-name="T70"> and </text:span><text:span text:style-name="T71">were living there</text:span><text:span text:style-name="T70"> and teaching. For </text:span><text:span text:style-name="T71">when the city was about to be taken and destroyed by the Romans, it was revealed in advance</text:span><text:span text:style-name="T70"> to all the disciples by an angel of God </text:span><text:span text:style-name="T71">that they should remove from the city</text:span><text:span text:style-name="T70">, as it was going to be completely destroyed. </text:span><text:span text:style-name="T71">They sojourned as emigrants in Pella</text:span><text:span text:style-name="T70">, the city above mentioned in Transjordania. And this city is said to be of the Decapolis.” —Epiphanius, On Weights and Measures 15</text:span><text:span text:style-name="T69">"</text:span></text:p>
          </draw:text-box>
        </draw:frame>
        <presentation:notes draw:style-name="dp2">
          <draw:page-thumbnail draw:style-name="gr1" draw:layer="layout" svg:width="14.848cm" svg:height="11.136cm" svg:x="3.075cm" svg:y="2.257cm" draw:page-number="108" presentation:class="page"/>
          <draw:frame presentation:style-name="pr5" draw:text-style-name="P2" draw:layer="layout" svg:width="16.799cm" svg:height="13.364cm" svg:x="2.1cm" svg:y="14.107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1">Whether it was between Vespasian and Titus before they arrived</text:span></text:p>
                <text:list>
                  <text:list-item>
                    <text:p text:style-name="P1"><text:span text:style-name="T1">In between their arrivals</text:span></text:p>
                  </text:list-item>
                </text:list>
              </text:list-item>
              <text:list-item>
                <text:p text:style-name="P1"><text:span text:style-name="T1">Before either of them showed up</text:span></text:p>
              </text:list-item>
              <text:list-item>
                <text:p text:style-name="P1"><text:span text:style-name="T1">Or the Zealots defiling the temple</text:span></text:p>
              </text:list-item>
              <text:list-item>
                <text:p text:style-name="P1"><text:span text:style-name="T1">Or all of the above,</text:span><text:span text:style-name="T1"><text:line-break/></text:span><text:span text:style-name="T1">The Jewish Christians did escape</text:span></text:p>
              </text:list-item>
            </text:list>
          </draw:text-box>
        </draw:frame>
        <presentation:notes draw:style-name="dp2">
          <draw:page-thumbnail draw:style-name="gr1" draw:layer="layout" svg:width="14.848cm" svg:height="11.136cm" svg:x="3.075cm" svg:y="2.257cm" draw:page-number="109" presentation:class="page"/>
          <draw:frame presentation:style-name="pr5" draw:text-style-name="P2" draw:layer="layout" svg:width="16.799cm" svg:height="13.364cm" svg:x="2.1cm" svg:y="14.107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presentation:user-transformed="true">
          <draw:text-box>
            <text:p>v17-20</text:p>
          </draw:text-box>
        </draw:frame>
        <draw:frame presentation:style-name="pr2" draw:text-style-name="P8" draw:layer="layout" svg:width="25.199cm" svg:height="13.927cm" svg:x="1.4cm" svg:y="4.914cm" presentation:class="outline" presentation:user-transformed="true">
          <draw:text-box>
            <text:p text:style-name="P35"><text:span text:style-name="T5">16. </text:span><text:span text:style-name="T6">then let those who are in Judea flee to the mountains.</text:span><text:span text:style-name="T5"><text:line-break/></text:span><text:span text:style-name="T5">17. </text:span><text:span text:style-name="T6">Let the one who is on the </text:span><text:span text:style-name="T7">housetop</text:span><text:span text:style-name="T6"> not go down to take what is in his house,</text:span><text:span text:style-name="T5"><text:line-break/></text:span><text:span text:style-name="T5">18. </text:span><text:span text:style-name="T6">and let the one who is in the </text:span><text:span text:style-name="T7">field</text:span><text:span text:style-name="T6"> not turn back to take his cloak.</text:span><text:span text:style-name="T5"><text:line-break/></text:span><text:span text:style-name="T5">19. </text:span><text:span text:style-name="T6">And alas for women who are </text:span><text:span text:style-name="T7">pregnant</text:span><text:span text:style-name="T6"> and for those who are nursing infants in those days!</text:span><text:span text:style-name="T5"><text:line-break/></text:span><text:span text:style-name="T5">20. </text:span><text:span text:style-name="T6">But pray that your flight will not be in the winter, or on a Sabbath</text:span></text:p>
          </draw:text-box>
        </draw:frame>
        <presentation:notes draw:style-name="dp2">
          <draw:page-thumbnail draw:style-name="gr1" draw:layer="layout" svg:width="14.848cm" svg:height="11.136cm" svg:x="3.075cm" svg:y="2.257cm" draw:page-number="110" presentation:class="page"/>
          <draw:frame presentation:style-name="pr5" draw:text-style-name="P2" draw:layer="layout" svg:width="16.799cm" svg:height="13.364cm" svg:x="2.1cm" svg:y="14.107cm" presentation:class="notes" presentation:placeholder="true">
            <draw:text-box/>
          </draw:frame>
        </presentation:notes>
      </draw:page>
      <draw:page draw:name="page111" draw:style-name="dp1" draw:master-page-name="Default" presentation:presentation-page-layout-name="AL2T1">
        <draw:frame presentation:style-name="pr4" draw:layer="layout" svg:width="25.199cm" svg:height="3.506cm" svg:x="1.4cm" svg:y="0.837cm" presentation:class="title">
          <draw:text-box>
            <text:p>v17-20</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4">Who is Jesus talking to?</text:span></text:p>
              </text:list-item>
            </text:list>
          </draw:text-box>
        </draw:frame>
        <presentation:notes draw:style-name="dp2">
          <draw:page-thumbnail draw:style-name="gr1" draw:layer="layout" svg:width="14.848cm" svg:height="11.136cm" svg:x="3.075cm" svg:y="2.257cm" draw:page-number="111" presentation:class="page"/>
          <draw:frame presentation:style-name="pr5" draw:text-style-name="P2" draw:layer="layout" svg:width="16.799cm" svg:height="13.364cm" svg:x="2.1cm" svg:y="14.107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6.11cm" svg:x="1.4cm" svg:y="4.914cm" presentation:class="outline" presentation:user-transformed="true">
          <draw:text-box>
            <text:list text:style-name="L2">
              <text:list-item>
                <text:p text:style-name="P1"><text:span text:style-name="T1">The 1st century Jews in front of Him</text:span></text:p>
                <text:list>
                  <text:list-item>
                    <text:p text:style-name="P1"><text:span text:style-name="T1">Had housetops for living space</text:span></text:p>
                  </text:list-item>
                  <text:list-item>
                    <text:p text:style-name="P1"><text:span text:style-name="T1">Worked in fields</text:span></text:p>
                  </text:list-item>
                  <text:list-item>
                    <text:p text:style-name="P1"><text:span text:style-name="T1">Had travel issues with winter</text:span></text:p>
                    <text:list>
                      <text:list-item>
                        <text:p text:style-name="P1"><text:span text:style-name="T1">And Sabbath</text:span></text:p>
                      </text:list-item>
                    </text:list>
                  </text:list-item>
                </text:list>
              </text:list-item>
              <text:list-item>
                <text:p text:style-name="P1"><text:span text:style-name="T1">None of those are the case for those of us in the 21st century</text:span></text:p>
              </text:list-item>
              <text:list-item>
                <text:p text:style-name="P1"><text:span text:style-name="T1">Also, they were in Judea – the rest of the world is not (not a world-wide event)</text:span></text:p>
              </text:list-item>
              <text:list-item>
                <text:p text:style-name="P1"><text:span text:style-name="T1">Judea had mountains – not everyone else does</text:span></text:p>
              </text:list-item>
            </text:list>
          </draw:text-box>
        </draw:frame>
        <presentation:notes draw:style-name="dp2">
          <draw:page-thumbnail draw:style-name="gr1" draw:layer="layout" svg:width="14.848cm" svg:height="11.136cm" svg:x="3.075cm" svg:y="2.257cm" draw:page-number="112" presentation:class="page"/>
          <draw:frame presentation:style-name="pr5" draw:text-style-name="P2"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presentation:user-transformed="true">
          <draw:text-box>
            <text:p>v21</text:p>
          </draw:text-box>
        </draw:frame>
        <draw:frame presentation:style-name="pr2" draw:text-style-name="P8" draw:layer="layout" svg:width="25.199cm" svg:height="12.18cm" svg:x="1.4cm" svg:y="4.914cm" presentation:class="outline">
          <draw:text-box>
            <text:p text:style-name="P8"><text:span text:style-name="T5">21. </text:span><text:span text:style-name="T6">“For then there will be a </text:span><text:span text:style-name="T7">great tribulation</text:span><text:span text:style-name="T6">, such as has </text:span><text:span text:style-name="T18">not occurred</text:span><text:span text:style-name="T6"> since the </text:span><text:span text:style-name="T18">beginning</text:span><text:span text:style-name="T6"> of the world until now, </text:span><text:span text:style-name="T18">nor ever will</text:span><text:span text:style-name="T6">.</text:span></text:p>
          </draw:text-box>
        </draw:frame>
        <presentation:notes draw:style-name="dp2">
          <draw:page-thumbnail draw:style-name="gr1" draw:layer="layout" svg:width="14.848cm" svg:height="11.136cm" svg:x="3.075cm" svg:y="2.257cm" draw:page-number="113" presentation:class="page"/>
          <draw:frame presentation:style-name="pr5" draw:text-style-name="P2"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Until now, nor ever will?</text:span></text:p>
                <text:list>
                  <text:list-item>
                    <text:p><text:span text:style-name="T4">The Holocaust was worse, right?</text:span></text:p>
                  </text:list-item>
                </text:list>
              </text:list-item>
            </text:list>
          </draw:text-box>
        </draw:frame>
        <presentation:notes draw:style-name="dp2">
          <draw:page-thumbnail draw:style-name="gr1" draw:layer="layout" svg:width="14.848cm" svg:height="11.136cm" svg:x="3.075cm" svg:y="2.257cm" draw:page-number="114" presentation:class="page"/>
          <draw:frame presentation:style-name="pr5" draw:text-style-name="P2"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presentation:user-transformed="true">
          <draw:text-box>
            <text:p>Remember</text:p>
          </draw:text-box>
        </draw:frame>
        <draw:frame presentation:style-name="pr2" draw:layer="layout" svg:width="25.199cm" svg:height="12.18cm" svg:x="1.4cm" svg:y="4.914cm" presentation:class="outline" presentation:user-transformed="true">
          <draw:text-box>
            <text:list text:style-name="L2">
              <text:list-item>
                <text:p>The word-concept fallacy</text:p>
              </text:list-item>
              <text:list-item>
                <text:p>Jesus spoke to people in the ancient east, in a biblical context</text:p>
              </text:list-item>
              <text:list-item>
                <text:p>In cases where this language is used, was it meant to be understood literally?</text:p>
                <text:list>
                  <text:list-item>
                    <text:p>Or hyperbolically?</text:p>
                  </text:list-item>
                </text:list>
              </text:list-item>
            </text:list>
          </draw:text-box>
        </draw:frame>
        <presentation:notes draw:style-name="dp2">
          <draw:page-thumbnail draw:style-name="gr1" draw:layer="layout" svg:width="14.848cm" svg:height="11.136cm" svg:x="3.075cm" svg:y="2.257cm" draw:page-number="115" presentation:class="page"/>
          <draw:frame presentation:style-name="pr5" draw:text-style-name="P2" draw:layer="layout" svg:width="16.799cm" svg:height="13.364cm" svg:x="2.1cm" svg:y="14.107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8" draw:text-style-name="P36" draw:layer="layout" svg:width="25.199cm" svg:height="42cm" svg:x="1.4cm" svg:y="3.5cm" presentation:class="outline" presentation:user-transformed="true">
          <draw:text-box>
            <text:p text:style-name="P36"><text:span text:style-name="T72">Exodus 11:6, on the 10</text:span><text:span text:style-name="T73">th</text:span><text:span text:style-name="T72"> plague in Egypt: </text:span><text:span text:style-name="T72"><text:line-break/></text:span><text:span text:style-name="T74">6. </text:span><text:span text:style-name="T72">"</text:span><text:span text:style-name="T75">then there shall be a great cry throughout the land of Egypt wuch as was not like it before </text:span><text:span text:style-name="T76">nor shall ever be like it again</text:span><text:span text:style-name="T72">"</text:span></text:p>
            <text:p text:style-name="P36"><text:span text:style-name="T72">Exodus 10:14</text:span><text:span text:style-name="T72"><text:line-break/></text:span><text:span text:style-name="T74">14. </text:span><text:span text:style-name="T72">"</text:span><text:span text:style-name="T75">The locusts came up over all the land of Egypt and settled in all the territory of Egypt; they were very [fn]numerous. </text:span><text:span text:style-name="T77">There had never been so many [fn]locusts, nor would there be so many [fn]again</text:span><text:span text:style-name="T75">.</text:span><text:span text:style-name="T72">"</text:span></text:p>
            <text:p text:style-name="P37"><text:span text:style-name="T72"/></text:p>
          </draw:text-box>
        </draw:frame>
        <presentation:notes draw:style-name="dp2">
          <draw:page-thumbnail draw:style-name="gr1" draw:layer="layout" svg:width="14.848cm" svg:height="11.136cm" svg:x="3.075cm" svg:y="2.257cm" draw:page-number="116" presentation:class="page"/>
          <draw:frame presentation:style-name="pr5" draw:text-style-name="P2" draw:layer="layout" svg:width="16.799cm" svg:height="13.364cm" svg:x="2.1cm" svg:y="14.107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user-transformed="true">
          <draw:text-box>
            <text:p text:style-name="P38"><text:span text:style-name="T72">Ezekiel 5:9, on God declaring the Babylonians destroying the OT temple: </text:span><text:span text:style-name="T72"><text:line-break/></text:span><text:span text:style-name="T74">9. </text:span><text:span text:style-name="T72">"</text:span><text:span text:style-name="T75">And because of all your abominations I will do with you what I have never yet done, and</text:span><text:span text:style-name="T72"> </text:span><text:span text:style-name="T76">the like of which I will never do again</text:span><text:span text:style-name="T72">."</text:span></text:p>
            <text:p text:style-name="P38"><text:span text:style-name="T72"/></text:p>
          </draw:text-box>
        </draw:frame>
        <presentation:notes draw:style-name="dp2">
          <draw:page-thumbnail draw:style-name="gr1" draw:layer="layout" svg:width="14.848cm" svg:height="11.136cm" svg:x="3.075cm" svg:y="2.257cm" draw:page-number="117" presentation:class="page"/>
          <draw:frame presentation:style-name="pr5" draw:text-style-name="P2"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8.847cm" svg:x="1.4cm" svg:y="4.914cm" presentation:class="outline" presentation:user-transformed="true">
          <draw:text-box>
            <text:list text:style-name="L2">
              <text:list-item>
                <text:p text:style-name="P38"><text:span text:style-name="T72">2 kings 18:5 </text:span><text:span text:style-name="T72"><text:line-break/></text:span><text:span text:style-name="T74">5. </text:span><text:span text:style-name="T72">"</text:span><text:span text:style-name="T75">He trusted in the LORD, the God of Israel, so that there was none like him among all the kings of Judah </text:span><text:span text:style-name="T76">after him</text:span><text:span text:style-name="T72">, </text:span><text:span text:style-name="T76">nor among those who were before</text:span><text:span text:style-name="T72"> </text:span><text:span text:style-name="T75">him.</text:span><text:span text:style-name="T72">"</text:span></text:p>
              </text:list-item>
              <text:list-item>
                <text:p text:style-name="P39"><text:span text:style-name="T72">would you say he was the best? </text:span><text:span text:style-name="T72"><text:line-break/></text:span><text:span text:style-name="T72">look at king Josiah from the same book in</text:span></text:p>
              </text:list-item>
              <text:list-item>
                <text:p text:style-name="P39"><text:span text:style-name="T72">2 kings 23:25 </text:span><text:span text:style-name="T72"><text:line-break/></text:span><text:span text:style-name="T72">"</text:span><text:span text:style-name="T75">Before him there was </text:span><text:span text:style-name="T76">no king like him</text:span><text:span text:style-name="T72">, </text:span><text:span text:style-name="T75">who turned to the LORD with all his heart and with all his soul and with all his might, according to all the Law of Moses,</text:span><text:span text:style-name="T72"> </text:span><text:span text:style-name="T76">nor</text:span><text:span text:style-name="T72"> </text:span><text:span text:style-name="T75">did</text:span><text:span text:style-name="T72"> </text:span><text:span text:style-name="T76">any</text:span><text:span text:style-name="T72"> </text:span><text:span text:style-name="T75">like him arise</text:span><text:span text:style-name="T72"> </text:span><text:span text:style-name="T76">after</text:span><text:span text:style-name="T72"> </text:span><text:span text:style-name="T75">him.</text:span><text:span text:style-name="T72">"</text:span></text:p>
              </text:list-item>
              <text:list-item>
                <text:p text:style-name="P40"><text:span text:style-name="T72"/></text:p>
              </text:list-item>
            </text:list>
          </draw:text-box>
        </draw:frame>
        <presentation:notes draw:style-name="dp2">
          <draw:page-thumbnail draw:style-name="gr1" draw:layer="layout" svg:width="14.848cm" svg:height="11.136cm" svg:x="3.075cm" svg:y="2.257cm" draw:page-number="118" presentation:class="page"/>
          <draw:frame presentation:style-name="pr5" draw:text-style-name="P2" draw:layer="layout" svg:width="16.799cm" svg:height="13.364cm" svg:x="2.1cm" svg:y="14.107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p text:style-name="P41"><text:span text:style-name="T5">If we see this way of speech not meant to be understood literally in the historical Hebrew scriptures, then do we have any reason to believe Jesus would use the Hebraism in a way that meant the opposite to those in front of Him?</text:span></text:p>
            <text:p text:style-name="P41"><text:span text:style-name="T5">Further, Jesus mentions the Great Flood a litter later. Probably more people died then than in AD 70.</text:span></text:p>
          </draw:text-box>
        </draw:frame>
        <presentation:notes draw:style-name="dp2">
          <draw:page-thumbnail draw:style-name="gr1" draw:layer="layout" svg:width="14.848cm" svg:height="11.136cm" svg:x="3.075cm" svg:y="2.257cm" draw:page-number="119" presentation:class="page"/>
          <draw:frame presentation:style-name="pr5" draw:text-style-name="P2" draw:layer="layout" svg:width="16.799cm" svg:height="13.364cm" svg:x="2.1cm" svg:y="14.107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Until now, nor ever will?</text:span></text:p>
                <text:list>
                  <text:list-item>
                    <text:p><text:span text:style-name="T2">The Holocaust was worse, right?</text:span></text:p>
                  </text:list-item>
                </text:list>
              </text:list-item>
              <text:list-item>
                <text:p><text:span text:style-name="T4">Great Tribulation?</text:span></text:p>
                <text:list>
                  <text:list-item>
                    <text:p><text:span text:style-name="T4">When?</text:span></text:p>
                  </text:list-item>
                </text:list>
              </text:list-item>
            </text:list>
          </draw:text-box>
        </draw:frame>
        <presentation:notes draw:style-name="dp1">
          <draw:page-thumbnail draw:style-name="gr1" draw:layer="layout" svg:width="14.848cm" svg:height="11.136cm" svg:x="3.075cm" svg:y="2.257cm" draw:page-number="120" presentation:class="page"/>
          <draw:frame presentation:style-name="pr5" draw:text-style-name="P2" draw:layer="layout" svg:width="16.799cm" svg:height="13.364cm" svg:x="2.1cm" svg:y="14.107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 text:style-name="P15"><text:span text:style-name="T5">21. </text:span><text:span text:style-name="T6">“For then there will be </text:span><text:span text:style-name="T7">great tribulation</text:span></text:p>
                <text:list>
                  <text:list-item>
                    <text:p text:style-name="P42"><text:span text:style-name="T8">In AD 70, 2000+ years from then, or both?</text:span></text:p>
                  </text:list-item>
                  <text:list-item>
                    <text:p text:style-name="P42"><text:span text:style-name="T8">Let's keep reading and we will come that conclusion after seeing what else Jesus has to say.</text:span></text:p>
                  </text:list-item>
                </text:list>
              </text:list-item>
            </text:list>
          </draw:text-box>
        </draw:frame>
        <presentation:notes draw:style-name="dp2">
          <draw:page-thumbnail draw:style-name="gr1" draw:layer="layout" svg:width="14.848cm" svg:height="11.136cm" svg:x="3.075cm" svg:y="2.257cm" draw:page-number="121" presentation:class="page"/>
          <draw:frame presentation:style-name="pr5" draw:text-style-name="P2" draw:layer="layout" svg:width="16.799cm" svg:height="13.364cm" svg:x="2.1cm" svg:y="14.107cm" presentation:class="notes" presentation:placeholder="true">
            <draw:text-box/>
          </draw:frame>
        </presentation:notes>
      </draw:page>
      <draw:page draw:name="page1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22</text:span></text:p>
          </draw:text-box>
        </draw:frame>
        <draw:frame presentation:style-name="pr2" draw:text-style-name="P1" draw:layer="layout" svg:width="25.199cm" svg:height="14.472cm" svg:x="1.4cm" svg:y="4.914cm" presentation:class="outline" presentation:user-transformed="true">
          <draw:text-box>
            <text:list text:style-name="L2">
              <text:list-item>
                <text:p text:style-name="P1"><text:span text:style-name="T1">22. </text:span><text:span text:style-name="T3">“And unless </text:span><text:span text:style-name="T4">those days had been cut short</text:span><text:span text:style-name="T3">, no life would have been saved; but for the sake of the elect those days will be cut short.</text:span></text:p>
                <text:list>
                  <text:list-item>
                    <text:p><text:span text:style-name="T2">The Jewish war lasted about 3.5 years</text:span></text:p>
                  </text:list-item>
                  <text:list-item>
                    <text:p><text:span text:style-name="T2">While the war waged, the Christian Jews left the city and were save in Pella, in the mountains, which is where Jesus told them to go</text:span></text:p>
                  </text:list-item>
                  <text:list-item>
                    <text:p><text:span text:style-name="T2">If the war went on for too long, it could have jeapordized the lives of the Christian Jews too</text:span></text:p>
                  </text:list-item>
                  <text:list-item>
                    <text:p><text:span text:style-name="T2">That is one possible explanation.</text:span></text:p>
                  </text:list-item>
                </text:list>
              </text:list-item>
            </text:list>
          </draw:text-box>
        </draw:frame>
        <presentation:notes draw:style-name="dp2">
          <draw:page-thumbnail draw:style-name="gr1" draw:layer="layout" svg:width="14.848cm" svg:height="11.136cm" svg:x="3.075cm" svg:y="2.257cm" draw:page-number="122" presentation:class="page"/>
          <draw:frame presentation:style-name="pr5" draw:text-style-name="P2" draw:layer="layout" svg:width="16.799cm" svg:height="13.364cm" svg:x="2.1cm" svg:y="14.107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draw:text-box>
            <text:p>v23-26 more false messiah warnings</text:p>
          </draw:text-box>
        </draw:frame>
        <draw:frame presentation:style-name="pr29" draw:text-style-name="P8" draw:layer="layout" svg:width="26.099cm" svg:height="15.28cm" svg:x="0.5cm" svg:y="4.914cm" presentation:class="outline" presentation:user-transformed="true">
          <draw:text-box>
            <text:p text:style-name="P8"><text:span text:style-name="T5">23. "</text:span><text:span text:style-name="T6">“</text:span><text:span text:style-name="T7">Then</text:span><text:span text:style-name="T6"> if anyone says to you, ‘Behold, here is the [fn]Christ,’ or ‘[fn]There He is,’ do not believe him.</text:span><text:span text:style-name="T5">"</text:span><text:span text:style-name="T5"><text:line-break/></text:span><text:span text:style-name="T5">24. "</text:span><text:span text:style-name="T6">“For false christs and false prophets will arise and will [fn]show great [fn]signs and wonders, so as to deceive, if possible, even the [fn]elect.</text:span><text:span text:style-name="T5">"</text:span><text:span text:style-name="T5"><text:line-break/></text:span><text:span text:style-name="T5">25. "</text:span><text:span text:style-name="T6">See, I have told you beforehand.</text:span><text:span text:style-name="T5">"</text:span><text:span text:style-name="T5"><text:line-break/></text:span><text:span text:style-name="T5">26. "</text:span><text:span text:style-name="T6">So, if they say to you, ‘Look, he is in the wilderness,’ do not go out. If they say, ‘Look, he is in the inner rooms,’ do not believe it.</text:span><text:span text:style-name="T5">"</text:span></text:p>
          </draw:text-box>
        </draw:frame>
        <presentation:notes draw:style-name="dp2">
          <draw:page-thumbnail draw:style-name="gr1" draw:layer="layout" svg:width="14.848cm" svg:height="11.136cm" svg:x="3.075cm" svg:y="2.257cm" draw:page-number="123" presentation:class="page"/>
          <draw:frame presentation:style-name="pr5" draw:text-style-name="P2" draw:layer="layout" svg:width="16.799cm" svg:height="13.364cm" svg:x="2.1cm" svg:y="14.107cm" presentation:class="notes" presentation:placeholder="true">
            <draw:text-box/>
          </draw:frame>
        </presentation:notes>
      </draw:page>
      <draw:page draw:name="page12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78">Why did Jesus warn them again?</text:span></text:p>
              </text:list-item>
            </text:list>
          </draw:text-box>
        </draw:frame>
        <presentation:notes draw:style-name="dp2">
          <draw:page-thumbnail draw:style-name="gr1" draw:layer="layout" svg:width="14.848cm" svg:height="11.136cm" svg:x="3.075cm" svg:y="2.257cm" draw:page-number="124" presentation:class="page"/>
          <draw:frame presentation:style-name="pr5" draw:text-style-name="P2" draw:layer="layout" svg:width="16.799cm" svg:height="13.364cm" svg:x="2.1cm" svg:y="14.107cm" presentation:class="notes" presentation:placeholder="true">
            <draw:text-box/>
          </draw:frame>
        </presentation:notes>
      </draw:page>
      <draw:page draw:name="page12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18cm" svg:x="1.4cm" svg:y="4.914cm" presentation:class="outline">
          <draw:text-box>
            <text:list text:style-name="L2">
              <text:list-item>
                <text:p text:style-name="P1"><text:span text:style-name="T4">Why</text:span><text:span text:style-name="T1"> did </text:span><text:span text:style-name="T4">Jesus</text:span><text:span text:style-name="T1"> find the need to </text:span><text:span text:style-name="T4">warn</text:span><text:span text:style-name="T1"> the disciples </text:span><text:span text:style-name="T4">again</text:span></text:p>
                <text:list>
                  <text:list-item>
                    <text:p text:style-name="P1"><text:span text:style-name="T1">That He would not be in the flesh on the earth in a way that someone could point and say</text:span></text:p>
                    <text:list>
                      <text:list-item>
                        <text:p text:style-name="P1"><text:span text:style-name="T1">Look, there He(Jesus) is!</text:span></text:p>
                      </text:list-item>
                    </text:list>
                  </text:list-item>
                </text:list>
              </text:list-item>
              <text:list-item>
                <text:p text:style-name="P1"><text:span text:style-name="T1">Let's see if the next verse helps us out</text:span></text:p>
              </text:list-item>
            </text:list>
          </draw:text-box>
        </draw:frame>
        <presentation:notes draw:style-name="dp2">
          <draw:page-thumbnail draw:style-name="gr1" draw:layer="layout" svg:width="14.848cm" svg:height="11.136cm" svg:x="3.075cm" svg:y="2.257cm" draw:page-number="125" presentation:class="page"/>
          <draw:frame presentation:style-name="pr5" draw:text-style-name="P2" draw:layer="layout" svg:width="16.799cm" svg:height="13.364cm" svg:x="2.1cm" svg:y="14.107cm" presentation:class="notes" presentation:placeholder="true">
            <draw:text-box/>
          </draw:frame>
        </presentation:notes>
      </draw:page>
      <draw:page draw:name="page12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8" draw:layer="layout" svg:width="25.199cm" svg:height="12.18cm" svg:x="1.4cm" svg:y="4.914cm" presentation:class="outline">
          <draw:text-box>
            <text:p text:style-name="P8"><text:span text:style-name="T5">27. "</text:span><text:span text:style-name="T6">For as the</text:span><text:span text:style-name="T5"> </text:span><text:span text:style-name="T18">lightning</text:span><text:span text:style-name="T5"> </text:span><text:span text:style-name="T6">comes from the</text:span><text:span text:style-name="T5"> </text:span><text:span text:style-name="T18">east</text:span><text:span text:style-name="T5"> </text:span><text:span text:style-name="T6">and shines as far as the</text:span><text:span text:style-name="T5"> </text:span><text:span text:style-name="T18">west</text:span><text:span text:style-name="T5">, </text:span><text:span text:style-name="T6">so will be the</text:span><text:span text:style-name="T5"> </text:span><text:span text:style-name="T18">coming</text:span><text:span text:style-name="T45">[Greek:parousia]</text:span><text:span text:style-name="T5"> </text:span><text:span text:style-name="T6">of the</text:span><text:span text:style-name="T5"> </text:span><text:span text:style-name="T18">Son of Man</text:span><text:span text:style-name="T5">."</text:span></text:p>
          </draw:text-box>
        </draw:frame>
        <presentation:notes draw:style-name="dp2">
          <draw:page-thumbnail draw:style-name="gr1" draw:layer="layout" svg:width="14.848cm" svg:height="11.136cm" svg:x="3.075cm" svg:y="2.257cm" draw:page-number="126" presentation:class="page"/>
          <draw:frame presentation:style-name="pr5" draw:text-style-name="P2" draw:layer="layout" svg:width="16.799cm" svg:height="13.364cm" svg:x="2.1cm" svg:y="14.107cm" presentation:class="notes" presentation:placeholder="true">
            <draw:text-box/>
          </draw:frame>
        </presentation:notes>
      </draw:page>
      <draw:page draw:name="page12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Coming?</text:span></text:p>
                <text:list>
                  <text:list-item>
                    <text:p><text:span text:style-name="T4">Didn't He just say don't go looking for Him?</text:span></text:p>
                  </text:list-item>
                </text:list>
              </text:list-item>
            </text:list>
          </draw:text-box>
        </draw:frame>
        <presentation:notes draw:style-name="dp2">
          <draw:page-thumbnail draw:style-name="gr1" draw:layer="layout" svg:width="14.848cm" svg:height="11.136cm" svg:x="3.075cm" svg:y="2.257cm" draw:page-number="127" presentation:class="page"/>
          <draw:frame presentation:style-name="pr5" draw:text-style-name="P2" draw:layer="layout" svg:width="16.799cm" svg:height="13.364cm" svg:x="2.1cm" svg:y="14.107cm" presentation:class="notes" presentation:placeholder="true">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5.732cm" svg:x="1.4cm" svg:y="4.914cm" presentation:class="outline" presentation:user-transformed="true">
          <draw:text-box>
            <text:list text:style-name="L2">
              <text:list-item>
                <text:p text:style-name="P1"><text:span text:style-name="T1">This is the same Greek: parousia</text:span><text:span text:style-name="T1"><text:line-break/></text:span><text:span text:style-name="T1">word from earlier where the question </text:span><text:span text:style-name="T1"><text:line-break/></text:span><text:span text:style-name="T1">"what will be the sign of your coming" was.</text:span></text:p>
              </text:list-item>
              <text:list-item>
                <text:p text:style-name="P1"><text:span text:style-name="T1">It means to come in power</text:span></text:p>
              </text:list-item>
              <text:list-item>
                <text:p text:style-name="P1"><text:span text:style-name="T1">V23-26 stand in contrast</text:span></text:p>
                <text:list>
                  <text:list-item>
                    <text:p><text:span text:style-name="T1">Where Jesus tells His disciples to NOT look for Him</text:span></text:p>
                  </text:list-item>
                  <text:list-item>
                    <text:p><text:span text:style-name="T1">Yet the next verse He said He is coming</text:span></text:p>
                  </text:list-item>
                </text:list>
              </text:list-item>
              <text:list-item>
                <text:p><text:span text:style-name="T1">That must mean this coming of Jesus is not one that is visible where you can point to Jesus and say "there He is"</text:span></text:p>
              </text:list-item>
            </text:list>
          </draw:text-box>
        </draw:frame>
        <presentation:notes draw:style-name="dp2">
          <draw:page-thumbnail draw:style-name="gr1" draw:layer="layout" svg:width="14.848cm" svg:height="11.136cm" svg:x="3.075cm" svg:y="2.257cm" draw:page-number="128" presentation:class="page"/>
          <draw:frame presentation:style-name="pr5" draw:text-style-name="P2" draw:layer="layout" svg:width="16.799cm" svg:height="13.364cm" svg:x="2.1cm" svg:y="14.107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Coming?</text:span></text:p>
                <text:list>
                  <text:list-item>
                    <text:p><text:span text:style-name="T2">Didn't He just say don't go looking for Him?</text:span></text:p>
                  </text:list-item>
                </text:list>
              </text:list-item>
              <text:list-item>
                <text:p><text:span text:style-name="T4">Lighting?</text:span></text:p>
                <text:list>
                  <text:list-item>
                    <text:p><text:span text:style-name="T4">Lighting is as fas as the blink of an eye, right?</text:span></text:p>
                  </text:list-item>
                </text:list>
              </text:list-item>
            </text:list>
          </draw:text-box>
        </draw:frame>
        <presentation:notes draw:style-name="dp1">
          <draw:page-thumbnail draw:style-name="gr1" draw:layer="layout" svg:width="14.848cm" svg:height="11.136cm" svg:x="3.075cm" svg:y="2.257cm" draw:page-number="129" presentation:class="page"/>
          <draw:frame presentation:style-name="pr5" draw:text-style-name="P2" draw:layer="layout" svg:width="16.799cm" svg:height="13.364cm" svg:x="2.1cm" svg:y="14.107cm" presentation:class="notes" presentation:placeholder="true">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1 Corinthians 15 does say Jesus' 2nd coming will be in a moment, in the twinkling of an eye</text:p>
              </text:list-item>
              <text:list-item>
                <text:p>Lightning is fast</text:p>
                <text:list>
                  <text:list-item>
                    <text:p>But why did Jesus say east and west?</text:p>
                    <text:list>
                      <text:list-item>
                        <text:p text:style-name="P15"><text:span text:style-name="T6">For as the</text:span><text:span text:style-name="T5"> </text:span><text:span text:style-name="T18">lightning</text:span><text:span text:style-name="T5"> </text:span><text:span text:style-name="T6">comes from the</text:span><text:span text:style-name="T5"> </text:span><text:span text:style-name="T18">east</text:span><text:span text:style-name="T5"> </text:span><text:span text:style-name="T6">and shines as far as the</text:span><text:span text:style-name="T5"> </text:span><text:span text:style-name="T18">west</text:span></text:p>
                      </text:list-item>
                      <text:list-item>
                        <text:p text:style-name="P15"><text:span text:style-name="T8">Lighting doesn't come from east and go to the west</text:span></text:p>
                      </text:list-item>
                    </text:list>
                  </text:list-item>
                </text:list>
              </text:list-item>
            </text:list>
          </draw:text-box>
        </draw:frame>
        <presentation:notes draw:style-name="dp2">
          <draw:page-thumbnail draw:style-name="gr1" draw:layer="layout" svg:width="14.848cm" svg:height="11.136cm" svg:x="3.075cm" svg:y="2.257cm" draw:page-number="130" presentation:class="page"/>
          <draw:frame presentation:style-name="pr5" draw:text-style-name="P2" draw:layer="layout" svg:width="16.799cm" svg:height="13.364cm" svg:x="2.1cm" svg:y="14.107cm" presentation:class="notes" presentation:placeholder="true">
            <draw:text-box/>
          </draw:frame>
        </presentation:notes>
      </draw:page>
      <draw:page draw:name="page13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Coming?</text:span></text:p>
                <text:list>
                  <text:list-item>
                    <text:p><text:span text:style-name="T2">Didn't He just say don't go looking for Him?</text:span></text:p>
                  </text:list-item>
                </text:list>
              </text:list-item>
              <text:list-item>
                <text:p><text:span text:style-name="T2">Lighting?</text:span></text:p>
                <text:list>
                  <text:list-item>
                    <text:p><text:span text:style-name="T2">Lighting is as fas as the blink of an eye, right?</text:span></text:p>
                  </text:list-item>
                </text:list>
              </text:list-item>
              <text:list-item>
                <text:p><text:span text:style-name="T4">Bad translation?</text:span></text:p>
              </text:list-item>
            </text:list>
          </draw:text-box>
        </draw:frame>
        <presentation:notes draw:style-name="dp1">
          <draw:page-thumbnail draw:style-name="gr1" draw:layer="layout" svg:width="14.848cm" svg:height="11.136cm" svg:x="3.075cm" svg:y="2.257cm" draw:page-number="131" presentation:class="page"/>
          <draw:frame presentation:style-name="pr5" draw:text-style-name="P2" draw:layer="layout" svg:width="16.799cm" svg:height="13.364cm" svg:x="2.1cm" svg:y="14.107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3.801cm" svg:x="1.4cm" svg:y="4.914cm" presentation:class="outline" presentation:user-transformed="true">
          <draw:text-box>
            <text:list text:style-name="L2">
              <text:list-item>
                <text:p text:style-name="P1"><text:span text:style-name="T1">Lighting here is the Greek: </text:span><text:span text:style-name="T79">astrape</text:span></text:p>
                <text:list>
                  <text:list-item>
                    <text:p text:style-name="P1"><text:span text:style-name="T1">Which can mean 'lighting' or '</text:span><text:span text:style-name="T79">the gleam of a lamp</text:span><text:span text:style-name="T1">'</text:span></text:p>
                  </text:list-item>
                </text:list>
              </text:list-item>
              <text:list-item>
                <text:p text:style-name="P1"><text:span text:style-name="T24">Luke 11:36 uses that Greek word like this:</text:span><text:span text:style-name="T24"><text:line-break/></text:span><text:span text:style-name="T24">36. </text:span><text:span text:style-name="T22">“If then your whole body is full of light, having no part dark, the whole body will be full of light, as when the </text:span><text:span text:style-name="T80">bright shining</text:span><text:span text:style-name="T22"> of a lamp gives you light.”</text:span></text:p>
                <text:list>
                  <text:list-item>
                    <text:p><text:span text:style-name="T24">We wouldn't say "the lightning of a lamp"</text:span></text:p>
                  </text:list-item>
                  <text:list-item>
                    <text:p><text:span text:style-name="T24">The shining of hte lamp gives <text:s/>you light</text:span></text:p>
                  </text:list-item>
                </text:list>
              </text:list-item>
            </text:list>
          </draw:text-box>
        </draw:frame>
        <presentation:notes draw:style-name="dp2">
          <draw:page-thumbnail draw:style-name="gr1" draw:layer="layout" svg:width="14.848cm" svg:height="11.136cm" svg:x="3.075cm" svg:y="2.257cm" draw:page-number="132" presentation:class="page"/>
          <draw:frame presentation:style-name="pr5" draw:text-style-name="P2" draw:layer="layout" svg:width="16.799cm" svg:height="13.364cm" svg:x="2.1cm" svg:y="14.107cm" presentation:class="notes" presentation:placeholder="true">
            <draw:text-box/>
          </draw:frame>
        </presentation:notes>
      </draw:page>
      <draw:page draw:name="page13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199cm" svg:height="12.948cm" svg:x="1.4cm" svg:y="4.914cm" presentation:class="outline" presentation:user-transformed="true">
          <draw:text-box>
            <text:list text:style-name="L2">
              <text:list-item>
                <text:p text:style-name="P1"><text:span text:style-name="T1">Does</text:span></text:p>
                <text:list>
                  <text:list-item>
                    <text:p text:style-name="P1"><text:span text:style-name="T22">as the</text:span><text:span text:style-name="T24"> </text:span><text:span text:style-name="T23">bright shining</text:span><text:span text:style-name="T24"> </text:span><text:span text:style-name="T22">comes from the </text:span><text:span text:style-name="T23">east</text:span><text:span text:style-name="T22"> to the </text:span><text:span text:style-name="T23">west</text:span></text:p>
                  </text:list-item>
                  <text:list-item>
                    <text:p text:style-name="P1"><text:span text:style-name="T24">Or</text:span></text:p>
                  </text:list-item>
                  <text:list-item>
                    <text:p text:style-name="P27"><text:span text:style-name="T6">as the</text:span><text:span text:style-name="T8"> </text:span><text:span text:style-name="T18">lightning</text:span><text:span text:style-name="T8"> </text:span><text:span text:style-name="T6">comes from the</text:span><text:span text:style-name="T8"> </text:span><text:span text:style-name="T18">east</text:span><text:span text:style-name="T8"> </text:span><text:span text:style-name="T6">and shines as far as the</text:span><text:span text:style-name="T8"> </text:span><text:span text:style-name="T18">west</text:span></text:p>
                  </text:list-item>
                  <text:list-item>
                    <text:p text:style-name="P27"><text:span text:style-name="T8">Make east and west more intelligible/sensible/coherent?</text:span></text:p>
                  </text:list-item>
                </text:list>
              </text:list-item>
              <text:list-item>
                <text:p text:style-name="P42"><text:span text:style-name="T8"/></text:p>
              </text:list-item>
            </text:list>
          </draw:text-box>
        </draw:frame>
        <presentation:notes draw:style-name="dp2">
          <draw:page-thumbnail draw:style-name="gr1" draw:layer="layout" svg:width="14.848cm" svg:height="11.136cm" svg:x="3.075cm" svg:y="2.257cm" draw:page-number="133" presentation:class="page"/>
          <draw:frame presentation:style-name="pr5" draw:text-style-name="P2" draw:layer="layout" svg:width="16.799cm" svg:height="13.364cm" svg:x="2.1cm" svg:y="14.107cm" presentation:class="notes" presentation:placeholder="true">
            <draw:text-box/>
          </draw:frame>
        </presentation:notes>
      </draw:page>
      <draw:page draw:name="page13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3.795cm" svg:x="1.4cm" svg:y="4.914cm" presentation:class="outline" presentation:user-transformed="true">
          <draw:text-box>
            <text:list text:style-name="L2">
              <text:list-item>
                <text:p text:style-name="P44"><text:span text:style-name="T8">What brightly shines and goes from the east to the west?</text:span></text:p>
              </text:list-item>
              <text:list-item>
                <text:p text:style-name="P44"><text:span text:style-name="T8">Is it obvious?</text:span></text:p>
                <text:list>
                  <text:list-item>
                    <text:p text:style-name="P42"><text:span text:style-name="T8">Yes.</text:span></text:p>
                  </text:list-item>
                </text:list>
              </text:list-item>
              <text:list-item>
                <text:p text:style-name="P42"><text:span text:style-name="T8">So as the Sun shines and goes across the sky from east to west, </text:span><text:span text:style-name="T8"><text:line-break/></text:span><text:span text:style-name="T8">so will the coming of the Son of Man be</text:span></text:p>
              </text:list-item>
              <text:list-item>
                <text:p text:style-name="P42"><text:span text:style-name="T8">What is characteristic of the Sun?</text:span></text:p>
                <text:list>
                  <text:list-item>
                    <text:p text:style-name="P42"><text:span text:style-name="T8">You can't miss it</text:span></text:p>
                  </text:list-item>
                </text:list>
              </text:list-item>
            </text:list>
          </draw:text-box>
        </draw:frame>
        <presentation:notes draw:style-name="dp2">
          <draw:page-thumbnail draw:style-name="gr1" draw:layer="layout" svg:width="14.848cm" svg:height="11.136cm" svg:x="3.075cm" svg:y="2.257cm" draw:page-number="134" presentation:class="page"/>
          <draw:frame presentation:style-name="pr5" draw:text-style-name="P2" draw:layer="layout" svg:width="16.799cm" svg:height="13.364cm" svg:x="2.1cm" svg:y="14.107cm" presentation:class="notes" presentation:placeholder="true">
            <draw:text-box/>
          </draw:frame>
        </presentation:notes>
      </draw:page>
      <draw:page draw:name="page13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 draw:layer="layout" svg:width="25.6cm" svg:height="12.18cm" svg:x="1.4cm" svg:y="4.914cm" presentation:class="outline" presentation:user-transformed="true">
          <draw:text-box>
            <text:list text:style-name="L2">
              <text:list-item>
                <text:p text:style-name="P1"><text:span text:style-name="T1">So while Jesus said this was not a coming where you could physically see Him</text:span></text:p>
                <text:list>
                  <text:list-item>
                    <text:p text:style-name="P1"><text:span text:style-name="T1">At the same time, it was a coming that you couldn't miss</text:span></text:p>
                  </text:list-item>
                </text:list>
              </text:list-item>
              <text:list-item>
                <text:p text:style-name="P1"><text:span text:style-name="T1">You may be puzzled as to how that is possible</text:span></text:p>
                <text:list>
                  <text:list-item>
                    <text:p text:style-name="P1"><text:span text:style-name="T1">No worries, we'll explain when we get to that verse</text:span></text:p>
                  </text:list-item>
                </text:list>
              </text:list-item>
            </text:list>
          </draw:text-box>
        </draw:frame>
        <presentation:notes draw:style-name="dp2">
          <draw:page-thumbnail draw:style-name="gr1" draw:layer="layout" svg:width="14.848cm" svg:height="11.136cm" svg:x="3.075cm" svg:y="2.257cm" draw:page-number="135" presentation:class="page"/>
          <draw:frame presentation:style-name="pr5" draw:text-style-name="P2" draw:layer="layout" svg:width="16.799cm" svg:height="13.364cm" svg:x="2.1cm" svg:y="14.107cm" presentation:class="notes" presentation:placeholder="true">
            <draw:text-box/>
          </draw:frame>
        </presentation:notes>
      </draw:page>
      <draw:page draw:name="page13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28</text:span></text:p>
          </draw:text-box>
        </draw:frame>
        <draw:frame presentation:style-name="pr2" draw:text-style-name="P8" draw:layer="layout" svg:width="25.199cm" svg:height="12.18cm" svg:x="1.4cm" svg:y="4.914cm" presentation:class="outline">
          <draw:text-box>
            <text:p text:style-name="P8"><text:span text:style-name="T5">28. </text:span><text:span text:style-name="T6">Wherever the </text:span><text:span text:style-name="T7">corpse</text:span><text:span text:style-name="T6"> is, there the vultures will gather.</text:span></text:p>
          </draw:text-box>
        </draw:frame>
        <presentation:notes draw:style-name="dp2">
          <draw:page-thumbnail draw:style-name="gr1" draw:layer="layout" svg:width="14.848cm" svg:height="11.136cm" svg:x="3.075cm" svg:y="2.257cm" draw:page-number="136" presentation:class="page"/>
          <draw:frame presentation:style-name="pr5" draw:text-style-name="P2" draw:layer="layout" svg:width="16.799cm" svg:height="13.364cm" svg:x="2.1cm" svg:y="14.107cm" presentation:class="notes" presentation:placeholder="true">
            <draw:text-box/>
          </draw:frame>
        </presentation:notes>
      </draw:page>
      <draw:page draw:name="page13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Duh, right?</text:span></text:p>
              </text:list-item>
            </text:list>
          </draw:text-box>
        </draw:frame>
        <presentation:notes draw:style-name="dp2">
          <draw:page-thumbnail draw:style-name="gr1" draw:layer="layout" svg:width="14.848cm" svg:height="11.136cm" svg:x="3.075cm" svg:y="2.257cm" draw:page-number="137" presentation:class="page"/>
          <draw:frame presentation:style-name="pr5" draw:text-style-name="P2" draw:layer="layout" svg:width="16.799cm" svg:height="13.364cm" svg:x="2.1cm" svg:y="14.107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77cm" svg:x="1.4cm" svg:y="4.914cm" presentation:class="outline" presentation:user-transformed="true">
          <draw:text-box>
            <text:list text:style-name="L2">
              <text:list-item>
                <text:p>Is Jesus giving a lesson in biology about what vultures eat? No.</text:p>
              </text:list-item>
              <text:list-item>
                <text:p>If v27 is saying Jesus' coming will be obvious to all, even though He won't visibly be seen</text:p>
                <text:list>
                  <text:list-item>
                    <text:p>Then saying there will be a bunch of dead bodies</text:p>
                  </text:list-item>
                  <text:list-item>
                    <text:p>Will be equally obvious</text:p>
                  </text:list-item>
                  <text:list-item>
                    <text:p>The vultures will make it obvious that there are lots of dead bodies</text:p>
                  </text:list-item>
                  <text:list-item>
                    <text:p>Just as the sun is obvious</text:p>
                  </text:list-item>
                </text:list>
              </text:list-item>
            </text:list>
          </draw:text-box>
        </draw:frame>
        <presentation:notes draw:style-name="dp2">
          <draw:page-thumbnail draw:style-name="gr1" draw:layer="layout" svg:width="14.848cm" svg:height="11.136cm" svg:x="3.075cm" svg:y="2.257cm" draw:page-number="138" presentation:class="page"/>
          <draw:frame presentation:style-name="pr5" draw:text-style-name="P2" draw:layer="layout" svg:width="16.799cm" svg:height="13.364cm" svg:x="2.1cm" svg:y="14.107cm" presentation:class="notes" presentation:placeholder="true">
            <draw:text-box/>
          </draw:frame>
        </presentation:notes>
      </draw:page>
      <draw:page draw:name="page13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Duh, right?</text:span></text:p>
              </text:list-item>
              <text:list-item>
                <text:p text:style-name="P9"><text:span text:style-name="T4">Hebraism?</text:span></text:p>
              </text:list-item>
            </text:list>
          </draw:text-box>
        </draw:frame>
        <presentation:notes draw:style-name="dp1">
          <draw:page-thumbnail draw:style-name="gr1" draw:layer="layout" svg:width="14.848cm" svg:height="11.136cm" svg:x="3.075cm" svg:y="2.257cm" draw:page-number="139" presentation:class="page"/>
          <draw:frame presentation:style-name="pr5" draw:text-style-name="P2" draw:layer="layout" svg:width="16.799cm" svg:height="13.364cm" svg:x="2.1cm" svg:y="14.107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text:span text:style-name="T81">A proverb</text:span><text:span text:style-name="T82"> – common saying</text:span><text:span text:style-name="T81"><text:line-break/></text:span><text:span text:style-name="T81">Job 39:27-30</text:span><text:span text:style-name="T81"><text:line-break/></text:span><text:span text:style-name="T81">27.</text:span><text:span text:style-name="T82"> </text:span><text:span text:style-name="T83">"Is it at your command that the eagle goes on high And raises his nest high?</text:span><text:span text:style-name="T82"><text:line-break/></text:span><text:span text:style-name="T81">30.</text:span><text:span text:style-name="T82"> </text:span><text:span text:style-name="T83">"His young ones also suck up blood; And </text:span><text:span text:style-name="T84">where the slain are, there is he</text:span><text:span text:style-name="T83">."</text:span><text:span text:style-name="T82"><text:line-break/></text:span><text:span text:style-name="T82">talks about where the dead are, there the eagles/vultures are.</text:span><text:span text:style-name="T82"><text:line-break/></text:span><text:span text:style-name="T82">It's like saying – "where there's smoke, there's obviously fire".</text:span><text:span text:style-name="T82"><text:line-break/></text:span><text:span text:style-name="T82">The prophets and personalities of the Old Testament give several instances of birds eating dead human corpses on a day of great slaughter too.</text:span></text:p>
          </draw:text-box>
        </draw:frame>
        <presentation:notes draw:style-name="dp2">
          <draw:page-thumbnail draw:style-name="gr1" draw:layer="layout" svg:width="14.848cm" svg:height="11.136cm" svg:x="3.075cm" svg:y="2.257cm" draw:page-number="140" presentation:class="page"/>
          <draw:frame presentation:style-name="pr5" draw:text-style-name="P2" draw:layer="layout" svg:width="16.799cm" svg:height="13.364cm" svg:x="2.1cm" svg:y="14.107cm" presentation:class="notes" presentation:placeholder="true">
            <draw:text-box/>
          </draw:frame>
        </presentation:notes>
      </draw:page>
      <draw:page draw:name="page14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he word can be eagle or vulture.</text:p>
              </text:list-item>
              <text:list-item>
                <text:p>Some say eagle could have been a symbol for the Roman military, which left corpses in their wake</text:p>
              </text:list-item>
            </text:list>
          </draw:text-box>
        </draw:frame>
        <presentation:notes draw:style-name="dp2">
          <draw:page-thumbnail draw:style-name="gr1" draw:layer="layout" svg:width="14.848cm" svg:height="11.136cm" svg:x="3.075cm" svg:y="2.257cm" draw:page-number="141" presentation:class="page"/>
          <draw:frame presentation:style-name="pr5" draw:text-style-name="P2" draw:layer="layout" svg:width="16.799cm" svg:height="13.364cm" svg:x="2.1cm" svg:y="14.107cm" presentation:class="notes" presentation:placeholder="true">
            <draw:text-box/>
          </draw:frame>
        </presentation:notes>
      </draw:page>
      <draw:page draw:name="page14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29</text:span></text:p>
          </draw:text-box>
        </draw:frame>
        <draw:frame presentation:style-name="pr2" draw:text-style-name="P17" draw:layer="layout" svg:width="25.199cm" svg:height="12.18cm" svg:x="1.4cm" svg:y="4.914cm" presentation:class="outline">
          <draw:text-box>
            <text:p text:style-name="P8"><text:span text:style-name="T5">29. </text:span><text:span text:style-name="T6">“</text:span><text:span text:style-name="T7">Immediately after the tribulation of those days</text:span><text:span text:style-name="T6"> the </text:span><text:span text:style-name="T18">sun</text:span><text:span text:style-name="T6"> will be </text:span><text:span text:style-name="T18">darkened</text:span><text:span text:style-name="T6">, and the </text:span><text:span text:style-name="T18">moon</text:span><text:span text:style-name="T6"> will </text:span><text:span text:style-name="T18">not</text:span><text:span text:style-name="T6"> give its </text:span><text:span text:style-name="T18">light</text:span><text:span text:style-name="T6">, and the </text:span><text:span text:style-name="T18">stars</text:span><text:span text:style-name="T6"> will </text:span><text:span text:style-name="T18">fall</text:span><text:span text:style-name="T6"> from heaven, and the powers of the heavens will be </text:span><text:span text:style-name="T18">shaken</text:span><text:span text:style-name="T6">.</text:span></text:p>
          </draw:text-box>
        </draw:frame>
        <presentation:notes draw:style-name="dp1">
          <draw:page-thumbnail draw:style-name="gr1" draw:layer="layout" svg:width="14.848cm" svg:height="11.136cm" svg:x="3.075cm" svg:y="2.257cm" draw:page-number="142" presentation:class="page"/>
          <draw:frame presentation:style-name="pr5" draw:text-style-name="P2" draw:layer="layout" svg:width="16.799cm" svg:height="13.364cm" svg:x="2.1cm" svg:y="14.107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4">Governments/nations torn down?</text:span></text:p>
                  </text:list-item>
                </text:list>
              </text:list-item>
            </text:list>
          </draw:text-box>
        </draw:frame>
        <presentation:notes draw:style-name="dp2">
          <draw:page-thumbnail draw:style-name="gr1" draw:layer="layout" svg:width="14.848cm" svg:height="11.136cm" svg:x="3.075cm" svg:y="2.257cm" draw:page-number="143" presentation:class="page"/>
          <draw:frame presentation:style-name="pr5" draw:text-style-name="P2" draw:layer="layout" svg:width="16.799cm" svg:height="13.364cm" svg:x="2.1cm" svg:y="14.107cm" presentation:class="notes" presentation:placeholder="true">
            <draw:text-box/>
          </draw:frame>
        </presentation:notes>
      </draw:page>
      <draw:page draw:name="page14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he stars?</text:p>
                <text:list>
                  <text:list-item>
                    <text:p>Just one hitting Earth would destroy Earth</text:p>
                  </text:list-item>
                  <text:list-item>
                    <text:p>There's no way that is literal</text:p>
                  </text:list-item>
                  <text:list-item>
                    <text:p>Others say meteors</text:p>
                  </text:list-item>
                </text:list>
              </text:list-item>
              <text:list-item>
                <text:p>Where else in the bible do we find language of heavenly bodies becoming dark?</text:p>
              </text:list-item>
            </text:list>
          </draw:text-box>
        </draw:frame>
        <presentation:notes draw:style-name="dp2">
          <draw:page-thumbnail draw:style-name="gr1" draw:layer="layout" svg:width="14.848cm" svg:height="11.136cm" svg:x="3.075cm" svg:y="2.257cm" draw:page-number="144" presentation:class="page"/>
          <draw:frame presentation:style-name="pr5" draw:text-style-name="P2" draw:layer="layout" svg:width="16.799cm" svg:height="13.364cm" svg:x="2.1cm" svg:y="14.107cm" presentation:class="notes" presentation:placeholder="true">
            <draw:text-box/>
          </draw:frame>
        </presentation:notes>
      </draw:page>
      <draw:page draw:name="page145"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4">Genesis</text:span></text:p>
                      </text:list-item>
                    </text:list>
                  </text:list-item>
                </text:list>
              </text:list-item>
            </text:list>
          </draw:text-box>
        </draw:frame>
        <presentation:notes draw:style-name="dp1">
          <draw:page-thumbnail draw:style-name="gr1" draw:layer="layout" svg:width="14.848cm" svg:height="11.136cm" svg:x="3.075cm" svg:y="2.257cm" draw:page-number="145" presentation:class="page"/>
          <draw:frame presentation:style-name="pr5" draw:text-style-name="P2" draw:layer="layout" svg:width="16.799cm" svg:height="13.364cm" svg:x="2.1cm" svg:y="14.107cm" presentation:class="notes" presentation:placeholder="true">
            <draw:text-box/>
          </draw:frame>
        </presentation:notes>
      </draw:page>
      <draw:page draw:name="page14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20" draw:layer="layout" svg:width="25.199cm" svg:height="18.847cm" svg:x="1.4cm" svg:y="4.914cm" presentation:class="outline" presentation:user-transformed="true">
          <draw:text-box>
            <text:list text:style-name="L3">
              <text:list-item>
                <text:p text:style-name="P46"><text:span text:style-name="T85">In Genesis 1:14, God set the sun and the moon to '</text:span><text:span text:style-name="T86">govern</text:span><text:span text:style-name="T85">' day an night, so in scripture, they are symbols of government.</text:span></text:p>
                <text:list>
                  <text:list-item>
                    <text:p text:style-name="P46"><text:span text:style-name="T85">The moon does not literally govern anything; it's a chunk of rock that floats.</text:span><text:span text:style-name="T85"><text:line-break/></text:span><text:span text:style-name="T85">Instead, we see this language as the Hebraism that it is.</text:span></text:p>
                  </text:list-item>
                </text:list>
              </text:list-item>
            </text:list>
            <text:p text:style-name="P47"><text:span text:style-name="T85">Even today, in US government, we have 50 stars to represent 50 states.</text:span><text:span text:style-name="T85"><text:line-break/></text:span><text:span text:style-name="T85">Likewise, heavenly bodies such as stars represent governments.</text:span><text:span text:style-name="T85"><text:line-break/></text:span><text:span text:style-name="T85">Stars, sun, and moon are often found on country flags.</text:span></text:p>
            <text:p text:style-name="P48"><text:span text:style-name="T85"/></text:p>
          </draw:text-box>
        </draw:frame>
        <presentation:notes draw:style-name="dp2">
          <draw:page-thumbnail draw:style-name="gr1" draw:layer="layout" svg:width="14.848cm" svg:height="11.136cm" svg:x="3.075cm" svg:y="2.257cm" draw:page-number="146" presentation:class="page"/>
          <draw:frame presentation:style-name="pr5" draw:text-style-name="P2" draw:layer="layout" svg:width="16.799cm" svg:height="13.364cm" svg:x="2.1cm" svg:y="14.107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2">Genesis</text:span></text:p>
                      </text:list-item>
                      <text:list-item>
                        <text:p><text:span text:style-name="T4">Isaiah – judgment on Babylon</text:span></text:p>
                      </text:list-item>
                    </text:list>
                  </text:list-item>
                </text:list>
              </text:list-item>
            </text:list>
          </draw:text-box>
        </draw:frame>
        <presentation:notes draw:style-name="dp1">
          <draw:page-thumbnail draw:style-name="gr1" draw:layer="layout" svg:width="14.848cm" svg:height="11.136cm" svg:x="3.075cm" svg:y="2.257cm" draw:page-number="147" presentation:class="page"/>
          <draw:frame presentation:style-name="pr5" draw:text-style-name="P2" draw:layer="layout" svg:width="16.799cm" svg:height="13.364cm" svg:x="2.1cm" svg:y="14.107cm" presentation:class="notes" presentation:placeholder="true">
            <draw:text-box/>
          </draw:frame>
        </presentation:notes>
      </draw:page>
      <draw:page draw:name="page14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50" draw:layer="layout" svg:width="25.199cm" svg:height="13.105cm" svg:x="1.4cm" svg:y="4.914cm" presentation:class="outline" presentation:user-transformed="true">
          <draw:text-box>
            <text:p text:style-name="P49"><text:span text:style-name="T87">Isaiah 13:1</text:span><text:span text:style-name="T88"> declares judgment on </text:span><text:span text:style-name="T87">Babylon</text:span><text:span text:style-name="T88">.</text:span><text:span text:style-name="T88"><text:line-break/></text:span><text:span text:style-name="T88">See </text:span><text:span text:style-name="T87">Isaiah 13:9-10+13</text:span><text:span text:style-name="T88"><text:line-break/></text:span><text:span text:style-name="T87">9. </text:span><text:span text:style-name="T88">"</text:span><text:span text:style-name="T83">Behold, </text:span><text:span text:style-name="T89">the day of the LORD </text:span><text:span text:style-name="T83">comes,</text:span><text:span text:style-name="T83"><text:line-break/></text:span><text:span text:style-name="T83">cruel, with wrath and fierce anger,</text:span><text:span text:style-name="T83"><text:line-break/></text:span><text:span text:style-name="T83">to make the land a </text:span><text:span text:style-name="T89">desolation</text:span><text:span text:style-name="T83"><text:line-break/></text:span><text:span text:style-name="T83">and to destroy its sinners from it.</text:span><text:span text:style-name="T88">"</text:span><text:span text:style-name="T88"><text:line-break/></text:span><text:span text:style-name="T87">10. </text:span><text:span text:style-name="T88">"</text:span><text:span text:style-name="T83">For the </text:span><text:span text:style-name="T89">stars</text:span><text:span text:style-name="T83"> of the heavens and their constellations</text:span><text:span text:style-name="T83"><text:line-break/></text:span><text:span text:style-name="T83">will </text:span><text:span text:style-name="T89">not give </text:span><text:span text:style-name="T83">their </text:span><text:span text:style-name="T89">light</text:span><text:span text:style-name="T83">;</text:span><text:span text:style-name="T83"><text:line-break/></text:span><text:span text:style-name="T83">the </text:span><text:span text:style-name="T89">sun</text:span><text:span text:style-name="T83"> will be </text:span><text:span text:style-name="T89">dark</text:span><text:span text:style-name="T83"> at its rising,</text:span><text:span text:style-name="T83"><text:line-break/></text:span><text:span text:style-name="T83">and the </text:span><text:span text:style-name="T89">moon</text:span><text:span text:style-name="T83"> will </text:span><text:span text:style-name="T89">not shed </text:span><text:span text:style-name="T83">its </text:span><text:span text:style-name="T89">light</text:span><text:span text:style-name="T83">.</text:span><text:span text:style-name="T88">"</text:span><text:span text:style-name="T88"><text:line-break/></text:span><text:span text:style-name="T87">13. </text:span><text:span text:style-name="T88">"</text:span><text:span text:style-name="T83">Therefore I will make the </text:span><text:span text:style-name="T89">heavens tremble</text:span><text:span text:style-name="T83">, </text:span><text:span text:style-name="T83"><text:line-break/></text:span><text:span text:style-name="T83">and the earth will be </text:span><text:span text:style-name="T89">shaken</text:span><text:span text:style-name="T83"> out of its place, </text:span><text:span text:style-name="T83"><text:line-break/></text:span><text:span text:style-name="T83">at the wrath of the LORD of hosts </text:span><text:span text:style-name="T83"><text:line-break/></text:span><text:span text:style-name="T83">in </text:span><text:span text:style-name="T89">the day of </text:span><text:span text:style-name="T83">his fierce anger.</text:span><text:span text:style-name="T88">"</text:span></text:p>
          </draw:text-box>
        </draw:frame>
        <presentation:notes draw:style-name="dp2">
          <draw:page-thumbnail draw:style-name="gr1" draw:layer="layout" svg:width="14.848cm" svg:height="11.136cm" svg:x="3.075cm" svg:y="2.257cm" draw:page-number="148" presentation:class="page"/>
          <draw:frame presentation:style-name="pr5" draw:text-style-name="P2" draw:layer="layout" svg:width="16.799cm" svg:height="13.364cm" svg:x="2.1cm" svg:y="14.107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4.866cm" svg:x="1.4cm" svg:y="4.914cm" presentation:class="outline" presentation:user-transformed="true">
          <draw:text-box>
            <text:list text:style-name="L2">
              <text:list-item>
                <text:p>God already judged Babylon</text:p>
                <text:list>
                  <text:list-item>
                    <text:p>The depiction is heavnly bodies getting dark</text:p>
                  </text:list-item>
                  <text:list-item>
                    <text:p>Things are shaking</text:p>
                  </text:list-item>
                  <text:list-item>
                    <text:p/>
                  </text:list-item>
                </text:list>
              </text:list-item>
              <text:list-item>
                <text:p>Today, we would say that God is knocking their lights out</text:p>
              </text:list-item>
              <text:list-item>
                <text:p>Also note that "the day of the LORD" is mentioned</text:p>
              </text:list-item>
              <text:list-item>
                <text:p>The Old Testament uses it as a season of judgment</text:p>
              </text:list-item>
            </text:list>
          </draw:text-box>
        </draw:frame>
        <presentation:notes draw:style-name="dp2">
          <draw:page-thumbnail draw:style-name="gr1" draw:layer="layout" svg:width="14.848cm" svg:height="11.136cm" svg:x="3.075cm" svg:y="2.257cm" draw:page-number="149" presentation:class="page"/>
          <draw:frame presentation:style-name="pr5" draw:text-style-name="P2" draw:layer="layout" svg:width="16.799cm" svg:height="13.364cm" svg:x="2.1cm" svg:y="14.107cm" presentation:class="notes" presentation:placeholder="true">
            <draw:text-box/>
          </draw:frame>
        </presentation:notes>
      </draw:page>
      <draw:page draw:name="page150"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2">Genesis</text:span></text:p>
                      </text:list-item>
                      <text:list-item>
                        <text:p><text:span text:style-name="T2">Isaiah – judgment on Babylon</text:span></text:p>
                        <text:list>
                          <text:list-item>
                            <text:p><text:span text:style-name="T4">Accomplished by human armies</text:span></text:p>
                          </text:list-item>
                        </text:list>
                      </text:list-item>
                    </text:list>
                  </text:list-item>
                </text:list>
              </text:list-item>
            </text:list>
          </draw:text-box>
        </draw:frame>
        <presentation:notes draw:style-name="dp1">
          <draw:page-thumbnail draw:style-name="gr1" draw:layer="layout" svg:width="14.848cm" svg:height="11.136cm" svg:x="3.075cm" svg:y="2.257cm" draw:page-number="150" presentation:class="page"/>
          <draw:frame presentation:style-name="pr5" draw:text-style-name="P2" draw:layer="layout" svg:width="16.799cm" svg:height="13.364cm" svg:x="2.1cm" svg:y="14.107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1"><text:span text:style-name="T88">How did God accomplish that </text:span><text:span text:style-name="T87">Babylonian judgment</text:span><text:span text:style-name="T88">?</text:span><text:span text:style-name="T88"><text:line-break/></text:span><text:span text:style-name="T88">With </text:span><text:span text:style-name="T90">humans</text:span><text:span text:style-name="T88">.</text:span><text:span text:style-name="T88"><text:line-break/></text:span><text:span text:style-name="T88">See </text:span><text:span text:style-name="T87">Isaiah 13:17</text:span><text:span text:style-name="T88"><text:line-break/></text:span><text:span text:style-name="T87">17.</text:span><text:span text:style-name="T88"> "</text:span><text:span text:style-name="T83">Behold, I am </text:span><text:span text:style-name="T89">stirring up the </text:span><text:span text:style-name="T90">Medes</text:span><text:span text:style-name="T89"> against them</text:span><text:span text:style-name="T83">,</text:span><text:span text:style-name="T83"><text:line-break/></text:span><text:span text:style-name="T83">who have no regard for silver</text:span><text:span text:style-name="T83"><text:line-break/></text:span><text:span text:style-name="T83">and do not delight in gold.</text:span><text:span text:style-name="T88">"</text:span><text:span text:style-name="T88"><text:line-break/></text:span><text:span text:style-name="T88">Who was Stirred up against Jerusalem in 70 AD? The Romans.</text:span><text:span text:style-name="T88"><text:line-break/></text:span><text:span text:style-name="T88">This is judgment on a wicked nation (Israel).</text:span></text:p>
          </draw:text-box>
        </draw:frame>
        <presentation:notes draw:style-name="dp2">
          <draw:page-thumbnail draw:style-name="gr1" draw:layer="layout" svg:width="14.848cm" svg:height="11.136cm" svg:x="3.075cm" svg:y="2.257cm" draw:page-number="151" presentation:class="page"/>
          <draw:frame presentation:style-name="pr5" draw:text-style-name="P2" draw:layer="layout" svg:width="16.799cm" svg:height="13.364cm" svg:x="2.1cm" svg:y="14.107cm" presentation:class="notes" presentation:placeholder="true">
            <draw:text-box/>
          </draw:frame>
        </presentation:notes>
      </draw:page>
      <draw:page draw:name="page152"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2">Genesis</text:span></text:p>
                      </text:list-item>
                      <text:list-item>
                        <text:p><text:span text:style-name="T2">Isaiah – judgment on Babylon</text:span></text:p>
                      </text:list-item>
                      <text:list-item>
                        <text:p><text:span text:style-name="T4">Egypt – judgment on Egypt</text:span></text:p>
                      </text:list-item>
                    </text:list>
                  </text:list-item>
                </text:list>
              </text:list-item>
            </text:list>
          </draw:text-box>
        </draw:frame>
        <presentation:notes draw:style-name="dp1">
          <draw:page-thumbnail draw:style-name="gr1" draw:layer="layout" svg:width="14.848cm" svg:height="11.136cm" svg:x="3.075cm" svg:y="2.257cm" draw:page-number="152" presentation:class="page"/>
          <draw:frame presentation:style-name="pr5" draw:text-style-name="P2" draw:layer="layout" svg:width="16.799cm" svg:height="13.364cm" svg:x="2.1cm" svg:y="14.107cm" presentation:class="notes" presentation:placeholder="true">
            <draw:text-box/>
          </draw:frame>
        </presentation:notes>
      </draw:page>
      <draw:page draw:name="page15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text:span text:style-name="T88">Another example of heavenly bodies becoming dark, </text:span><text:span text:style-name="T88"><text:line-break/></text:span><text:span text:style-name="T88">in a judgment proclamation on Egypt:</text:span><text:span text:style-name="T88"><text:line-break/></text:span><text:span text:style-name="T87">Ezekiel 32:7-8</text:span><text:span text:style-name="T88"><text:line-break/></text:span><text:span text:style-name="T87">7. </text:span><text:span text:style-name="T88">"</text:span><text:span text:style-name="T83">When I </text:span><text:span text:style-name="T89">blot</text:span><text:span text:style-name="T83"> you </text:span><text:span text:style-name="T89">out</text:span><text:span text:style-name="T83">, I will </text:span><text:span text:style-name="T89">cover</text:span><text:span text:style-name="T83"> the </text:span><text:span text:style-name="T89">heavens</text:span><text:span text:style-name="T83"><text:line-break/></text:span><text:span text:style-name="T83">and make their </text:span><text:span text:style-name="T89">stars dark</text:span><text:span text:style-name="T83">;</text:span><text:span text:style-name="T83"><text:line-break/></text:span><text:span text:style-name="T83">I will </text:span><text:span text:style-name="T89">cover</text:span><text:span text:style-name="T83"> the </text:span><text:span text:style-name="T89">sun</text:span><text:span text:style-name="T83"> with a cloud,</text:span><text:span text:style-name="T83"><text:line-break/></text:span><text:span text:style-name="T83">and the moon shall not give its light.</text:span><text:span text:style-name="T88">"</text:span><text:span text:style-name="T88"><text:line-break/></text:span><text:span text:style-name="T87">8. </text:span><text:span text:style-name="T88">"</text:span><text:span text:style-name="T83">All the bright lights of heaven</text:span><text:span text:style-name="T83"><text:line-break/></text:span><text:span text:style-name="T83">will I make dark over you,</text:span><text:span text:style-name="T83"><text:line-break/></text:span><text:span text:style-name="T83">and put </text:span><text:span text:style-name="T89">darkness</text:span><text:span text:style-name="T83"> on your </text:span><text:span text:style-name="T89">land</text:span><text:span text:style-name="T83">,</text:span><text:span text:style-name="T83"><text:line-break/></text:span><text:span text:style-name="T83">declares the Lord GOD.</text:span><text:span text:style-name="T88">"</text:span></text:p>
          </draw:text-box>
        </draw:frame>
        <presentation:notes draw:style-name="dp2">
          <draw:page-thumbnail draw:style-name="gr1" draw:layer="layout" svg:width="14.848cm" svg:height="11.136cm" svg:x="3.075cm" svg:y="2.257cm" draw:page-number="153" presentation:class="page"/>
          <draw:frame presentation:style-name="pr5" draw:text-style-name="P2" draw:layer="layout" svg:width="16.799cm" svg:height="13.364cm" svg:x="2.1cm" svg:y="14.107cm" presentation:class="notes" presentation:placeholder="true">
            <draw:text-box/>
          </draw:frame>
        </presentation:notes>
      </draw:page>
      <draw:page draw:name="page15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20" draw:layer="layout" svg:width="25.199cm" svg:height="20.631cm" svg:x="1.4cm" svg:y="4.914cm" presentation:class="outline" presentation:user-transformed="true">
          <draw:text-box>
            <text:p text:style-name="P46"><text:span text:style-name="T85">This is not "end of the world" language,</text:span><text:span text:style-name="T85"><text:line-break/></text:span><text:span text:style-name="T85">but judgment language, which Jews who heard Jesus would be familiar with.</text:span><text:span text:style-name="T85"><text:line-break/></text:span><text:span text:style-name="T85">If we were more familiar with OT prophets,</text:span><text:span text:style-name="T85"><text:line-break/></text:span><text:span text:style-name="T85">we would be much less likely to misinterpret passages like Matt 24.</text:span></text:p>
            <text:p text:style-name="P52"><text:span text:style-name="T72">"I will blot you out" at the beginning of the verse indicates God will eliminate that group of people.</text:span><text:span text:style-name="T72"><text:line-break/></text:span><text:span text:style-name="T72">The rest of the language is not expected to be literal.</text:span><text:span text:style-name="T72"><text:line-break/></text:span><text:span text:style-name="T72">I think most nations would love if God's judgment was only a few overcast days.</text:span><text:span text:style-name="T72"><text:line-break/></text:span><text:span text:style-name="T72">It's dubious to think that the way God judged a nation was to give them good fishing weather with an overcast day.</text:span></text:p>
          </draw:text-box>
        </draw:frame>
        <presentation:notes draw:style-name="dp2">
          <draw:page-thumbnail draw:style-name="gr1" draw:layer="layout" svg:width="14.848cm" svg:height="11.136cm" svg:x="3.075cm" svg:y="2.257cm" draw:page-number="154" presentation:class="page"/>
          <draw:frame presentation:style-name="pr5" draw:text-style-name="P2" draw:layer="layout" svg:width="16.799cm" svg:height="13.364cm" svg:x="2.1cm" svg:y="14.107cm" presentation:class="notes" presentation:placeholder="true">
            <draw:text-box/>
          </draw:frame>
        </presentation:notes>
      </draw:page>
      <draw:page draw:name="page155"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2">Genesis</text:span></text:p>
                      </text:list-item>
                      <text:list-item>
                        <text:p><text:span text:style-name="T2">Isaiah – judgment on Babylon</text:span></text:p>
                      </text:list-item>
                      <text:list-item>
                        <text:p><text:span text:style-name="T4">Edomites – judgment on Edom</text:span></text:p>
                      </text:list-item>
                    </text:list>
                  </text:list-item>
                </text:list>
              </text:list-item>
            </text:list>
          </draw:text-box>
        </draw:frame>
        <presentation:notes draw:style-name="dp1">
          <draw:page-thumbnail draw:style-name="gr1" draw:layer="layout" svg:width="14.848cm" svg:height="11.136cm" svg:x="3.075cm" svg:y="2.257cm" draw:page-number="155" presentation:class="page"/>
          <draw:frame presentation:style-name="pr5" draw:text-style-name="P2" draw:layer="layout" svg:width="16.799cm" svg:height="13.364cm" svg:x="2.1cm" svg:y="14.107cm" presentation:class="notes" presentation:placeholder="true">
            <draw:text-box/>
          </draw:frame>
        </presentation:notes>
      </draw:page>
      <draw:page draw:name="page15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6.099cm" svg:x="1.4cm" svg:y="4.914cm" presentation:class="outline" presentation:user-transformed="true">
          <draw:text-box>
            <text:p text:style-name="P53">Here is an another example in the Old Testament of the destruction of a nation.<text:line-break/><text:span text:style-name="T91">Isaiah 34:4 </text:span>is an example, where God declares judgment the now-extinct Edomites.<text:line-break/><text:span text:style-name="T91">4. </text:span>"<text:span text:style-name="T92">And all </text:span><text:span text:style-name="T78">the host of heaven</text:span><text:span text:style-name="T92"> will </text:span><text:span text:style-name="T78">rot away</text:span><text:span text:style-name="T92">,</text:span><text:span text:style-name="T92"><text:line-break/></text:span><text:span text:style-name="T92">And the </text:span><text:span text:style-name="T78">sky</text:span><text:span text:style-name="T92"> will be </text:span><text:span text:style-name="T78">rolled up like a scroll</text:span><text:span text:style-name="T92">;</text:span><text:span text:style-name="T92"><text:line-break/></text:span><text:span text:style-name="T92">All their hosts will also wither away</text:span><text:span text:style-name="T92"><text:line-break/></text:span><text:span text:style-name="T92">As a leaf withers from the vine,</text:span><text:span text:style-name="T92"><text:line-break/></text:span><text:span text:style-name="T92">Or as one withers from the fig tree.</text:span>"</text:p>
            <text:p text:style-name="P51">This happened 600 years before Christ.</text:p>
            <text:p text:style-name="P51">They are extinct, so there can't be a future fulfillment.<text:line-break/>Herod may have been part Edomite, but the Edomite civilization was erased from the human genetic pool.</text:p>
            <text:p text:style-name="P51">All the stars are said to fall as a leaf falls from a fig tree<text:tab/>.<text:line-break/>This is the language of the destruction of a nation.<text:line-break/>They are not meant to be taken literally; they are Hebrew idoms.</text:p>
          </draw:text-box>
        </draw:frame>
        <presentation:notes draw:style-name="dp2">
          <draw:page-thumbnail draw:style-name="gr1" draw:layer="layout" svg:width="14.848cm" svg:height="11.136cm" svg:x="3.075cm" svg:y="2.257cm" draw:page-number="156" presentation:class="page"/>
          <draw:frame presentation:style-name="pr5" draw:text-style-name="P2" draw:layer="layout" svg:width="16.799cm" svg:height="13.364cm" svg:x="2.1cm" svg:y="14.107cm" presentation:class="notes" presentation:placeholder="true">
            <draw:text-box/>
          </draw:frame>
        </presentation:notes>
      </draw:page>
      <draw:page draw:name="page15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3"><text:span text:style-name="T82">The language used about the heavens going dark could be partially literal in the sense that when you see smoke above a city, the sky can look red (those in smog areas can attest to that even today), and the sky can become dark.</text:span></text:p>
            <text:p text:style-name="P53"><text:span text:style-name="T82">The idea of a city being on fire would rightfully evote the image of heavenly lights being blotted out because of the smoke</text:span></text:p>
          </draw:text-box>
        </draw:frame>
        <presentation:notes draw:style-name="dp2">
          <draw:page-thumbnail draw:style-name="gr1" draw:layer="layout" svg:width="14.848cm" svg:height="11.136cm" svg:x="3.075cm" svg:y="2.257cm" draw:page-number="157" presentation:class="page"/>
          <draw:frame presentation:style-name="pr5" draw:text-style-name="P2" draw:layer="layout" svg:width="16.799cm" svg:height="13.364cm" svg:x="2.1cm" svg:y="14.107cm" presentation:class="notes" presentation:placeholder="true">
            <draw:text-box/>
          </draw:frame>
        </presentation:notes>
      </draw:page>
      <draw:page draw:name="page158" draw:style-name="dp1" draw:master-page-name="Default" presentation:presentation-page-layout-name="AL2T1">
        <draw:frame presentation:style-name="pr4" draw:layer="layout" svg:width="25.199cm" svg:height="3.506cm" svg:x="1.4cm" svg:y="0.837cm" presentation:class="title">
          <draw:text-box>
            <text:p>After those days...</text:p>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Heavenly bodies get dark – literally?</text:span></text:p>
                <text:list>
                  <text:list-item>
                    <text:p><text:span text:style-name="T2">Governments/nations torn down?</text:span></text:p>
                    <text:list>
                      <text:list-item>
                        <text:p><text:span text:style-name="T2">Genesis</text:span></text:p>
                      </text:list-item>
                      <text:list-item>
                        <text:p><text:span text:style-name="T2">Isaiah – judgment on Babylon</text:span></text:p>
                      </text:list-item>
                      <text:list-item>
                        <text:p><text:span text:style-name="T2">Edomites – judgment on Edom</text:span></text:p>
                      </text:list-item>
                    </text:list>
                  </text:list-item>
                  <text:list-item>
                    <text:p><text:span text:style-name="T4">Conclusion?</text:span></text:p>
                  </text:list-item>
                </text:list>
              </text:list-item>
            </text:list>
          </draw:text-box>
        </draw:frame>
        <presentation:notes draw:style-name="dp1">
          <draw:page-thumbnail draw:style-name="gr1" draw:layer="layout" svg:width="14.848cm" svg:height="11.136cm" svg:x="3.075cm" svg:y="2.257cm" draw:page-number="158" presentation:class="page"/>
          <draw:frame presentation:style-name="pr5" draw:text-style-name="P2" draw:layer="layout" svg:width="16.799cm" svg:height="13.364cm" svg:x="2.1cm" svg:y="14.107cm" presentation:class="notes" presentation:placeholder="true">
            <draw:text-box/>
          </draw:frame>
        </presentation:notes>
      </draw:page>
      <draw:page draw:name="page15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user-transformed="true">
          <draw:text-box>
            <text:list text:style-name="L2">
              <text:list-item>
                <text:p>Unless one wishes to abide by the word-concept fallacy</text:p>
                <text:list>
                  <text:list-item>
                    <text:p>There is no exegetical reason to believe Jesus is engaging in a literal explanation of cosmology</text:p>
                    <text:list>
                      <text:list-item>
                        <text:p>Although it can be comprehended that the sky would literally be blotted out from smoke from a burning Jerusalem in AD 70</text:p>
                      </text:list-item>
                      <text:list-item>
                        <text:p>We don't expect that the surrounding nations saw a dark sky, though, such as at Jesus' crucifixion</text:p>
                      </text:list-item>
                    </text:list>
                  </text:list-item>
                </text:list>
              </text:list-item>
            </text:list>
          </draw:text-box>
        </draw:frame>
        <presentation:notes draw:style-name="dp2">
          <draw:page-thumbnail draw:style-name="gr1" draw:layer="layout" svg:width="14.848cm" svg:height="11.136cm" svg:x="3.075cm" svg:y="2.257cm" draw:page-number="159" presentation:class="page"/>
          <draw:frame presentation:style-name="pr5" draw:text-style-name="P2" draw:layer="layout" svg:width="16.799cm" svg:height="13.364cm" svg:x="2.1cm" svg:y="14.107cm" presentation:class="notes" presentation:placeholder="true">
            <draw:text-box/>
          </draw:frame>
        </presentation:notes>
      </draw:page>
      <draw:page draw:name="page160" draw:style-name="dp1" draw:master-page-name="Default" presentation:presentation-page-layout-name="AL2T1">
        <draw:frame presentation:style-name="pr4" draw:layer="layout" svg:width="25.199cm" svg:height="3.506cm" svg:x="1.4cm" svg:y="0.837cm" presentation:class="title">
          <draw:text-box>
            <text:p>v30</text:p>
          </draw:text-box>
        </draw:frame>
        <draw:frame presentation:style-name="pr2" draw:text-style-name="P8" draw:layer="layout" svg:width="25.199cm" svg:height="12.18cm" svg:x="1.4cm" svg:y="4.914cm" presentation:class="outline">
          <draw:text-box>
            <text:p text:style-name="P8"><text:span text:style-name="T8">30. </text:span><text:span text:style-name="T6">Then will appear </text:span><text:span text:style-name="T9">in heaven</text:span><text:span text:style-name="T7"> the sign of the Son of Man</text:span><text:span text:style-name="T6">, and then all </text:span><text:span text:style-name="T7">the tribes of the earth</text:span><text:span text:style-name="T6"> </text:span><text:span text:style-name="T7">will mourn</text:span><text:span text:style-name="T6">, and they will see the Son of Man </text:span><text:span text:style-name="T7">coming on the clouds of heaven</text:span><text:span text:style-name="T6"> with </text:span><text:span text:style-name="T7">power</text:span><text:span text:style-name="T6"> and great glory.</text:span></text:p>
          </draw:text-box>
        </draw:frame>
        <presentation:notes draw:style-name="dp2">
          <draw:page-thumbnail draw:style-name="gr1" draw:layer="layout" svg:width="14.848cm" svg:height="11.136cm" svg:x="3.075cm" svg:y="2.257cm" draw:page-number="160" presentation:class="page"/>
          <draw:frame presentation:style-name="pr5" draw:text-style-name="P2" draw:layer="layout" svg:width="16.799cm" svg:height="13.364cm" svg:x="2.1cm" svg:y="14.107cm" presentation:class="notes" presentation:placeholder="true">
            <draw:text-box/>
          </draw:frame>
        </presentation:notes>
      </draw:page>
      <draw:page draw:name="page16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78">A sign in heaven?</text:span></text:p>
              </text:list-item>
            </text:list>
          </draw:text-box>
        </draw:frame>
        <presentation:notes draw:style-name="dp2">
          <draw:page-thumbnail draw:style-name="gr1" draw:layer="layout" svg:width="14.848cm" svg:height="11.136cm" svg:x="3.075cm" svg:y="2.257cm" draw:page-number="161" presentation:class="page"/>
          <draw:frame presentation:style-name="pr5" draw:text-style-name="P2" draw:layer="layout" svg:width="16.799cm" svg:height="13.364cm" svg:x="2.1cm" svg:y="14.107cm" presentation:class="notes" presentation:placeholder="true">
            <draw:text-box/>
          </draw:frame>
        </presentation:notes>
      </draw:page>
      <draw:page draw:name="page16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ranslations either say:</text:p>
                <text:list>
                  <text:list-item>
                    <text:p>The sign of hte son of man is in heaven</text:p>
                  </text:list-item>
                  <text:list-item>
                    <text:p>The sign of the Son of Manin heaven</text:p>
                  </text:list-item>
                </text:list>
              </text:list-item>
              <text:list-item>
                <text:p>So either the sign i sin heaven</text:p>
                <text:list>
                  <text:list-item>
                    <text:p>The Son of Man is in heaven</text:p>
                  </text:list-item>
                </text:list>
              </text:list-item>
              <text:list-item>
                <text:p>Which is it?</text:p>
              </text:list-item>
            </text:list>
          </draw:text-box>
        </draw:frame>
        <presentation:notes draw:style-name="dp2">
          <draw:page-thumbnail draw:style-name="gr1" draw:layer="layout" svg:width="14.848cm" svg:height="11.136cm" svg:x="3.075cm" svg:y="2.257cm" draw:page-number="162" presentation:class="page"/>
          <draw:frame presentation:style-name="pr5" draw:text-style-name="P2" draw:layer="layout" svg:width="16.799cm" svg:height="13.364cm" svg:x="2.1cm" svg:y="14.107cm" presentation:class="notes" presentation:placeholder="true">
            <draw:text-box/>
          </draw:frame>
        </presentation:notes>
      </draw:page>
      <draw:page draw:name="page16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4">A sign?</text:span></text:p>
              </text:list-item>
            </text:list>
          </draw:text-box>
        </draw:frame>
        <presentation:notes draw:style-name="dp1">
          <draw:page-thumbnail draw:style-name="gr1" draw:layer="layout" svg:width="14.848cm" svg:height="11.136cm" svg:x="3.075cm" svg:y="2.257cm" draw:page-number="163" presentation:class="page"/>
          <draw:frame presentation:style-name="pr5" draw:text-style-name="P2" draw:layer="layout" svg:width="16.799cm" svg:height="13.364cm" svg:x="2.1cm" svg:y="14.107cm" presentation:class="notes" presentation:placeholder="true">
            <draw:text-box/>
          </draw:frame>
        </presentation:notes>
      </draw:page>
      <draw:page draw:name="page16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3"><text:span text:style-name="T89">a sign</text:span><text:span text:style-name="T89"><text:line-break/></text:span><text:span text:style-name="T88">is typically a </text:span><text:span text:style-name="T87">physical reality</text:span><text:span text:style-name="T88"> that </text:span><text:span text:style-name="T93">confirms</text:span><text:span text:style-name="T88"> a </text:span><text:span text:style-name="T87">spiritual truth</text:span><text:span text:style-name="T88">.</text:span><text:span text:style-name="T88"><text:line-break/></text:span><text:span text:style-name="T88">ie.) Rainbow as a sign of no more worldwide floods</text:span><text:span text:style-name="T88"><text:line-break/></text:span><text:span text:style-name="T88">ie.) circumcision as a sign of the covenant of God.</text:span><text:span text:style-name="T88"><text:line-break/></text:span><text:span text:style-name="T88">ie.) Aaron's rod that budded was a sign to show he was chosen by God for a task</text:span><text:span text:style-name="T88"><text:line-break/></text:span><text:span text:style-name="T88">We ask, </text:span><text:span text:style-name="T88"><text:line-break/></text:span><text:span text:style-name="T88">what is the sign of v30?</text:span></text:p>
          </draw:text-box>
        </draw:frame>
        <presentation:notes draw:style-name="dp2">
          <draw:page-thumbnail draw:style-name="gr1" draw:layer="layout" svg:width="14.848cm" svg:height="11.136cm" svg:x="3.075cm" svg:y="2.257cm" draw:page-number="164" presentation:class="page"/>
          <draw:frame presentation:style-name="pr5" draw:text-style-name="P2" draw:layer="layout" svg:width="16.799cm" svg:height="13.364cm" svg:x="2.1cm" svg:y="14.107cm" presentation:class="notes" presentation:placeholder="true">
            <draw:text-box/>
          </draw:frame>
        </presentation:notes>
      </draw:page>
      <draw:page draw:name="page16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4">What was the sign?</text:span></text:p>
              </text:list-item>
            </text:list>
          </draw:text-box>
        </draw:frame>
        <presentation:notes draw:style-name="dp1">
          <draw:page-thumbnail draw:style-name="gr1" draw:layer="layout" svg:width="14.848cm" svg:height="11.136cm" svg:x="3.075cm" svg:y="2.257cm" draw:page-number="165" presentation:class="page"/>
          <draw:frame presentation:style-name="pr5" draw:text-style-name="P2" draw:layer="layout" svg:width="16.799cm" svg:height="13.364cm" svg:x="2.1cm" svg:y="14.107cm" presentation:class="notes" presentation:placeholder="true">
            <draw:text-box/>
          </draw:frame>
        </presentation:notes>
      </draw:page>
      <draw:page draw:name="page16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8" draw:layer="layout" svg:width="25.199cm" svg:height="23.911cm" svg:x="1.4cm" svg:y="4.914cm" presentation:class="outline" presentation:user-transformed="true">
          <draw:text-box>
            <text:list text:style-name="L3">
              <text:list-item>
                <text:p text:style-name="P54"><text:span text:style-name="T8">Regardless of what you think the sign is, humans can't see signs that are "in heaven",</text:span><text:span text:style-name="T8"><text:line-break/></text:span><text:span text:style-name="T8">so the only sign that would make sense for God to perform is a sign that is on earth where humans can see it.</text:span></text:p>
              </text:list-item>
              <text:list-item>
                <text:p text:style-name="P54"><text:span text:style-name="T8">Josephus reported that during the Jewish war that there were reports of soldiers in armor running about in the clouds, so it could be that there was a literal sign in the sky.</text:span></text:p>
              </text:list-item>
              <text:list-item>
                <text:p text:style-name="P54"><text:span text:style-name="T8">Or it was the earthly human armies that was the sign, as the parallel Luke gospel says</text:span></text:p>
              </text:list-item>
              <text:list-item>
                <text:p text:style-name="P54"><text:span text:style-name="T8">Or, it could be that the AD 70 Jerusalem and temple destruction would be sign that the Son of Man is seated at the right hand of the Father in Heaven, in power. This was a fulfillment of Jesus' prophecy.</text:span><text:span text:style-name="T8"><text:line-break/></text:span><text:span text:style-name="T8"/></text:p>
              </text:list-item>
            </text:list>
          </draw:text-box>
        </draw:frame>
        <presentation:notes draw:style-name="dp2">
          <draw:page-thumbnail draw:style-name="gr1" draw:layer="layout" svg:width="14.848cm" svg:height="11.136cm" svg:x="3.075cm" svg:y="2.257cm" draw:page-number="166" presentation:class="page"/>
          <draw:frame presentation:style-name="pr5" draw:text-style-name="P2" draw:layer="layout" svg:width="16.799cm" svg:height="13.364cm" svg:x="2.1cm" svg:y="14.107cm" presentation:class="notes" presentation:placeholder="true">
            <draw:text-box/>
          </draw:frame>
        </presentation:notes>
      </draw:page>
      <draw:page draw:name="page16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3"><text:span text:style-name="T88">The sign could have been literal:</text:span><text:span text:style-name="T88"><text:line-break/></text:span><text:span text:style-name="T94">On the twenty-first day of the month of Artemisius [Jyar], a certain prodigious and incredible phenomenon appeared; I suppose the account of it would seem to be a fable, were it not related by those that saw it, and were not the events that followed it of so considerable a nature as to deserve such signals; for, before sunsetting, chariots and troops of soldiers in their armor were seen running about among the clouds, and surrounding of cities. (Josephus The Wars of the Jews 6.5.3.)</text:span></text:p>
          </draw:text-box>
        </draw:frame>
        <presentation:notes draw:style-name="dp2">
          <draw:page-thumbnail draw:style-name="gr1" draw:layer="layout" svg:width="14.848cm" svg:height="11.136cm" svg:x="3.075cm" svg:y="2.257cm" draw:page-number="167" presentation:class="page"/>
          <draw:frame presentation:style-name="pr5" draw:text-style-name="P2" draw:layer="layout" svg:width="16.799cm" svg:height="13.364cm" svg:x="2.1cm" svg:y="14.107cm" presentation:class="notes" presentation:placeholder="true">
            <draw:text-box/>
          </draw:frame>
        </presentation:notes>
      </draw:page>
      <draw:page draw:name="page16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4">Was Jesus in the clouds?</text:span></text:p>
              </text:list-item>
            </text:list>
          </draw:text-box>
        </draw:frame>
        <presentation:notes draw:style-name="dp1">
          <draw:page-thumbnail draw:style-name="gr1" draw:layer="layout" svg:width="14.848cm" svg:height="11.136cm" svg:x="3.075cm" svg:y="2.257cm" draw:page-number="168" presentation:class="page"/>
          <draw:frame presentation:style-name="pr5" draw:text-style-name="P2" draw:layer="layout" svg:width="16.799cm" svg:height="13.364cm" svg:x="2.1cm" svg:y="14.107cm" presentation:class="notes" presentation:placeholder="true">
            <draw:text-box/>
          </draw:frame>
        </presentation:notes>
      </draw:page>
      <draw:page draw:name="page16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Remember, Jesus told His disciples they would not see Him in this coming</text:p>
              </text:list-item>
              <text:list-item>
                <text:p>So what did Jesus mean by <text:span text:style-name="T83">they will see the Son of Man </text:span><text:span text:style-name="T89">coming on the clouds of heaven</text:span><text:span text:style-name="T83"> with </text:span><text:span text:style-name="T89">power</text:span><text:span text:style-name="T83"> and great glory</text:span></text:p>
              </text:list-item>
            </text:list>
            <text:p text:style-name="P53"><text:span text:style-name="T88">Remember that the only part of the scriptures Jesus' audience had at this point was the old testament, so we must look to that scripture to see how Jesus' language is used.</text:span></text:p>
          </draw:text-box>
        </draw:frame>
        <presentation:notes draw:style-name="dp2">
          <draw:page-thumbnail draw:style-name="gr1" draw:layer="layout" svg:width="14.848cm" svg:height="11.136cm" svg:x="3.075cm" svg:y="2.257cm" draw:page-number="169" presentation:class="page"/>
          <draw:frame presentation:style-name="pr5" draw:text-style-name="P2" draw:layer="layout" svg:width="16.799cm" svg:height="13.364cm" svg:x="2.1cm" svg:y="14.107cm" presentation:class="notes" presentation:placeholder="true">
            <draw:text-box/>
          </draw:frame>
        </presentation:notes>
      </draw:page>
      <draw:page draw:name="page17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2">Was Jesus in the clouds?</text:span></text:p>
                <text:list>
                  <text:list-item>
                    <text:p><text:span text:style-name="T4">Isaiah 19:1</text:span></text:p>
                  </text:list-item>
                </text:list>
              </text:list-item>
            </text:list>
          </draw:text-box>
        </draw:frame>
        <presentation:notes draw:style-name="dp1">
          <draw:page-thumbnail draw:style-name="gr1" draw:layer="layout" svg:width="14.848cm" svg:height="11.136cm" svg:x="3.075cm" svg:y="2.257cm" draw:page-number="170" presentation:class="page"/>
          <draw:frame presentation:style-name="pr5" draw:text-style-name="P4" draw:layer="layout" svg:width="16.799cm" svg:height="13.364cm" svg:x="2.1cm" svg:y="14.107cm" presentation:class="notes" presentation:placeholder="true">
            <draw:text-box/>
          </draw:frame>
        </presentation:notes>
      </draw:page>
      <draw:page draw:name="page17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3.665cm" svg:x="1.4cm" svg:y="4.914cm" presentation:class="outline" presentation:user-transformed="true">
          <draw:text-box>
            <text:p text:style-name="P53"><text:span text:style-name="T91">Isaiah 19:1</text:span> shows God coming to judge Egypt: <text:line-break/><text:span text:style-name="T91">1. </text:span><text:span text:style-name="T36">"</text:span><text:span text:style-name="T92">An oracle concerning Egypt.</text:span><text:span text:style-name="T92"><text:line-break/></text:span><text:span text:style-name="T92">Behold, </text:span><text:span text:style-name="T78">the LORD is riding on a swift cloud</text:span><text:span text:style-name="T92"><text:line-break/></text:span><text:span text:style-name="T78">and </text:span><text:span text:style-name="T95">comes to</text:span><text:span text:style-name="T78"> Egypt</text:span><text:span text:style-name="T92">;</text:span><text:span text:style-name="T92"><text:line-break/></text:span><text:span text:style-name="T92">and the </text:span><text:span text:style-name="T96">idols</text:span><text:span text:style-name="T92"> of Egypt will </text:span><text:span text:style-name="T96">tremble</text:span><text:span text:style-name="T92"> at his presence,</text:span><text:span text:style-name="T92"><text:line-break/></text:span><text:span text:style-name="T92">and the heart of the Egyptians will melt within them.</text:span>"</text:p>
            <text:p text:style-name="P45">We later read that God uses the Assyrian armies to do the judgment on behalf of God.</text:p>
            <text:p text:style-name="P45">God does not come bodily on a cloud to Egypt.</text:p>
            <text:p text:style-name="P45">What that OT prophetic phrasing means is that God's presence will be felt by the effects of what happens.</text:p>
            <text:p text:style-name="P45">As seen in the other prophetic passages cited, judgment by God is not always met with literal plagues as in Egypt, but by human armies.</text:p>
          </draw:text-box>
        </draw:frame>
        <presentation:notes draw:style-name="dp2">
          <draw:page-thumbnail draw:style-name="gr1" draw:layer="layout" svg:width="14.848cm" svg:height="11.136cm" svg:x="3.075cm" svg:y="2.257cm" draw:page-number="171" presentation:class="page"/>
          <draw:frame presentation:style-name="pr5" draw:text-style-name="P2" draw:layer="layout" svg:width="16.799cm" svg:height="13.364cm" svg:x="2.1cm" svg:y="14.107cm" presentation:class="notes" presentation:placeholder="true">
            <draw:text-box/>
          </draw:frame>
        </presentation:notes>
      </draw:page>
      <draw:page draw:name="page17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2">Was Jesus in the clouds?</text:span></text:p>
                <text:list>
                  <text:list-item>
                    <text:p><text:span text:style-name="T2">Isaiah 19:1</text:span></text:p>
                  </text:list-item>
                  <text:list-item>
                    <text:p><text:span text:style-name="T4">Micah 1:3-4</text:span></text:p>
                  </text:list-item>
                </text:list>
              </text:list-item>
            </text:list>
          </draw:text-box>
        </draw:frame>
        <presentation:notes draw:style-name="dp1">
          <draw:page-thumbnail draw:style-name="gr1" draw:layer="layout" svg:width="14.848cm" svg:height="11.136cm" svg:x="3.075cm" svg:y="2.257cm" draw:page-number="172" presentation:class="page"/>
          <draw:frame presentation:style-name="pr5" draw:text-style-name="P4" draw:layer="layout" svg:width="16.799cm" svg:height="13.364cm" svg:x="2.1cm" svg:y="14.107cm" presentation:class="notes" presentation:placeholder="true">
            <draw:text-box/>
          </draw:frame>
        </presentation:notes>
      </draw:page>
      <draw:page draw:name="page17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4.415cm" svg:x="1.4cm" svg:y="4.914cm" presentation:class="outline" presentation:user-transformed="true">
          <draw:text-box>
            <text:p text:style-name="P53"><text:span text:style-name="T91">Micah 1:3-4 </text:span>– God coming in judgment against Jerusalem via the Babylonians<text:line-break/><text:span text:style-name="T91">3. </text:span>"<text:span text:style-name="T92">For behold,</text:span><text:span text:style-name="T78"> the LORD is coming</text:span><text:span text:style-name="T92"> forth from His place.</text:span><text:span text:style-name="T92"><text:line-break/></text:span><text:span text:style-name="T92">He will come down and tread on the high places of the [fn]earth.</text:span>"<text:line-break/><text:span text:style-name="T91">4. </text:span>"<text:span text:style-name="T78">The mountains will melt under Him</text:span><text:span text:style-name="T92"><text:line-break/></text:span><text:span text:style-name="T92">And the </text:span><text:span text:style-name="T78">valleys will be split</text:span><text:span text:style-name="T92">,</text:span><text:span text:style-name="T92"><text:line-break/></text:span><text:span text:style-name="T92">Like wax before the fire,</text:span><text:span text:style-name="T92"><text:line-break/></text:span><text:span text:style-name="T92">Like water poured down a steep place.</text:span>"</text:p>
            <text:p text:style-name="P45">This already happened in history.<text:line-break/>The example of prophetic apocalyptic Hebraisms are highlighted in verse 4 to help militate against the Dispensationalist notion of claiming to have a "literal" interpretation of scriptures. <text:line-break/>When we put a 21st century reader expectation and add a meaning that was not intended by the writer, we will ultimately get wrong interpretations.</text:p>
          </draw:text-box>
        </draw:frame>
        <presentation:notes draw:style-name="dp2">
          <draw:page-thumbnail draw:style-name="gr1" draw:layer="layout" svg:width="14.848cm" svg:height="11.136cm" svg:x="3.075cm" svg:y="2.257cm" draw:page-number="173" presentation:class="page"/>
          <draw:frame presentation:style-name="pr5" draw:text-style-name="P2" draw:layer="layout" svg:width="16.799cm" svg:height="13.364cm" svg:x="2.1cm" svg:y="14.107cm" presentation:class="notes" presentation:placeholder="true">
            <draw:text-box/>
          </draw:frame>
        </presentation:notes>
      </draw:page>
      <draw:page draw:name="page17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2">Was Jesus in the clouds?</text:span></text:p>
                <text:list>
                  <text:list-item>
                    <text:p><text:span text:style-name="T2">Isaiah 19:1</text:span></text:p>
                  </text:list-item>
                  <text:list-item>
                    <text:p><text:span text:style-name="T2">Micah 1:3-4</text:span></text:p>
                  </text:list-item>
                  <text:list-item>
                    <text:p><text:span text:style-name="T4">Matthew 26:64</text:span></text:p>
                  </text:list-item>
                </text:list>
              </text:list-item>
            </text:list>
          </draw:text-box>
        </draw:frame>
        <presentation:notes draw:style-name="dp1">
          <draw:page-thumbnail draw:style-name="gr1" draw:layer="layout" svg:width="14.848cm" svg:height="11.136cm" svg:x="3.075cm" svg:y="2.257cm" draw:page-number="174" presentation:class="page"/>
          <draw:frame presentation:style-name="pr5" draw:text-style-name="P4" draw:layer="layout" svg:width="16.799cm" svg:height="13.364cm" svg:x="2.1cm" svg:y="14.107cm" presentation:class="notes" presentation:placeholder="true">
            <draw:text-box/>
          </draw:frame>
        </presentation:notes>
      </draw:page>
      <draw:page draw:name="page17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3"><text:span text:style-name="T82">Recall Jesus telling the high priest that </text:span><text:span text:style-name="T81">he[the high priest]</text:span><text:span text:style-name="T82"> </text:span><text:span text:style-name="T97">will</text:span><text:span text:style-name="T82"> "</text:span><text:span text:style-name="T81">see</text:span><text:span text:style-name="T82">" the Son of Man coming in judgment</text:span><text:span text:style-name="T82"><text:line-break/></text:span><text:span text:style-name="T82">"at the right hand of Power and </text:span><text:span text:style-name="T97">coming on the clouds of heaven</text:span><text:span text:style-name="T82">." (Matt 26:64).</text:span><text:span text:style-name="T82"><text:line-break/></text:span><text:span text:style-name="T82">This is judgment language which is not meant to be understood as 21st century literature, rather in the context of the Old Testament prophets, as we can see in these several usages in the scriptures for how it is used elsewhere.</text:span></text:p>
          </draw:text-box>
        </draw:frame>
        <presentation:notes draw:style-name="dp2">
          <draw:page-thumbnail draw:style-name="gr1" draw:layer="layout" svg:width="14.848cm" svg:height="11.136cm" svg:x="3.075cm" svg:y="2.257cm" draw:page-number="175" presentation:class="page"/>
          <draw:frame presentation:style-name="pr5" draw:text-style-name="P2" draw:layer="layout" svg:width="16.799cm" svg:height="13.364cm" svg:x="2.1cm" svg:y="14.107cm" presentation:class="notes" presentation:placeholder="true">
            <draw:text-box/>
          </draw:frame>
        </presentation:notes>
      </draw:page>
      <draw:page draw:name="page17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4.435cm" svg:x="1.4cm" svg:y="4.914cm" presentation:class="outline" presentation:user-transformed="tru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2">Was Jesus in the clouds?</text:span></text:p>
                <text:list>
                  <text:list-item>
                    <text:p><text:span text:style-name="T2">Isaiah 19:1</text:span></text:p>
                  </text:list-item>
                  <text:list-item>
                    <text:p><text:span text:style-name="T2">Micah 1:3-4</text:span></text:p>
                  </text:list-item>
                  <text:list-item>
                    <text:p><text:span text:style-name="T2">Matthew 26:64</text:span></text:p>
                  </text:list-item>
                </text:list>
              </text:list-item>
              <text:list-item>
                <text:p><text:span text:style-name="T4">Not all comings of Jesus are equal</text:span></text:p>
                <text:list>
                  <text:list-item>
                    <text:p><text:span text:style-name="T4">To the 7 Churches</text:span></text:p>
                  </text:list-item>
                </text:list>
              </text:list-item>
            </text:list>
          </draw:text-box>
        </draw:frame>
        <presentation:notes draw:style-name="dp1">
          <draw:page-thumbnail draw:style-name="gr1" draw:layer="layout" svg:width="14.848cm" svg:height="11.136cm" svg:x="3.075cm" svg:y="2.257cm" draw:page-number="176" presentation:class="page"/>
          <draw:frame presentation:style-name="pr5" draw:text-style-name="P4" draw:layer="layout" svg:width="16.799cm" svg:height="13.364cm" svg:x="2.1cm" svg:y="14.107cm" presentation:class="notes" presentation:placeholder="true">
            <draw:text-box/>
          </draw:frame>
        </presentation:notes>
      </draw:page>
      <draw:page draw:name="page17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1"><text:span text:style-name="T82">In Revelation, Jesus threatened to 'come' to a Church to remove thier lampstand</text:span><text:span text:style-name="T82"><text:line-break/></text:span><text:span text:style-name="T81">4. </text:span><text:span text:style-name="T82">"</text:span><text:span text:style-name="T83">But I have this against you, that you have abandoned the love you had at first.</text:span><text:span text:style-name="T82">"</text:span><text:span text:style-name="T82"><text:line-break/></text:span><text:span text:style-name="T81">5. </text:span><text:span text:style-name="T82">"</text:span><text:span text:style-name="T83">Remember therefore from where you have fallen; repent, and do the works you did at first. If not, </text:span><text:span text:style-name="T89">I will come to you</text:span><text:span text:style-name="T83"> and remove your lampstand from its place, unless you repent.</text:span><text:span text:style-name="T82">"</text:span></text:p>
          </draw:text-box>
        </draw:frame>
        <presentation:notes draw:style-name="dp2">
          <draw:page-thumbnail draw:style-name="gr1" draw:layer="layout" svg:width="14.848cm" svg:height="11.136cm" svg:x="3.075cm" svg:y="2.257cm" draw:page-number="177" presentation:class="page"/>
          <draw:frame presentation:style-name="pr5" draw:text-style-name="P2" draw:layer="layout" svg:width="16.799cm" svg:height="13.364cm" svg:x="2.1cm" svg:y="14.107cm" presentation:class="notes" presentation:placeholder="true">
            <draw:text-box/>
          </draw:frame>
        </presentation:notes>
      </draw:page>
      <draw:page draw:name="page17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5.936cm" svg:x="1.4cm" svg:y="4.914cm" presentation:class="outline" presentation:user-transformed="true">
          <draw:text-box>
            <text:list text:style-name="L2">
              <text:list-item>
                <text:p text:style-name="P9"><text:span text:style-name="T2">A sign in heaven?</text:span></text:p>
              </text:list-item>
              <text:list-item>
                <text:p text:style-name="P9"><text:span text:style-name="T2">A sign?</text:span></text:p>
              </text:list-item>
              <text:list-item>
                <text:p text:style-name="P9"><text:span text:style-name="T2">What was the sign?</text:span></text:p>
              </text:list-item>
              <text:list-item>
                <text:p text:style-name="P9"><text:span text:style-name="T2">Was Jesus in the clouds?</text:span></text:p>
                <text:list>
                  <text:list-item>
                    <text:p><text:span text:style-name="T2">Isaiah 19:1</text:span></text:p>
                  </text:list-item>
                  <text:list-item>
                    <text:p><text:span text:style-name="T2">Micah 1:3-4</text:span></text:p>
                  </text:list-item>
                  <text:list-item>
                    <text:p><text:span text:style-name="T2">Matthew 26:64</text:span></text:p>
                  </text:list-item>
                </text:list>
              </text:list-item>
              <text:list-item>
                <text:p><text:span text:style-name="T2">Not all comings of Jesus are equal</text:span></text:p>
                <text:list>
                  <text:list-item>
                    <text:p><text:span text:style-name="T2">To the 7 Churches</text:span></text:p>
                  </text:list-item>
                  <text:list-item>
                    <text:p><text:span text:style-name="T4">To His disciples</text:span></text:p>
                  </text:list-item>
                </text:list>
              </text:list-item>
            </text:list>
          </draw:text-box>
        </draw:frame>
        <presentation:notes draw:style-name="dp1">
          <draw:page-thumbnail draw:style-name="gr1" draw:layer="layout" svg:width="14.848cm" svg:height="11.136cm" svg:x="3.075cm" svg:y="2.257cm" draw:page-number="178" presentation:class="page"/>
          <draw:frame presentation:style-name="pr5" draw:text-style-name="P4" draw:layer="layout" svg:width="16.799cm" svg:height="13.364cm" svg:x="2.1cm" svg:y="14.107cm" presentation:class="notes" presentation:placeholder="true">
            <draw:text-box/>
          </draw:frame>
        </presentation:notes>
      </draw:page>
      <draw:page draw:name="page17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text:span text:style-name="T91">Matt 16:28</text:span><text:line-break/><text:span text:style-name="T91">28.</text:span> "<text:span text:style-name="T92">truly I say to you, there are some here who will not taste death until they see the son of man coming in His kingdom.</text:span>" </text:p>
            <text:p text:style-name="P51">Either they saw the evidence that Jesus kingdom had come, via this AD 70 prophecy fulfillment</text:p>
            <text:p text:style-name="P51">or they saw the kingdom happen in Acts chapter 2 during Pentecost.</text:p>
            <text:p text:style-name="P51">Others say the mt. of transfiguration, though that seems less likely because Jesus had not made atonement for sin yet.</text:p>
          </draw:text-box>
        </draw:frame>
        <presentation:notes draw:style-name="dp2">
          <draw:page-thumbnail draw:style-name="gr1" draw:layer="layout" svg:width="14.848cm" svg:height="11.136cm" svg:x="3.075cm" svg:y="2.257cm" draw:page-number="179" presentation:class="page"/>
          <draw:frame presentation:style-name="pr5" draw:text-style-name="P2" draw:layer="layout" svg:width="16.799cm" svg:height="13.364cm" svg:x="2.1cm" svg:y="14.107cm" presentation:class="notes" presentation:placeholder="true">
            <draw:text-box/>
          </draw:frame>
        </presentation:notes>
      </draw:page>
      <draw:page draw:name="page18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4">Son of man</text:span></text:p>
                <text:list>
                  <text:list-item>
                    <text:p text:style-name="P43"><text:span text:style-name="T4">Any other sign?</text:span></text:p>
                  </text:list-item>
                </text:list>
              </text:list-item>
            </text:list>
          </draw:text-box>
        </draw:frame>
        <presentation:notes draw:style-name="dp1">
          <draw:page-thumbnail draw:style-name="gr1" draw:layer="layout" svg:width="14.848cm" svg:height="11.136cm" svg:x="3.075cm" svg:y="2.257cm" draw:page-number="180" presentation:class="page"/>
          <draw:frame presentation:style-name="pr5" draw:text-style-name="P4" draw:layer="layout" svg:width="16.799cm" svg:height="13.364cm" svg:x="2.1cm" svg:y="14.107cm" presentation:class="notes" presentation:placeholder="true">
            <draw:text-box/>
          </draw:frame>
        </presentation:notes>
      </draw:page>
      <draw:page draw:name="page181" draw:style-name="dp1" draw:master-page-name="Default" presentation:presentation-page-layout-name="AL2T1">
        <draw:frame presentation:style-name="pr4" draw:layer="layout" svg:width="25.199cm" svg:height="3.506cm" svg:x="1.4cm" svg:y="0.837cm" presentation:class="title">
          <draw:text-box>
            <text:p>What about the divine Son of Man</text:p>
          </draw:text-box>
        </draw:frame>
        <draw:frame presentation:style-name="pr2" draw:layer="layout" svg:width="25.199cm" svg:height="12.18cm" svg:x="1.4cm" svg:y="4.914cm" presentation:class="outline">
          <draw:text-box>
            <text:list text:style-name="L2">
              <text:list-item>
                <text:p>From Daniel 7:13</text:p>
              </text:list-item>
            </text:list>
            <text:p><text:span text:style-name="T87">13. </text:span><text:span text:style-name="T88">"...</text:span><text:span text:style-name="T83">And behold, with the clouds of heaven</text:span><text:span text:style-name="T83"><text:line-break/></text:span><text:span text:style-name="T83">One like a Son of Man was coming,</text:span><text:span text:style-name="T83"><text:line-break/></text:span><text:span text:style-name="T83">And He came up to the Ancient of Days</text:span><text:span text:style-name="T88">"</text:span></text:p>
            <text:p><text:span text:style-name="T88">Jesus ascension and subsequent judgment was a sign that Jesus was on His throne, ruling His kingdom, and that He reserves the right to judge nations</text:span></text:p>
            <text:p><text:span text:style-name="T88">Daniel's vision was from the throneroom, above the clouds.</text:span><text:span text:style-name="T88"><text:line-break/></text:span><text:span text:style-name="T88">The disciples saw Jesus ascend from under the clouds</text:span></text:p>
          </draw:text-box>
        </draw:frame>
        <presentation:notes draw:style-name="dp2">
          <draw:page-thumbnail draw:style-name="gr1" draw:layer="layout" svg:width="14.848cm" svg:height="11.136cm" svg:x="3.075cm" svg:y="2.257cm" draw:page-number="181" presentation:class="page"/>
          <draw:frame presentation:style-name="pr5" draw:text-style-name="P2" draw:layer="layout" svg:width="16.799cm" svg:height="13.364cm" svg:x="2.1cm" svg:y="14.107cm" presentation:class="notes" presentation:placeholder="true">
            <draw:text-box/>
          </draw:frame>
        </presentation:notes>
      </draw:page>
      <draw:page draw:name="page18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4.595cm" svg:x="1.4cm" svg:y="4.914cm" presentation:class="outline" presentation:user-transformed="true">
          <draw:text-box>
            <text:list text:style-name="L2">
              <text:list-item>
                <text:p>When the apostles preached at Pentecost about Jesus being on the throne in heaven, they mentioned this right before it</text:p>
              </text:list-item>
            </text:list>
            <text:p text:style-name="P55"><text:span text:style-name="T88">Look at Acts 2:17-21, which is the apostle Peter quoting Joel 2:28-32</text:span><text:span text:style-name="T88"><text:line-break/></text:span><text:span text:style-name="T88">Acts 2:</text:span><text:span text:style-name="T88"><text:line-break/></text:span><text:span text:style-name="T88">19. "‘AND I WILL PUT WONDERS IN THE SKY ABOVE</text:span><text:span text:style-name="T88"><text:line-break/></text:span><text:span text:style-name="T88">AND SIGNS ON THE EARTH BELOW,</text:span><text:span text:style-name="T88"><text:line-break/></text:span><text:span text:style-name="T88">BLOOD, AND FIRE, AND VAPOR OF SMOKE."</text:span><text:span text:style-name="T88"><text:line-break/></text:span><text:span text:style-name="T88">20. "‘THE SUN WILL BE TURNED INTO DARKNESS</text:span><text:span text:style-name="T88"><text:line-break/></text:span><text:span text:style-name="T88">AND THE MOON INTO BLOOD,</text:span><text:span text:style-name="T88"><text:line-break/></text:span><text:span text:style-name="T88">BEFORE THE GREAT AND AWESOME DAY OF THE [fn]LORD COMES."</text:span><text:span text:style-name="T88"><text:line-break/></text:span><text:span text:style-name="T88">21. "‘AND IT WILL BE THAT EVERYONE WHO CALLS ON THE NAME OF THE [fn]LORD WILL BE SAVED.’"</text:span></text:p>
          </draw:text-box>
        </draw:frame>
        <presentation:notes draw:style-name="dp2">
          <draw:page-thumbnail draw:style-name="gr1" draw:layer="layout" svg:width="14.848cm" svg:height="11.136cm" svg:x="3.075cm" svg:y="2.257cm" draw:page-number="182" presentation:class="page"/>
          <draw:frame presentation:style-name="pr5" draw:text-style-name="P2" draw:layer="layout" svg:width="16.799cm" svg:height="13.364cm" svg:x="2.1cm" svg:y="14.107cm" presentation:class="notes" presentation:placeholder="true">
            <draw:text-box/>
          </draw:frame>
        </presentation:notes>
      </draw:page>
      <draw:page draw:name="page18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Son of man</text:span></text:p>
                <text:list>
                  <text:list-item>
                    <text:p text:style-name="P43"><text:span text:style-name="T2">Any other sign?</text:span></text:p>
                  </text:list-item>
                </text:list>
              </text:list-item>
              <text:list-item>
                <text:p><text:span text:style-name="T4">The tribes of the earth will mourn</text:span></text:p>
              </text:list-item>
            </text:list>
          </draw:text-box>
        </draw:frame>
        <presentation:notes draw:style-name="dp1">
          <draw:page-thumbnail draw:style-name="gr1" draw:layer="layout" svg:width="14.848cm" svg:height="11.136cm" svg:x="3.075cm" svg:y="2.257cm" draw:page-number="183" presentation:class="page"/>
          <draw:frame presentation:style-name="pr5" draw:text-style-name="P4" draw:layer="layout" svg:width="16.799cm" svg:height="13.364cm" svg:x="2.1cm" svg:y="14.107cm" presentation:class="notes" presentation:placeholder="true">
            <draw:text-box/>
          </draw:frame>
        </presentation:notes>
      </draw:page>
      <draw:page draw:name="page18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6"><text:span text:style-name="T78">the tribes of the earth will mourn</text:span></text:p>
            <text:p text:style-name="P53"><text:span text:style-name="T36">"earth" is the Greek word "</text:span><text:span text:style-name="T98">gē</text:span><text:span text:style-name="T36">" which can mean "land" or entire planet Earth.</text:span></text:p>
            <text:p text:style-name="P57"><text:span text:style-name="T36">Usually it is Israel divided into tribes, not "land" divided into tribes,</text:span><text:span text:style-name="T36"><text:line-break/></text:span><text:span text:style-name="T36">so "tribes" indicates the tribes of Israel </text:span></text:p>
            <text:p text:style-name="P57"><text:span text:style-name="T36">The "tribes of the earth" is non-sensical if not the 12 tribes of Israel.</text:span><text:span text:style-name="T36"><text:line-break/></text:span><text:span text:style-name="T36">"nations" are the peoples of the earth. </text:span><text:span text:style-name="T36"><text:line-break/></text:span><text:span text:style-name="T36">Those familiar with the bible know that "tribes" refers to Israel, not Gentile nations.</text:span></text:p>
          </draw:text-box>
        </draw:frame>
        <presentation:notes draw:style-name="dp2">
          <draw:page-thumbnail draw:style-name="gr1" draw:layer="layout" svg:width="14.848cm" svg:height="11.136cm" svg:x="3.075cm" svg:y="2.257cm" draw:page-number="184" presentation:class="page"/>
          <draw:frame presentation:style-name="pr5" draw:text-style-name="P2" draw:layer="layout" svg:width="16.799cm" svg:height="13.364cm" svg:x="2.1cm" svg:y="14.107cm" presentation:class="notes" presentation:placeholder="true">
            <draw:text-box/>
          </draw:frame>
        </presentation:notes>
      </draw:page>
      <draw:page draw:name="page18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Son of man</text:span></text:p>
                <text:list>
                  <text:list-item>
                    <text:p text:style-name="P43"><text:span text:style-name="T2">Any other sign?</text:span></text:p>
                  </text:list-item>
                </text:list>
              </text:list-item>
              <text:list-item>
                <text:p><text:span text:style-name="T4">The tribes of the earth will mourn</text:span></text:p>
                <text:list>
                  <text:list-item>
                    <text:p><text:span text:style-name="T4">Zechariah 12:10</text:span></text:p>
                  </text:list-item>
                </text:list>
              </text:list-item>
            </text:list>
          </draw:text-box>
        </draw:frame>
        <presentation:notes draw:style-name="dp1">
          <draw:page-thumbnail draw:style-name="gr1" draw:layer="layout" svg:width="14.848cm" svg:height="11.136cm" svg:x="3.075cm" svg:y="2.257cm" draw:page-number="185" presentation:class="page"/>
          <draw:frame presentation:style-name="pr5" draw:text-style-name="P4" draw:layer="layout" svg:width="16.799cm" svg:height="13.364cm" svg:x="2.1cm" svg:y="14.107cm" presentation:class="notes" presentation:placeholder="true">
            <draw:text-box/>
          </draw:frame>
        </presentation:notes>
      </draw:page>
      <draw:page draw:name="page18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3"><text:span text:style-name="T99">Zechariah 12:10</text:span><text:span text:style-name="T36"> says</text:span><text:span text:style-name="T36"><text:line-break/></text:span><text:span text:style-name="T99">10.</text:span><text:span text:style-name="T36"> "</text:span><text:span text:style-name="T92">“And I will pour out on the house of David and on the inhabitants of Jerusalem [fn]the Spirit of grace and of supplication, so that they will look on Me whom they have pierced; and they will mourn for Him, as one mourns for an only son, and they will weep bitterly over Him like the bitter weeping over a firstborn.</text:span><text:span text:style-name="T36">"</text:span></text:p>
            <text:p text:style-name="P55">which talks about all the inhabitants of Jerusalem mourning.</text:p>
            <text:p text:style-name="P55">All of Israel certainly did mourn over the destruction of Jerusalem.</text:p>
          </draw:text-box>
        </draw:frame>
        <presentation:notes draw:style-name="dp2">
          <draw:page-thumbnail draw:style-name="gr1" draw:layer="layout" svg:width="14.848cm" svg:height="11.136cm" svg:x="3.075cm" svg:y="2.257cm" draw:page-number="186" presentation:class="page"/>
          <draw:frame presentation:style-name="pr5" draw:text-style-name="P2" draw:layer="layout" svg:width="16.799cm" svg:height="13.364cm" svg:x="2.1cm" svg:y="14.107cm" presentation:class="notes" presentation:placeholder="true">
            <draw:text-box/>
          </draw:frame>
        </presentation:notes>
      </draw:page>
      <draw:page draw:name="page18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presentation:user-transformed="true">
          <draw:text-box>
            <text:list text:style-name="L2">
              <text:list-item>
                <text:p text:style-name="P9"><text:span text:style-name="T2">Son of man</text:span></text:p>
                <text:list>
                  <text:list-item>
                    <text:p text:style-name="P43"><text:span text:style-name="T2">Any other sign?</text:span></text:p>
                  </text:list-item>
                </text:list>
              </text:list-item>
              <text:list-item>
                <text:p><text:span text:style-name="T4">The tribes of the earth will mourn</text:span></text:p>
                <text:list>
                  <text:list-item>
                    <text:p><text:span text:style-name="T4">Zechariah 12:10</text:span></text:p>
                  </text:list-item>
                  <text:list-item>
                    <text:p><text:span text:style-name="T4">Jeremiah 4:24,27-28</text:span></text:p>
                  </text:list-item>
                </text:list>
              </text:list-item>
            </text:list>
          </draw:text-box>
        </draw:frame>
        <presentation:notes draw:style-name="dp1">
          <draw:page-thumbnail draw:style-name="gr1" draw:layer="layout" svg:width="14.848cm" svg:height="11.136cm" svg:x="3.075cm" svg:y="2.257cm" draw:page-number="187" presentation:class="page"/>
          <draw:frame presentation:style-name="pr5" draw:text-style-name="P4" draw:layer="layout" svg:width="16.799cm" svg:height="13.364cm" svg:x="2.1cm" svg:y="14.107cm" presentation:class="notes" presentation:placeholder="true">
            <draw:text-box/>
          </draw:frame>
        </presentation:notes>
      </draw:page>
      <draw:page draw:name="page18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5.163cm" svg:x="1.4cm" svg:y="4.914cm" presentation:class="outline" presentation:user-transformed="true">
          <draw:text-box>
            <text:p text:style-name="P57">Jeremiah prophesied of the 586 BC destruction of Jerusalem.<text:line-break/>Look at the similar elements Jesus is using for the AD 70 destruction.</text:p>
            <text:p text:style-name="P45"><text:span text:style-name="T99">Jeremiah 4:24,27-28</text:span><text:span text:style-name="T36"> (prophecy of Judah's devastation in 586 BC)</text:span><text:span text:style-name="T36"><text:line-break/></text:span><text:span text:style-name="T99">24. </text:span><text:span text:style-name="T36">"</text:span><text:span text:style-name="T92">I looked on the </text:span><text:span text:style-name="T78">mountains</text:span><text:span text:style-name="T92">, and behold, they were </text:span><text:span text:style-name="T78">quaking</text:span><text:span text:style-name="T92">,</text:span><text:span text:style-name="T92"><text:line-break/></text:span><text:span text:style-name="T92">And all the </text:span><text:span text:style-name="T78">hills jolted back and forth</text:span><text:span text:style-name="T92">.</text:span><text:span text:style-name="T36">"</text:span><text:span text:style-name="T36"><text:line-break/></text:span><text:span text:style-name="T99">27.</text:span><text:span text:style-name="T36"> "</text:span><text:span text:style-name="T92">For this is what the LORD says:</text:span><text:span text:style-name="T92"><text:line-break/></text:span><text:span text:style-name="T92">“The whole land shall be a desolation,</text:span><text:span text:style-name="T92"><text:line-break/></text:span><text:span text:style-name="T92">Yet I will not execute a complete destruction.</text:span><text:span text:style-name="T36">"</text:span><text:span text:style-name="T36"><text:line-break/></text:span><text:span text:style-name="T99">28.</text:span><text:span text:style-name="T36"> "</text:span><text:span text:style-name="T92">“For this </text:span><text:span text:style-name="T100">the earth will mourn</text:span><text:span text:style-name="T92">,</text:span><text:span text:style-name="T92"><text:line-break/></text:span><text:span text:style-name="T92">And </text:span><text:span text:style-name="T78">the heavens above will become dark</text:span><text:span text:style-name="T92">,</text:span><text:span text:style-name="T92"><text:line-break/></text:span><text:span text:style-name="T92">Because I have spoken, I have purposed,</text:span><text:span text:style-name="T92"><text:line-break/></text:span><text:span text:style-name="T92">And I have not [fn]changed My mind, nor will I turn from it.”</text:span><text:span text:style-name="T36">"</text:span></text:p>
            <text:p text:style-name="P55">Jesus mentioned heavenly bodies not giving their light.</text:p>
            <text:p text:style-name="P45"><text:span text:style-name="T36">"</text:span><text:span text:style-name="T100">the earth will mourn</text:span><text:span text:style-name="T36">" – "</text:span><text:span text:style-name="T78">the tribes of t</text:span><text:span text:style-name="T95">he earth will mourn</text:span><text:span text:style-name="T36">"</text:span><text:span text:style-name="T36"><text:line-break/></text:span><text:span text:style-name="T36">Notice the phrase similiarity between Jesus' words and Jeremiah.</text:span></text:p>
          </draw:text-box>
        </draw:frame>
        <presentation:notes draw:style-name="dp2">
          <draw:page-thumbnail draw:style-name="gr1" draw:layer="layout" svg:width="14.848cm" svg:height="11.136cm" svg:x="3.075cm" svg:y="2.257cm" draw:page-number="188" presentation:class="page"/>
          <draw:frame presentation:style-name="pr5" draw:text-style-name="P2" draw:layer="layout" svg:width="16.799cm" svg:height="13.364cm" svg:x="2.1cm" svg:y="14.107cm" presentation:class="notes" presentation:placeholder="true">
            <draw:text-box/>
          </draw:frame>
        </presentation:notes>
      </draw:page>
      <draw:page draw:name="page189" draw:style-name="dp1" draw:master-page-name="Default" presentation:presentation-page-layout-name="AL2T1">
        <draw:frame presentation:style-name="pr4" draw:layer="layout" svg:width="25.199cm" svg:height="3.506cm" svg:x="1.4cm" svg:y="0.837cm" presentation:class="title" presentation:user-transformed="true">
          <draw:text-box>
            <text:p>v31</text:p>
          </draw:text-box>
        </draw:frame>
        <draw:frame presentation:style-name="pr2" draw:text-style-name="P8" draw:layer="layout" svg:width="25.199cm" svg:height="12.18cm" svg:x="1.4cm" svg:y="4.914cm" presentation:class="outline">
          <draw:text-box>
            <text:p text:style-name="P8"><text:span text:style-name="T8">31. </text:span><text:span text:style-name="T6">And he </text:span><text:span text:style-name="T7">will send out </text:span><text:span text:style-name="T6">his </text:span><text:span text:style-name="T7">angels</text:span><text:span text:style-name="T6"> with a loud </text:span><text:span text:style-name="T7">trumpet</text:span><text:span text:style-name="T6"> call, and they will gather </text:span><text:span text:style-name="T7">his elect</text:span><text:span text:style-name="T6"> from the four winds, from one end of heaven to the other.</text:span></text:p>
          </draw:text-box>
        </draw:frame>
        <presentation:notes draw:style-name="dp2">
          <draw:page-thumbnail draw:style-name="gr1" draw:layer="layout" svg:width="14.848cm" svg:height="11.136cm" svg:x="3.075cm" svg:y="2.257cm" draw:page-number="189" presentation:class="page"/>
          <draw:frame presentation:style-name="pr5" draw:text-style-name="P2" draw:layer="layout" svg:width="16.799cm" svg:height="13.364cm" svg:x="2.1cm" svg:y="14.107cm" presentation:class="notes" presentation:placeholder="true">
            <draw:text-box/>
          </draw:frame>
        </presentation:notes>
      </draw:page>
      <draw:page draw:name="page19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29"><text:span text:style-name="T4">Angels are humans or spiritual beings?</text:span></text:p>
              </text:list-item>
            </text:list>
          </draw:text-box>
        </draw:frame>
        <presentation:notes draw:style-name="dp1">
          <draw:page-thumbnail draw:style-name="gr1" draw:layer="layout" svg:width="14.848cm" svg:height="11.136cm" svg:x="3.075cm" svg:y="2.257cm" draw:page-number="190" presentation:class="page"/>
          <draw:frame presentation:style-name="pr5" draw:text-style-name="P2" draw:layer="layout" svg:width="16.799cm" svg:height="13.364cm" svg:x="2.1cm" svg:y="14.107cm" presentation:class="notes" presentation:placeholder="true">
            <draw:text-box/>
          </draw:frame>
        </presentation:notes>
      </draw:page>
      <draw:page draw:name="page19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In the New Testament, "angels" is Greek: angelos</text:p>
                <text:list>
                  <text:list-item>
                    <text:p>And is widely known to either mean human messangers or spiritual beings as the messengers</text:p>
                  </text:list-item>
                </text:list>
              </text:list-item>
            </text:list>
            <text:p text:style-name="P55">we can't look at this verse in isolation. What is the context?</text:p>
            <text:p text:style-name="P55"><text:span text:style-name="T36">who are the angels? It is the word "messenger", which could be a human – Matt 11:10, Mark 1:2,10, luke 7:24,27 has humans as messengers (angelos).</text:span></text:p>
          </draw:text-box>
        </draw:frame>
        <presentation:notes draw:style-name="dp1">
          <draw:page-thumbnail draw:style-name="gr1" draw:layer="layout" svg:width="14.848cm" svg:height="11.136cm" svg:x="3.075cm" svg:y="2.257cm" draw:page-number="191" presentation:class="page"/>
          <draw:frame presentation:style-name="pr5" draw:text-style-name="P2" draw:layer="layout" svg:width="16.799cm" svg:height="13.364cm" svg:x="2.1cm" svg:y="14.107cm" presentation:class="notes" presentation:placeholder="true">
            <draw:text-box/>
          </draw:frame>
        </presentation:notes>
      </draw:page>
      <draw:page draw:name="page19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His elect</text:span></text:p>
              </text:list-item>
            </text:list>
          </draw:text-box>
        </draw:frame>
        <presentation:notes draw:style-name="dp1">
          <draw:page-thumbnail draw:style-name="gr1" draw:layer="layout" svg:width="14.848cm" svg:height="11.136cm" svg:x="3.075cm" svg:y="2.257cm" draw:page-number="192" presentation:class="page"/>
          <draw:frame presentation:style-name="pr5" draw:text-style-name="P2" draw:layer="layout" svg:width="16.799cm" svg:height="13.364cm" svg:x="2.1cm" svg:y="14.107cm" presentation:class="notes" presentation:placeholder="true">
            <draw:text-box/>
          </draw:frame>
        </presentation:notes>
      </draw:page>
      <draw:page draw:name="page19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58"><text:span text:style-name="T101">his elect</text:span><text:span text:style-name="T102"> </text:span></text:p>
            <text:p text:style-name="P59">There are lots of Old Testament passages talking about God gathering the remnant of Israel back to Jerusalem, which was the type of what is the spiritual Jerusalem in the New Testament. Verse 14 already said the gospel would reach the whole oikumene(Roman Empire), but certainly all the Jews in the region who were God's elect were gathered from all cardinal direction within the Roman Empire by the time the AD 70 Jerusalem destruction happened.</text:p>
          </draw:text-box>
        </draw:frame>
        <presentation:notes draw:style-name="dp2">
          <draw:page-thumbnail draw:style-name="gr1" draw:layer="layout" svg:width="14.848cm" svg:height="11.136cm" svg:x="3.075cm" svg:y="2.257cm" draw:page-number="193" presentation:class="page"/>
          <draw:frame presentation:style-name="pr5" draw:text-style-name="P2" draw:layer="layout" svg:width="16.799cm" svg:height="13.364cm" svg:x="2.1cm" svg:y="14.107cm" presentation:class="notes" presentation:placeholder="true">
            <draw:text-box/>
          </draw:frame>
        </presentation:notes>
      </draw:page>
      <draw:page draw:name="page19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29"><text:span text:style-name="T2">Angels are humans or spiritual beings?</text:span></text:p>
              </text:list-item>
              <text:list-item>
                <text:p text:style-name="P9"><text:span text:style-name="T2">His elect</text:span><text:span text:style-name="T2"><text:tab/></text:span></text:p>
                <text:list>
                  <text:list-item>
                    <text:p><text:span text:style-name="T4">At that time?</text:span></text:p>
                  </text:list-item>
                </text:list>
              </text:list-item>
            </text:list>
          </draw:text-box>
        </draw:frame>
        <presentation:notes draw:style-name="dp1">
          <draw:page-thumbnail draw:style-name="gr1" draw:layer="layout" svg:width="14.848cm" svg:height="11.136cm" svg:x="3.075cm" svg:y="2.257cm" draw:page-number="194" presentation:class="page"/>
          <draw:frame presentation:style-name="pr5" draw:text-style-name="P2" draw:layer="layout" svg:width="16.799cm" svg:height="13.364cm" svg:x="2.1cm" svg:y="14.107cm" presentation:class="notes" presentation:placeholder="true">
            <draw:text-box/>
          </draw:frame>
        </presentation:notes>
      </draw:page>
      <draw:page draw:name="page195" draw:style-name="dp1" draw:master-page-name="Default" presentation:presentation-page-layout-name="AL2T1">
        <draw:frame presentation:style-name="pr4" draw:layer="layout" svg:width="25.199cm" svg:height="3.506cm" svg:x="1.4cm" svg:y="0.837cm" presentation:class="title">
          <draw:text-box>
            <text:p>Gathered to Pella?</text:p>
          </draw:text-box>
        </draw:frame>
        <draw:frame presentation:style-name="pr2" draw:layer="layout" svg:width="25.199cm" svg:height="12.18cm" svg:x="1.4cm" svg:y="4.914cm" presentation:class="outline" presentation:user-transformed="true">
          <draw:text-box>
            <text:p text:style-name="P55"><text:span text:style-name="T88">Is God calling His elect back.</text:span><text:span text:style-name="T88"><text:line-break/></text:span><text:span text:style-name="T88">The leaders in Pella's mountains called a gathering of the elect from all directions (the 4 winds) to have an assembly.</text:span><text:span text:style-name="T88"><text:line-break/></text:span><text:span text:style-name="T88">Eusebius records thatafter the conquest of Jerusalem, Simeon, the apostles, and the disciples of Christ came together from all directions to take council as to who was worthy to succeed James.</text:span></text:p>
          </draw:text-box>
        </draw:frame>
        <presentation:notes draw:style-name="dp2">
          <draw:page-thumbnail draw:style-name="gr1" draw:layer="layout" svg:width="14.848cm" svg:height="11.136cm" svg:x="3.075cm" svg:y="2.257cm" draw:page-number="195" presentation:class="page"/>
          <draw:frame presentation:style-name="pr5" draw:text-style-name="P2" draw:layer="layout" svg:width="16.799cm" svg:height="13.364cm" svg:x="2.1cm" svg:y="14.107cm" presentation:class="notes" presentation:placeholder="true">
            <draw:text-box/>
          </draw:frame>
        </presentation:notes>
      </draw:page>
      <draw:page draw:name="page19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29"><text:span text:style-name="T2">Angels are humans or spiritual beings?</text:span></text:p>
              </text:list-item>
              <text:list-item>
                <text:p text:style-name="P9"><text:span text:style-name="T2">His elect</text:span><text:span text:style-name="T2"><text:tab/></text:span></text:p>
                <text:list>
                  <text:list-item>
                    <text:p><text:span text:style-name="T2">At that time?</text:span></text:p>
                  </text:list-item>
                  <text:list-item>
                    <text:p><text:span text:style-name="T4">Or until He returns?</text:span></text:p>
                  </text:list-item>
                </text:list>
              </text:list-item>
            </text:list>
          </draw:text-box>
        </draw:frame>
        <presentation:notes draw:style-name="dp1">
          <draw:page-thumbnail draw:style-name="gr1" draw:layer="layout" svg:width="14.848cm" svg:height="11.136cm" svg:x="3.075cm" svg:y="2.257cm" draw:page-number="196" presentation:class="page"/>
          <draw:frame presentation:style-name="pr5" draw:text-style-name="P2" draw:layer="layout" svg:width="16.799cm" svg:height="13.364cm" svg:x="2.1cm" svg:y="14.107cm" presentation:class="notes" presentation:placeholder="true">
            <draw:text-box/>
          </draw:frame>
        </presentation:notes>
      </draw:page>
      <draw:page draw:name="page19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Or Jesus could mean that His messengers went sent out to the entire Earth</text:p>
              </text:list-item>
              <text:list-item>
                <text:p>Jesus did not say when that gathering would be completed</text:p>
              </text:list-item>
              <text:list-item>
                <text:p>If it wasn't talking about the elect at that time</text:p>
              </text:list-item>
              <text:list-item>
                <text:p>It could be talking about Christ gathering all into His kingdom from then, and until He returns, which still happens today </text:p>
              </text:list-item>
            </text:list>
          </draw:text-box>
        </draw:frame>
        <presentation:notes draw:style-name="dp2">
          <draw:page-thumbnail draw:style-name="gr1" draw:layer="layout" svg:width="14.848cm" svg:height="11.136cm" svg:x="3.075cm" svg:y="2.257cm" draw:page-number="197" presentation:class="page"/>
          <draw:frame presentation:style-name="pr5" draw:text-style-name="P2" draw:layer="layout" svg:width="16.799cm" svg:height="13.364cm" svg:x="2.1cm" svg:y="14.107cm" presentation:class="notes" presentation:placeholder="true">
            <draw:text-box/>
          </draw:frame>
        </presentation:notes>
      </draw:page>
      <draw:page draw:name="page19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29"><text:span text:style-name="T2">Angels are humans or spiritual beings?</text:span></text:p>
              </text:list-item>
              <text:list-item>
                <text:p text:style-name="P9"><text:span text:style-name="T2">His elect</text:span><text:span text:style-name="T2"><text:tab/></text:span></text:p>
                <text:list>
                  <text:list-item>
                    <text:p><text:span text:style-name="T2">At that time?</text:span></text:p>
                  </text:list-item>
                  <text:list-item>
                    <text:p><text:span text:style-name="T2">Or until He returns?</text:span></text:p>
                  </text:list-item>
                </text:list>
              </text:list-item>
              <text:list-item>
                <text:p><text:span text:style-name="T4">They will gather</text:span></text:p>
                <text:list>
                  <text:list-item>
                    <text:p><text:span text:style-name="T4">Matthew 22:7</text:span></text:p>
                  </text:list-item>
                </text:list>
              </text:list-item>
            </text:list>
          </draw:text-box>
        </draw:frame>
        <presentation:notes draw:style-name="dp1">
          <draw:page-thumbnail draw:style-name="gr1" draw:layer="layout" svg:width="14.848cm" svg:height="11.136cm" svg:x="3.075cm" svg:y="2.257cm" draw:page-number="198" presentation:class="page"/>
          <draw:frame presentation:style-name="pr5" draw:text-style-name="P2" draw:layer="layout" svg:width="16.799cm" svg:height="13.364cm" svg:x="2.1cm" svg:y="14.107cm" presentation:class="notes" presentation:placeholder="true">
            <draw:text-box/>
          </draw:frame>
        </presentation:notes>
      </draw:page>
      <draw:page draw:name="page19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271cm" svg:x="1.4cm" svg:y="4.914cm" presentation:class="outline" presentation:user-transformed="true">
          <draw:text-box>
            <text:p text:style-name="P53"><text:span text:style-name="T87">Matthew 22:7</text:span><text:span text:style-name="T88"> is the parable of the wedding feast.</text:span><text:span text:style-name="T88"><text:line-break/></text:span><text:span text:style-name="T88">When those from the nearby city did not come...</text:span><text:span text:style-name="T88"><text:line-break/></text:span><text:span text:style-name="T87">7.</text:span><text:span text:style-name="T88"> "</text:span><text:span text:style-name="T83">“Now the king was angry, and he sent his armies and destroyed those murderers and set their city on fire.</text:span><text:span text:style-name="T88">" </text:span><text:span text:style-name="T89">(AD 70 Jerusalem destruction)</text:span><text:span text:style-name="T88"><text:line-break/></text:span><text:span text:style-name="T87">8.</text:span><text:span text:style-name="T88"> "</text:span><text:span text:style-name="T83">“Then he *said to his slaves, ‘The wedding feast is ready, but those who were invited were not worthy.</text:span><text:span text:style-name="T88">"</text:span><text:span text:style-name="T89"> (next, the master sends his servants to evangelize the whole world)</text:span></text:p>
            <text:p text:style-name="P53"><text:span text:style-name="T89"/></text:p>
            <text:p text:style-name="P60"><text:span text:style-name="T103">Earlier in Verse 14, Jesus said the gospel would go throughout the Roman empire before the temple would be destroyed, which it did.</text:span><text:span text:style-name="T103"><text:line-break/></text:span><text:span text:style-name="T103">Just like the parable, the king invited those nearby (the Jews) who rejected the invitation, the king destroyed their city, then sent invitations out to strangers from further away (the gentiles).</text:span></text:p>
            <text:p text:style-name="P60"><text:span text:style-name="T103">This is still going on today.</text:span></text:p>
            <text:p text:style-name="P60"><text:span text:style-name="T103">Where are they gathered into? Jesus' kingdom.</text:span></text:p>
          </draw:text-box>
        </draw:frame>
        <presentation:notes draw:style-name="dp2">
          <draw:page-thumbnail draw:style-name="gr1" draw:layer="layout" svg:width="14.848cm" svg:height="11.136cm" svg:x="3.075cm" svg:y="2.257cm" draw:page-number="199" presentation:class="page"/>
          <draw:frame presentation:style-name="pr5" draw:text-style-name="P2" draw:layer="layout" svg:width="16.799cm" svg:height="13.364cm" svg:x="2.1cm" svg:y="14.107cm" presentation:class="notes" presentation:placeholder="true">
            <draw:text-box/>
          </draw:frame>
        </presentation:notes>
      </draw:page>
      <draw:page draw:name="page200"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32-33</text:span></text:p>
          </draw:text-box>
        </draw:frame>
        <draw:frame presentation:style-name="pr2" draw:text-style-name="P20" draw:layer="layout" svg:width="25.199cm" svg:height="12.18cm" svg:x="1.4cm" svg:y="4.914cm" presentation:class="outline" presentation:user-transformed="true">
          <draw:text-box>
            <text:p text:style-name="P20"><text:span text:style-name="T74">32. </text:span><text:span text:style-name="T75">Now learn the parable from the </text:span><text:span text:style-name="T76">fig tree</text:span><text:span text:style-name="T75">: when its branch has already become tender and puts forth its leaves, you know that summer is near;</text:span><text:span text:style-name="T75"><text:line-break/></text:span><text:span text:style-name="T86">33.</text:span><text:span text:style-name="T75"> so </text:span><text:span text:style-name="T77">you too</text:span><text:span text:style-name="T75">, when you see all these things, [fn]recognize that [fn]He is near, right </text:span><text:span text:style-name="T77">at the [fn]door</text:span><text:span text:style-name="T75">.</text:span></text:p>
          </draw:text-box>
        </draw:frame>
        <presentation:notes draw:style-name="dp2">
          <draw:page-thumbnail draw:style-name="gr1" draw:layer="layout" svg:width="14.848cm" svg:height="11.136cm" svg:x="3.075cm" svg:y="2.257cm" draw:page-number="200" presentation:class="page"/>
          <draw:frame presentation:style-name="pr5" draw:text-style-name="P2" draw:layer="layout" svg:width="16.799cm" svg:height="13.364cm" svg:x="2.1cm" svg:y="14.107cm" presentation:class="notes" presentation:placeholder="true">
            <draw:text-box/>
          </draw:frame>
        </presentation:notes>
      </draw:page>
      <draw:page draw:name="page201"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32-33</text:span></text:p>
          </draw:text-box>
        </draw:frame>
        <draw:frame presentation:style-name="pr2" draw:text-style-name="P10" draw:layer="layout" svg:width="25.199cm" svg:height="12.18cm" svg:x="1.4cm" svg:y="4.914cm" presentation:class="outline">
          <draw:text-box>
            <text:list text:style-name="L2">
              <text:list-item>
                <text:p text:style-name="P9"><text:span text:style-name="T4">What's with the fig tree?</text:span></text:p>
              </text:list-item>
            </text:list>
          </draw:text-box>
        </draw:frame>
        <presentation:notes draw:style-name="dp2">
          <draw:page-thumbnail draw:style-name="gr1" draw:layer="layout" svg:width="14.848cm" svg:height="11.136cm" svg:x="3.075cm" svg:y="2.257cm" draw:page-number="201" presentation:class="page"/>
          <draw:frame presentation:style-name="pr5" draw:text-style-name="P2" draw:layer="layout" svg:width="16.799cm" svg:height="13.364cm" svg:x="2.1cm" svg:y="14.107cm" presentation:class="notes" presentation:placeholder="true">
            <draw:text-box/>
          </draw:frame>
        </presentation:notes>
      </draw:page>
      <draw:page draw:name="page20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Just as the Jews knew how to tell the seasons by the signs of a fig tree,<text:line-break/>Jesus is likening the signs He just gave to that; lookout for the signs to know when judgment is near.<text:line-break/>"<text:span text:style-name="T104">Christ was using a natural illustration, because the fig tree brings forth new leaves late in the spring, the budding of the leaves is evidence that summer is near.</text:span>" <text:line-break/>-John Walvoord</text:p>
            <text:p text:style-name="P45">It may be coincidence, but this describes the time of when Titus surrounded Jerusalem with his legions when the fig leaves would have been falling</text:p>
            <text:p text:style-name="P45">Jesus is saying that as long as they look for the signs, they'll be good.</text:p>
          </draw:text-box>
        </draw:frame>
        <presentation:notes draw:style-name="dp2">
          <draw:page-thumbnail draw:style-name="gr1" draw:layer="layout" svg:width="14.848cm" svg:height="11.136cm" svg:x="3.075cm" svg:y="2.257cm" draw:page-number="202" presentation:class="page"/>
          <draw:frame presentation:style-name="pr5" draw:text-style-name="P2" draw:layer="layout" svg:width="16.799cm" svg:height="13.364cm" svg:x="2.1cm" svg:y="14.107cm" presentation:class="notes" presentation:placeholder="true">
            <draw:text-box/>
          </draw:frame>
        </presentation:notes>
      </draw:page>
      <draw:page draw:name="page203"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32</text:span></text:p>
          </draw:text-box>
        </draw:frame>
        <draw:frame presentation:style-name="pr2" draw:text-style-name="P10" draw:layer="layout" svg:width="25.199cm" svg:height="12.18cm" svg:x="1.4cm" svg:y="4.914cm" presentation:class="outline">
          <draw:text-box>
            <text:list text:style-name="L2">
              <text:list-item>
                <text:p text:style-name="P9"><text:span text:style-name="T2">What's with the fig tree?</text:span></text:p>
              </text:list-item>
              <text:list-item>
                <text:p text:style-name="P9"><text:span text:style-name="T4">Is Israel represented by a fig tree?</text:span></text:p>
              </text:list-item>
            </text:list>
          </draw:text-box>
        </draw:frame>
        <presentation:notes draw:style-name="dp1">
          <draw:page-thumbnail draw:style-name="gr1" draw:layer="layout" svg:width="14.848cm" svg:height="11.136cm" svg:x="3.075cm" svg:y="2.257cm" draw:page-number="203" presentation:class="page"/>
          <draw:frame presentation:style-name="pr5" draw:text-style-name="P2" draw:layer="layout" svg:width="16.799cm" svg:height="13.364cm" svg:x="2.1cm" svg:y="14.107cm" presentation:class="notes" presentation:placeholder="true">
            <draw:text-box/>
          </draw:frame>
        </presentation:notes>
      </draw:page>
      <draw:page draw:name="page20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4.975cm" svg:x="1.4cm" svg:y="4.914cm" presentation:class="outline" presentation:user-transformed="true">
          <draw:text-box>
            <text:p text:style-name="P45">There is no place in the Old Testament where Israel is represented by a fig tree</text:p>
            <text:p text:style-name="P51">Some people point to Israel being represented as a fig tree, but that has problems.<text:line-break/>There is nothing in the NT that says that, unless you look at Matt 21:18-20 where Jesus curses a fig tree and says no fruit would come from it.</text:p>
            <text:p text:style-name="P61">Further, Matt 24 is a leaves-only tree (no fruit).</text:p>
            <text:p text:style-name="P61">Luke says 'the fig tree and all the trees'</text:p>
            <text:p text:style-name="P61">Judges 9:10-11 has a reference to a fig tree that is obviously not Israel<text:line-break/>Mark 11:12-14</text:p>
            <text:p text:style-name="P61">The Luke 21 parallel has Jesus saying to look at the fig trees <text:span text:style-name="T105">and other trees</text:span>, so Jesus was not picking out a certain kind of tree.</text:p>
          </draw:text-box>
        </draw:frame>
        <presentation:notes draw:style-name="dp1">
          <draw:page-thumbnail draw:style-name="gr1" draw:layer="layout" svg:width="14.848cm" svg:height="11.136cm" svg:x="3.075cm" svg:y="2.257cm" draw:page-number="204" presentation:class="page"/>
          <draw:frame presentation:style-name="pr5" draw:text-style-name="P2" draw:layer="layout" svg:width="16.799cm" svg:height="13.364cm" svg:x="2.1cm" svg:y="14.107cm" presentation:class="notes" presentation:placeholder="true">
            <draw:text-box/>
          </draw:frame>
        </presentation:notes>
      </draw:page>
      <draw:page draw:name="page20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32-33</text:span></text:p>
          </draw:text-box>
        </draw:frame>
        <draw:frame presentation:style-name="pr2" draw:text-style-name="P10" draw:layer="layout" svg:width="25.199cm" svg:height="12.18cm" svg:x="1.4cm" svg:y="4.914cm" presentation:class="outline">
          <draw:text-box>
            <text:list text:style-name="L2">
              <text:list-item>
                <text:p text:style-name="P9"><text:span text:style-name="T2">What's with the fig tree?</text:span></text:p>
              </text:list-item>
              <text:list-item>
                <text:p text:style-name="P29"><text:span text:style-name="T2">Is Israel represented by a fig tree?</text:span></text:p>
              </text:list-item>
              <text:list-item>
                <text:p text:style-name="P9"><text:span text:style-name="T4">At the door? Sound familiar?</text:span></text:p>
              </text:list-item>
            </text:list>
          </draw:text-box>
        </draw:frame>
        <presentation:notes draw:style-name="dp1">
          <draw:page-thumbnail draw:style-name="gr1" draw:layer="layout" svg:width="14.848cm" svg:height="11.136cm" svg:x="3.075cm" svg:y="2.257cm" draw:page-number="205" presentation:class="page"/>
          <draw:frame presentation:style-name="pr5" draw:text-style-name="P2" draw:layer="layout" svg:width="16.799cm" svg:height="13.364cm" svg:x="2.1cm" svg:y="14.107cm" presentation:class="notes" presentation:placeholder="true">
            <draw:text-box/>
          </draw:frame>
        </presentation:notes>
      </draw:page>
      <draw:page draw:name="page20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text:span text:style-name="T91">James 5:9</text:span> seems to have picked up this judgment language from Jesus:<text:line-break/><text:span text:style-name="T91">9.</text:span> "<text:span text:style-name="T92">Do not [fn]complain, brothers and sisters, against one another, so that you may not be judged; behold, </text:span><text:span text:style-name="T78">the Judge</text:span><text:span text:style-name="T92"> is standing [fn]right </text:span><text:span text:style-name="T78">at the [fn]door</text:span><text:span text:style-name="T92">.</text:span>"</text:p>
            <text:p text:style-name="P51">James, writing this before the Jerusalem destruction, saw some of these things that Jesus spoke about, come to pass.</text:p>
            <text:p text:style-name="P51">James is saying that <text:span text:style-name="T78">Jesus, the Judge is standing at the door</text:span> after remarking upon the ungodly behavior of his intended audience.</text:p>
            <text:p text:style-name="P51">James applied this to the soon to be judgment, not the 2nd coming of Christ.</text:p>
          </draw:text-box>
        </draw:frame>
        <presentation:notes draw:style-name="dp2">
          <draw:page-thumbnail draw:style-name="gr1" draw:layer="layout" svg:width="14.848cm" svg:height="11.136cm" svg:x="3.075cm" svg:y="2.257cm" draw:page-number="206" presentation:class="page"/>
          <draw:frame presentation:style-name="pr5" draw:text-style-name="P2" draw:layer="layout" svg:width="16.799cm" svg:height="13.364cm" svg:x="2.1cm" svg:y="14.107cm" presentation:class="notes" presentation:placeholder="true">
            <draw:text-box/>
          </draw:frame>
        </presentation:notes>
      </draw:page>
      <draw:page draw:name="page207"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v34</text:span></text:p>
          </draw:text-box>
        </draw:frame>
        <draw:frame presentation:style-name="pr2" draw:text-style-name="P8" draw:layer="layout" svg:width="25.199cm" svg:height="12.18cm" svg:x="1.4cm" svg:y="4.914cm" presentation:class="outline" presentation:user-transformed="true">
          <draw:text-box>
            <text:p text:style-name="P8"><text:span text:style-name="T5">34. </text:span><text:span text:style-name="T6">“Truly I say </text:span><text:span text:style-name="T7">to you</text:span><text:span text:style-name="T6">,</text:span><text:span text:style-name="T5"> </text:span><text:span text:style-name="T7">this generation</text:span><text:span text:style-name="T5"> </text:span><text:span text:style-name="T6">will not pass away until</text:span><text:span text:style-name="T5"> </text:span><text:span text:style-name="T7">all</text:span><text:span text:style-name="T5"> </text:span><text:span text:style-name="T6">these things</text:span><text:span text:style-name="T5"> </text:span><text:span text:style-name="T7">take place</text:span><text:span text:style-name="T5">.</text:span></text:p>
          </draw:text-box>
        </draw:frame>
        <presentation:notes draw:style-name="dp2">
          <draw:page-thumbnail draw:style-name="gr1" draw:layer="layout" svg:width="14.848cm" svg:height="11.136cm" svg:x="3.075cm" svg:y="2.257cm" draw:page-number="207" presentation:class="page"/>
          <draw:frame presentation:style-name="pr5" draw:text-style-name="P2" draw:layer="layout" svg:width="16.799cm" svg:height="13.364cm" svg:x="2.1cm" svg:y="14.107cm" presentation:class="notes" presentation:placeholder="true">
            <draw:text-box/>
          </draw:frame>
        </presentation:notes>
      </draw:page>
      <draw:page draw:name="page20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4">This generation</text:span></text:p>
              </text:list-item>
            </text:list>
          </draw:text-box>
        </draw:frame>
        <presentation:notes draw:style-name="dp2">
          <draw:page-thumbnail draw:style-name="gr1" draw:layer="layout" svg:width="14.848cm" svg:height="11.136cm" svg:x="3.075cm" svg:y="2.257cm" draw:page-number="208" presentation:class="page"/>
          <draw:frame presentation:style-name="pr5" draw:text-style-name="P2" draw:layer="layout" svg:width="16.799cm" svg:height="13.364cm" svg:x="2.1cm" svg:y="14.107cm" presentation:class="notes" presentation:placeholder="true">
            <draw:text-box/>
          </draw:frame>
        </presentation:notes>
      </draw:page>
      <draw:page draw:name="page20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his generation of those in front of Jesus?</text:p>
              </text:list-item>
              <text:list-item>
                <text:p>Or this generation of the generation alive when Jesus returns?</text:p>
              </text:list-item>
              <text:list-item>
                <text:p>Get ready for another word study!</text:p>
              </text:list-item>
            </text:list>
          </draw:text-box>
        </draw:frame>
        <presentation:notes draw:style-name="dp2">
          <draw:page-thumbnail draw:style-name="gr1" draw:layer="layout" svg:width="14.848cm" svg:height="11.136cm" svg:x="3.075cm" svg:y="2.257cm" draw:page-number="209" presentation:class="page"/>
          <draw:frame presentation:style-name="pr5" draw:text-style-name="P2" draw:layer="layout" svg:width="16.799cm" svg:height="13.364cm" svg:x="2.1cm" svg:y="14.107cm" presentation:class="notes" presentation:placeholder="true">
            <draw:text-box/>
          </draw:frame>
        </presentation:notes>
      </draw:page>
      <draw:page draw:name="page21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0" draw:layer="layout" svg:width="25.199cm" svg:height="12.18cm" svg:x="1.4cm" svg:y="4.914cm" presentation:class="outline">
          <draw:text-box>
            <text:list text:style-name="L2">
              <text:list-item>
                <text:p text:style-name="P9"><text:span text:style-name="T2">This generation</text:span></text:p>
                <text:list>
                  <text:list-item>
                    <text:p><text:span text:style-name="T4">This or that? - word study!</text:span></text:p>
                  </text:list-item>
                </text:list>
              </text:list-item>
            </text:list>
          </draw:text-box>
        </draw:frame>
        <presentation:notes draw:style-name="dp1">
          <draw:page-thumbnail draw:style-name="gr1" draw:layer="layout" svg:width="14.848cm" svg:height="11.136cm" svg:x="3.075cm" svg:y="2.257cm" draw:page-number="210" presentation:class="page"/>
          <draw:frame presentation:style-name="pr5" draw:text-style-name="P2" draw:layer="layout" svg:width="16.799cm" svg:height="13.364cm" svg:x="2.1cm" svg:y="14.107cm" presentation:class="notes" presentation:placeholder="true">
            <draw:text-box/>
          </draw:frame>
        </presentation:notes>
      </draw:page>
      <draw:page draw:name="page211"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2" draw:layer="layout" svg:width="25.199cm" svg:height="12.18cm" svg:x="1.4cm" svg:y="4.914cm" presentation:class="outline" presentation:user-transformed="true">
          <draw:text-box>
            <text:p text:style-name="P45"><text:span text:style-name="T82">To </text:span><text:span text:style-name="T89">you</text:span><text:span text:style-name="T82"> and </text:span><text:span text:style-name="T89">this</text:span><text:span text:style-name="T82"> generation doubly suggests Jesus is saying this message is for His immediate hearers and not folks 2000 years later.</text:span><text:span text:style-name="T82"><text:line-break/></text:span><text:span text:style-name="T82">It would be utterly confusing why Jesus would not have meant to speak to those right in front of Him, especially after the next verse.</text:span></text:p>
            <text:p text:style-name="P62"><text:span text:style-name="T82">In </text:span><text:span text:style-name="T81">Matthew 23:35-36</text:span><text:span text:style-name="T82"><text:line-break/></text:span><text:span text:style-name="T81">35. </text:span><text:span text:style-name="T82">"</text:span><text:span text:style-name="T83">so that </text:span><text:span text:style-name="T89">upon you</text:span><text:span text:style-name="T83"> will fall the guilt of all the righteous blood shed on earth, from the blood of righteous Abel to the blood of Zechariah, the son of Berechiah, whom you murdered between the [fn]temple and the altar.</text:span><text:span text:style-name="T82">"</text:span><text:span text:style-name="T82"><text:line-break/></text:span><text:span text:style-name="T81">36. </text:span><text:span text:style-name="T82">"</text:span><text:span text:style-name="T83">“Truly I say to you, </text:span><text:span text:style-name="T89">all these things will come upon this generation.</text:span><text:span text:style-name="T83">"</text:span></text:p>
            <text:p text:style-name="P62"><text:span text:style-name="T81">Matthew 11:16</text:span><text:span text:style-name="T82"><text:line-break/></text:span><text:span text:style-name="T81">16.</text:span><text:span text:style-name="T82"> "</text:span><text:span text:style-name="T83">“But to what shall I compare </text:span><text:span text:style-name="T89">this generation</text:span><text:span text:style-name="T83">? It is like children sitting in the marketplaces, who call out to the other children,</text:span><text:span text:style-name="T82">"</text:span></text:p>
            <text:p text:style-name="P62"><text:span text:style-name="T82">Matthew 12 has another "this generation" quote, which is the people of His day who were listening to Him speak.</text:span></text:p>
          </draw:text-box>
        </draw:frame>
        <presentation:notes draw:style-name="dp2">
          <draw:page-thumbnail draw:style-name="gr1" draw:layer="layout" svg:width="14.848cm" svg:height="11.136cm" svg:x="3.075cm" svg:y="2.257cm" draw:page-number="211" presentation:class="page"/>
          <draw:frame presentation:style-name="pr5" draw:text-style-name="P2" draw:layer="layout" svg:width="16.799cm" svg:height="13.364cm" svg:x="2.1cm" svg:y="14.107cm" presentation:class="notes" presentation:placeholder="true">
            <draw:text-box/>
          </draw:frame>
        </presentation:notes>
      </draw:page>
      <draw:page draw:name="page21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355cm" svg:x="1.4cm" svg:y="4.914cm" presentation:class="outline" presentation:user-transformed="true">
          <draw:text-box>
            <text:p text:style-name="P45">If "generation" is race/ethnos, then that would mean the Jewish race would have to be eliminated(pass away) before the temple is destroyed.</text:p>
            <text:p text:style-name="P45">Jesus said "this", not "that" generation <text:s/>- you have to add words to the text to make that interpretation.</text:p>
            <text:p text:style-name="P45">If Jesus really did mean "<text:span text:style-name="T105">that</text:span> generation <text:span text:style-name="T105">which sees these things</text:span>", that is the most specific prophecy we have that Jesus made that wasn't fulfilled in His own lifetime, which happened in the very timeline He said.</text:p>
            <text:p text:style-name="P45">Jesus was doing the 'polite' thing, which is to answer the question He was being asked, and not answering a question no one was curious about.</text:p>
          </draw:text-box>
        </draw:frame>
        <presentation:notes draw:style-name="dp2">
          <draw:page-thumbnail draw:style-name="gr1" draw:layer="layout" svg:width="14.848cm" svg:height="11.136cm" svg:x="3.075cm" svg:y="2.257cm" draw:page-number="212" presentation:class="page"/>
          <draw:frame presentation:style-name="pr5" draw:text-style-name="P2" draw:layer="layout" svg:width="16.799cm" svg:height="13.364cm" svg:x="2.1cm" svg:y="14.107cm" presentation:class="notes" presentation:placeholder="true">
            <draw:text-box/>
          </draw:frame>
        </presentation:notes>
      </draw:page>
      <draw:page draw:name="page21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63"><text:span text:style-name="T82">Re-read Matt 23:32-36</text:span><text:span text:style-name="T82"><text:line-break/></text:span><text:span text:style-name="T82">"</text:span><text:span text:style-name="T83">Behold, I am sending you prophets, and wise men, and scribes, some of them </text:span><text:span text:style-name="T106">you</text:span><text:span text:style-name="T83"> </text:span><text:span text:style-name="T84">will kill and crucify</text:span><text:span text:style-name="T83">, some of them </text:span><text:span text:style-name="T106">you</text:span><text:span text:style-name="T83"> will </text:span><text:span text:style-name="T84">scourge</text:span><text:span text:style-name="T83"> in your </text:span><text:span text:style-name="T84">synagogues</text:span><text:span text:style-name="T83">, and </text:span><text:span text:style-name="T84">persecute</text:span><text:span text:style-name="T83"> from city to city, </text:span><text:span text:style-name="T106">that upon you may fall the guilt</text:span><text:span text:style-name="T83"> of all the righteous blood shed on the earth. Truly I say to you, all these things will come upon </text:span><text:span text:style-name="T107">this generation</text:span><text:span text:style-name="T83">.</text:span><text:span text:style-name="T82">"</text:span><text:span text:style-name="T82"><text:line-break/></text:span><text:span text:style-name="T82">Are we to believe Jesus meant a future generation 1000's of years later and that future Christians will be in synagogues being persecuted by Jews?</text:span><text:span text:style-name="T82"><text:line-break/></text:span><text:span text:style-name="T82">No, this is judgment on 1st century Jerusalem.</text:span><text:span text:style-name="T82"><text:line-break/></text:span><text:span text:style-name="T82">Who else is Jesus talking to?</text:span></text:p>
          </draw:text-box>
        </draw:frame>
        <presentation:notes draw:style-name="dp2">
          <draw:page-thumbnail draw:style-name="gr1" draw:layer="layout" svg:width="14.848cm" svg:height="11.136cm" svg:x="3.075cm" svg:y="2.257cm" draw:page-number="213" presentation:class="page"/>
          <draw:frame presentation:style-name="pr5" draw:text-style-name="P2" draw:layer="layout" svg:width="16.799cm" svg:height="13.364cm" svg:x="2.1cm" svg:y="14.107cm" presentation:class="notes" presentation:placeholder="true">
            <draw:text-box/>
          </draw:frame>
        </presentation:notes>
      </draw:page>
      <draw:page draw:name="page21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63"><text:span text:style-name="T88">Recall Matt 24:34</text:span><text:span text:style-name="T82"><text:line-break/></text:span><text:span text:style-name="T82">"</text:span><text:span text:style-name="T89">This generation</text:span><text:span text:style-name="T83"> will not pass away until these things take place</text:span><text:span text:style-name="T82">"</text:span><text:span text:style-name="T82"><text:line-break/></text:span><text:span text:style-name="T82">-all that stuff will happen in "this generation"</text:span><text:span text:style-name="T82"><text:line-break/></text:span><text:span text:style-name="T82">Justin Martyr mentioned this generation as a Christian apologetic argument, citing that Jesus' prophecy came true with the AD 70 judgment.</text:span></text:p>
          </draw:text-box>
        </draw:frame>
        <presentation:notes draw:style-name="dp2">
          <draw:page-thumbnail draw:style-name="gr1" draw:layer="layout" svg:width="14.848cm" svg:height="11.136cm" svg:x="3.075cm" svg:y="2.257cm" draw:page-number="214" presentation:class="page"/>
          <draw:frame presentation:style-name="pr5" draw:text-style-name="P2" draw:layer="layout" svg:width="16.799cm" svg:height="13.364cm" svg:x="2.1cm" svg:y="14.107cm" presentation:class="notes" presentation:placeholder="true">
            <draw:text-box/>
          </draw:frame>
        </presentation:notes>
      </draw:page>
      <draw:page draw:name="page21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text:span text:style-name="T89">This</text:span><text:span text:style-name="T82"> generation</text:span><text:span text:style-name="T82"><text:line-break/></text:span><text:span text:style-name="T82">Jesus told the high priest:</text:span><text:span text:style-name="T82"><text:line-break/></text:span><text:span text:style-name="T82">"...</text:span><text:span text:style-name="T83">you shall see the Son of Man sitting at the right hand of Power, and coming on the clouds of heaven.</text:span><text:span text:style-name="T82">" in Matt 26:64</text:span></text:p>
            <text:p><text:span text:style-name="T82">All these things so far in Matt 24 were said to come to pass in this generation that Jesus was in.</text:span></text:p>
          </draw:text-box>
        </draw:frame>
        <presentation:notes draw:style-name="dp2">
          <draw:page-thumbnail draw:style-name="gr1" draw:layer="layout" svg:width="14.848cm" svg:height="11.136cm" svg:x="3.075cm" svg:y="2.257cm" draw:page-number="215" presentation:class="page"/>
          <draw:frame presentation:style-name="pr5" draw:text-style-name="P2" draw:layer="layout" svg:width="16.799cm" svg:height="13.364cm" svg:x="2.1cm" svg:y="14.107cm" presentation:class="notes" presentation:placeholder="true">
            <draw:text-box/>
          </draw:frame>
        </presentation:notes>
      </draw:page>
      <draw:page draw:name="page216" draw:style-name="dp1" draw:master-page-name="Default" presentation:presentation-page-layout-name="AL2T1">
        <draw:frame presentation:style-name="pr4" draw:layer="layout" svg:width="25.199cm" svg:height="3.506cm" svg:x="1.4cm" svg:y="0.837cm" presentation:class="title" presentation:user-transformed="true">
          <draw:text-box>
            <text:p>Section 2</text:p>
          </draw:text-box>
        </draw:frame>
        <draw:frame presentation:style-name="pr2" draw:layer="layout" svg:width="25.199cm" svg:height="12.18cm" svg:x="1.4cm" svg:y="4.914cm" presentation:class="outline" presentation:placeholder="true">
          <draw:text-box/>
        </draw:frame>
        <presentation:notes draw:style-name="dp1">
          <draw:page-thumbnail draw:style-name="gr1" draw:layer="layout" svg:width="14.848cm" svg:height="11.136cm" svg:x="3.075cm" svg:y="2.257cm" draw:page-number="216" presentation:class="page"/>
          <draw:frame presentation:style-name="pr5" draw:text-style-name="P2" draw:layer="layout" svg:width="16.799cm" svg:height="13.364cm" svg:x="2.1cm" svg:y="14.107cm" presentation:class="notes" presentation:placeholder="true">
            <draw:text-box/>
          </draw:frame>
        </presentation:notes>
      </draw:page>
      <draw:page draw:name="page217" draw:style-name="dp1" draw:master-page-name="Default" presentation:presentation-page-layout-name="AL2T1">
        <draw:frame presentation:style-name="pr4" draw:layer="layout" svg:width="25.199cm" svg:height="3.506cm" svg:x="1.4cm" svg:y="0.837cm" presentation:class="title">
          <draw:text-box>
            <text:p>v35</text:p>
          </draw:text-box>
        </draw:frame>
        <draw:frame presentation:style-name="pr2" draw:layer="layout" svg:width="25.199cm" svg:height="12.18cm" svg:x="1.4cm" svg:y="4.914cm" presentation:class="outline" presentation:user-transformed="true">
          <draw:text-box>
            <text:p><text:span text:style-name="T81">35. </text:span><text:span text:style-name="T83">“</text:span><text:span text:style-name="T89">Heaven and earth will pass away</text:span><text:span text:style-name="T83">, but My words will not pass away.</text:span></text:p>
          </draw:text-box>
        </draw:frame>
        <presentation:notes draw:style-name="dp2">
          <draw:page-thumbnail draw:style-name="gr1" draw:layer="layout" svg:width="14.848cm" svg:height="11.136cm" svg:x="3.075cm" svg:y="2.257cm" draw:page-number="217" presentation:class="page"/>
          <draw:frame presentation:style-name="pr5" draw:text-style-name="P2" draw:layer="layout" svg:width="16.799cm" svg:height="13.364cm" svg:x="2.1cm" svg:y="14.107cm" presentation:class="notes" presentation:placeholder="true">
            <draw:text-box/>
          </draw:frame>
        </presentation:notes>
      </draw:page>
      <draw:page draw:name="page21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78">Literal?</text:span></text:p>
              </text:list-item>
            </text:list>
          </draw:text-box>
        </draw:frame>
        <presentation:notes draw:style-name="dp2">
          <draw:page-thumbnail draw:style-name="gr1" draw:layer="layout" svg:width="14.848cm" svg:height="11.136cm" svg:x="3.075cm" svg:y="2.257cm" draw:page-number="218" presentation:class="page"/>
          <draw:frame presentation:style-name="pr5" draw:text-style-name="P2" draw:layer="layout" svg:width="16.799cm" svg:height="13.364cm" svg:x="2.1cm" svg:y="14.107cm" presentation:class="notes" presentation:placeholder="true">
            <draw:text-box/>
          </draw:frame>
        </presentation:notes>
      </draw:page>
      <draw:page draw:name="page21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45"><text:span text:style-name="T81">2 Peter 3</text:span><text:span text:style-name="T82"> says when Christ returns, the heavens and earth will pass away:</text:span><text:span text:style-name="T82"><text:line-break/></text:span><text:span text:style-name="T81">7.</text:span><text:span text:style-name="T82"> </text:span><text:span text:style-name="T83">But by His word the present </text:span><text:span text:style-name="T89">heavens</text:span><text:span text:style-name="T83"> and </text:span><text:span text:style-name="T89">earth</text:span><text:span text:style-name="T83"> are being </text:span><text:span text:style-name="T89">reserved for fire</text:span><text:span text:style-name="T83">, being kept for</text:span><text:span text:style-name="T89"> the day</text:span><text:span text:style-name="T83"> of judgment and destruction of ungodly men.</text:span><text:span text:style-name="T82"><text:line-break/></text:span><text:span text:style-name="T81">10.</text:span><text:span text:style-name="T82"> </text:span><text:span text:style-name="T83">But the day of the Lord will come </text:span><text:span text:style-name="T89">like a thief</text:span><text:span text:style-name="T83">, in which the </text:span><text:span text:style-name="T89">heavens will pass away</text:span><text:span text:style-name="T83"> with a roar and the elements will be </text:span><text:span text:style-name="T89">destroyed</text:span><text:span text:style-name="T83"> with intense </text:span><text:span text:style-name="T89">heat</text:span><text:span text:style-name="T83">, and the </text:span><text:span text:style-name="T89">earth</text:span><text:span text:style-name="T83"> and [fn]its works will be [fn]found out.</text:span><text:span text:style-name="T83"><text:line-break/></text:span><text:span text:style-name="T87">12.</text:span><text:span text:style-name="T88"> </text:span><text:span text:style-name="T83">looking for and hastening the </text:span><text:span text:style-name="T89">coming</text:span><text:span text:style-name="T83"> of the day of God, because of which the </text:span><text:span text:style-name="T89">heavens</text:span><text:span text:style-name="T83"> burning will be </text:span><text:span text:style-name="T89">destroyed</text:span><text:span text:style-name="T83">, and the elements will melt with intense heat!</text:span></text:p>
          </draw:text-box>
        </draw:frame>
        <presentation:notes draw:style-name="dp2">
          <draw:page-thumbnail draw:style-name="gr1" draw:layer="layout" svg:width="14.848cm" svg:height="11.136cm" svg:x="3.075cm" svg:y="2.257cm" draw:page-number="219" presentation:class="page"/>
          <draw:frame presentation:style-name="pr5" draw:text-style-name="P2" draw:layer="layout" svg:width="16.799cm" svg:height="13.364cm" svg:x="2.1cm" svg:y="14.107cm" presentation:class="notes" presentation:placeholder="true">
            <draw:text-box/>
          </draw:frame>
        </presentation:notes>
      </draw:page>
      <draw:page draw:name="page22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It could be that Jesus is contrasting the localized destruction of Jerusalem in AD 70</text:p>
              </text:list-item>
              <text:list-item>
                <text:p>To the destructions of the heavens and earth when He returns</text:p>
              </text:list-item>
            </text:list>
          </draw:text-box>
        </draw:frame>
        <presentation:notes draw:style-name="dp2">
          <draw:page-thumbnail draw:style-name="gr1" draw:layer="layout" svg:width="14.848cm" svg:height="11.136cm" svg:x="3.075cm" svg:y="2.257cm" draw:page-number="220" presentation:class="page"/>
          <draw:frame presentation:style-name="pr5" draw:text-style-name="P2" draw:layer="layout" svg:width="16.799cm" svg:height="13.364cm" svg:x="2.1cm" svg:y="14.107cm" presentation:class="notes" presentation:placeholder="true">
            <draw:text-box/>
          </draw:frame>
        </presentation:notes>
      </draw:page>
      <draw:page draw:name="page22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Literal?</text:span></text:p>
              </text:list-item>
              <text:list-item>
                <text:p text:style-name="P43"><text:span text:style-name="T78">Or Hyberbole?</text:span></text:p>
              </text:list-item>
            </text:list>
          </draw:text-box>
        </draw:frame>
        <presentation:notes draw:style-name="dp1">
          <draw:page-thumbnail draw:style-name="gr1" draw:layer="layout" svg:width="14.848cm" svg:height="11.136cm" svg:x="3.075cm" svg:y="2.257cm" draw:page-number="221" presentation:class="page"/>
          <draw:frame presentation:style-name="pr5" draw:text-style-name="P4" draw:layer="layout" svg:width="16.799cm" svg:height="13.364cm" svg:x="2.1cm" svg:y="14.107cm" presentation:class="notes" presentation:placeholder="true">
            <draw:text-box/>
          </draw:frame>
        </presentation:notes>
      </draw:page>
      <draw:page draw:name="page22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Or, Jesus could be saying that the heavens and earth will pass away before anything He says is untrue</text:p>
                <text:list>
                  <text:list-item>
                    <text:p>Which would be never</text:p>
                  </text:list-item>
                  <text:list-item>
                    <text:p>But Jesus will destroy the heavens and earth when He returns</text:p>
                  </text:list-item>
                  <text:list-item>
                    <text:p>The first option does not require hyperbole</text:p>
                  </text:list-item>
                  <text:list-item>
                    <text:p>This option does</text:p>
                  </text:list-item>
                </text:list>
              </text:list-item>
            </text:list>
          </draw:text-box>
        </draw:frame>
        <presentation:notes draw:style-name="dp2">
          <draw:page-thumbnail draw:style-name="gr1" draw:layer="layout" svg:width="14.848cm" svg:height="11.136cm" svg:x="3.075cm" svg:y="2.257cm" draw:page-number="222" presentation:class="page"/>
          <draw:frame presentation:style-name="pr5" draw:text-style-name="P2" draw:layer="layout" svg:width="16.799cm" svg:height="13.364cm" svg:x="2.1cm" svg:y="14.107cm" presentation:class="notes" presentation:placeholder="true">
            <draw:text-box/>
          </draw:frame>
        </presentation:notes>
      </draw:page>
      <draw:page draw:name="page22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Literal?</text:span></text:p>
              </text:list-item>
              <text:list-item>
                <text:p text:style-name="P43"><text:span text:style-name="T36">Or Hyberbole?</text:span></text:p>
              </text:list-item>
              <text:list-item>
                <text:p text:style-name="P43"><text:span text:style-name="T78">Connected to v35-51? Let's see...</text:span></text:p>
              </text:list-item>
            </text:list>
          </draw:text-box>
        </draw:frame>
        <presentation:notes draw:style-name="dp1">
          <draw:page-thumbnail draw:style-name="gr1" draw:layer="layout" svg:width="14.848cm" svg:height="11.136cm" svg:x="3.075cm" svg:y="2.257cm" draw:page-number="223" presentation:class="page"/>
          <draw:frame presentation:style-name="pr5" draw:text-style-name="P4" draw:layer="layout" svg:width="16.799cm" svg:height="13.364cm" svg:x="2.1cm" svg:y="14.107cm" presentation:class="notes" presentation:placeholder="true">
            <draw:text-box/>
          </draw:frame>
        </presentation:notes>
      </draw:page>
      <draw:page draw:name="page22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36</text:span></text:p>
          </draw:text-box>
        </draw:frame>
        <draw:frame presentation:style-name="pr2" draw:text-style-name="P8" draw:layer="layout" svg:width="25.199cm" svg:height="12.18cm" svg:x="1.4cm" svg:y="4.914cm" presentation:class="outline">
          <draw:text-box>
            <text:p text:style-name="P8"><text:span text:style-name="T5">36. </text:span><text:span text:style-name="T18">But of </text:span><text:span text:style-name="T108">that day</text:span><text:span text:style-name="T18"> and hour no one knows</text:span><text:span text:style-name="T6">, not even the angels of heaven, nor the Son, but the Father alone.</text:span></text:p>
          </draw:text-box>
        </draw:frame>
        <presentation:notes draw:style-name="dp2">
          <draw:page-thumbnail draw:style-name="gr1" draw:layer="layout" svg:width="14.848cm" svg:height="11.136cm" svg:x="3.075cm" svg:y="2.257cm" draw:page-number="224" presentation:class="page"/>
          <draw:frame presentation:style-name="pr5" draw:text-style-name="P2" draw:layer="layout" svg:width="16.799cm" svg:height="13.364cm" svg:x="2.1cm" svg:y="14.107cm" presentation:class="notes" presentation:placeholder="true">
            <draw:text-box/>
          </draw:frame>
        </presentation:notes>
      </draw:page>
      <draw:page draw:name="page22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36</text:span></text:p>
          </draw:text-box>
        </draw:frame>
        <draw:frame presentation:style-name="pr2" draw:text-style-name="P8" draw:layer="layout" svg:width="25.199cm" svg:height="12.18cm" svg:x="1.4cm" svg:y="4.914cm" presentation:class="outline" presentation:user-transformed="true">
          <draw:text-box>
            <text:p text:style-name="P35"><text:span text:style-name="T109">But of </text:span><text:span text:style-name="T108">that day</text:span><text:span text:style-name="T18"> and hour no one knows</text:span><text:span text:style-name="T6">?</text:span></text:p>
          </draw:text-box>
        </draw:frame>
        <presentation:notes draw:style-name="dp1">
          <draw:page-thumbnail draw:style-name="gr1" draw:layer="layout" svg:width="14.848cm" svg:height="11.136cm" svg:x="3.075cm" svg:y="2.257cm" draw:page-number="225" presentation:class="page"/>
          <draw:frame presentation:style-name="pr5" draw:text-style-name="P2" draw:layer="layout" svg:width="16.799cm" svg:height="13.364cm" svg:x="2.1cm" svg:y="14.107cm" presentation:class="notes" presentation:placeholder="true">
            <draw:text-box/>
          </draw:frame>
        </presentation:notes>
      </draw:page>
      <draw:page draw:name="page22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629cm" svg:x="1.4cm" svg:y="4.914cm" presentation:class="outline" presentation:user-transformed="true">
          <draw:text-box>
            <text:list text:style-name="L2">
              <text:list-item>
                <text:p>Heaven and earth will pass away</text:p>
              </text:list-item>
              <text:list-item>
                <text:p>And no one knows the day or hour but God the Father?</text:p>
              </text:list-item>
              <text:list-item>
                <text:p>The previous AD 70 signs were "those days"</text:p>
              </text:list-item>
              <text:list-item>
                <text:p>Notice how we changed to "that day"</text:p>
              </text:list-item>
              <text:list-item>
                <text:p>AD 70 was a season of judgment </text:p>
              </text:list-item>
              <text:list-item>
                <text:p>Christ's return is a specific day.<text:line-break/>The last day (the eschaton)</text:p>
              </text:list-item>
            </text:list>
          </draw:text-box>
        </draw:frame>
        <presentation:notes draw:style-name="dp2">
          <draw:page-thumbnail draw:style-name="gr1" draw:layer="layout" svg:width="14.848cm" svg:height="11.136cm" svg:x="3.075cm" svg:y="2.257cm" draw:page-number="226" presentation:class="page"/>
          <draw:frame presentation:style-name="pr5" draw:text-style-name="P2" draw:layer="layout" svg:width="16.799cm" svg:height="13.364cm" svg:x="2.1cm" svg:y="14.107cm" presentation:class="notes" presentation:placeholder="true">
            <draw:text-box/>
          </draw:frame>
        </presentation:notes>
      </draw:page>
      <draw:page draw:name="page22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o Jesus' disciples, the temple destruction was the end of the Jewish temple, Old Covenant aeon/age</text:p>
              </text:list-item>
              <text:list-item>
                <text:p>But it would not be the end of the world.<text:line-break/>Recall 2 Peter 3:7-12</text:p>
              </text:list-item>
              <text:list-item>
                <text:p/>
              </text:list-item>
            </text:list>
          </draw:text-box>
        </draw:frame>
        <presentation:notes draw:style-name="dp2">
          <draw:page-thumbnail draw:style-name="gr1" draw:layer="layout" svg:width="14.848cm" svg:height="11.136cm" svg:x="3.075cm" svg:y="2.257cm" draw:page-number="227" presentation:class="page"/>
          <draw:frame presentation:style-name="pr5" draw:text-style-name="P2" draw:layer="layout" svg:width="16.799cm" svg:height="13.364cm" svg:x="2.1cm" svg:y="14.107cm" presentation:class="notes" presentation:placeholder="true">
            <draw:text-box/>
          </draw:frame>
        </presentation:notes>
      </draw:page>
      <draw:page draw:name="page228"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36</text:span></text:p>
          </draw:text-box>
        </draw:frame>
        <draw:frame presentation:style-name="pr2" draw:text-style-name="P8" draw:layer="layout" svg:width="25.199cm" svg:height="12.18cm" svg:x="1.4cm" svg:y="4.914cm" presentation:class="outline" presentation:user-transformed="true">
          <draw:text-box>
            <text:list text:style-name="L3">
              <text:list-item>
                <text:p text:style-name="P35"><text:span text:style-name="T109">But of </text:span><text:span text:style-name="T108">that day</text:span><text:span text:style-name="T18"> and hour no one knows</text:span><text:span text:style-name="T7">?</text:span></text:p>
                <text:list>
                  <text:list-item>
                    <text:p text:style-name="P35"><text:span text:style-name="T7">Hebraism?</text:span></text:p>
                  </text:list-item>
                </text:list>
              </text:list-item>
            </text:list>
            <text:p text:style-name="P35"><text:span text:style-name="T6"/></text:p>
          </draw:text-box>
        </draw:frame>
        <presentation:notes draw:style-name="dp1">
          <draw:page-thumbnail draw:style-name="gr1" draw:layer="layout" svg:width="14.848cm" svg:height="11.136cm" svg:x="3.075cm" svg:y="2.257cm" draw:page-number="228" presentation:class="page"/>
          <draw:frame presentation:style-name="pr5" draw:text-style-name="P2" draw:layer="layout" svg:width="16.799cm" svg:height="13.364cm" svg:x="2.1cm" svg:y="14.107cm" presentation:class="notes" presentation:placeholder="true">
            <draw:text-box/>
          </draw:frame>
        </presentation:notes>
      </draw:page>
      <draw:page draw:name="page22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p text:style-name="P64">But of that day and hour no one knows </text:p>
            <text:p text:style-name="P45">A 1st century Jew would recognize this a Festival language.</text:p>
            <text:p text:style-name="P51">The feast of Trumpets was at hand.</text:p>
            <text:p text:style-name="P51">It's the only one of the 7 feasts that began on the 1st day of the month.</text:p>
            <text:p text:style-name="P51">How did they determine the 1st day of the month? By the moon.<text:line-break/>As soon as the people watching for the moon; when they see it, they were to run to the high priest to know when to start the feast.</text:p>
            <text:p text:style-name="P51">No one knew the exact hour of when the moon would show up.</text:p>
            <text:p text:style-name="P51">You could know approximately, but not the exact day or hour.</text:p>
          </draw:text-box>
        </draw:frame>
        <presentation:notes draw:style-name="dp2">
          <draw:page-thumbnail draw:style-name="gr1" draw:layer="layout" svg:width="14.848cm" svg:height="11.136cm" svg:x="3.075cm" svg:y="2.257cm" draw:page-number="229" presentation:class="page"/>
          <draw:frame presentation:style-name="pr5" draw:text-style-name="P2" draw:layer="layout" svg:width="16.799cm" svg:height="13.364cm" svg:x="2.1cm" svg:y="14.107cm" presentation:class="notes" presentation:placeholder="true">
            <draw:text-box/>
          </draw:frame>
        </presentation:notes>
      </draw:page>
      <draw:page draw:name="page230" draw:style-name="dp1" draw:master-page-name="Default" presentation:presentation-page-layout-name="AL2T1">
        <draw:frame presentation:style-name="pr4" draw:layer="layout" svg:width="25.199cm" svg:height="3.506cm" svg:x="1.4cm" svg:y="0.837cm" presentation:class="title" presentation:user-transformed="true">
          <draw:text-box>
            <text:p text:style-name="P65">v37-41 As the days of Noah</text:p>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30" presentation:class="page"/>
          <draw:frame presentation:style-name="pr5" draw:text-style-name="P2" draw:layer="layout" svg:width="16.799cm" svg:height="13.364cm" svg:x="2.1cm" svg:y="14.107cm" presentation:class="notes" presentation:placeholder="true">
            <draw:text-box/>
          </draw:frame>
        </presentation:notes>
      </draw:page>
      <draw:page draw:name="page231"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1">v37-38</text:span></text:p>
          </draw:text-box>
        </draw:frame>
        <draw:frame presentation:style-name="pr2" draw:text-style-name="P20" draw:layer="layout" svg:width="25.199cm" svg:height="16.459cm" svg:x="1.4cm" svg:y="4.914cm" presentation:class="outline" presentation:user-transformed="true">
          <draw:text-box>
            <text:p text:style-name="P20"><text:span text:style-name="T74">37. </text:span><text:span text:style-name="T72">"</text:span><text:span text:style-name="T75">For as were </text:span><text:span text:style-name="T77">the days of Noah</text:span><text:span text:style-name="T75">, so will be the coming</text:span><text:span text:style-name="T110">[parousia]</text:span><text:span text:style-name="T75"> of the Son of Man.</text:span><text:span text:style-name="T72">"</text:span><text:span text:style-name="T72"><text:line-break/></text:span><text:span text:style-name="T74">38. </text:span><text:span text:style-name="T72">"</text:span><text:span text:style-name="T75">For as in </text:span><text:span text:style-name="T77">those days before the flood</text:span><text:span text:style-name="T75"> they were eating and drinking, marrying and giving in marriage, </text:span><text:span text:style-name="T77">until the day</text:span><text:span text:style-name="T75"> when Noah entered the ark,</text:span><text:span text:style-name="T72">"</text:span><text:span text:style-name="T72"><text:line-break/></text:span><text:span text:style-name="T74">39. </text:span><text:span text:style-name="T72">"</text:span><text:span text:style-name="T75">and </text:span><text:span text:style-name="T77">they</text:span><text:span text:style-name="T75"> were </text:span><text:span text:style-name="T77">unaware</text:span><text:span text:style-name="T75"> until the flood came and </text:span><text:span text:style-name="T77">swept them all away</text:span><text:span text:style-name="T75">, so will be the coming of the Son of Man.</text:span><text:span text:style-name="T72">"</text:span><text:span text:style-name="T72"><text:line-break/></text:span><text:span text:style-name="T74">40. </text:span><text:span text:style-name="T72">"</text:span><text:span text:style-name="T75">Then two men will be in the field; </text:span><text:span text:style-name="T77">one will be taken</text:span><text:span text:style-name="T75"> and </text:span><text:span text:style-name="T77">one left</text:span><text:span text:style-name="T75">.</text:span><text:span text:style-name="T72">"</text:span><text:span text:style-name="T72"><text:line-break/></text:span><text:span text:style-name="T72">"</text:span><text:span text:style-name="T75">Two women will be grinding at the mill; one will be taken and one left.</text:span><text:span text:style-name="T72">"</text:span></text:p>
          </draw:text-box>
        </draw:frame>
        <presentation:notes draw:style-name="dp2">
          <draw:page-thumbnail draw:style-name="gr1" draw:layer="layout" svg:width="14.848cm" svg:height="11.136cm" svg:x="3.075cm" svg:y="2.257cm" draw:page-number="231" presentation:class="page"/>
          <draw:frame presentation:style-name="pr5" draw:text-style-name="P2" draw:layer="layout" svg:width="16.799cm" svg:height="13.364cm" svg:x="2.1cm" svg:y="14.107cm" presentation:class="notes" presentation:placeholder="true">
            <draw:text-box/>
          </draw:frame>
        </presentation:notes>
      </draw:page>
      <draw:page draw:name="page23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78">The days of Noah?</text:span></text:p>
              </text:list-item>
            </text:list>
          </draw:text-box>
        </draw:frame>
        <presentation:notes draw:style-name="dp2">
          <draw:page-thumbnail draw:style-name="gr1" draw:layer="layout" svg:width="14.848cm" svg:height="11.136cm" svg:x="3.075cm" svg:y="2.257cm" draw:page-number="232" presentation:class="page"/>
          <draw:frame presentation:style-name="pr5" draw:text-style-name="P2" draw:layer="layout" svg:width="16.799cm" svg:height="13.364cm" svg:x="2.1cm" svg:y="14.107cm" presentation:class="notes" presentation:placeholder="true">
            <draw:text-box/>
          </draw:frame>
        </presentation:notes>
      </draw:page>
      <draw:page draw:name="page23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3.129cm" svg:x="1.4cm" svg:y="4.914cm" presentation:class="outline" presentation:user-transformed="true">
          <draw:text-box>
            <text:list text:style-name="L2">
              <text:list-item>
                <text:p>We know people were evil in <text:span text:style-name="T78">the days of Noah</text:span></text:p>
              </text:list-item>
              <text:list-item>
                <text:p>But Jesus mentions no one doing anything bad</text:p>
              </text:list-item>
              <text:list-item>
                <text:p>He mentions what people do when they don't expect to die the next day</text:p>
              </text:list-item>
              <text:list-item>
                <text:p><text:span text:style-name="T78">They were unaware</text:span></text:p>
              </text:list-item>
              <text:list-item>
                <text:p><text:span text:style-name="T78">The flood</text:span>...<text:span text:style-name="T78">swept them all away</text:span></text:p>
              </text:list-item>
              <text:list-item>
                <text:p><text:span text:style-name="T78">So will be the coming of the Son of Man</text:span></text:p>
              </text:list-item>
              <text:list-item>
                <text:p>In what way? Unexpected. And taken away</text:p>
              </text:list-item>
            </text:list>
          </draw:text-box>
        </draw:frame>
        <presentation:notes draw:style-name="dp2">
          <draw:page-thumbnail draw:style-name="gr1" draw:layer="layout" svg:width="14.848cm" svg:height="11.136cm" svg:x="3.075cm" svg:y="2.257cm" draw:page-number="233" presentation:class="page"/>
          <draw:frame presentation:style-name="pr5" draw:text-style-name="P2" draw:layer="layout" svg:width="16.799cm" svg:height="13.364cm" svg:x="2.1cm" svg:y="14.107cm" presentation:class="notes" presentation:placeholder="true">
            <draw:text-box/>
          </draw:frame>
        </presentation:notes>
      </draw:page>
      <draw:page draw:name="page23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The days of Noah?</text:span></text:p>
              </text:list-item>
              <text:list-item>
                <text:p text:style-name="P43"><text:span text:style-name="T78">Why is this not describing 70 AD?</text:span></text:p>
                <text:list>
                  <text:list-item>
                    <text:p><text:span text:style-name="T78">proximity</text:span></text:p>
                  </text:list-item>
                </text:list>
              </text:list-item>
            </text:list>
          </draw:text-box>
        </draw:frame>
        <presentation:notes draw:style-name="dp1">
          <draw:page-thumbnail draw:style-name="gr1" draw:layer="layout" svg:width="14.848cm" svg:height="11.136cm" svg:x="3.075cm" svg:y="2.257cm" draw:page-number="234" presentation:class="page"/>
          <draw:frame presentation:style-name="pr5" draw:text-style-name="P2" draw:layer="layout" svg:width="16.799cm" svg:height="13.364cm" svg:x="2.1cm" svg:y="14.107cm" presentation:class="notes" presentation:placeholder="true">
            <draw:text-box/>
          </draw:frame>
        </presentation:notes>
      </draw:page>
      <draw:page draw:name="page235" draw:style-name="dp1" draw:master-page-name="Default" presentation:presentation-page-layout-name="AL2T1">
        <draw:frame presentation:style-name="pr4" draw:layer="layout" svg:width="25.199cm" svg:height="3.506cm" svg:x="1.4cm" svg:y="0.837cm" presentation:class="title">
          <draw:text-box>
            <text:p>proximity</text:p>
          </draw:text-box>
        </draw:frame>
        <draw:frame presentation:style-name="pr2" draw:layer="layout" svg:width="25.199cm" svg:height="12.18cm" svg:x="1.4cm" svg:y="4.914cm" presentation:class="outline" presentation:user-transformed="true">
          <draw:text-box>
            <text:p><text:span text:style-name="T81">40. </text:span><text:span text:style-name="T83">Then two men will be </text:span><text:span text:style-name="T89">in the field</text:span><text:span text:style-name="T83">; </text:span><text:span text:style-name="T89">one will be taken</text:span><text:span text:style-name="T83"> and </text:span><text:span text:style-name="T89">one left</text:span><text:span text:style-name="T83">.</text:span><text:span text:style-name="T82"><text:line-break/></text:span><text:span text:style-name="T81">41. </text:span><text:span text:style-name="T83">Two women will be grinding </text:span><text:span text:style-name="T89">at the mill</text:span><text:span text:style-name="T83">; one will be taken and one left.</text:span></text:p>
            <text:p><text:span text:style-name="T88">In this example, Jesus is citing the righteous and unrighteous being in close proximity to one another.</text:span></text:p>
            <text:p><text:span text:style-name="T88">In AD 70, when Jerusalem was judged, the righteous were taking refuge in Pella. They were NOT in close proximity to the unrighteous who were judged in Jerusalem</text:span></text:p>
          </draw:text-box>
        </draw:frame>
        <presentation:notes draw:style-name="dp2">
          <draw:page-thumbnail draw:style-name="gr1" draw:layer="layout" svg:width="14.848cm" svg:height="11.136cm" svg:x="3.075cm" svg:y="2.257cm" draw:page-number="235" presentation:class="page"/>
          <draw:frame presentation:style-name="pr5" draw:text-style-name="P2" draw:layer="layout" svg:width="16.799cm" svg:height="13.364cm" svg:x="2.1cm" svg:y="14.107cm" presentation:class="notes" presentation:placeholder="true">
            <draw:text-box/>
          </draw:frame>
        </presentation:notes>
      </draw:page>
      <draw:page draw:name="page23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The days of Noah?</text:span></text:p>
              </text:list-item>
              <text:list-item>
                <text:p text:style-name="P43"><text:span text:style-name="T78">Why is this not describing 70 AD?</text:span></text:p>
                <text:list>
                  <text:list-item>
                    <text:p><text:span text:style-name="T78">Proximity</text:span></text:p>
                  </text:list-item>
                  <text:list-item>
                    <text:p><text:span text:style-name="T78">No signs</text:span></text:p>
                  </text:list-item>
                </text:list>
              </text:list-item>
            </text:list>
          </draw:text-box>
        </draw:frame>
        <presentation:notes draw:style-name="dp1">
          <draw:page-thumbnail draw:style-name="gr1" draw:layer="layout" svg:width="14.848cm" svg:height="11.136cm" svg:x="3.075cm" svg:y="2.257cm" draw:page-number="236" presentation:class="page"/>
          <draw:frame presentation:style-name="pr5" draw:text-style-name="P2" draw:layer="layout" svg:width="16.799cm" svg:height="13.364cm" svg:x="2.1cm" svg:y="14.107cm" presentation:class="notes" presentation:placeholder="true">
            <draw:text-box/>
          </draw:frame>
        </presentation:notes>
      </draw:page>
      <draw:page draw:name="page23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The Great Flood had no signs</text:p>
              </text:list-item>
              <text:list-item>
                <text:p>AD 70 did. Jesus gave the signs for that.</text:p>
              </text:list-item>
              <text:list-item>
                <text:p>You could know the season for AD 70,<text:line-break/>but Jesus said no man knows the day or the hour of this v35-51 section.</text:p>
              </text:list-item>
            </text:list>
          </draw:text-box>
        </draw:frame>
        <presentation:notes draw:style-name="dp2">
          <draw:page-thumbnail draw:style-name="gr1" draw:layer="layout" svg:width="14.848cm" svg:height="11.136cm" svg:x="3.075cm" svg:y="2.257cm" draw:page-number="237" presentation:class="page"/>
          <draw:frame presentation:style-name="pr5" draw:text-style-name="P2" draw:layer="layout" svg:width="16.799cm" svg:height="13.364cm" svg:x="2.1cm" svg:y="14.107cm" presentation:class="notes" presentation:placeholder="true">
            <draw:text-box/>
          </draw:frame>
        </presentation:notes>
      </draw:page>
      <draw:page draw:name="page23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The days of Noah?</text:span></text:p>
              </text:list-item>
              <text:list-item>
                <text:p text:style-name="P43"><text:span text:style-name="T36">Why is this not describing 70 AD?</text:span></text:p>
                <text:list>
                  <text:list-item>
                    <text:p><text:span text:style-name="T36">Proximity</text:span></text:p>
                  </text:list-item>
                  <text:list-item>
                    <text:p><text:span text:style-name="T36">No signs</text:span></text:p>
                  </text:list-item>
                </text:list>
              </text:list-item>
              <text:list-item>
                <text:p text:style-name="P3"><text:span text:style-name="T78">Who is swept away and taken?</text:span></text:p>
                <text:list>
                  <text:list-item>
                    <text:p><text:span text:style-name="T78">See Luke 17:34-37 parallel passage</text:span></text:p>
                  </text:list-item>
                </text:list>
              </text:list-item>
            </text:list>
          </draw:text-box>
        </draw:frame>
        <presentation:notes draw:style-name="dp1">
          <draw:page-thumbnail draw:style-name="gr1" draw:layer="layout" svg:width="14.848cm" svg:height="11.136cm" svg:x="3.075cm" svg:y="2.257cm" draw:page-number="238" presentation:class="page"/>
          <draw:frame presentation:style-name="pr5" draw:text-style-name="P2" draw:layer="layout" svg:width="16.799cm" svg:height="13.364cm" svg:x="2.1cm" svg:y="14.107cm" presentation:class="notes" presentation:placeholder="true">
            <draw:text-box/>
          </draw:frame>
        </presentation:notes>
      </draw:page>
      <draw:page draw:name="page239"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20" draw:layer="layout" svg:width="25.199cm" svg:height="13.927cm" svg:x="1.4cm" svg:y="4.914cm" presentation:class="outline" presentation:user-transformed="true">
          <draw:text-box>
            <text:p text:style-name="P20"><text:span text:style-name="T86">Luke 17:34-37</text:span><text:span text:style-name="T85"><text:line-break/></text:span><text:span text:style-name="T86">34. </text:span><text:span text:style-name="T75">"I tell you, </text:span><text:span text:style-name="T77">on that night</text:span><text:span text:style-name="T75"> there will be two in one bed; </text:span><text:span text:style-name="T77">one</text:span><text:span text:style-name="T75"> will be </text:span><text:span text:style-name="T77">taken</text:span><text:span text:style-name="T75"> and the </text:span><text:span text:style-name="T77">other</text:span><text:span text:style-name="T75"> will be </text:span><text:span text:style-name="T77">left</text:span><text:span text:style-name="T75">.</text:span><text:span text:style-name="T75"><text:line-break/></text:span><text:span text:style-name="T86">35. </text:span><text:span text:style-name="T75">"There will be two women grinding [grain] at the same place; </text:span><text:span text:style-name="T77">one</text:span><text:span text:style-name="T75"> will be </text:span><text:span text:style-name="T77">taken</text:span><text:span text:style-name="T75"> and the </text:span><text:span text:style-name="T77">other</text:span><text:span text:style-name="T75"> will be </text:span><text:span text:style-name="T77">left</text:span><text:span text:style-name="T75">.</text:span><text:span text:style-name="T75"><text:line-break/></text:span><text:span text:style-name="T86">36.</text:span><text:span text:style-name="T85"> </text:span><text:span text:style-name="T75">["Two men will be in the field; </text:span><text:span text:style-name="T77">one</text:span><text:span text:style-name="T75"> will be </text:span><text:span text:style-name="T77">taken</text:span><text:span text:style-name="T75"> and the </text:span><text:span text:style-name="T77">other</text:span><text:span text:style-name="T75"> will be </text:span><text:span text:style-name="T77">left</text:span><text:span text:style-name="T75">."]</text:span><text:span text:style-name="T75"><text:line-break/></text:span><text:span text:style-name="T86">37.</text:span><text:span text:style-name="T85"> </text:span><text:span text:style-name="T75">And answering they said to Him, "</text:span><text:span text:style-name="T77">Where</text:span><text:span text:style-name="T75">, Lord?" And He said to them, "</text:span><text:span text:style-name="T77">Where</text:span><text:span text:style-name="T75"> the </text:span><text:span text:style-name="T77">body</text:span><text:span text:style-name="T75"> [is], there </text:span><text:span text:style-name="T77">also</text:span><text:span text:style-name="T75"> the </text:span><text:span text:style-name="T77">vultures</text:span><text:span text:style-name="T75"> will be gathered."</text:span></text:p>
          </draw:text-box>
        </draw:frame>
        <presentation:notes draw:style-name="dp2">
          <draw:page-thumbnail draw:style-name="gr1" draw:layer="layout" svg:width="14.848cm" svg:height="11.136cm" svg:x="3.075cm" svg:y="2.257cm" draw:page-number="239" presentation:class="page"/>
          <draw:frame presentation:style-name="pr5" draw:text-style-name="P2" draw:layer="layout" svg:width="16.799cm" svg:height="13.364cm" svg:x="2.1cm" svg:y="14.107cm" presentation:class="notes" presentation:placeholder="true">
            <draw:text-box/>
          </draw:frame>
        </presentation:notes>
      </draw:page>
      <draw:page draw:name="page240"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The days of Noah?</text:span></text:p>
              </text:list-item>
              <text:list-item>
                <text:p text:style-name="P43"><text:span text:style-name="T36">Why is this not describing 70 AD?</text:span></text:p>
                <text:list>
                  <text:list-item>
                    <text:p><text:span text:style-name="T36">Proximity</text:span></text:p>
                  </text:list-item>
                  <text:list-item>
                    <text:p><text:span text:style-name="T36">No signs</text:span></text:p>
                  </text:list-item>
                </text:list>
              </text:list-item>
              <text:list-item>
                <text:p text:style-name="P3"><text:span text:style-name="T36">Who is swept away and taken?</text:span></text:p>
                <text:list>
                  <text:list-item>
                    <text:p><text:span text:style-name="T36">See Luke 17:34-37 parallel passage</text:span></text:p>
                    <text:list>
                      <text:list-item>
                        <text:p><text:span text:style-name="T78">Where are the ones taken, taken to?</text:span></text:p>
                      </text:list-item>
                    </text:list>
                  </text:list-item>
                </text:list>
              </text:list-item>
            </text:list>
          </draw:text-box>
        </draw:frame>
        <presentation:notes draw:style-name="dp1">
          <draw:page-thumbnail draw:style-name="gr1" draw:layer="layout" svg:width="14.848cm" svg:height="11.136cm" svg:x="3.075cm" svg:y="2.257cm" draw:page-number="240" presentation:class="page"/>
          <draw:frame presentation:style-name="pr5" draw:text-style-name="P2" draw:layer="layout" svg:width="16.799cm" svg:height="13.364cm" svg:x="2.1cm" svg:y="14.107cm" presentation:class="notes" presentation:placeholder="true">
            <draw:text-box/>
          </draw:frame>
        </presentation:notes>
      </draw:page>
      <draw:page draw:name="page241"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Judgment.</text:p>
              </text:list-item>
              <text:list-item>
                <text:p>They are dead.</text:p>
              </text:list-item>
              <text:list-item>
                <text:p>The vultures are eating their corpses.</text:p>
              </text:list-item>
            </text:list>
          </draw:text-box>
        </draw:frame>
        <presentation:notes draw:style-name="dp2">
          <draw:page-thumbnail draw:style-name="gr1" draw:layer="layout" svg:width="14.848cm" svg:height="11.136cm" svg:x="3.075cm" svg:y="2.257cm" draw:page-number="241" presentation:class="page"/>
          <draw:frame presentation:style-name="pr5" draw:text-style-name="P2" draw:layer="layout" svg:width="16.799cm" svg:height="13.364cm" svg:x="2.1cm" svg:y="14.107cm" presentation:class="notes" presentation:placeholder="true">
            <draw:text-box/>
          </draw:frame>
        </presentation:notes>
      </draw:page>
      <draw:page draw:name="page24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2.18cm" svg:x="1.4cm" svg:y="4.914cm" presentation:class="outline">
          <draw:text-box>
            <text:list text:style-name="L2">
              <text:list-item>
                <text:p text:style-name="P43"><text:span text:style-name="T36">The days of Noah?</text:span></text:p>
              </text:list-item>
              <text:list-item>
                <text:p text:style-name="P43"><text:span text:style-name="T36">Why is this not describing 70 AD?</text:span></text:p>
                <text:list>
                  <text:list-item>
                    <text:p><text:span text:style-name="T36">Proximity</text:span></text:p>
                  </text:list-item>
                  <text:list-item>
                    <text:p><text:span text:style-name="T36">No signs</text:span></text:p>
                  </text:list-item>
                </text:list>
              </text:list-item>
              <text:list-item>
                <text:p text:style-name="P3"><text:span text:style-name="T36">Who is swept away and taken?</text:span></text:p>
                <text:list>
                  <text:list-item>
                    <text:p><text:span text:style-name="T36">See Luke 17:34-37 parallel passage</text:span></text:p>
                    <text:list>
                      <text:list-item>
                        <text:p><text:span text:style-name="T36">Where are the ones taken, taken to?</text:span></text:p>
                      </text:list-item>
                      <text:list-item>
                        <text:p><text:span text:style-name="T78">Huh?</text:span></text:p>
                      </text:list-item>
                    </text:list>
                  </text:list-item>
                </text:list>
              </text:list-item>
            </text:list>
          </draw:text-box>
        </draw:frame>
        <presentation:notes draw:style-name="dp1">
          <draw:page-thumbnail draw:style-name="gr1" draw:layer="layout" svg:width="14.848cm" svg:height="11.136cm" svg:x="3.075cm" svg:y="2.257cm" draw:page-number="242" presentation:class="page"/>
          <draw:frame presentation:style-name="pr5" draw:text-style-name="P2" draw:layer="layout" svg:width="16.799cm" svg:height="13.364cm" svg:x="2.1cm" svg:y="14.107cm" presentation:class="notes" presentation:placeholder="true">
            <draw:text-box/>
          </draw:frame>
        </presentation:notes>
      </draw:page>
      <draw:page draw:name="page24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Aren't the righteous the ones taken when Jesus returns in the rapture event?</text:p>
                <text:list>
                  <text:list-item>
                    <text:p>Yes.</text:p>
                  </text:list-item>
                </text:list>
              </text:list-item>
              <text:list-item>
                <text:p>But Jesus is telling us that the wicked are also taken, except they are taken to judgment</text:p>
                <text:list>
                  <text:list-item>
                    <text:p>A different outcome</text:p>
                  </text:list-item>
                </text:list>
              </text:list-item>
              <text:list-item>
                <text:p>There is no condemnation to those who are in Christ Jesus</text:p>
              </text:list-item>
            </text:list>
          </draw:text-box>
        </draw:frame>
        <presentation:notes draw:style-name="dp2">
          <draw:page-thumbnail draw:style-name="gr1" draw:layer="layout" svg:width="14.848cm" svg:height="11.136cm" svg:x="3.075cm" svg:y="2.257cm" draw:page-number="243" presentation:class="page"/>
          <draw:frame presentation:style-name="pr5" draw:text-style-name="P2" draw:layer="layout" svg:width="16.799cm" svg:height="13.364cm" svg:x="2.1cm" svg:y="14.107cm" presentation:class="notes" presentation:placeholder="true">
            <draw:text-box/>
          </draw:frame>
        </presentation:notes>
      </draw:page>
      <draw:page draw:name="page24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6.473cm" svg:x="1.4cm" svg:y="4.914cm" presentation:class="outline" presentation:user-transformed="true">
          <draw:text-box>
            <text:p text:style-name="P66">When Jesus comes back, the wicked will be judged.</text:p>
            <text:p text:style-name="P67"><text:span text:style-name="T99">2 Thessalonians 1:8</text:span><text:span text:style-name="T36"> says Jesus will "</text:span><text:span text:style-name="T92">execute vengeance on those who do not know God and to those who do not obey the gospel of our Lord Jesus.</text:span><text:span text:style-name="T36">"</text:span></text:p>
            <text:p text:style-name="P67"><text:span text:style-name="T99">Psalm 91:7-8</text:span><text:span text:style-name="T36"><text:line-break/></text:span><text:span text:style-name="T99">7.</text:span><text:span text:style-name="T36"> "</text:span><text:span text:style-name="T92">A thousand may fall at your side</text:span><text:span text:style-name="T92"><text:line-break/></text:span><text:span text:style-name="T92">And ten thousand at your right hand,</text:span><text:span text:style-name="T92"><text:line-break/></text:span><text:span text:style-name="T92">But it shall not approach you.</text:span><text:span text:style-name="T36">"</text:span><text:span text:style-name="T36"><text:line-break/></text:span><text:span text:style-name="T99">8.</text:span><text:span text:style-name="T36"> "</text:span><text:span text:style-name="T92">You will only look on with your eyes</text:span><text:span text:style-name="T92"><text:line-break/></text:span><text:span text:style-name="T92">And see the recompense of the wicked.</text:span><text:span text:style-name="T36">"</text:span></text:p>
            <text:p text:style-name="P68">The wicked are judged. <text:line-break/>The righteous remain.</text:p>
            <text:p text:style-name="P69">The righteous will still be raptured to meet the Lord in the air for the 2nd advent of Christ, but Jesus is specifically honing in on what will happen to the unrighteous in this part of His discourse.</text:p>
          </draw:text-box>
        </draw:frame>
        <presentation:notes draw:style-name="dp2">
          <draw:page-thumbnail draw:style-name="gr1" draw:layer="layout" svg:width="14.848cm" svg:height="11.136cm" svg:x="3.075cm" svg:y="2.257cm" draw:page-number="244" presentation:class="page"/>
          <draw:frame presentation:style-name="pr5" draw:text-style-name="P2" draw:layer="layout" svg:width="16.799cm" svg:height="13.364cm" svg:x="2.1cm" svg:y="14.107cm" presentation:class="notes" presentation:placeholder="true">
            <draw:text-box/>
          </draw:frame>
        </presentation:notes>
      </draw:page>
      <draw:page draw:name="page24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text-style-name="P16" draw:layer="layout" svg:width="25.199cm" svg:height="13.234cm" svg:x="1.4cm" svg:y="4.914cm" presentation:class="outline" presentation:user-transformed="true">
          <draw:text-box>
            <text:list text:style-name="L2">
              <text:list-item>
                <text:p text:style-name="P43"><text:span text:style-name="T36">The days of Noah?</text:span></text:p>
              </text:list-item>
              <text:list-item>
                <text:p text:style-name="P43"><text:span text:style-name="T36">Why is this not describing 70 AD?</text:span></text:p>
                <text:list>
                  <text:list-item>
                    <text:p><text:span text:style-name="T36">Proximity</text:span></text:p>
                  </text:list-item>
                  <text:list-item>
                    <text:p><text:span text:style-name="T36">No signs</text:span></text:p>
                  </text:list-item>
                </text:list>
              </text:list-item>
              <text:list-item>
                <text:p text:style-name="P3"><text:span text:style-name="T36">Who is swept away and taken?</text:span></text:p>
                <text:list>
                  <text:list-item>
                    <text:p><text:span text:style-name="T36">See Luke 17:34-37 parallel passage</text:span></text:p>
                    <text:list>
                      <text:list-item>
                        <text:p><text:span text:style-name="T36">Where are the ones taken, taken to?</text:span></text:p>
                      </text:list-item>
                      <text:list-item>
                        <text:p><text:span text:style-name="T36">Huh?</text:span></text:p>
                      </text:list-item>
                      <text:list-item>
                        <text:p><text:span text:style-name="T78">Does it matter if you reversed them?</text:span></text:p>
                      </text:list-item>
                    </text:list>
                  </text:list-item>
                </text:list>
              </text:list-item>
            </text:list>
          </draw:text-box>
        </draw:frame>
        <presentation:notes draw:style-name="dp1">
          <draw:page-thumbnail draw:style-name="gr1" draw:layer="layout" svg:width="14.848cm" svg:height="11.136cm" svg:x="3.075cm" svg:y="2.257cm" draw:page-number="245" presentation:class="page"/>
          <draw:frame presentation:style-name="pr5" draw:text-style-name="P2" draw:layer="layout" svg:width="16.799cm" svg:height="13.364cm" svg:x="2.1cm" svg:y="14.107cm" presentation:class="notes" presentation:placeholder="true">
            <draw:text-box/>
          </draw:frame>
        </presentation:notes>
      </draw:page>
      <draw:page draw:name="page24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draw:text-box>
            <text:list text:style-name="L2">
              <text:list-item>
                <text:p>If v 42-51 tell you what happens to the wicked when Christ returns</text:p>
              </text:list-item>
              <text:list-item>
                <text:p>It makes much more sense for Jesus to be talking about the rigtheous in v42-51</text:p>
                <text:list>
                  <text:list-item>
                    <text:p>Where Jesus tells the righteous to stick with Him and continue in righteous living as the way to be prepared for His coming</text:p>
                  </text:list-item>
                  <text:list-item>
                    <text:p>Jesus does not tell the wicked that living certain way will save them – they need Christ</text:p>
                  </text:list-item>
                </text:list>
              </text:list-item>
            </text:list>
          </draw:text-box>
        </draw:frame>
        <presentation:notes draw:style-name="dp2">
          <draw:page-thumbnail draw:style-name="gr1" draw:layer="layout" svg:width="14.848cm" svg:height="11.136cm" svg:x="3.075cm" svg:y="2.257cm" draw:page-number="246" presentation:class="page"/>
          <draw:frame presentation:style-name="pr5" draw:text-style-name="P2" draw:layer="layout" svg:width="16.799cm" svg:height="13.364cm" svg:x="2.1cm" svg:y="14.107cm" presentation:class="notes" presentation:placeholder="true">
            <draw:text-box/>
          </draw:frame>
        </presentation:notes>
      </draw:page>
      <draw:page draw:name="page247" draw:style-name="dp1" draw:master-page-name="Default" presentation:presentation-page-layout-name="AL2T1">
        <draw:frame presentation:style-name="pr4" draw:layer="layout" svg:width="25.199cm" svg:height="3.506cm" svg:x="1.4cm" svg:y="0.837cm" presentation:class="title" presentation:user-transformed="true">
          <draw:text-box>
            <text:p>v42-51</text:p>
          </draw:text-box>
        </draw:frame>
        <draw:frame presentation:style-name="pr2" draw:layer="layout" svg:width="25.199cm" svg:height="12.18cm" svg:x="1.4cm" svg:y="4.914cm" presentation:class="outline">
          <draw:text-box>
            <text:list text:style-name="L2">
              <text:list-item>
                <text:p>Is not a controversial part of Matthew 24</text:p>
              </text:list-item>
              <text:list-item>
                <text:p>I don't think any Christians see it as anything but Jesus' 2nd coming</text:p>
              </text:list-item>
              <text:list-item>
                <text:p>Jesus is a King who has a kingdom</text:p>
              </text:list-item>
              <text:list-item>
                <text:p>In some of the examples, His subjects are called His sons, sometimes His children, and sometimes His servants/slaves/Greek:doulos</text:p>
                <text:list>
                  <text:list-item>
                    <text:p>The wicked are not Christ's servants</text:p>
                  </text:list-item>
                </text:list>
              </text:list-item>
            </text:list>
          </draw:text-box>
        </draw:frame>
        <presentation:notes draw:style-name="dp2">
          <draw:page-thumbnail draw:style-name="gr1" draw:layer="layout" svg:width="14.848cm" svg:height="11.136cm" svg:x="3.075cm" svg:y="2.257cm" draw:page-number="247" presentation:class="page"/>
          <draw:frame presentation:style-name="pr5" draw:text-style-name="P2" draw:layer="layout" svg:width="16.799cm" svg:height="13.364cm" svg:x="2.1cm" svg:y="14.107cm" presentation:class="notes" presentation:placeholder="true">
            <draw:text-box/>
          </draw:frame>
        </presentation:notes>
      </draw:page>
      <draw:page draw:name="page24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2"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4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 svg:font-family="'Andale Sans UI'" style:font-family-generic="system" style:font-pitch="variable"/>
    <style:font-face style:name="Andale Sans UI1" svg:font-family="'Andale Sans UI'" style:font-family-generic="swiss" style:font-pitch="variable"/>
    <style:font-face style:name="Andale Sans UI2" svg:font-family="'Andale Sans UI', 'Arial Unicode MS'" style:font-family-generic="swiss" style:font-pitch="variable"/>
    <style:font-face style:name="Andale Sans UI3" svg:font-family="'Andale Sans UI', 'Arial Unicode MS'" style:font-pitch="variable"/>
    <style:font-face style:name="Andale Sans UI4" svg:font-family="'Andale Sans UI'" style:font-pitch="variable"/>
    <style:font-face style:name="Andale Sans UI5" svg:font-family="'Andale Sans UI'" style:font-pitch="variable" style:font-charset="x-symbol"/>
    <style:font-face style:name="Andale Sans UI6" svg:font-family="'Andale Sans UI'" style:font-family-generic="system" style:font-pitch="variable" style:font-charset="x-symbol"/>
    <style:font-face style:name="Arial" svg:font-family="Arial" style:font-family-generic="swiss" style:font-pitch="variable"/>
    <style:font-face style:name="Arial Black" svg:font-family="'Arial Black'" style:font-adornments="Regular" style:font-family-generic="swiss" style:font-pitch="variable"/>
    <style:font-face style:name="Arial1" svg:font-family="Arial" style:font-family-generic="swiss"/>
    <style:font-face style:name="Arial2" svg:font-family="Arial" style:font-family-generic="roman" style:font-pitch="variable"/>
    <style:font-face style:name="Arial3" svg:font-family="Arial" style:font-pitch="variable"/>
    <style:font-face style:name="Arial4" svg:font-family="Arial" style:font-family-generic="system" style:font-pitch="variable"/>
    <style:font-face style:name="F" svg:font-family="" style:font-family-generic="roman"/>
    <style:font-face style:name="F1" svg:font-family="" style:font-family-generic="swiss"/>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Tahoma" svg:font-family="Tahoma" style:font-family-generic="roman" style:font-pitch="variable"/>
    <style:font-face style:name="Tahoma1" svg:font-family="Tahoma" style:font-pitch="variable"/>
    <style:font-face style:name="Tahoma2" svg:font-family="Tahoma" style:font-family-generic="system" style:font-pitch="variable"/>
    <style:font-face style:name="Tahoma3" svg:font-family="Tahoma" style:font-family-generic="system" style:font-pitch="variable" style:font-charset="x-symbol"/>
    <style:font-face style:name="Tahoma4" svg:font-family="Tahoma" style:font-pitch="variable" style:font-charset="x-symbol"/>
    <style:font-face style:name="Tahoma5" svg:font-family="Tahoma"/>
    <style:font-face style:name="Tahoma6" svg:font-family="Tahoma" style:font-family-generic="swiss"/>
    <style:font-face style:name="Tahoma7"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style:font-face style:name="arial" svg:font-family="arial, helvetica"/>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ja" style:country-asian="JP" style:font-name-complex="Tahoma2"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2" style:font-family-asian="'Andale Sans UI', 'Arial Unicode MS'"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8pt" fo:language="zxx" fo:country="none" fo:font-weight="bold" style:font-name-asian="Andale Sans UI2" style:font-family-asian="'Andale Sans UI', 'Arial Unicode MS'" style:font-family-generic-asian="swiss" style:font-pitch-asian="variable" style:font-size-asian="18pt" style:language-asian="zxx" style:country-asian="none" style:font-weight-asian="bold" style:font-name-complex="Arial" style:font-family-complex="Arial" style:font-family-generic-complex="swiss" style:font-pitch-complex="variable" style:font-size-complex="18pt" style:language-complex="zxx" style:country-complex="none" style:font-weight-complex="bold"/>
    </style:style>
    <style:style style:name="Heading_20_2" style:display-name="Heading 2" style:family="graphic">
      <style:paragraph-properties fo:margin-top="0.623cm" fo:margin-bottom="0.374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Heading_20_3" style:display-name="Heading 3" style:family="graphic">
      <style:paragraph-properties fo:margin-top="0.436cm" fo:margin-bottom="0.374cm" style:text-autospace="none"/>
      <style:text-properties style:font-name="Arial" fo:font-family="Arial" style:font-family-generic="swiss" style:font-pitch="variable" fo:font-size="14pt" fo:language="zxx" fo:country="none" fo:font-weight="bold" style:font-name-asian="Andale Sans UI2" style:font-family-asian="'Andale Sans UI', 'Arial Unicode MS'" style:font-family-generic-asian="swiss" style:font-pitch-asian="variable" style:font-size-asian="14pt" style:language-asian="zxx" style:country-asian="none" style:font-weight-asian="bold" style:font-name-complex="Arial" style:font-family-complex="Arial" style:font-family-generic-complex="swiss" style:font-pitch-complex="variable" style:font-size-complex="14pt" style:language-complex="zxx" style:country-complex="none" style:font-weight-complex="bold"/>
    </style:style>
    <style:style style:name="Heading_20_4" style:display-name="Heading 4" style:family="graphic">
      <style:paragraph-properties fo:margin-top="0.374cm" fo:margin-bottom="0.374cm" style:text-autospace="none"/>
      <style:text-properties style:font-name="Arial" fo:font-family="Arial" style:font-family-generic="swiss" style:font-pitch="variable" fo:font-size="13pt" fo:language="zxx" fo:country="none" fo:font-style="italic" fo:font-weight="bold" style:font-name-asian="Andale Sans UI2" style:font-family-asian="'Andale Sans UI', 'Arial Unicode MS'" style:font-family-generic-asian="swiss" style:font-pitch-asian="variable" style:font-size-asian="13pt" style:language-asian="zxx" style:country-asian="none" style:font-style-asian="italic" style:font-weight-asian="bold" style:font-name-complex="Arial" style:font-family-complex="Arial" style:font-family-generic-complex="swiss" style:font-pitch-complex="variable" style:font-size-complex="13pt" style:language-complex="zxx" style:country-complex="none" style:font-style-complex="italic" style:font-weight-complex="bold"/>
    </style:style>
    <style:style style:name="Heading_20_5" style:display-name="Heading 5" style:family="graphic">
      <style:paragraph-properties fo:margin-top="0.374cm" fo:margin-bottom="0.187cm" style:text-autospace="none"/>
      <style:text-properties style:font-name="Arial" fo:font-family="Arial" style:font-family-generic="swiss" style:font-pitch="variable" fo:font-size="11.5pt" fo:language="zxx" fo:country="none" fo:font-weight="bold" style:font-name-asian="Andale Sans UI2" style:font-family-asian="'Andale Sans UI', 'Arial Unicode MS'" style:font-family-generic-asian="swiss" style:font-pitch-asian="variable" style:font-size-asian="11.5pt" style:language-asian="zxx" style:country-asian="none" style:font-weight-asian="bold" style:font-name-complex="Arial" style:font-family-complex="Arial" style:font-family-generic-complex="swiss" style:font-pitch-complex="variable" style:font-size-complex="11.5pt" style:language-complex="zxx" style:country-complex="none" style:font-weight-complex="bold"/>
    </style:style>
    <style:style style:name="Heading_20_6" style:display-name="Heading 6" style:family="graphic">
      <style:paragraph-properties fo:margin-top="0.187cm" fo:margin-bottom="0.187cm" style:text-autospace="none"/>
      <style:text-properties style:font-name="Arial" fo:font-family="Arial" style:font-family-generic="swiss" style:font-pitch="variable" fo:font-size="11.5pt" fo:language="zxx" fo:country="none" fo:font-style="italic" fo:font-weight="bold" style:font-name-asian="Andale Sans UI2" style:font-family-asian="'Andale Sans UI', 'Arial Unicode MS'" style:font-family-generic-asian="swiss" style:font-pitch-asian="variable" style:font-size-asian="11.5pt" style:language-asian="zxx" style:country-asian="none" style:font-style-asian="italic" style:font-weight-asian="bold" style:font-name-complex="Arial" style:font-family-complex="Arial" style:font-family-generic-complex="swiss" style:font-pitch-complex="variable" style:font-size-complex="11.5pt" style:language-complex="zxx" style:country-complex="none" style:font-style-complex="italic"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text-properties fo:color="#000000" loext:opacity="100%" fo:font-weight="normal" style:font-weight-complex="normal"/>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ontents_20_4" style:display-name="Contents 4" style:family="graphic">
      <style:paragraph-properties fo:margin-left="2.644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6" style:font-family-complex="Tahoma"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name-complex="Tahoma6" style:font-family-complex="Tahoma" style:font-family-generic-complex="swiss"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name-complex="Tahoma6" style:font-family-complex="Tahoma" style:font-family-generic-complex="swiss"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name-complex="Tahoma6" style:font-family-complex="Tahoma" style:font-family-generic-complex="swiss"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Contents_20_3" style:display-name="Contents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6" style:font-family-complex="Tahoma" style:font-family-generic-complex="swiss" style:language-complex="zxx" style:country-complex="none"/>
    </style:style>
    <style:style style:name="Contents_20_2" style:display-name="Contents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6" style:font-family-complex="Tahoma" style:font-family-generic-complex="swiss" style:language-complex="zxx" style:country-complex="none"/>
    </style:style>
    <style:style style:name="Contents_20_1" style:display-name="Contents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6" style:font-family-complex="Tahoma" style:font-family-generic-complex="swiss"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2" style:font-family-asian="'Andale Sans UI', 'Arial Unicode MS'" style:font-family-generic-asian="swis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Heading_20_7" style:display-name="Heading 7" style:family="graphic">
      <style:paragraph-properties fo:margin-top="0.187cm" fo:margin-bottom="0.187cm" style:text-autospace="none"/>
      <style:text-properties style:font-name="Arial" fo:font-family="Arial" style:font-family-generic="swiss" style:font-pitch="variable" fo:font-size="11pt" fo:language="zxx" fo:country="none" fo:font-weight="bold" style:font-name-asian="Andale Sans UI3" style:font-family-asian="'Andale Sans UI', 'Arial Unicode MS'" style:font-pitch-asian="variable" style:font-size-asian="11pt" style:language-asian="zxx" style:country-asian="none" style:font-weight-asian="bold" style:font-name-complex="Arial" style:font-family-complex="Arial" style:font-family-generic-complex="swiss" style:font-pitch-complex="variable" style:font-size-complex="11pt" style:language-complex="zxx" style:country-complex="none" style:font-weight-complex="bold"/>
    </style:style>
    <style:style style:name="Heading" style:family="graphic">
      <style:paragraph-properties fo:margin-top="0.746cm" fo:margin-bottom="0.374cm" style:text-autospace="none"/>
      <style:text-properties style:font-name="Arial" fo:font-family="Arial" style:font-family-generic="swiss" style:font-pitch="variable" fo:font-size="14pt" fo:language="zxx" fo:country="none" style:font-name-asian="Andale Sans UI3" style:font-family-asian="'Andale Sans UI', 'Arial Unicode MS'" style:font-pitch-asian="variable" style:language-asian="zxx" style:country-asian="none" style:font-name-complex="Arial" style:font-family-complex="Arial" style:font-family-generic-complex="swiss" style:font-pitch-complex="variable" style:font-size-complex="14pt" style:language-complex="zxx" style:country-complex="none"/>
    </style:style>
    <style:style style:name="Heading_20_8" style:display-name="Heading 8" style:family="graphic">
      <style:paragraph-properties fo:margin-top="0.187cm" fo:margin-bottom="0.187cm" style:text-autospace="none"/>
      <style:text-properties style:font-name="Arial" fo:font-family="Arial" style:font-family-generic="swiss" style:font-pitch="variable" fo:font-size="11pt" fo:language="zxx" fo:country="none" fo:font-style="italic" fo:font-weight="bold" style:font-name-asian="Andale Sans UI3" style:font-family-asian="'Andale Sans UI', 'Arial Unicode MS'" style:font-pitch-asian="variable" style:font-size-asian="11pt" style:language-asian="zxx" style:country-asian="none" style:font-style-asian="italic" style:font-weight-asian="bold" style:font-name-complex="Arial" style:font-family-complex="Arial" style:font-family-generic-complex="swiss" style:font-pitch-complex="variable" style:font-size-complex="11pt" style:language-complex="zxx" style:country-complex="none" style:font-style-complex="italic" style:font-weight-complex="bold"/>
    </style:style>
    <style:style style:name="Heading_20_9" style:display-name="Heading 9" style:family="graphic">
      <style:paragraph-properties fo:margin-top="0.187cm" fo:margin-bottom="0.187cm" style:text-autospace="none"/>
      <style:text-properties style:font-name="Arial" fo:font-family="Arial" style:font-family-generic="swiss" style:font-pitch="variable" fo:font-size="10.5pt" fo:language="zxx" fo:country="none" fo:font-weight="bold" style:font-name-asian="Andale Sans UI3" style:font-family-asian="'Andale Sans UI', 'Arial Unicode MS'" style:font-pitch-asian="variable" style:font-size-asian="10.5pt" style:language-asian="zxx" style:country-asian="none" style:font-weight-asian="bold" style:font-name-complex="Arial" style:font-family-complex="Arial" style:font-family-generic-complex="swiss" style:font-pitch-complex="variable" style:font-size-complex="10.5pt" style:language-complex="zxx" style:country-complex="none" style:font-weight-complex="bold"/>
    </style:style>
    <style:style style:name="TOC_20_6" style:display-name="TOC 6" style:family="graphic">
      <style:paragraph-properties fo:margin-left="4.408cm" fo:margin-right="0cm" fo:text-indent="0cm" style:text-autospace="none" loext:tab-stop-distance="0cm">
        <style:tab-stops>
          <style:tab-stop style:position="25.575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TOC_20_5" style:display-name="TOC 5" style:family="graphic">
      <style:paragraph-properties fo:margin-left="3.528cm" fo:margin-right="0cm" fo:text-indent="0cm" style:text-autospace="none" loext:tab-stop-distance="0cm">
        <style:tab-stops>
          <style:tab-stop style:position="26.455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Heading_20_10" style:display-name="Heading 10" style:family="graphic">
      <style:paragraph-properties fo:margin-top="0.187cm" fo:margin-bottom="0.187cm" style:text-autospace="none"/>
      <style:text-properties style:font-name="Arial" fo:font-family="Arial" style:font-family-generic="swiss" style:font-pitch="variable" fo:font-size="10.5pt" fo:language="zxx" fo:country="none" fo:font-weight="bold" style:font-name-asian="Andale Sans UI3" style:font-family-asian="'Andale Sans UI', 'Arial Unicode MS'" style:font-pitch-asian="variable" style:font-size-asian="10.5pt" style:language-asian="zxx" style:country-asian="none" style:font-weight-asian="bold" style:font-name-complex="Arial" style:font-family-complex="Arial" style:font-family-generic-complex="swiss" style:font-pitch-complex="variable" style:font-size-complex="10.5pt" style:language-complex="zxx" style:country-complex="none" style:font-weight-complex="bold"/>
    </style:style>
    <style:style style:name="Internet_20_link" style:display-name="Internet link" style:family="graphic">
      <style:graphic-properties style:writing-mode="lr-tb"/>
      <style:paragraph-properties style:text-autospace="none" style:writing-mode="lr-tb"/>
      <style:text-properties fo:color="#00008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Index_20_Link1" style:display-name="Index Link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Numbering_20_Symbols1" style:display-name="Numbering Symbols1" style:family="graphic">
      <style:graphic-properties style:writing-mode="lr-tb"/>
      <style:paragraph-properties style:text-autospace="none" style:writing-mode="lr-tb"/>
      <style:text-properties fo:color="#000000" loext:opacity="100%" style:font-name="Times New Roman" fo:font-family="'Times New Roman'" style:font-family-generic="roman" style:font-pitch="variable" fo:font-size="12pt" fo:language="de" fo:country="DE" fo:font-weight="normal" style:letter-kerning="true" style:font-name-asian="Tahoma1" style:font-family-asian="Tahoma"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fa" style:country-complex="IR" style:font-weight-complex="normal"/>
    </style:style>
    <style:style style:name="Emphasis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de" fo:country="DE" fo:font-style="italic" style:letter-kerning="true" style:font-name-asian="Tahoma1" style:font-family-asian="Tahoma" style:font-pitch-asian="variable" style:font-size-asian="12pt" style:language-asian="ja" style:country-asian="JP" style:font-style-asian="italic" style:font-name-complex="Times New Roman" style:font-family-complex="'Times New Roman'" style:font-family-generic-complex="roman" style:font-pitch-complex="variable" style:font-size-complex="12pt" style:language-complex="fa" style:country-complex="IR" style:font-style-complex="italic"/>
    </style:style>
    <style:style style:name="Visited_20_Internet_20_Link" style:display-name="Visited Internet Link" style:family="graphic">
      <style:graphic-properties style:writing-mode="lr-tb"/>
      <style:paragraph-properties style:text-autospace="none" style:writing-mode="lr-tb"/>
      <style:text-properties fo:color="#800000" loext:opacity="100%" style:font-name="Times New Roman" fo:font-family="'Times New Roman'" style:font-family-generic="roman" style:font-pitch="variable" fo:font-size="12pt" fo:language="de" fo:country="DE" style:text-underline-style="solid" style:text-underline-width="auto" style:text-underline-color="font-color" style:letter-kerning="true" style:font-name-asian="Tahoma1" style:font-family-asian="Tahoma" style:font-pitch-asian="variable" style:font-size-asian="12pt" style:language-asian="ja" style:country-asian="JP" style:font-name-complex="Times New Roman" style:font-family-complex="'Times New Roman'" style:font-family-generic-complex="roman" style:font-pitch-complex="variable" style:font-size-complex="12pt" style:language-complex="fa" style:country-complex="IR"/>
    </style:style>
    <style:style style:name="yellow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yellow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yellow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een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een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een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earth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earth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earth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un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un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sun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ay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ay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gray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turquise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turquise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turquise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orange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orange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orange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w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w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w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lue3"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lue2"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blue1" style:family="graphic">
      <style:paragraph-properties fo:margin-top="0cm" fo:margin-bottom="0cm" style:line-height-at-least="0.623cm" style:text-autospace="none"/>
      <style:text-properties fo:color="#ffffff" loext:opacity="100%" style:font-name="Arial2" fo:font-family="Arial" style:font-family-generic="roman" style:font-pitch="variable" fo:font-size="18pt" style:letter-kerning="true" style:font-name-asian="Tahoma1" style:font-family-asian="Tahoma" style:font-pitch-asian="variable" style:font-name-complex="Arial2" style:font-family-complex="Arial" style:font-family-generic-complex="roman" style:font-pitch-complex="variable" style:font-size-complex="12pt"/>
    </style:style>
    <style:style style:name="Dimension_20_Line" style:display-name="Dimension Line"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Default1" style:family="graphic">
      <style:graphic-properties style:writing-mode="lr-tb"/>
      <style:paragraph-properties fo:margin-top="0cm" fo:margin-bottom="0cm" style:line-height-at-least="0.623cm" style:text-autospace="none" style:writing-mode="lr-tb"/>
      <style:text-properties fo:color="#ffffff" loext:opacity="100%" style:text-outline="false" style:text-line-through-style="none" style:text-line-through-type="none" style:font-name="Tahoma" fo:font-family="Tahoma" style:font-family-generic="roman" style:font-pitch="variable" fo:font-size="18pt" fo:language="de" fo:country="DE" fo:font-style="normal" fo:text-shadow="none" style:text-underline-style="none" fo:font-weight="normal" style:letter-kerning="true" style:font-name-asian="Tahoma1" style:font-family-asian="Tahoma" style:font-pitch-asian="variable" style:font-size-asian="18pt" style:language-asian="ja" style:country-asian="JP" style:font-style-asian="normal" style:font-weight-asian="normal" style:font-name-complex="Tahoma" style:font-family-complex="Tahoma" style:font-family-generic-complex="roman" style:font-pitch-complex="variable" style:font-size-complex="18pt" style:language-complex="fa" style:country-complex="IR" style:font-style-complex="normal" style:font-weight-complex="normal" style:text-emphasize="none"/>
    </style:style>
    <style:style style:name="Heading2"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Heading1" style:family="graphic">
      <style:paragraph-properties fo:margin-top="0.741cm" fo:margin-bottom="0.37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itle1" style:family="graphic">
      <style:paragraph-properties fo:margin-top="0cm" fo:margin-bottom="0cm" style:line-height-at-least="0.623cm" fo:text-align="center"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_20_justified" style:display-name="Text body justified" style:family="graphic">
      <style:paragraph-properties fo:margin-top="0cm" fo:margin-bottom="0cm" style:line-height-at-least="0.623cm" fo:text-align="start"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ext_20_body" style:display-name="Text body"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shadow" style:display-name="Object with shad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Object_20_with_20_arrow" style:display-name="Object with arrow" style:family="graphic">
      <style:paragraph-properties fo:margin-top="0cm" fo:margin-bottom="0cm" style:line-height-at-least="0.623cm" style:text-autospace="none"/>
      <style:text-properties fo:color="#ffffff"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pitch-asian="variable" style:font-name-complex="Tahoma" style:font-family-complex="Tahoma" style:font-family-generic-complex="roman" style:font-pitch-complex="variable" style:font-size-complex="12pt" style:text-emphasize="none"/>
    </style:style>
    <style:style style:name="TOC_20_4" style:display-name="TOC 4" style:family="graphic">
      <style:paragraph-properties fo:margin-left="2.644cm" fo:margin-right="0cm" fo:text-indent="0cm" style:text-autospace="none" loext:tab-stop-distance="0cm">
        <style:tab-stops>
          <style:tab-stop style:position="27.339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TOC_20_3" style:display-name="TOC 3" style:family="graphic">
      <style:paragraph-properties fo:margin-left="1.764cm" fo:margin-right="0cm" fo:text-indent="0cm" style:text-autospace="none" loext:tab-stop-distance="0cm">
        <style:tab-stops>
          <style:tab-stop style:position="28.219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TOC_20_2" style:display-name="TOC 2" style:family="graphic">
      <style:paragraph-properties fo:margin-left="0.88cm" fo:margin-right="0cm" fo:text-indent="0cm" style:text-autospace="none" loext:tab-stop-distance="0cm">
        <style:tab-stops>
          <style:tab-stop style:position="29.102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TOC_20_1" style:display-name="TOC 1" style:family="graphic">
      <style:paragraph-properties fo:margin-left="0cm" fo:margin-right="0cm" fo:text-indent="0cm" style:text-autospace="none" loext:tab-stop-distance="0cm">
        <style:tab-stops>
          <style:tab-stop style:position="29.984cm" style:type="right" style:leader-style="dotted" style:leader-text="."/>
        </style:tab-stops>
      </style:paragraph-properties>
      <style:text-properties fo:language="zxx" fo:country="none" style:language-asian="zxx" style:country-asian="none" style:font-name-complex="Tahoma5" style:font-family-complex="Tahoma" style:language-complex="zxx" style:country-complex="none"/>
    </style:style>
    <style:style style:name="TOC_20_Heading" style:display-name="TOC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language="zxx" fo:country="none" fo:font-weight="bold" style:font-name-asian="Andale Sans UI3" style:font-family-asian="'Andale Sans UI', 'Arial Unicode MS'" style:font-pitch-asian="variable" style:font-size-asian="16pt" style:language-asian="zxx" style:country-asian="none" style:font-weight-asian="bold" style:font-name-complex="Arial" style:font-family-complex="Arial" style:font-family-generic-complex="swiss" style:font-pitch-complex="variable" style:font-size-complex="16pt" style:language-complex="zxx" style:country-complex="none" style:font-weight-complex="bold"/>
    </style:style>
    <style:style style:name="Body_20_Text" style:display-name="Body Text" style:family="graphic">
      <style:paragraph-properties fo:margin-top="0cm" fo:margin-bottom="0.374cm" style:text-autospace="none"/>
      <style:text-properties fo:language="zxx" fo:country="none" style:language-asian="zxx" style:country-asian="none" style:language-complex="zxx" style:country-complex="none"/>
    </style:style>
    <style:style style:name="Strong" style:family="graphic">
      <style:paragraph-properties style:text-autospace="none"/>
      <style:text-properties fo:font-weight="bold"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2"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2"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2"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9DT9H57M8S</meta:editing-duration>
    <meta:editing-cycles>137</meta:editing-cycles>
    <meta:generator>LibreOffice/7.6.3.2$Windows_X86_64 LibreOffice_project/29d686fea9f6705b262d369fede658f824154cc0</meta:generator>
    <dc:date>2024-03-29T07:36:21.886000000</dc:date>
    <meta:document-statistic meta:object-count="1013"/>
  </office:meta>
</office:document-meta>
</file>